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4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1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0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3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4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5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0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3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1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2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4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9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0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6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47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8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2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5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4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7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91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92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3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4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5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8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19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6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9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3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3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5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51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4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7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style:vertical-align="automatic"/>
    </style:style>
    <style:style style:name="ce36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6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7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80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86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8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0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5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4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5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9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4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1"/>
          <table:table-cell/>
          <table:table-cell table:style-name="ce208" office:value-type="string" calcext:value-type="string">
            <text:p>Revision 1.1-20150406</text:p>
          </table:table-cell>
          <table:table-cell table:style-name="ce51" table:number-columns-repeated="9"/>
          <table:table-cell table:style-name="ce372"/>
          <table:table-cell/>
          <table:table-cell table:style-name="ce378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5" office:value-type="string" calcext:value-type="string">
            <text:p>Medical University of South Carolina</text:p>
          </table:table-cell>
          <table:table-cell table:number-columns-repeated="4"/>
          <table:table-cell table:style-name="ce182"/>
          <table:table-cell/>
          <table:table-cell table:style-name="ce209"/>
          <table:table-cell table:number-columns-repeated="4"/>
          <table:table-cell table:style-name="ce145" office:value-type="string" calcext:value-type="string">
            <text:p>Medical University of South Carolina</text:p>
          </table:table-cell>
          <table:table-cell table:number-columns-repeated="4"/>
          <table:table-cell table:style-name="ce242"/>
          <table:table-cell/>
          <table:table-cell table:style-name="ce379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5" office:value-type="string" calcext:value-type="string">
            <text:p>Charleston, South Carolina</text:p>
          </table:table-cell>
          <table:table-cell table:number-columns-repeated="4"/>
          <table:table-cell table:style-name="ce182"/>
          <table:table-cell/>
          <table:table-cell table:style-name="ce209"/>
          <table:table-cell table:number-columns-repeated="4"/>
          <table:table-cell table:style-name="ce145" office:value-type="string" calcext:value-type="string">
            <text:p>Charleston, South Carolina</text:p>
          </table:table-cell>
          <table:table-cell table:number-columns-repeated="4"/>
          <table:table-cell table:style-name="ce242"/>
          <table:table-cell/>
          <table:table-cell table:style-name="ce380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2"/>
          <table:table-cell/>
          <table:table-cell table:style-name="ce209"/>
          <table:table-cell table:number-columns-repeated="9"/>
          <table:table-cell table:style-name="ce242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5" office:value-type="string" calcext:value-type="string">
            <text:p>Fluoroscopy System Compliance Inspection</text:p>
          </table:table-cell>
          <table:table-cell table:number-columns-repeated="4"/>
          <table:table-cell table:style-name="ce182"/>
          <table:table-cell/>
          <table:table-cell table:style-name="ce209"/>
          <table:table-cell table:number-columns-repeated="4"/>
          <table:table-cell table:style-name="ce145" office:value-type="string" calcext:value-type="string">
            <text:p>Fluoroscopy System Compliance Inspection</text:p>
          </table:table-cell>
          <table:table-cell table:number-columns-repeated="4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3"/>
          <table:table-cell/>
          <table:table-cell table:style-name="ce210"/>
          <table:table-cell table:style-name="ce235" table:number-columns-repeated="9"/>
          <table:table-cell table:style-name="ce243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6"/>
          <table:table-cell table:style-name="ce260"/>
          <table:table-cell table:number-columns-repeated="5"/>
          <table:table-cell office:value-type="string" calcext:value-type="string">
            <text:p>Inspector:</text:p>
          </table:table-cell>
          <table:table-cell table:style-name="ce29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41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81"/>
          <table:table-cell table:style-name="ce386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7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6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7" table:formula="of:=IF([.AB8]=&quot;&quot;;&quot;&quot;;[.AB8])">
            <text:p/>
          </table:table-cell>
          <table:table-cell table:style-name="ce261"/>
          <table:table-cell table:number-columns-repeated="2"/>
          <table:table-cell table:style-name="ce146" office:value-type="string" calcext:value-type="string">
            <text:p>System Information</text:p>
          </table:table-cell>
          <table:table-cell table:number-columns-repeated="2"/>
          <table:table-cell table:style-name="ce358" table:number-columns-repeated="2"/>
          <table:table-cell table:style-name="ce373"/>
          <table:table-cell/>
          <table:table-cell office:value-type="string" calcext:value-type="string">
            <text:p>Date</text:p>
          </table:table-cell>
          <table:table-cell table:style-name="ce382"/>
          <table:table-cell table:style-name="ce386" table:formula="of:=IF([.AB8]&lt;&gt;[.AD8];&quot;Change&quot;;&quot;&quot;)">
            <text:p/>
          </table:table-cell>
          <table:table-cell table:style-name="ce388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4"/>
          <table:table-cell/>
          <table:table-cell table:style-name="ce211"/>
          <table:table-cell table:style-name="ce238" office:value-type="string" calcext:value-type="string">
            <text:p>Location</text:p>
          </table:table-cell>
          <table:table-cell table:style-name="ce51" table:number-columns-repeated="2"/>
          <table:table-cell table:style-name="ce319" office:value-type="string" calcext:value-type="string">
            <text:p>Input Changes Only</text:p>
          </table:table-cell>
          <table:table-cell table:style-name="ce51" table:number-columns-repeated="3"/>
          <table:table-cell table:style-name="ce319" office:value-type="string" calcext:value-type="string">
            <text:p>Input Changes Only</text:p>
          </table:table-cell>
          <table:table-cell table:style-name="ce51"/>
          <table:table-cell table:style-name="ce372"/>
          <table:table-cell/>
          <table:table-cell office:value-type="string" calcext:value-type="string">
            <text:p>Inspector</text:p>
          </table:table-cell>
          <table:table-cell table:style-name="ce383"/>
          <table:table-cell table:style-name="ce386" table:formula="of:=IF([.AB9]&lt;&gt;[.AD9];&quot;Change&quot;;&quot;&quot;)" office:value-type="string" office:string-value="Change" calcext:value-type="string">
            <text:p>Change</text:p>
          </table:table-cell>
          <table:table-cell table:style-name="ce38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1" table:formula="of:=IF([.R10]=&quot;&quot;;&quot;&quot;;[.R10])" table:number-columns-spanned="2" table:number-rows-spanned="1">
            <text:p/>
          </table:table-cell>
          <table:covered-table-cell table:style-name="ce122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5" table:formula="of:=IF([.V10]=&quot;&quot;;&quot;&quot;;[.V10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Facility:</text:p>
          </table:table-cell>
          <table:table-cell table:style-name="ce297" table:formula="of:=IF([.S10]&lt;&gt;&quot;&quot;;[.S10];IF([.AB10]=&quot;&quot;;&quot;&quot;;[.AB10]))">
            <text:p/>
          </table:table-cell>
          <table:table-cell table:style-name="ce241"/>
          <table:table-cell/>
          <table:table-cell table:style-name="ce17" office:value-type="string" calcext:value-type="string">
            <text:p>Site Number:</text:p>
          </table:table-cell>
          <table:table-cell table:style-name="ce297" table:formula="of:=IF([.W10]&lt;&gt;&quot;&quot;;[.W10];IF([.AB15]=&quot;&quot;;&quot;&quot;;[.AB15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Facility:</text:p>
          </table:table-cell>
          <table:table-cell table:style-name="ce383"/>
          <table:table-cell table:style-name="ce386" table:formula="of:=IF([.AB10]&lt;&gt;[.AD10];&quot;Change&quot;;&quot;&quot;)">
            <text:p/>
          </table:table-cell>
          <table:table-cell table:style-name="ce389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2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3" table:formula="of:=IF([.V11]=&quot;&quot;;&quot;&quot;;[.V11])" table:number-columns-spanned="2" table:number-rows-spanned="1">
            <text:p/>
          </table:table-cell>
          <table:covered-table-cell table:style-name="ce173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Department:</text:p>
          </table:table-cell>
          <table:table-cell table:style-name="ce297" table:formula="of:=IF([.S11]&lt;&gt;&quot;&quot;;[.S11];IF([.AB11]=&quot;&quot;;&quot;&quot;;[.AB11]))">
            <text:p/>
          </table:table-cell>
          <table:table-cell table:style-name="ce241"/>
          <table:table-cell/>
          <table:table-cell table:style-name="ce17" office:value-type="string" calcext:value-type="string">
            <text:p>Authorized Use:</text:p>
          </table:table-cell>
          <table:table-cell table:style-name="ce297" table:formula="of:=IF([.W11]&lt;&gt;&quot;&quot;;[.W11];IF([.AB16]=&quot;&quot;;&quot;&quot;;[.AB16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Department:</text:p>
          </table:table-cell>
          <table:table-cell table:style-name="ce383"/>
          <table:table-cell table:style-name="ce386" table:formula="of:=IF([.AB11]&lt;&gt;[.AD11];&quot;Change&quot;;&quot;&quot;)">
            <text:p/>
          </table:table-cell>
          <table:table-cell table:style-name="ce389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2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4" table:formula="of:=IF([.V12]=&quot;&quot;;&quot;&quot;;[.V12])" table:number-columns-spanned="2" table:number-rows-spanned="1">
            <text:p/>
          </table:table-cell>
          <table:covered-table-cell table:style-name="ce173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Area/Division:</text:p>
          </table:table-cell>
          <table:table-cell table:style-name="ce297" table:formula="of:=IF([.S12]&lt;&gt;&quot;&quot;;[.S12];IF([.AB12]=&quot;&quot;;&quot;&quot;;[.AB12]))">
            <text:p/>
          </table:table-cell>
          <table:table-cell table:style-name="ce241"/>
          <table:table-cell/>
          <table:table-cell table:style-name="ce17" office:value-type="string" calcext:value-type="string">
            <text:p>Date of Installation:</text:p>
          </table:table-cell>
          <table:table-cell table:style-name="ce351" table:formula="of:=IF([.W12]&lt;&gt;&quot;&quot;;[.W12];IF([.AB17]=&quot;&quot;;&quot;&quot;;[.AB17]))">
            <text:p/>
          </table:table-cell>
          <table:table-cell table:style-name="ce359"/>
          <table:table-cell/>
          <table:table-cell table:style-name="ce242"/>
          <table:table-cell/>
          <table:table-cell office:value-type="string" calcext:value-type="string">
            <text:p>Area/Division:</text:p>
          </table:table-cell>
          <table:table-cell table:style-name="ce383"/>
          <table:table-cell table:style-name="ce386" table:formula="of:=IF([.AB12]&lt;&gt;[.AD12];&quot;Change&quot;;&quot;&quot;)">
            <text:p/>
          </table:table-cell>
          <table:table-cell table:style-name="ce389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3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5" table:formula="of:=IF([.V13]=&quot;&quot;;&quot;&quot;;[.V13])" table:number-columns-spanned="2" table:number-rows-spanned="1">
            <text:p/>
          </table:table-cell>
          <table:covered-table-cell table:style-name="ce173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Survey ID:</text:p>
          </table:table-cell>
          <table:table-cell table:style-name="ce263" table:formula="of:=IF([.S13]&lt;&gt;&quot;&quot;;[.S13];IF([.AB13]=&quot;&quot;;&quot;&quot;;[.AB13]))">
            <text:p/>
          </table:table-cell>
          <table:table-cell table:style-name="ce240"/>
          <table:table-cell/>
          <table:table-cell table:style-name="ce17" office:value-type="string" calcext:value-type="string">
            <text:p>Number of X-ray Tubes:</text:p>
          </table:table-cell>
          <table:table-cell table:style-name="ce263" table:formula="of:=IF([.W13]&lt;&gt;&quot;&quot;;[.W13];IF([.AB18]=&quot;&quot;;&quot;&quot;;[.AB18]))">
            <text:p/>
          </table:table-cell>
          <table:table-cell table:style-name="ce240"/>
          <table:table-cell/>
          <table:table-cell table:style-name="ce242"/>
          <table:table-cell/>
          <table:table-cell office:value-type="string" calcext:value-type="string">
            <text:p>Survey ID:</text:p>
          </table:table-cell>
          <table:table-cell table:style-name="ce383"/>
          <table:table-cell table:style-name="ce386" table:formula="of:=IF([.AB13]&lt;&gt;[.AD13];&quot;Change&quot;;&quot;&quot;)">
            <text:p/>
          </table:table-cell>
          <table:table-cell table:style-name="ce389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Room Number:</text:p>
          </table:table-cell>
          <table:table-cell table:style-name="ce297" table:formula="of:=IF([.S14]&lt;&gt;&quot;&quot;;[.S14];IF([.AB14]=&quot;&quot;;&quot;&quot;;[.AB14]))">
            <text:p/>
          </table:table-cell>
          <table:table-cell table:style-name="ce241"/>
          <table:table-cell/>
          <table:table-cell table:style-name="ce17" office:value-type="string" calcext:value-type="string">
            <text:p>Accession Number:</text:p>
          </table:table-cell>
          <table:table-cell table:style-name="ce263" table:formula="of:=IF([.W14]&lt;&gt;&quot;&quot;;[.W14];IF([.AB19]=&quot;&quot;;&quot;&quot;;[.AB19]))">
            <text:p/>
          </table:table-cell>
          <table:table-cell table:style-name="ce240"/>
          <table:table-cell/>
          <table:table-cell table:style-name="ce242"/>
          <table:table-cell/>
          <table:table-cell office:value-type="string" calcext:value-type="string">
            <text:p>Room Number:</text:p>
          </table:table-cell>
          <table:table-cell table:style-name="ce383"/>
          <table:table-cell table:style-name="ce386" table:formula="of:=IF([.AB14]&lt;&gt;[.AD14];&quot;Change&quot;;&quot;&quot;)">
            <text:p/>
          </table:table-cell>
          <table:table-cell table:style-name="ce389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5"/>
          <table:table-cell/>
          <table:table-cell table:style-name="ce209"/>
          <table:table-cell table:number-columns-repeated="9"/>
          <table:table-cell table:style-name="ce242"/>
          <table:table-cell/>
          <table:table-cell office:value-type="string" calcext:value-type="string">
            <text:p>Site Number:</text:p>
          </table:table-cell>
          <table:table-cell table:style-name="ce383"/>
          <table:table-cell table:style-name="ce386" table:formula="of:=IF([.AB15]&lt;&gt;[.AD15];&quot;Change&quot;;&quot;&quot;)">
            <text:p/>
          </table:table-cell>
          <table:table-cell table:style-name="ce389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4" table:formula="of:=IF([.R17]=&quot;&quot;;&quot;&quot;;[.R1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6" table:formula="of:=IF([.V17]=&quot;&quot;;&quot;&quot;;[.V17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 table:style-name="ce239" office:value-type="string" calcext:value-type="string">
            <text:p>X-Ray Generator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Authorized Use:</text:p>
          </table:table-cell>
          <table:table-cell table:style-name="ce383"/>
          <table:table-cell table:style-name="ce386" table:formula="of:=IF([.AB16]&lt;&gt;[.AD16];&quot;Change&quot;;&quot;&quot;)">
            <text:p/>
          </table:table-cell>
          <table:table-cell table:style-name="ce389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4" table:formula="of:=IF([.R18]=&quot;&quot;;&quot;&quot;;[.R1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5" table:formula="of:=IF([.V18]=&quot;&quot;;&quot;&quot;;[.V18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7" table:formula="of:=IF([.S17]&lt;&gt;&quot;&quot;;[.S17];IF([.AB21]=&quot;&quot;;&quot;&quot;;[.AB21]))">
            <text:p/>
          </table:table-cell>
          <table:table-cell table:style-name="ce241"/>
          <table:table-cell/>
          <table:table-cell table:style-name="ce17" office:value-type="string" calcext:value-type="string">
            <text:p>Manufacture Date:</text:p>
          </table:table-cell>
          <table:table-cell table:style-name="ce298" table:formula="of:=IF([.W17]&lt;&gt;&quot;&quot;;[.W17];IF([.AB24]=&quot;&quot;;&quot;&quot;;[.AB24]))">
            <text:p/>
          </table:table-cell>
          <table:table-cell table:style-name="ce320"/>
          <table:table-cell/>
          <table:table-cell table:style-name="ce242"/>
          <table:table-cell/>
          <table:table-cell office:value-type="string" calcext:value-type="string">
            <text:p>Date of Installation:</text:p>
          </table:table-cell>
          <table:table-cell table:style-name="ce384"/>
          <table:table-cell table:style-name="ce386" table:formula="of:=IF([.AB17]&lt;&gt;[.AD17];&quot;Change&quot;;&quot;&quot;)">
            <text:p/>
          </table:table-cell>
          <table:table-cell table:style-name="ce390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5" table:formula="of:=IF([.R19]=&quot;&quot;;&quot;&quot;;[.R1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5" table:formula="of:=IF([.V19]=&quot;&quot;;&quot;&quot;;[.V19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7" table:formula="of:=IF([.S18]&lt;&gt;&quot;&quot;;[.S18];IF([.AB22]=&quot;&quot;;&quot;&quot;;[.AB22]))">
            <text:p/>
          </table:table-cell>
          <table:table-cell table:style-name="ce241"/>
          <table:table-cell/>
          <table:table-cell table:style-name="ce17" office:value-type="string" calcext:value-type="string">
            <text:p>Serial Number:</text:p>
          </table:table-cell>
          <table:table-cell table:style-name="ce263" table:formula="of:=IF([.W18]&lt;&gt;&quot;&quot;;[.W18];IF([.AB25]=&quot;&quot;;&quot;&quot;;[.AB25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Number of X-ray Tubes:</text:p>
          </table:table-cell>
          <table:table-cell table:style-name="ce383"/>
          <table:table-cell table:style-name="ce386" table:formula="of:=IF([.AB18]&lt;&gt;[.AD18];&quot;Change&quot;;&quot;&quot;)">
            <text:p/>
          </table:table-cell>
          <table:table-cell table:style-name="ce389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ax kVp:</text:p>
          </table:table-cell>
          <table:table-cell table:style-name="ce263" table:formula="of:=IF([.S19]&lt;&gt;&quot;&quot;;[.S19];IF([.AB23]=&quot;&quot;;&quot;&quot;;[.AB23]))">
            <text:p/>
          </table:table-cell>
          <table:table-cell table:style-name="ce241"/>
          <table:table-cell/>
          <table:table-cell table:style-name="ce17" office:value-type="string" calcext:value-type="string">
            <text:p>Max mA:</text:p>
          </table:table-cell>
          <table:table-cell table:style-name="ce263" table:formula="of:=IF([.W19]&lt;&gt;&quot;&quot;;[.W19];IF([.AB26]=&quot;&quot;;&quot;&quot;;[.AB26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Accesssion Number:</text:p>
          </table:table-cell>
          <table:table-cell table:style-name="ce383"/>
          <table:table-cell table:style-name="ce386" table:formula="of:=IF([.AB19]&lt;&gt;[.AD19];&quot;Change&quot;;&quot;&quot;)">
            <text:p/>
          </table:table-cell>
          <table:table-cell table:style-name="ce389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7" office:value-type="string" calcext:value-type="string">
            <text:p>Focal Spot Sizes (mm)</text:p>
          </table:table-cell>
          <table:table-cell table:style-name="ce27" table:number-columns-repeated="2"/>
          <table:table-cell table:style-name="ce185"/>
          <table:table-cell/>
          <table:table-cell table:style-name="ce209"/>
          <table:table-cell table:number-columns-repeated="9"/>
          <table:table-cell table:style-name="ce242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22]=&quot;&quot;;&quot;&quot;;[.R22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22]=&quot;&quot;;&quot;&quot;;[.V22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 table:style-name="ce239" office:value-type="string" calcext:value-type="string">
            <text:p>X-Ray Tube 1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Manufacturer:</text:p>
          </table:table-cell>
          <table:table-cell table:style-name="ce383"/>
          <table:table-cell table:style-name="ce386" table:formula="of:=IF([.AB21]&lt;&gt;[.AD21];&quot;Change&quot;;&quot;&quot;)">
            <text:p/>
          </table:table-cell>
          <table:table-cell table:style-name="ce389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23]=&quot;&quot;;&quot;&quot;;[.R23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23]=&quot;&quot;;&quot;&quot;;[.V23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297" table:formula="of:=IF([.S22]&lt;&gt;&quot;&quot;;[.S22];IF([.AB28]=&quot;&quot;;&quot;&quot;;[.AB28]))">
            <text:p/>
          </table:table-cell>
          <table:table-cell table:style-name="ce241"/>
          <table:table-cell/>
          <table:table-cell table:style-name="ce17" office:value-type="string" calcext:value-type="string">
            <text:p>Large:</text:p>
          </table:table-cell>
          <table:table-cell table:style-name="ce297" table:formula="of:=IF([.W22]&lt;&gt;&quot;&quot;;[.W22];IF([.AB36]=&quot;&quot;;&quot;&quot;;[.AB36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Model:</text:p>
          </table:table-cell>
          <table:table-cell table:style-name="ce383"/>
          <table:table-cell table:style-name="ce386" table:formula="of:=IF([.AB22]&lt;&gt;[.AD22];&quot;Change&quot;;&quot;&quot;)">
            <text:p/>
          </table:table-cell>
          <table:table-cell table:style-name="ce389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24]=&quot;&quot;;&quot;&quot;;[.V24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298" table:formula="of:=IF([.S23]&lt;&gt;&quot;&quot;;[.S23];IF([.AB29]=&quot;&quot;;&quot;&quot;;[.AB29]))">
            <text:p/>
          </table:table-cell>
          <table:table-cell table:style-name="ce320"/>
          <table:table-cell/>
          <table:table-cell table:style-name="ce17" office:value-type="string" calcext:value-type="string">
            <text:p>Small:</text:p>
          </table:table-cell>
          <table:table-cell table:style-name="ce297" table:formula="of:=IF([.W23]&lt;&gt;&quot;&quot;;[.W23];IF([.AB37]=&quot;&quot;;&quot;&quot;;[.AB37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Max kVp:</text:p>
          </table:table-cell>
          <table:table-cell table:style-name="ce383"/>
          <table:table-cell table:style-name="ce386" table:formula="of:=IF([.AB23]&lt;&gt;[.AD23];&quot;Change&quot;;&quot;&quot;)">
            <text:p/>
          </table:table-cell>
          <table:table-cell table:style-name="ce389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5]=&quot;&quot;;&quot;&quot;;[.R25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5"/>
          <table:table-cell/>
          <table:table-cell table:style-name="ce209"/>
          <table:table-cell table:style-name="ce239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7" table:formula="of:=IF([.W24]&lt;&gt;&quot;&quot;;[.W24];IF([.AB38]=&quot;&quot;;&quot;&quot;;[.AB38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Manufacture Date:</text:p>
          </table:table-cell>
          <table:table-cell table:style-name="ce384"/>
          <table:table-cell table:style-name="ce386" table:formula="of:=IF([.AB24]&lt;&gt;[.AD24];&quot;Change&quot;;&quot;&quot;)">
            <text:p/>
          </table:table-cell>
          <table:table-cell table:style-name="ce390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26]=&quot;&quot;;&quot;&quot;;[.R26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63" table:formula="of:=IF([.S25]&lt;&gt;&quot;&quot;;[.S25];IF([.AB30]=&quot;&quot;;&quot;&quot;;[.AB30]))">
            <text:p/>
          </table:table-cell>
          <table:table-cell table:style-name="ce241"/>
          <table:table-cell table:number-columns-repeated="5"/>
          <table:table-cell table:style-name="ce242"/>
          <table:table-cell/>
          <table:table-cell office:value-type="string" calcext:value-type="string">
            <text:p>Serial Number:</text:p>
          </table:table-cell>
          <table:table-cell table:style-name="ce383"/>
          <table:table-cell table:style-name="ce386" table:formula="of:=IF([.AB25]&lt;&gt;[.AD25];&quot;Change&quot;;&quot;&quot;)">
            <text:p/>
          </table:table-cell>
          <table:table-cell table:style-name="ce389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27]=&quot;&quot;;&quot;&quot;;[.R2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27]=&quot;&quot;;&quot;&quot;;[.V27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63" table:formula="of:=IF([.S26]&lt;&gt;&quot;&quot;;[.S26];IF([.AB31]=&quot;&quot;;&quot;&quot;;[.AB31]))">
            <text:p/>
          </table:table-cell>
          <table:table-cell table:style-name="ce240"/>
          <table:table-cell/>
          <table:table-cell table:style-name="ce239" office:value-type="string" calcext:value-type="string">
            <text:p>Filtration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Max mA:</text:p>
          </table:table-cell>
          <table:table-cell table:style-name="ce383"/>
          <table:table-cell table:style-name="ce386" table:formula="of:=IF([.AB26]&lt;&gt;[.AD26];&quot;Change&quot;;&quot;&quot;)">
            <text:p/>
          </table:table-cell>
          <table:table-cell table:style-name="ce389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4" table:formula="of:=IF([.V28]=&quot;&quot;;&quot;&quot;;[.V28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63" table:formula="of:=IF([.S27]&lt;&gt;&quot;&quot;;[.S27];IF([.AB32]=&quot;&quot;;&quot;&quot;;[.AB32]))">
            <text:p/>
          </table:table-cell>
          <table:table-cell table:style-name="ce240"/>
          <table:table-cell/>
          <table:table-cell table:style-name="ce17" office:value-type="string" calcext:value-type="string">
            <text:p>Inherent:</text:p>
          </table:table-cell>
          <table:table-cell table:style-name="ce297" table:formula="of:=IF([.W27]&lt;&gt;&quot;&quot;;[.W27];IF([.AB39]=&quot;&quot;;&quot;&quot;;[.AB39]))">
            <text:p/>
          </table:table-cell>
          <table:table-cell table:style-name="ce241"/>
          <table:table-cell/>
          <table:table-cell table:style-name="ce242"/>
          <table:table-cell/>
          <table:table-cell table:style-name="ce239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9]=&quot;&quot;;&quot;&quot;;[.R29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5"/>
          <table:table-cell/>
          <table:table-cell table:style-name="ce209"/>
          <table:table-cell table:style-name="ce239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7" table:formula="of:=IF([.W28]&lt;&gt;&quot;&quot;;[.W28];IF([.AB40]=&quot;&quot;;&quot;&quot;;[.AB40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Tube Designation/Use:</text:p>
          </table:table-cell>
          <table:table-cell table:style-name="ce383"/>
          <table:table-cell table:style-name="ce386" table:formula="of:=IF([.AB28]&lt;&gt;[.AD28];&quot;Change&quot;;&quot;&quot;)">
            <text:p/>
          </table:table-cell>
          <table:table-cell table:style-name="ce389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0]=&quot;&quot;;&quot;&quot;;[.R30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63" table:formula="of:=IF([.S29]&lt;&gt;&quot;&quot;;[.S29];IF([.AB33]=&quot;&quot;;&quot;&quot;;[.AB33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2"/>
          <table:table-cell/>
          <table:table-cell office:value-type="string" calcext:value-type="string">
            <text:p>Manufacture Date:</text:p>
          </table:table-cell>
          <table:table-cell table:style-name="ce384"/>
          <table:table-cell table:style-name="ce386" table:formula="of:=IF([.AB29]&lt;&gt;[.AD29];&quot;Change&quot;;&quot;&quot;)">
            <text:p/>
          </table:table-cell>
          <table:table-cell table:style-name="ce390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1]=&quot;&quot;;&quot;&quot;;[.R3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63" table:formula="of:=IF([.S30]&lt;&gt;&quot;&quot;;[.S30];IF([.AB34]=&quot;&quot;;&quot;&quot;;[.AB34]))">
            <text:p/>
          </table:table-cell>
          <table:table-cell table:style-name="ce240"/>
          <table:table-cell/>
          <table:table-cell table:style-name="ce16"/>
          <table:table-cell table:number-columns-repeated="3"/>
          <table:table-cell table:style-name="ce242"/>
          <table:table-cell/>
          <table:table-cell office:value-type="string" calcext:value-type="string">
            <text:p>Manufacturer:</text:p>
          </table:table-cell>
          <table:table-cell table:style-name="ce383"/>
          <table:table-cell table:style-name="ce386" table:formula="of:=IF([.AB30]&lt;&gt;[.AD30];&quot;Change&quot;;&quot;&quot;)">
            <text:p/>
          </table:table-cell>
          <table:table-cell table:style-name="ce389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63" table:formula="of:=IF([.S31]&lt;&gt;&quot;&quot;;[.S31];IF([.AB35]=&quot;&quot;;&quot;&quot;;[.AB35]))">
            <text:p/>
          </table:table-cell>
          <table:table-cell table:style-name="ce240"/>
          <table:table-cell/>
          <table:table-cell table:style-name="ce16"/>
          <table:table-cell table:number-columns-repeated="3"/>
          <table:table-cell table:style-name="ce242"/>
          <table:table-cell/>
          <table:table-cell office:value-type="string" calcext:value-type="string">
            <text:p>Model:</text:p>
          </table:table-cell>
          <table:table-cell table:style-name="ce383"/>
          <table:table-cell table:style-name="ce386" table:formula="of:=IF([.AB31]&lt;&gt;[.AD31];&quot;Change&quot;;&quot;&quot;)">
            <text:p/>
          </table:table-cell>
          <table:table-cell table:style-name="ce389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7" office:value-type="string" calcext:value-type="string">
            <text:p>Focal Spot Sizes (mm)</text:p>
          </table:table-cell>
          <table:table-cell table:style-name="ce27" table:number-columns-repeated="2"/>
          <table:table-cell table:style-name="ce185"/>
          <table:table-cell/>
          <table:table-cell table:style-name="ce209"/>
          <table:table-cell table:number-columns-repeated="9"/>
          <table:table-cell table:style-name="ce242"/>
          <table:table-cell/>
          <table:table-cell office:value-type="string" calcext:value-type="string">
            <text:p>Serial Number:</text:p>
          </table:table-cell>
          <table:table-cell table:style-name="ce383"/>
          <table:table-cell table:style-name="ce386" table:formula="of:=IF([.AB32]&lt;&gt;[.AD32];&quot;Change&quot;;&quot;&quot;)">
            <text:p/>
          </table:table-cell>
          <table:table-cell table:style-name="ce389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34]=&quot;&quot;;&quot;&quot;;[.R34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34]=&quot;&quot;;&quot;&quot;;[.V34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 table:style-name="ce239" office:value-type="string" calcext:value-type="string">
            <text:p>X-Ray Tube 2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Manufacturer:</text:p>
          </table:table-cell>
          <table:table-cell table:style-name="ce383"/>
          <table:table-cell table:style-name="ce386" table:formula="of:=IF([.AB33]&lt;&gt;[.AD33];&quot;Change&quot;;&quot;&quot;)">
            <text:p/>
          </table:table-cell>
          <table:table-cell table:style-name="ce389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35]=&quot;&quot;;&quot;&quot;;[.R35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35]=&quot;&quot;;&quot;&quot;;[.V35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297" table:formula="of:=IF([.S34]&lt;&gt;&quot;&quot;;[.S34];IF([.AB42]=&quot;&quot;;&quot;&quot;;[.AB42]))">
            <text:p/>
          </table:table-cell>
          <table:table-cell table:style-name="ce241"/>
          <table:table-cell/>
          <table:table-cell table:style-name="ce17" office:value-type="string" calcext:value-type="string">
            <text:p>Large:</text:p>
          </table:table-cell>
          <table:table-cell table:style-name="ce297" table:formula="of:=IF([.W34]&lt;&gt;&quot;&quot;;[.W34];IF([.AB50]=&quot;&quot;;&quot;&quot;;[.AB50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Model:</text:p>
          </table:table-cell>
          <table:table-cell table:style-name="ce383"/>
          <table:table-cell table:style-name="ce386" table:formula="of:=IF([.AB34]&lt;&gt;[.AD34];&quot;Change&quot;;&quot;&quot;)">
            <text:p/>
          </table:table-cell>
          <table:table-cell table:style-name="ce389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36]=&quot;&quot;;&quot;&quot;;[.V36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298" table:formula="of:=IF([.S35]&lt;&gt;&quot;&quot;;[.S35];IF([.AB43]=&quot;&quot;;&quot;&quot;;[.AB43]))">
            <text:p/>
          </table:table-cell>
          <table:table-cell table:style-name="ce320"/>
          <table:table-cell/>
          <table:table-cell table:style-name="ce17" office:value-type="string" calcext:value-type="string">
            <text:p>Small:</text:p>
          </table:table-cell>
          <table:table-cell table:style-name="ce297" table:formula="of:=IF([.W35]&lt;&gt;&quot;&quot;;[.W35];IF([.AB51]=&quot;&quot;;&quot;&quot;;[.AB51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Serial Number:</text:p>
          </table:table-cell>
          <table:table-cell table:style-name="ce383"/>
          <table:table-cell table:style-name="ce386" table:formula="of:=IF([.AB35]&lt;&gt;[.AD35];&quot;Change&quot;;&quot;&quot;)">
            <text:p/>
          </table:table-cell>
          <table:table-cell table:style-name="ce389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37]=&quot;&quot;;&quot;&quot;;[.R37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5"/>
          <table:table-cell/>
          <table:table-cell table:style-name="ce209"/>
          <table:table-cell table:style-name="ce239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7" table:formula="of:=IF([.W36]&lt;&gt;&quot;&quot;;[.W36];IF([.AB52]=&quot;&quot;;&quot;&quot;;[.AB52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Large:</text:p>
          </table:table-cell>
          <table:table-cell table:style-name="ce383"/>
          <table:table-cell table:style-name="ce386" table:formula="of:=IF([.AB36]&lt;&gt;[.AD36];&quot;Change&quot;;&quot;&quot;)">
            <text:p/>
          </table:table-cell>
          <table:table-cell table:style-name="ce389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8]=&quot;&quot;;&quot;&quot;;[.R3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63" table:formula="of:=IF([.S37]&lt;&gt;&quot;&quot;;[.S37];IF([.AB44]=&quot;&quot;;&quot;&quot;;[.AB44]))">
            <text:p/>
          </table:table-cell>
          <table:table-cell table:style-name="ce241"/>
          <table:table-cell table:number-columns-repeated="5"/>
          <table:table-cell table:style-name="ce242"/>
          <table:table-cell/>
          <table:table-cell office:value-type="string" calcext:value-type="string">
            <text:p>Small:</text:p>
          </table:table-cell>
          <table:table-cell table:style-name="ce383"/>
          <table:table-cell table:style-name="ce386" table:formula="of:=IF([.AB37]&lt;&gt;[.AD37];&quot;Change&quot;;&quot;&quot;)">
            <text:p/>
          </table:table-cell>
          <table:table-cell table:style-name="ce389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9]=&quot;&quot;;&quot;&quot;;[.R3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39]=&quot;&quot;;&quot;&quot;;[.V39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63" table:formula="of:=IF([.S38]&lt;&gt;&quot;&quot;;[.S38];IF([.AB45]=&quot;&quot;;&quot;&quot;;[.AB45]))">
            <text:p/>
          </table:table-cell>
          <table:table-cell table:style-name="ce24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Micro:</text:p>
          </table:table-cell>
          <table:table-cell table:style-name="ce383"/>
          <table:table-cell table:style-name="ce386" table:formula="of:=IF([.AB38]&lt;&gt;[.AD38];&quot;Change&quot;;&quot;&quot;)">
            <text:p/>
          </table:table-cell>
          <table:table-cell table:style-name="ce389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4" table:formula="of:=IF([.V40]=&quot;&quot;;&quot;&quot;;[.V40])" table:number-columns-spanned="2" table:number-rows-spanned="1">
            <text:p/>
          </table:table-cell>
          <table:covered-table-cell table:style-name="ce104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63" table:formula="of:=IF([.S39]&lt;&gt;&quot;&quot;;[.S39];IF([.AB46]=&quot;&quot;;&quot;&quot;;[.AB46]))">
            <text:p/>
          </table:table-cell>
          <table:table-cell table:style-name="ce240"/>
          <table:table-cell/>
          <table:table-cell table:style-name="ce17" office:value-type="string" calcext:value-type="string">
            <text:p>Inherent:</text:p>
          </table:table-cell>
          <table:table-cell table:style-name="ce297" table:formula="of:=IF([.W39]&lt;&gt;&quot;&quot;;[.W39];IF([.AB53]=&quot;&quot;;&quot;&quot;;[.AB53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Inherent:</text:p>
          </table:table-cell>
          <table:table-cell table:style-name="ce383"/>
          <table:table-cell table:style-name="ce386" table:formula="of:=IF([.AB39]&lt;&gt;[.AD39];&quot;Change&quot;;&quot;&quot;)">
            <text:p/>
          </table:table-cell>
          <table:table-cell table:style-name="ce389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41]=&quot;&quot;;&quot;&quot;;[.R4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5"/>
          <table:table-cell/>
          <table:table-cell table:style-name="ce209"/>
          <table:table-cell table:style-name="ce239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7" table:formula="of:=IF([.W40]&lt;&gt;&quot;&quot;;[.W40];IF([.AB54]=&quot;&quot;;&quot;&quot;;[.AB54]))">
            <text:p/>
          </table:table-cell>
          <table:table-cell table:style-name="ce241"/>
          <table:table-cell/>
          <table:table-cell table:style-name="ce242"/>
          <table:table-cell/>
          <table:table-cell office:value-type="string" calcext:value-type="string">
            <text:p>Added:</text:p>
          </table:table-cell>
          <table:table-cell table:style-name="ce383"/>
          <table:table-cell table:style-name="ce386" table:formula="of:=IF([.AB40]&lt;&gt;[.AD40];&quot;Change&quot;;&quot;&quot;)">
            <text:p/>
          </table:table-cell>
          <table:table-cell table:style-name="ce389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42]=&quot;&quot;;&quot;&quot;;[.R42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63" table:formula="of:=IF([.S41]&lt;&gt;&quot;&quot;;[.S41];IF([.AB47]=&quot;&quot;;&quot;&quot;;[.AB47]))">
            <text:p/>
          </table:table-cell>
          <table:table-cell table:style-name="ce241"/>
          <table:table-cell/>
          <table:table-cell table:style-name="ce16"/>
          <table:table-cell table:number-columns-repeated="3"/>
          <table:table-cell table:style-name="ce242"/>
          <table:table-cell/>
          <table:table-cell table:style-name="ce239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43]=&quot;&quot;;&quot;&quot;;[.R43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5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63" table:formula="of:=IF([.S42]&lt;&gt;&quot;&quot;;[.S42];IF([.AB48]=&quot;&quot;;&quot;&quot;;[.AB48]))">
            <text:p/>
          </table:table-cell>
          <table:table-cell table:style-name="ce240"/>
          <table:table-cell/>
          <table:table-cell table:style-name="ce16"/>
          <table:table-cell table:number-columns-repeated="3"/>
          <table:table-cell table:style-name="ce242"/>
          <table:table-cell/>
          <table:table-cell office:value-type="string" calcext:value-type="string">
            <text:p>Tube Designation/Use:</text:p>
          </table:table-cell>
          <table:table-cell table:style-name="ce383"/>
          <table:table-cell table:style-name="ce386" table:formula="of:=IF([.AB42]&lt;&gt;[.AD42];&quot;Change&quot;;&quot;&quot;)">
            <text:p/>
          </table:table-cell>
          <table:table-cell table:style-name="ce389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63" table:formula="of:=IF([.S43]&lt;&gt;&quot;&quot;;[.S43];IF([.AB49]=&quot;&quot;;&quot;&quot;;[.AB49]))">
            <text:p/>
          </table:table-cell>
          <table:table-cell table:style-name="ce240"/>
          <table:table-cell/>
          <table:table-cell table:style-name="ce16"/>
          <table:table-cell table:number-columns-repeated="3"/>
          <table:table-cell table:style-name="ce242"/>
          <table:table-cell/>
          <table:table-cell office:value-type="string" calcext:value-type="string">
            <text:p>Manufacture Date:</text:p>
          </table:table-cell>
          <table:table-cell table:style-name="ce384"/>
          <table:table-cell table:style-name="ce386" table:formula="of:=IF([.AB43]&lt;&gt;[.AD43];&quot;Change&quot;;&quot;&quot;)">
            <text:p/>
          </table:table-cell>
          <table:table-cell table:style-name="ce390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0"/>
          <table:table-cell table:style-name="ce235" table:number-columns-repeated="9"/>
          <table:table-cell table:style-name="ce243"/>
          <table:table-cell/>
          <table:table-cell office:value-type="string" calcext:value-type="string">
            <text:p>Manufacturer:</text:p>
          </table:table-cell>
          <table:table-cell table:style-name="ce383"/>
          <table:table-cell table:style-name="ce386" table:formula="of:=IF([.AB44]&lt;&gt;[.AD44];&quot;Change&quot;;&quot;&quot;)">
            <text:p/>
          </table:table-cell>
          <table:table-cell table:style-name="ce389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6"/>
          <table:table-cell table:number-columns-repeated="18"/>
          <table:table-cell office:value-type="string" calcext:value-type="string">
            <text:p>Model:</text:p>
          </table:table-cell>
          <table:table-cell table:style-name="ce383"/>
          <table:table-cell table:style-name="ce386" table:formula="of:=IF([.AB45]&lt;&gt;[.AD45];&quot;Change&quot;;&quot;&quot;)">
            <text:p/>
          </table:table-cell>
          <table:table-cell table:style-name="ce389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39"/>
          <table:table-cell table:style-name="ce146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3"/>
          <table:table-cell table:style-name="ce386" table:formula="of:=IF([.AB46]&lt;&gt;[.AD46];&quot;Change&quot;;&quot;&quot;)">
            <text:p/>
          </table:table-cell>
          <table:table-cell table:style-name="ce389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2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372"/>
          <table:table-cell/>
          <table:table-cell office:value-type="string" calcext:value-type="string">
            <text:p>Manufacturer:</text:p>
          </table:table-cell>
          <table:table-cell table:style-name="ce383"/>
          <table:table-cell table:style-name="ce386" table:formula="of:=IF([.AB47]&lt;&gt;[.AD47];&quot;Change&quot;;&quot;&quot;)">
            <text:p/>
          </table:table-cell>
          <table:table-cell table:style-name="ce389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8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63" table:formula="of:=IF([.X48]&lt;&gt;&quot;&quot;;[.X48];IF([.AB55]=&quot;&quot;;&quot;&quot;;[.AB55]))">
            <text:p/>
          </table:table-cell>
          <table:table-cell table:style-name="ce240"/>
          <table:table-cell table:style-name="ce242"/>
          <table:table-cell/>
          <table:table-cell office:value-type="string" calcext:value-type="string">
            <text:p>Model:</text:p>
          </table:table-cell>
          <table:table-cell table:style-name="ce383"/>
          <table:table-cell table:style-name="ce386" table:formula="of:=IF([.AB48]&lt;&gt;[.AD48];&quot;Change&quot;;&quot;&quot;)">
            <text:p/>
          </table:table-cell>
          <table:table-cell table:style-name="ce389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42"/>
          <table:table-cell/>
          <table:table-cell office:value-type="string" calcext:value-type="string">
            <text:p>Serial Number:</text:p>
          </table:table-cell>
          <table:table-cell table:style-name="ce383"/>
          <table:table-cell table:style-name="ce386" table:formula="of:=IF([.AB49]&lt;&gt;[.AD49];&quot;Change&quot;;&quot;&quot;)">
            <text:p/>
          </table:table-cell>
          <table:table-cell table:style-name="ce389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42"/>
          <table:table-cell/>
          <table:table-cell office:value-type="string" calcext:value-type="string">
            <text:p>Large:</text:p>
          </table:table-cell>
          <table:table-cell table:style-name="ce383"/>
          <table:table-cell table:style-name="ce386" table:formula="of:=IF([.AB50]&lt;&gt;[.AD50];&quot;Change&quot;;&quot;&quot;)">
            <text:p/>
          </table:table-cell>
          <table:table-cell table:style-name="ce389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360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63" office:value-type="float" office:value="1" calcext:value-type="float">
            <text:p>1</text:p>
          </table:table-cell>
          <table:table-cell table:style-name="ce242"/>
          <table:table-cell/>
          <table:table-cell office:value-type="string" calcext:value-type="string">
            <text:p>Small:</text:p>
          </table:table-cell>
          <table:table-cell table:style-name="ce383"/>
          <table:table-cell table:style-name="ce386" table:formula="of:=IF([.AB51]&lt;&gt;[.AD51];&quot;Change&quot;;&quot;&quot;)">
            <text:p/>
          </table:table-cell>
          <table:table-cell table:style-name="ce389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6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4" office:value-type="float" office:value="2" calcext:value-type="float">
            <text:p>2</text:p>
          </table:table-cell>
          <table:table-cell table:style-name="ce242"/>
          <table:table-cell/>
          <table:table-cell office:value-type="string" calcext:value-type="string">
            <text:p>Micro:</text:p>
          </table:table-cell>
          <table:table-cell table:style-name="ce383"/>
          <table:table-cell table:style-name="ce386" table:formula="of:=IF([.AB52]&lt;&gt;[.AD52];&quot;Change&quot;;&quot;&quot;)">
            <text:p/>
          </table:table-cell>
          <table:table-cell table:style-name="ce389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6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4" office:value-type="float" office:value="3" calcext:value-type="float">
            <text:p>3</text:p>
          </table:table-cell>
          <table:table-cell table:style-name="ce242"/>
          <table:table-cell/>
          <table:table-cell office:value-type="string" calcext:value-type="string">
            <text:p>Inherent:</text:p>
          </table:table-cell>
          <table:table-cell table:style-name="ce383"/>
          <table:table-cell table:style-name="ce386" table:formula="of:=IF([.AB53]&lt;&gt;[.AD53];&quot;Change&quot;;&quot;&quot;)">
            <text:p/>
          </table:table-cell>
          <table:table-cell table:style-name="ce389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6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4" office:value-type="string" calcext:value-type="string">
            <text:p>AP</text:p>
          </table:table-cell>
          <table:table-cell table:style-name="ce242"/>
          <table:table-cell/>
          <table:table-cell office:value-type="string" calcext:value-type="string">
            <text:p>Added:</text:p>
          </table:table-cell>
          <table:table-cell table:style-name="ce383"/>
          <table:table-cell table:style-name="ce386" table:formula="of:=IF([.AB54]&lt;&gt;[.AD54];&quot;Change&quot;;&quot;&quot;)">
            <text:p/>
          </table:table-cell>
          <table:table-cell table:style-name="ce389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6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4" office:value-type="string" calcext:value-type="string">
            <text:p>Front</text:p>
          </table:table-cell>
          <table:table-cell table:style-name="ce242"/>
          <table:table-cell/>
          <table:table-cell table:style-name="ce2" office:value-type="string" calcext:value-type="string">
            <text:p>Tube Number:</text:p>
          </table:table-cell>
          <table:table-cell table:style-name="ce383"/>
          <table:table-cell table:style-name="ce386" table:formula="of:=IF([.AB55]&lt;&gt;[.AD55];&quot;Change&quot;;&quot;&quot;)">
            <text:p/>
          </table:table-cell>
          <table:table-cell table:style-name="ce391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6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4" office:value-type="string" calcext:value-type="string">
            <text:p>Frontal</text:p>
          </table:table-cell>
          <table:table-cell table:style-name="ce242"/>
          <table:table-cell/>
          <table:table-cell table:style-name="ce36" office:value-type="string" calcext:value-type="string">
            <text:p>Tube Designation:</text:p>
          </table:table-cell>
          <table:table-cell table:style-name="ce383"/>
          <table:table-cell table:style-name="ce386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91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6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4" office:value-type="string" calcext:value-type="string">
            <text:p>Lat</text:p>
          </table:table-cell>
          <table:table-cell table:style-name="ce242"/>
          <table:table-cell table:number-columns-repeated="2"/>
          <table:table-cell table:style-name="ce383"/>
          <table:table-cell table:style-name="ce386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91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6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4" office:value-type="string" calcext:value-type="string">
            <text:p>Lateral</text:p>
          </table:table-cell>
          <table:table-cell table:style-name="ce242"/>
          <table:table-cell table:number-columns-repeated="2"/>
          <table:table-cell table:style-name="ce383"/>
          <table:table-cell table:style-name="ce386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91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6" table:formula="of:=IF([.X59]&lt;&gt;&quot;&quot;;[.X59];IF([.AB64]=&quot;&quot;;&quot;&quot;;[.AB64]))">
            <text:p/>
          </table:table-cell>
          <table:table-cell table:style-name="ce364"/>
          <table:table-cell table:style-name="ce242"/>
          <table:table-cell table:number-columns-repeated="2"/>
          <table:table-cell table:style-name="ce383"/>
          <table:table-cell table:style-name="ce386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91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61" table:formula="of:=IF([.X60]&lt;&gt;&quot;&quot;;[.X60];IF([.AB65]=&quot;&quot;;&quot;&quot;;[.AB65]))">
            <text:p/>
          </table:table-cell>
          <table:table-cell table:style-name="ce365"/>
          <table:table-cell table:style-name="ce242"/>
          <table:table-cell table:number-columns-repeated="2"/>
          <table:table-cell table:style-name="ce383"/>
          <table:table-cell table:style-name="ce386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91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42"/>
          <table:table-cell table:number-columns-repeated="2"/>
          <table:table-cell table:style-name="ce383"/>
          <table:table-cell table:style-name="ce386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91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4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2"/>
          <table:table-cell table:number-columns-repeated="2"/>
          <table:table-cell table:style-name="ce383"/>
          <table:table-cell table:style-name="ce386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91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4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2"/>
          <table:table-cell table:number-columns-repeated="2"/>
          <table:table-cell table:style-name="ce383"/>
          <table:table-cell table:style-name="ce386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91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4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2"/>
          <table:table-cell table:number-columns-repeated="2"/>
          <table:table-cell table:style-name="ce383"/>
          <table:table-cell table:style-name="ce386" table:formula="of:=IF([.AB64]&lt;&gt;[.AD64];&quot;Change&quot;;&quot;&quot;)">
            <text:p/>
          </table:table-cell>
          <table:table-cell table:style-name="ce391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4" table:formula="of:=IF([.T259]=&quot;TBD&quot;;&quot;&quot;;IF([.T259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2"/>
          <table:table-cell table:number-columns-repeated="2"/>
          <table:table-cell table:style-name="ce383"/>
          <table:table-cell table:style-name="ce386" table:formula="of:=IF([.AB65]&lt;&gt;[.AD65];&quot;Change&quot;;&quot;&quot;)">
            <text:p/>
          </table:table-cell>
          <table:table-cell table:style-name="ce391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/>
          <table:table-cell table:style-name="ce214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2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Normal:</text:p>
          </table:table-cell>
          <table:table-cell table:style-name="ce383"/>
          <table:table-cell table:style-name="ce386" table:formula="of:=IF([.AB67]&lt;&gt;[.AD67];&quot;Change&quot;;&quot;&quot;)">
            <text:p/>
          </table:table-cell>
          <table:table-cell table:style-name="ce389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7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ag 1:</text:p>
          </table:table-cell>
          <table:table-cell table:style-name="ce383"/>
          <table:table-cell table:style-name="ce386" table:formula="of:=IF([.AB68]&lt;&gt;[.AD68];&quot;Change&quot;;&quot;&quot;)">
            <text:p/>
          </table:table-cell>
          <table:table-cell table:style-name="ce389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7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7" office:value-type="string" calcext:value-type="string" table:number-columns-spanned="2" table:number-rows-spanned="1">
            <text:p>Compliance</text:p>
          </table:table-cell>
          <table:covered-table-cell table:style-name="ce181"/>
          <table:table-cell/>
          <table:table-cell table:style-name="ce213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ag 2:</text:p>
          </table:table-cell>
          <table:table-cell table:style-name="ce383"/>
          <table:table-cell table:style-name="ce386" table:formula="of:=IF([.AB69]&lt;&gt;[.AD69];&quot;Change&quot;;&quot;&quot;)">
            <text:p/>
          </table:table-cell>
          <table:table-cell table:style-name="ce389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8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9" table:formula="of:=IF([.O4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ag 3:</text:p>
          </table:table-cell>
          <table:table-cell table:style-name="ce383"/>
          <table:table-cell table:style-name="ce386" table:formula="of:=IF([.AB70]&lt;&gt;[.AD70];&quot;Change&quot;;&quot;&quot;)">
            <text:p/>
          </table:table-cell>
          <table:table-cell table:style-name="ce389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8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9" table:formula="of:=IF([.O5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ag 4:</text:p>
          </table:table-cell>
          <table:table-cell table:style-name="ce383"/>
          <table:table-cell table:style-name="ce386" table:formula="of:=IF([.AB71]&lt;&gt;[.AD71];&quot;Change&quot;;&quot;&quot;)">
            <text:p/>
          </table:table-cell>
          <table:table-cell table:style-name="ce389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8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9" table:formula="of:=IF([.O51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42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8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9" table:formula="of:=IF([.O52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anual/Auto:</text:p>
          </table:table-cell>
          <table:table-cell table:style-name="ce383"/>
          <table:table-cell table:style-name="ce386" table:formula="of:=IF([.AB73]&lt;&gt;[.AD73];&quot;Change&quot;;&quot;&quot;)">
            <text:p/>
          </table:table-cell>
          <table:table-cell table:style-name="ce391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8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9" table:formula="of:=IF([.O5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Lucite/Al:</text:p>
          </table:table-cell>
          <table:table-cell table:style-name="ce383"/>
          <table:table-cell table:style-name="ce386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91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78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9" table:formula="of:=IF([.O5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# dose rates:</text:p>
          </table:table-cell>
          <table:table-cell table:style-name="ce383"/>
          <table:table-cell table:style-name="ce386" table:formula="of:=IF([.AB75]&lt;&gt;[.AD75];&quot;Change&quot;;&quot;&quot;)">
            <text:p/>
          </table:table-cell>
          <table:table-cell table:style-name="ce389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8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9" table:formula="of:=IF([.O5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High level present:</text:p>
          </table:table-cell>
          <table:table-cell table:style-name="ce383"/>
          <table:table-cell table:style-name="ce386" table:formula="of:=IF([.AB76]&lt;&gt;[.AD76];&quot;Change&quot;;&quot;&quot;)">
            <text:p/>
          </table:table-cell>
          <table:table-cell table:style-name="ce389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2"/>
          <table:table-cell/>
          <table:table-cell table:style-name="ce213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cm/in:</text:p>
          </table:table-cell>
          <table:table-cell table:style-name="ce383"/>
          <table:table-cell table:style-name="ce386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9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82"/>
          <table:table-cell/>
          <table:table-cell table:style-name="ce213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Auto/mA:</text:p>
          </table:table-cell>
          <table:table-cell table:style-name="ce383"/>
          <table:table-cell table:style-name="ce386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9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8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9" table:formula="of:=IF([.O7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Technique 1:</text:p>
          </table:table-cell>
          <table:table-cell table:style-name="ce383"/>
          <table:table-cell table:style-name="ce386" table:formula="of:=IF([.AB79]&lt;&gt;[.AD79];&quot;Change&quot;;&quot;&quot;)">
            <text:p/>
          </table:table-cell>
          <table:table-cell table:style-name="ce389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8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9" table:formula="of:=IF([.O7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Technique 2:</text:p>
          </table:table-cell>
          <table:table-cell table:style-name="ce383"/>
          <table:table-cell table:style-name="ce386" table:formula="of:=IF([.AB80]&lt;&gt;[.AD80];&quot;Change&quot;;&quot;&quot;)">
            <text:p/>
          </table:table-cell>
          <table:table-cell table:style-name="ce389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78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9" table:formula="of:=IF([.O7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Technique 3:</text:p>
          </table:table-cell>
          <table:table-cell table:style-name="ce383"/>
          <table:table-cell table:style-name="ce386" table:formula="of:=IF([.AB81]&lt;&gt;[.AD81];&quot;Change&quot;;&quot;&quot;)">
            <text:p/>
          </table:table-cell>
          <table:table-cell table:style-name="ce389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78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9" table:formula="of:=IF([.O76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42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8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9" table:formula="of:=IF([.O7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kV:</text:p>
          </table:table-cell>
          <table:table-cell table:style-name="ce383"/>
          <table:table-cell table:style-name="ce386" table:formula="of:=IF([.AB83]&lt;&gt;[.AD83];&quot;Change&quot;;&quot;&quot;)">
            <text:p/>
          </table:table-cell>
          <table:table-cell table:style-name="ce389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8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9" table:formula="of:=IF([.O7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A:</text:p>
          </table:table-cell>
          <table:table-cell table:style-name="ce383"/>
          <table:table-cell table:style-name="ce386" table:formula="of:=IF([.AB84]&lt;&gt;[.AD84];&quot;Change&quot;;&quot;&quot;)">
            <text:p/>
          </table:table-cell>
          <table:table-cell table:style-name="ce389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78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9" table:formula="of:=IF([.O7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Gy/min:</text:p>
          </table:table-cell>
          <table:table-cell table:style-name="ce383"/>
          <table:table-cell table:style-name="ce386" table:formula="of:=IF([.AB85]&lt;&gt;[.AD85];&quot;Change&quot;;&quot;&quot;)">
            <text:p/>
          </table:table-cell>
          <table:table-cell table:style-name="ce389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78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9" table:formula="of:=IF([.O8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kV:</text:p>
          </table:table-cell>
          <table:table-cell table:style-name="ce383"/>
          <table:table-cell table:style-name="ce386" table:formula="of:=IF([.AB86]&lt;&gt;[.AD86];&quot;Change&quot;;&quot;&quot;)">
            <text:p/>
          </table:table-cell>
          <table:table-cell table:style-name="ce389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8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9" table:formula="of:=IF([.O8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A:</text:p>
          </table:table-cell>
          <table:table-cell table:style-name="ce383"/>
          <table:table-cell table:style-name="ce386" table:formula="of:=IF([.AB87]&lt;&gt;[.AD87];&quot;Change&quot;;&quot;&quot;)">
            <text:p/>
          </table:table-cell>
          <table:table-cell table:style-name="ce389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0"/>
          <table:table-cell/>
          <table:table-cell table:style-name="ce215"/>
          <table:table-cell table:style-name="ce49"/>
          <table:table-cell table:number-columns-repeated="2"/>
          <table:table-cell table:style-name="ce16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42"/>
          <table:table-cell/>
          <table:table-cell office:value-type="string" calcext:value-type="string">
            <text:p>mGy/min:</text:p>
          </table:table-cell>
          <table:table-cell table:style-name="ce383"/>
          <table:table-cell table:style-name="ce386" table:formula="of:=IF([.AB88]&lt;&gt;[.AD88];&quot;Change&quot;;&quot;&quot;)">
            <text:p/>
          </table:table-cell>
          <table:table-cell table:style-name="ce389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82"/>
          <table:table-cell/>
          <table:table-cell table:style-name="ce213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kV:</text:p>
          </table:table-cell>
          <table:table-cell table:style-name="ce383"/>
          <table:table-cell table:style-name="ce386" table:formula="of:=IF([.AB89]&lt;&gt;[.AD89];&quot;Change&quot;;&quot;&quot;)">
            <text:p/>
          </table:table-cell>
          <table:table-cell table:style-name="ce389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8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9" table:formula="of:=IF([.O5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A:</text:p>
          </table:table-cell>
          <table:table-cell table:style-name="ce383"/>
          <table:table-cell table:style-name="ce386" table:formula="of:=IF([.AB90]&lt;&gt;[.AD90];&quot;Change&quot;;&quot;&quot;)">
            <text:p/>
          </table:table-cell>
          <table:table-cell table:style-name="ce389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8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9" table:formula="of:=IF([.O5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Gy/min:</text:p>
          </table:table-cell>
          <table:table-cell table:style-name="ce383"/>
          <table:table-cell table:style-name="ce386" table:formula="of:=IF([.AB91]&lt;&gt;[.AD91];&quot;Change&quot;;&quot;&quot;)">
            <text:p/>
          </table:table-cell>
          <table:table-cell table:style-name="ce389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8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9" table:formula="of:=IF([.O5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42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8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9" table:formula="of:=IF([.O6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kV:</text:p>
          </table:table-cell>
          <table:table-cell table:style-name="ce383"/>
          <table:table-cell table:style-name="ce386" table:formula="of:=IF([.AB93]&lt;&gt;[.AD93];&quot;Change&quot;;&quot;&quot;)">
            <text:p/>
          </table:table-cell>
          <table:table-cell table:style-name="ce389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78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9" table:formula="of:=IF([.O6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mA:</text:p>
          </table:table-cell>
          <table:table-cell table:style-name="ce383"/>
          <table:table-cell table:style-name="ce386" table:formula="of:=IF([.AB94]&lt;&gt;[.AD94];&quot;Change&quot;;&quot;&quot;)">
            <text:p/>
          </table:table-cell>
          <table:table-cell table:style-name="ce389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8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89" table:formula="of:=IF([.O62]=2;&quot;NO&quot;;&quot;&quot;)">
            <text:p/>
          </table:table-cell>
          <table:table-cell/>
          <table:table-cell table:style-name="ce210"/>
          <table:table-cell table:style-name="ce235" table:number-columns-repeated="9"/>
          <table:table-cell table:style-name="ce243"/>
          <table:table-cell/>
          <table:table-cell office:value-type="string" calcext:value-type="string">
            <text:p>mGy/min:</text:p>
          </table:table-cell>
          <table:table-cell table:style-name="ce383"/>
          <table:table-cell table:style-name="ce386" table:formula="of:=IF([.AB95]&lt;&gt;[.AD95];&quot;Change&quot;;&quot;&quot;)">
            <text:p/>
          </table:table-cell>
          <table:table-cell table:style-name="ce389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8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9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3"/>
          <table:table-cell table:style-name="ce386" table:formula="of:=IF([.AB96]&lt;&gt;[.AD96];&quot;Change&quot;;&quot;&quot;)">
            <text:p/>
          </table:table-cell>
          <table:table-cell table:style-name="ce389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8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9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6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3"/>
          <table:table-cell table:style-name="ce386" table:formula="of:=IF([.AB97]&lt;&gt;[.AD97];&quot;Change&quot;;&quot;&quot;)">
            <text:p/>
          </table:table-cell>
          <table:table-cell table:style-name="ce389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8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89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3"/>
          <table:table-cell table:style-name="ce386" table:formula="of:=IF([.AB98]&lt;&gt;[.AD98];&quot;Change&quot;;&quot;&quot;)">
            <text:p/>
          </table:table-cell>
          <table:table-cell table:style-name="ce389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8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9" table:formula="of:=IF([.O66]=2;&quot;NO&quot;;&quot;&quot;)">
            <text:p/>
          </table:table-cell>
          <table:table-cell/>
          <table:table-cell table:style-name="ce212" office:value-type="string" calcext:value-type="string">
            <text:p>Entrance Exposure Rate</text:p>
          </table:table-cell>
          <table:table-cell table:style-name="ce51"/>
          <table:table-cell table:style-name="ce262" table:formula="of:=IF([.R99]&lt;&gt;&quot;&quot;;[.R99];IF([.AB73]=&quot;&quot;;&quot;&quot;;[.AB73]))">
            <text:p/>
          </table:table-cell>
          <table:table-cell table:style-name="ce299"/>
          <table:table-cell table:style-name="ce321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62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9" office:value-type="string" calcext:value-type="string">
            <text:p>Auto</text:p>
          </table:table-cell>
          <table:table-cell table:style-name="ce321" office:value-type="string" calcext:value-type="string">
            <text:p>Auto/mA mode</text:p>
          </table:table-cell>
          <table:table-cell table:style-name="ce372"/>
          <table:table-cell/>
          <table:table-cell office:value-type="string" calcext:value-type="string">
            <text:p>kV:</text:p>
          </table:table-cell>
          <table:table-cell table:style-name="ce383"/>
          <table:table-cell table:style-name="ce386" table:formula="of:=IF([.AB99]&lt;&gt;[.AD99];&quot;Change&quot;;&quot;&quot;)">
            <text:p/>
          </table:table-cell>
          <table:table-cell table:style-name="ce389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8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9" table:formula="of:=IF([.O67]=2;&quot;NO&quot;;&quot;&quot;)">
            <text:p/>
          </table:table-cell>
          <table:table-cell/>
          <table:table-cell table:style-name="ce209"/>
          <table:table-cell/>
          <table:table-cell table:style-name="ce263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42"/>
          <table:table-cell/>
          <table:table-cell office:value-type="string" calcext:value-type="string">
            <text:p>mA:</text:p>
          </table:table-cell>
          <table:table-cell table:style-name="ce383"/>
          <table:table-cell table:style-name="ce386" table:formula="of:=IF([.AB100]&lt;&gt;[.AD100];&quot;Change&quot;;&quot;&quot;)">
            <text:p/>
          </table:table-cell>
          <table:table-cell table:style-name="ce389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8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9" table:formula="of:=IF([.O68]=2;&quot;NO&quot;;&quot;&quot;)">
            <text:p/>
          </table:table-cell>
          <table:table-cell/>
          <table:table-cell table:style-name="ce216" table:formula="of:=IF([.P101]&lt;&gt;&quot;&quot;;[.P101];IF([.AB75]=&quot;&quot;;&quot;&quot;;[.AB75]))">
            <text:p/>
          </table:table-cell>
          <table:table-cell table:style-name="ce240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2"/>
          <table:table-cell/>
          <table:table-cell office:value-type="string" calcext:value-type="string">
            <text:p>mGy/min:</text:p>
          </table:table-cell>
          <table:table-cell table:style-name="ce383"/>
          <table:table-cell table:style-name="ce386" table:formula="of:=IF([.AB101]&lt;&gt;[.AD101];&quot;Change&quot;;&quot;&quot;)">
            <text:p/>
          </table:table-cell>
          <table:table-cell table:style-name="ce389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78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9" table:formula="of:=IF([.O69]=2;&quot;NO&quot;;&quot;&quot;)">
            <text:p/>
          </table:table-cell>
          <table:table-cell/>
          <table:table-cell table:style-name="ce216" table:formula="of:=IF([.P102]&lt;&gt;&quot;&quot;;[.P102];IF([.AB76]=&quot;&quot;;&quot;&quot;;[.AB76]))">
            <text:p/>
          </table:table-cell>
          <table:table-cell table:style-name="ce240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42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78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9" table:formula="of:=IF([.O70]=2;&quot;NO&quot;;&quot;&quot;)">
            <text:p/>
          </table:table-cell>
          <table:table-cell/>
          <table:table-cell table:style-name="ce217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2"/>
          <table:table-cell/>
          <table:table-cell office:value-type="string" calcext:value-type="string">
            <text:p>HVL Measured kV:</text:p>
          </table:table-cell>
          <table:table-cell table:style-name="ce383"/>
          <table:table-cell table:style-name="ce386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91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8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9" table:formula="of:=IF([.O71]=2;&quot;NO&quot;;&quot;&quot;)">
            <text:p/>
          </table:table-cell>
          <table:table-cell/>
          <table:table-cell table:style-name="ce218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41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42"/>
          <table:table-cell/>
          <table:table-cell office:value-type="string" calcext:value-type="string">
            <text:p>HVL Measured:</text:p>
          </table:table-cell>
          <table:table-cell table:style-name="ce383"/>
          <table:table-cell table:style-name="ce386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9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9" table:formula="of:=IF([.X181]=&quot;&quot;;&quot;TBD&quot;;IF([.X181]=1;&quot;YES&quot;;IF([.X181]=3;&quot;NA&quot;;&quot;&quot;)))">
            <text:p/>
          </table:table-cell>
          <table:table-cell table:style-name="ce191" table:formula="of:=IF([.X181]=2;&quot;NO&quot;;&quot;&quot;)">
            <text:p/>
          </table:table-cell>
          <table:table-cell/>
          <table:table-cell table:style-name="ce219" office:value-type="string" calcext:value-type="string">
            <text:p>Patient Entrance Exposure Rate (Fluoroscopy)*</text:p>
          </table:table-cell>
          <table:table-cell table:number-columns-repeated="9"/>
          <table:table-cell table:style-name="ce242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20" office:value-type="string" calcext:value-type="string">
            <text:p>Image</text:p>
          </table:table-cell>
          <table:table-cell table:style-name="ce242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3" table:formula="of:=IF([.R106]&lt;&gt;&quot;&quot;;[.R106];IF([.AB79]=&quot;&quot;;&quot;&quot;;[.AB79]))">
            <text:p/>
          </table:table-cell>
          <table:table-cell table:style-name="ce240"/>
          <table:table-cell table:style-name="ce242"/>
          <table:table-cell table:style-name="ce263" table:formula="of:=IF([.U106]&lt;&gt;&quot;&quot;;[.U106];IF([.AB80]=&quot;&quot;;&quot;&quot;;[.AB80]))">
            <text:p/>
          </table:table-cell>
          <table:table-cell table:style-name="ce240"/>
          <table:table-cell table:style-name="ce242"/>
          <table:table-cell table:style-name="ce263" table:formula="of:=IF([.X106]&lt;&gt;&quot;&quot;;[.X106];IF([.AB81]=&quot;&quot;;&quot;&quot;;[.AB81]))">
            <text:p/>
          </table:table-cell>
          <table:table-cell table:style-name="ce240"/>
          <table:table-cell table:style-name="ce242"/>
          <table:table-cell/>
          <table:table-cell office:value-type="string" calcext:value-type="string">
            <text:p>Technique 1:</text:p>
          </table:table-cell>
          <table:table-cell table:style-name="ce383"/>
          <table:table-cell table:style-name="ce386" table:formula="of:=IF([.AB106]&lt;&gt;[.AD106];&quot;Change&quot;;&quot;&quot;)">
            <text:p/>
          </table:table-cell>
          <table:table-cell table:style-name="ce389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82"/>
          <table:table-cell/>
          <table:table-cell table:style-name="ce220" office:value-type="string" calcext:value-type="string">
            <text:p>Mode</text:p>
          </table:table-cell>
          <table:table-cell table:style-name="ce242" office:value-type="string" calcext:value-type="string">
            <text:p>Attenuator</text:p>
          </table:table-cell>
          <table:table-cell table:style-name="ce264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3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3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office:value-type="string" calcext:value-type="string">
            <text:p>Technique 2:</text:p>
          </table:table-cell>
          <table:table-cell table:style-name="ce383"/>
          <table:table-cell table:style-name="ce386" table:formula="of:=IF([.AB107]&lt;&gt;[.AD107];&quot;Change&quot;;&quot;&quot;)">
            <text:p/>
          </table:table-cell>
          <table:table-cell table:style-name="ce389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8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9" table:formula="of:=IF([.O89]=2;&quot;NO&quot;;&quot;&quot;)">
            <text:p/>
          </table:table-cell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3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2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2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2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3"/>
          <table:table-cell table:style-name="ce386" table:formula="of:=IF([.AB108]&lt;&gt;[.AD108];&quot;Change&quot;;&quot;&quot;)">
            <text:p/>
          </table:table-cell>
          <table:table-cell table:style-name="ce389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8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9" table:formula="of:=IF([.O90]=2;&quot;NO&quot;;&quot;&quot;)">
            <text:p/>
          </table:table-cell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78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9" table:formula="of:=IF([.O91]=2;&quot;NO&quot;;&quot;&quot;)">
            <text:p/>
          </table:table-cell>
          <table:table-cell/>
          <table:table-cell table:style-name="ce222" table:formula="of:=IF([.O111]&lt;&gt;&quot;&quot;;[.O111];IF([.AB67]=&quot;&quot;;&quot;&quot;;[.AB67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3"/>
          <table:table-cell table:style-name="ce386" table:formula="of:=IF([.AB110]&lt;&gt;[.AD110];&quot;Change&quot;;&quot;&quot;)">
            <text:p/>
          </table:table-cell>
          <table:table-cell table:style-name="ce391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8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9" table:formula="of:=IF([.O92]=2;&quot;NO&quot;;&quot;&quot;)">
            <text:p/>
          </table:table-cell>
          <table:table-cell/>
          <table:table-cell table:style-name="ce223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3"/>
          <table:table-cell table:style-name="ce386" table:formula="of:=IF([.AB111]&lt;&gt;[.AD111];&quot;Change&quot;;&quot;&quot;)">
            <text:p/>
          </table:table-cell>
          <table:table-cell table:style-name="ce391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8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9" table:formula="of:=IF([.O93]=2;&quot;NO&quot;;&quot;&quot;)">
            <text:p/>
          </table:table-cell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3"/>
          <table:table-cell table:style-name="ce386" table:formula="of:=IF([.AB112]&lt;&gt;[.AD112];&quot;Change&quot;;&quot;&quot;)">
            <text:p/>
          </table:table-cell>
          <table:table-cell table:style-name="ce391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8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9" table:formula="of:=IF([.O94]=2;&quot;NO&quot;;&quot;&quot;)">
            <text:p/>
          </table:table-cell>
          <table:table-cell/>
          <table:table-cell table:style-name="ce222" table:formula="of:=IF([.O114]&lt;&gt;&quot;&quot;;[.O114];IF([.AB68]=&quot;&quot;;&quot;&quot;;[.AB68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3"/>
          <table:table-cell table:style-name="ce386" table:formula="of:=IF([.AB113]&lt;&gt;[.AD113];&quot;Change&quot;;&quot;&quot;)">
            <text:p/>
          </table:table-cell>
          <table:table-cell table:style-name="ce391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23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3"/>
          <table:table-cell table:style-name="ce386" table:formula="of:=IF([.AB114]&lt;&gt;[.AD114];&quot;Change&quot;;&quot;&quot;)">
            <text:p/>
          </table:table-cell>
          <table:table-cell table:style-name="ce391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82"/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3"/>
          <table:table-cell table:style-name="ce386" table:formula="of:=IF([.AB115]&lt;&gt;[.AD115];&quot;Change&quot;;&quot;&quot;)">
            <text:p/>
          </table:table-cell>
          <table:table-cell table:style-name="ce391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78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9" table:formula="of:=IF([.O83]=2;&quot;NO&quot;;&quot;&quot;)">
            <text:p/>
          </table:table-cell>
          <table:table-cell/>
          <table:table-cell table:style-name="ce222" table:formula="of:=IF([.O117]&lt;&gt;&quot;&quot;;[.O117];IF([.AB69]=&quot;&quot;;&quot;&quot;;[.AB69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3"/>
          <table:table-cell table:style-name="ce386" table:formula="of:=IF([.AB116]&lt;&gt;[.AD116];&quot;Change&quot;;&quot;&quot;)">
            <text:p/>
          </table:table-cell>
          <table:table-cell table:style-name="ce391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8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9" table:formula="of:=IF([.O84]=2;&quot;NO&quot;;&quot;&quot;)">
            <text:p/>
          </table:table-cell>
          <table:table-cell/>
          <table:table-cell table:style-name="ce223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3"/>
          <table:table-cell table:style-name="ce386" table:formula="of:=IF([.AB117]&lt;&gt;[.AD117];&quot;Change&quot;;&quot;&quot;)">
            <text:p/>
          </table:table-cell>
          <table:table-cell table:style-name="ce391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78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9" table:formula="of:=IF([.O85]=2;&quot;NO&quot;;&quot;&quot;)">
            <text:p/>
          </table:table-cell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3"/>
          <table:table-cell table:style-name="ce386" table:formula="of:=IF([.AB118]&lt;&gt;[.AD118];&quot;Change&quot;;&quot;&quot;)">
            <text:p/>
          </table:table-cell>
          <table:table-cell table:style-name="ce391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78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9" table:formula="of:=IF([.O86]=2;&quot;NO&quot;;&quot;&quot;)">
            <text:p/>
          </table:table-cell>
          <table:table-cell/>
          <table:table-cell table:style-name="ce222" table:formula="of:=IF([.O120]&lt;&gt;&quot;&quot;;[.O120];IF([.AB70]=&quot;&quot;;&quot;&quot;;[.AB70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3"/>
          <table:table-cell table:style-name="ce386" table:formula="of:=IF([.AB119]&lt;&gt;[.AD119];&quot;Change&quot;;&quot;&quot;)">
            <text:p/>
          </table:table-cell>
          <table:table-cell table:style-name="ce391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78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9" table:formula="of:=IF([.O87]=2;&quot;NO&quot;;&quot;&quot;)">
            <text:p/>
          </table:table-cell>
          <table:table-cell/>
          <table:table-cell table:style-name="ce223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3"/>
          <table:table-cell table:style-name="ce386" table:formula="of:=IF([.AB120]&lt;&gt;[.AD120];&quot;Change&quot;;&quot;&quot;)">
            <text:p/>
          </table:table-cell>
          <table:table-cell table:style-name="ce391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3"/>
          <table:table-cell table:style-name="ce386" table:formula="of:=IF([.AB121]&lt;&gt;[.AD121];&quot;Change&quot;;&quot;&quot;)">
            <text:p/>
          </table:table-cell>
          <table:table-cell table:style-name="ce391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22" table:formula="of:=IF([.O123]&lt;&gt;&quot;&quot;;[.O123];IF([.AB71]=&quot;&quot;;&quot;&quot;;[.AB71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3"/>
          <table:table-cell table:style-name="ce386" table:formula="of:=IF([.AB122]&lt;&gt;[.AD122];&quot;Change&quot;;&quot;&quot;)">
            <text:p/>
          </table:table-cell>
          <table:table-cell table:style-name="ce391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23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3"/>
          <table:table-cell table:style-name="ce386" table:formula="of:=IF([.AB123]&lt;&gt;[.AD123];&quot;Change&quot;;&quot;&quot;)">
            <text:p/>
          </table:table-cell>
          <table:table-cell table:style-name="ce391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09"/>
          <table:table-cell table:style-name="ce245" office:value-type="string" calcext:value-type="string">
            <text:p>max</text:p>
          </table:table-cell>
          <table:table-cell table:style-name="ce268"/>
          <table:table-cell table:style-name="ce303"/>
          <table:table-cell table:style-name="ce325"/>
          <table:table-cell table:style-name="ce268"/>
          <table:table-cell table:style-name="ce303"/>
          <table:table-cell table:style-name="ce325"/>
          <table:table-cell table:style-name="ce268"/>
          <table:table-cell table:style-name="ce303"/>
          <table:table-cell table:style-name="ce325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3"/>
          <table:table-cell table:style-name="ce386" table:formula="of:=IF([.AB124]&lt;&gt;[.AD124];&quot;Change&quot;;&quot;&quot;)">
            <text:p/>
          </table:table-cell>
          <table:table-cell table:style-name="ce391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69" table:formula="of:=IF([.AB83]=&quot;&quot;;&quot;&quot;;[.AB83])">
            <text:p/>
          </table:table-cell>
          <table:table-cell table:style-name="ce304" table:formula="of:=IF([.AB84]=&quot;&quot;;&quot;&quot;;[.AB84])">
            <text:p/>
          </table:table-cell>
          <table:table-cell table:style-name="ce326" table:formula="of:=IF([.AB85]=&quot;&quot;;&quot;&quot;;[.AB85])">
            <text:p/>
          </table:table-cell>
          <table:table-cell table:style-name="ce269" table:formula="of:=IF([.AB86]=&quot;&quot;;&quot;&quot;;[.AB86])">
            <text:p/>
          </table:table-cell>
          <table:table-cell table:style-name="ce304" table:formula="of:=IF([.AB87]=&quot;&quot;;&quot;&quot;;[.AB87])">
            <text:p/>
          </table:table-cell>
          <table:table-cell table:style-name="ce326" table:formula="of:=IF([.AB88]=&quot;&quot;;&quot;&quot;;[.AB88])">
            <text:p/>
          </table:table-cell>
          <table:table-cell table:style-name="ce269" table:formula="of:=IF([.AB89]=&quot;&quot;;&quot;&quot;;[.AB89])">
            <text:p/>
          </table:table-cell>
          <table:table-cell table:style-name="ce304" table:formula="of:=IF([.AB90]=&quot;&quot;;&quot;&quot;;[.AB90])">
            <text:p/>
          </table:table-cell>
          <table:table-cell table:style-name="ce326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05" office:value-type="string" calcext:value-type="string">
            <text:p>Acceptable:</text:p>
          </table:table-cell>
          <table:table-cell table:style-name="ce327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6" office:value-type="string" calcext:value-type="string">
            <text:p>Acceptable:</text:p>
          </table:table-cell>
          <table:table-cell table:style-name="ce352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6" office:value-type="string" calcext:value-type="string">
            <text:p>Acceptable:</text:p>
          </table:table-cell>
          <table:table-cell table:style-name="ce37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3"/>
          <table:table-cell table:style-name="ce386" table:formula="of:=IF([.AB126]&lt;&gt;[.AD126];&quot;Change&quot;;&quot;&quot;)">
            <text:p/>
          </table:table-cell>
          <table:table-cell table:style-name="ce391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2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3"/>
          <table:table-cell table:style-name="ce386" table:formula="of:=IF([.AB127]&lt;&gt;[.AD127];&quot;Change&quot;;&quot;&quot;)">
            <text:p/>
          </table:table-cell>
          <table:table-cell table:style-name="ce391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2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3"/>
          <table:table-cell table:style-name="ce386" table:formula="of:=IF([.AB128]&lt;&gt;[.AD128];&quot;Change&quot;;&quot;&quot;)">
            <text:p/>
          </table:table-cell>
          <table:table-cell table:style-name="ce391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2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2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3"/>
          <table:table-cell table:style-name="ce386" table:formula="of:=IF([.AB129]&lt;&gt;[.AD129];&quot;Change&quot;;&quot;&quot;)">
            <text:p/>
          </table:table-cell>
          <table:table-cell table:style-name="ce391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3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2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3"/>
          <table:table-cell table:style-name="ce386" table:formula="of:=IF([.AB130]&lt;&gt;[.AD130];&quot;Change&quot;;&quot;&quot;)">
            <text:p/>
          </table:table-cell>
          <table:table-cell table:style-name="ce391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2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3"/>
          <table:table-cell table:style-name="ce386" table:formula="of:=IF([.AB131]&lt;&gt;[.AD131];&quot;Change&quot;;&quot;&quot;)">
            <text:p/>
          </table:table-cell>
          <table:table-cell table:style-name="ce391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2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3"/>
          <table:table-cell table:style-name="ce386" table:formula="of:=IF([.AB132]&lt;&gt;[.AD132];&quot;Change&quot;;&quot;&quot;)">
            <text:p/>
          </table:table-cell>
          <table:table-cell table:style-name="ce391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70" table:formula="of:=IF([.Q135]&lt;&gt;&quot;&quot;;[.Q135];IF([.AB227]=&quot;&quot;;&quot;&quot;;[.AB227]))">
            <text:p/>
          </table:table-cell>
          <table:table-cell table:style-name="ce77" table:number-columns-repeated="7"/>
          <table:table-cell table:style-name="ce242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3"/>
          <table:table-cell table:style-name="ce386" table:formula="of:=IF([.AB133]&lt;&gt;[.AD133];&quot;Change&quot;;&quot;&quot;)">
            <text:p/>
          </table:table-cell>
          <table:table-cell table:style-name="ce391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06" table:formula="of:=LEN([.Q133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3"/>
          <table:table-cell table:style-name="ce386" table:formula="of:=IF([.AB134]&lt;&gt;[.AD134];&quot;Change&quot;;&quot;&quot;)">
            <text:p/>
          </table:table-cell>
          <table:table-cell table:style-name="ce391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1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271"/>
          <table:table-cell table:style-name="ce78" table:number-columns-repeated="7"/>
          <table:table-cell table:style-name="ce242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3"/>
          <table:table-cell table:style-name="ce386" table:formula="of:=IF([.AB135]&lt;&gt;[.AD135];&quot;Change&quot;;&quot;&quot;)">
            <text:p/>
          </table:table-cell>
          <table:table-cell table:style-name="ce391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10"/>
          <table:table-cell table:style-name="ce235" table:number-columns-repeated="9"/>
          <table:table-cell table:style-name="ce243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3"/>
          <table:table-cell table:style-name="ce386" table:formula="of:=IF([.AB136]&lt;&gt;[.AD136];&quot;Change&quot;;&quot;&quot;)">
            <text:p/>
          </table:table-cell>
          <table:table-cell table:style-name="ce391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2"/>
          <table:table-cell/>
          <table:table-cell table:style-name="ce224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37" office:value-type="string" calcext:value-type="string">
            <text:p>Mode:</text:p>
          </table:table-cell>
          <table:table-cell table:style-name="ce240"/>
          <table:table-cell table:style-name="ce321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372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3"/>
          <table:table-cell table:style-name="ce386" table:formula="of:=IF([.AB137]&lt;&gt;[.AD137];&quot;Change&quot;;&quot;&quot;)">
            <text:p/>
          </table:table-cell>
          <table:table-cell table:style-name="ce391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0" office:value-type="string" calcext:value-type="string">
            <text:p>Image</text:p>
          </table:table-cell>
          <table:table-cell table:style-name="ce242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3" table:formula="of:=IF([.R138]&lt;&gt;&quot;&quot;;[.R138];IF([.AB106]=&quot;&quot;;&quot;&quot;;[.AB106]))">
            <text:p/>
          </table:table-cell>
          <table:table-cell table:style-name="ce240"/>
          <table:table-cell table:style-name="ce242"/>
          <table:table-cell table:style-name="ce263" table:formula="of:=IF([.U138]&lt;&gt;&quot;&quot;;[.U138];IF([.AB107]=&quot;&quot;;&quot;&quot;;[.AB107]))">
            <text:p/>
          </table:table-cell>
          <table:table-cell table:style-name="ce240"/>
          <table:table-cell table:style-name="ce242"/>
          <table:table-cell table:style-name="ce263" table:formula="of:=IF([.X138]&lt;&gt;&quot;&quot;;[.X138];IF([.AB108]=&quot;&quot;;&quot;&quot;;[.AB108]))">
            <text:p/>
          </table:table-cell>
          <table:table-cell table:style-name="ce240"/>
          <table:table-cell table:style-name="ce242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3"/>
          <table:table-cell table:style-name="ce386" table:formula="of:=IF([.AB138]&lt;&gt;[.AD138];&quot;Change&quot;;&quot;&quot;)">
            <text:p/>
          </table:table-cell>
          <table:table-cell table:style-name="ce391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68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2"/>
          <table:table-cell/>
          <table:table-cell table:style-name="ce220" office:value-type="string" calcext:value-type="string">
            <text:p>Mode</text:p>
          </table:table-cell>
          <table:table-cell table:style-name="ce242" office:value-type="string" calcext:value-type="string">
            <text:p>Attenuator</text:p>
          </table:table-cell>
          <table:table-cell table:style-name="ce264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3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3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3"/>
          <table:table-cell table:style-name="ce386" table:formula="of:=IF([.AB139]&lt;&gt;[.AD139];&quot;Change&quot;;&quot;&quot;)">
            <text:p/>
          </table:table-cell>
          <table:table-cell table:style-name="ce391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3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69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2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3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2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2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2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3"/>
          <table:table-cell table:style-name="ce386" table:formula="of:=IF([.AB140]&lt;&gt;[.AD140];&quot;Change&quot;;&quot;&quot;)">
            <text:p/>
          </table:table-cell>
          <table:table-cell table:style-name="ce391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3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2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3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6"/>
          <table:table-cell table:style-name="ce170" office:value-type="string" calcext:value-type="string">
            <text:p>ACCEPTABLE RESULTS (mm Al)</text:p>
          </table:table-cell>
          <table:table-cell table:number-columns-repeated="2"/>
          <table:table-cell table:style-name="ce182"/>
          <table:table-cell/>
          <table:table-cell table:style-name="ce222" table:formula="of:=[.O110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Transmission:</text:p>
          </table:table-cell>
          <table:table-cell table:style-name="ce383"/>
          <table:table-cell table:style-name="ce386" table:formula="of:=IF([.AB142]&lt;&gt;[.AD142];&quot;Change&quot;;&quot;&quot;)">
            <text:p/>
          </table:table-cell>
          <table:table-cell table:style-name="ce391" table:formula="of:=IF([.U238]=&quot;&quot;;&quot;&quot;;[.U2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3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2"/>
          <table:table-cell/>
          <table:table-cell table:style-name="ce225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office:value-type="string" calcext:value-type="string">
            <text:p>Scatter (eyes):</text:p>
          </table:table-cell>
          <table:table-cell table:style-name="ce383"/>
          <table:table-cell table:style-name="ce386" table:formula="of:=IF([.AB143]&lt;&gt;[.AD143];&quot;Change&quot;;&quot;&quot;)">
            <text:p/>
          </table:table-cell>
          <table:table-cell table:style-name="ce391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3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2"/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Scatter (waist):</text:p>
          </table:table-cell>
          <table:table-cell table:style-name="ce383"/>
          <table:table-cell table:style-name="ce386" table:formula="of:=IF([.AB144]&lt;&gt;[.AD144];&quot;Change&quot;;&quot;&quot;)">
            <text:p/>
          </table:table-cell>
          <table:table-cell table:style-name="ce391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3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2"/>
          <table:table-cell/>
          <table:table-cell table:style-name="ce222" table:formula="of:=[.O113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2"/>
          <table:table-cell/>
          <table:table-cell table:style-name="ce225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office:value-type="string" calcext:value-type="string">
            <text:p>Scatter (eyes):</text:p>
          </table:table-cell>
          <table:table-cell table:style-name="ce383"/>
          <table:table-cell table:style-name="ce386" table:formula="of:=IF([.AB147]&lt;&gt;[.AD146];&quot;Change&quot;;&quot;&quot;)">
            <text:p/>
          </table:table-cell>
          <table:table-cell table:style-name="ce391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Scatter (waist):</text:p>
          </table:table-cell>
          <table:table-cell table:style-name="ce383"/>
          <table:table-cell table:style-name="ce386" table:formula="of:=IF([.AB147]&lt;&gt;[.AD147];&quot;Change&quot;;&quot;&quot;)">
            <text:p/>
          </table:table-cell>
          <table:table-cell table:style-name="ce391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2" table:formula="of:=[.O116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5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office:value-type="string" calcext:value-type="string">
            <text:p>kVp:</text:p>
          </table:table-cell>
          <table:table-cell table:style-name="ce383"/>
          <table:table-cell table:style-name="ce386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91" table:formula="of:=IF([.V253]=&quot;&quot;;&quot;&quot;;[.V253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Huttner Normal:</text:p>
          </table:table-cell>
          <table:table-cell table:style-name="ce383"/>
          <table:table-cell table:style-name="ce386" table:formula="of:=IF([.AB150]&lt;&gt;[.AD150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2" table:formula="of:=[.O119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Huttner Mag 1:</text:p>
          </table:table-cell>
          <table:table-cell table:style-name="ce383"/>
          <table:table-cell table:style-name="ce386" table:formula="of:=IF([.AB151]&lt;&gt;[.AD151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5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office:value-type="string" calcext:value-type="string">
            <text:p>Huttner Mag 2:</text:p>
          </table:table-cell>
          <table:table-cell table:style-name="ce383"/>
          <table:table-cell table:style-name="ce386" table:formula="of:=IF([.AB152]&lt;&gt;[.AD152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Huttner Mag 3:</text:p>
          </table:table-cell>
          <table:table-cell table:style-name="ce383"/>
          <table:table-cell table:style-name="ce386" table:formula="of:=IF([.AB153]&lt;&gt;[.AD153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2" table:formula="of:=[.O122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Huttner Mag 4:</text:p>
          </table:table-cell>
          <table:table-cell table:style-name="ce383"/>
          <table:table-cell table:style-name="ce386" table:formula="of:=IF([.AB154]&lt;&gt;[.AD154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5"/>
          <table:table-cell table:style-name="ce244" office:value-type="float" office:value="30" calcext:value-type="float">
            <text:p>30.00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office:value-type="string" calcext:value-type="string">
            <text:p>N3 Normal:</text:p>
          </table:table-cell>
          <table:table-cell table:style-name="ce383"/>
          <table:table-cell table:style-name="ce386" table:formula="of:=IF([.AB155]&lt;&gt;[.AD155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245" office:value-type="string" calcext:value-type="string">
            <text:p>max</text:p>
          </table:table-cell>
          <table:table-cell table:style-name="ce268"/>
          <table:table-cell table:style-name="ce303"/>
          <table:table-cell table:style-name="ce325"/>
          <table:table-cell table:style-name="ce268"/>
          <table:table-cell table:style-name="ce303"/>
          <table:table-cell table:style-name="ce325"/>
          <table:table-cell table:style-name="ce268"/>
          <table:table-cell table:style-name="ce303"/>
          <table:table-cell table:style-name="ce325"/>
          <table:table-cell/>
          <table:table-cell office:value-type="string" calcext:value-type="string">
            <text:p>N3 Mag 1:</text:p>
          </table:table-cell>
          <table:table-cell table:style-name="ce383"/>
          <table:table-cell table:style-name="ce386" table:formula="of:=IF([.AB156]&lt;&gt;[.AD156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69" table:formula="of:=IF([.AB93]=&quot;&quot;;&quot;&quot;;[.AB93])">
            <text:p/>
          </table:table-cell>
          <table:table-cell table:style-name="ce304" table:formula="of:=IF([.AB94]=&quot;&quot;;&quot;&quot;;[.AB94])">
            <text:p/>
          </table:table-cell>
          <table:table-cell table:style-name="ce326" table:formula="of:=IF([.AB95]=&quot;&quot;;&quot;&quot;;[.AB95])">
            <text:p/>
          </table:table-cell>
          <table:table-cell table:style-name="ce269" table:formula="of:=IF([.AB96]=&quot;&quot;;&quot;&quot;;[.AB96])">
            <text:p/>
          </table:table-cell>
          <table:table-cell table:style-name="ce304" table:formula="of:=IF([.AB97]=&quot;&quot;;&quot;&quot;;[.AB97])">
            <text:p/>
          </table:table-cell>
          <table:table-cell table:style-name="ce326" table:formula="of:=IF([.AB98]=&quot;&quot;;&quot;&quot;;[.AB98])">
            <text:p/>
          </table:table-cell>
          <table:table-cell table:style-name="ce269" table:formula="of:=IF([.AB99]=&quot;&quot;;&quot;&quot;;[.AB99])">
            <text:p/>
          </table:table-cell>
          <table:table-cell table:style-name="ce304" table:formula="of:=IF([.AB100]=&quot;&quot;;&quot;&quot;;[.AB100])">
            <text:p/>
          </table:table-cell>
          <table:table-cell table:style-name="ce326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3"/>
          <table:table-cell table:style-name="ce386" table:formula="of:=IF([.AB157]&lt;&gt;[.AD157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07" office:value-type="string" calcext:value-type="string">
            <text:p>Acceptable:</text:p>
          </table:table-cell>
          <table:table-cell table:style-name="ce328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7" office:value-type="string" calcext:value-type="string">
            <text:p>Acceptable:</text:p>
          </table:table-cell>
          <table:table-cell table:style-name="ce353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7" office:value-type="string" calcext:value-type="string">
            <text:p>Acceptable:</text:p>
          </table:table-cell>
          <table:table-cell table:style-name="ce37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3"/>
          <table:table-cell table:style-name="ce386" table:formula="of:=IF([.AB158]&lt;&gt;[.AD158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N3 Mag 4:</text:p>
          </table:table-cell>
          <table:table-cell table:style-name="ce383"/>
          <table:table-cell table:style-name="ce386" table:formula="of:=IF([.AB159]&lt;&gt;[.AD159];&quot;Change&quot;;&quot;&quot;)">
            <text:p/>
          </table:table-cell>
          <table:table-cell table:style-name="ce389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Field Size:</text:p>
          </table:table-cell>
          <table:table-cell table:style-name="ce383"/>
          <table:table-cell table:style-name="ce386" table:formula="of:=IF([.AB160]&lt;&gt;[.AD160];&quot;Change&quot;;&quot;&quot;)">
            <text:p/>
          </table:table-cell>
          <table:table-cell table:style-name="ce389" table:formula="of:=IF([.W283]=&quot;&quot;;&quot;&quot;;[.W28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SID:</text:p>
          </table:table-cell>
          <table:table-cell table:style-name="ce383"/>
          <table:table-cell table:style-name="ce386" table:formula="of:=IF([.AB161]&lt;&gt;[.AD161];&quot;Change&quot;;&quot;&quot;)">
            <text:p/>
          </table:table-cell>
          <table:table-cell table:style-name="ce389" table:formula="of:=IF([.O290]=&quot;&quot;;&quot;&quot;;[.O29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2"/>
          <table:table-cell/>
          <table:table-cell office:value-type="string" calcext:value-type="string">
            <text:p>Front:</text:p>
          </table:table-cell>
          <table:table-cell table:style-name="ce383"/>
          <table:table-cell table:style-name="ce386" table:formula="of:=IF([.AB162]&lt;&gt;[.AD162];&quot;Change&quot;;&quot;&quot;)">
            <text:p/>
          </table:table-cell>
          <table:table-cell table:style-name="ce389" table:formula="of:=IF([.P293]=&quot;&quot;;&quot;&quot;;[.P29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2"/>
          <table:table-cell/>
          <table:table-cell office:value-type="string" calcext:value-type="string">
            <text:p>Back:</text:p>
          </table:table-cell>
          <table:table-cell table:style-name="ce383"/>
          <table:table-cell table:style-name="ce386" table:formula="of:=IF([.AB163]&lt;&gt;[.AD163];&quot;Change&quot;;&quot;&quot;)">
            <text:p/>
          </table:table-cell>
          <table:table-cell table:style-name="ce389" table:formula="of:=IF([.P294]=&quot;&quot;;&quot;&quot;;[.P29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2"/>
          <table:table-cell/>
          <table:table-cell office:value-type="string" calcext:value-type="string">
            <text:p>Left:</text:p>
          </table:table-cell>
          <table:table-cell table:style-name="ce383"/>
          <table:table-cell table:style-name="ce386" table:formula="of:=IF([.AB164]&lt;&gt;[.AD164];&quot;Change&quot;;&quot;&quot;)">
            <text:p/>
          </table:table-cell>
          <table:table-cell table:style-name="ce389" table:formula="of:=IF([.P295]=&quot;&quot;;&quot;&quot;;[.P29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70" table:formula="of:=IF([.Q167]&lt;&gt;&quot;&quot;;[.Q167];IF([.AB228]=&quot;&quot;;&quot;&quot;;[.AB228]))">
            <text:p/>
          </table:table-cell>
          <table:table-cell table:style-name="ce77" table:number-columns-repeated="7"/>
          <table:table-cell table:style-name="ce242"/>
          <table:table-cell/>
          <table:table-cell office:value-type="string" calcext:value-type="string">
            <text:p>Right:</text:p>
          </table:table-cell>
          <table:table-cell table:style-name="ce383"/>
          <table:table-cell table:style-name="ce386" table:formula="of:=IF([.AB165]&lt;&gt;[.AD165];&quot;Change&quot;;&quot;&quot;)">
            <text:p/>
          </table:table-cell>
          <table:table-cell table:style-name="ce389" table:formula="of:=IF([.P296]=&quot;&quot;;&quot;&quot;;[.P29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06" table:formula="of:=LEN([.Q165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/>
          <table:table-cell office:value-type="string" calcext:value-type="string">
            <text:p>TO.10.A</text:p>
          </table:table-cell>
          <table:table-cell table:style-name="ce383"/>
          <table:table-cell table:style-name="ce386" table:formula="of:=IF([.AB166]&lt;&gt;[.AD166];&quot;Change&quot;;&quot;&quot;)">
            <text:p/>
          </table:table-cell>
          <table:table-cell table:style-name="ce389" table:formula="of:=IF([.Q266]=&quot;&quot;;&quot;&quot;;[.Q26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271"/>
          <table:table-cell table:style-name="ce78" table:number-columns-repeated="7"/>
          <table:table-cell table:style-name="ce242"/>
          <table:table-cell/>
          <table:table-cell office:value-type="string" calcext:value-type="string">
            <text:p>TO.10.B</text:p>
          </table:table-cell>
          <table:table-cell table:style-name="ce383"/>
          <table:table-cell table:style-name="ce386" table:formula="of:=IF([.AB167]&lt;&gt;[.AD167];&quot;Change&quot;;&quot;&quot;)">
            <text:p/>
          </table:table-cell>
          <table:table-cell table:style-name="ce389" table:formula="of:=IF([.Q267]=&quot;&quot;;&quot;&quot;;[.Q26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10"/>
          <table:table-cell table:style-name="ce235" table:number-columns-repeated="9"/>
          <table:table-cell table:style-name="ce243"/>
          <table:table-cell/>
          <table:table-cell office:value-type="string" calcext:value-type="string">
            <text:p>TO.10.C</text:p>
          </table:table-cell>
          <table:table-cell table:style-name="ce383"/>
          <table:table-cell table:style-name="ce386" table:formula="of:=IF([.AB168]&lt;&gt;[.AD168];&quot;Change&quot;;&quot;&quot;)">
            <text:p/>
          </table:table-cell>
          <table:table-cell table:style-name="ce389" table:formula="of:=IF([.Q268]=&quot;&quot;;&quot;&quot;;[.Q26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4" office:value-type="string" calcext:value-type="string">
            <text:p>Half Value Layer</text:p>
          </table:table-cell>
          <table:table-cell table:style-name="ce51" table:number-columns-repeated="9"/>
          <table:table-cell table:style-name="ce372"/>
          <table:table-cell/>
          <table:table-cell office:value-type="string" calcext:value-type="string">
            <text:p>TO.10.D</text:p>
          </table:table-cell>
          <table:table-cell table:style-name="ce383"/>
          <table:table-cell table:style-name="ce386" table:formula="of:=IF([.AB169]&lt;&gt;[.AD169];&quot;Change&quot;;&quot;&quot;)">
            <text:p/>
          </table:table-cell>
          <table:table-cell table:style-name="ce389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13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42"/>
          <table:table-cell/>
          <table:table-cell office:value-type="string" calcext:value-type="string">
            <text:p>TO.10.E</text:p>
          </table:table-cell>
          <table:table-cell table:style-name="ce383"/>
          <table:table-cell table:style-name="ce386" table:formula="of:=IF([.AB170]&lt;&gt;[.AD170];&quot;Change&quot;;&quot;&quot;)">
            <text:p/>
          </table:table-cell>
          <table:table-cell table:style-name="ce389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number-columns-repeated="5"/>
          <table:table-cell table:style-name="ce16" table:number-columns-repeated="2"/>
          <table:table-cell table:number-columns-repeated="2"/>
          <table:table-cell table:style-name="ce242"/>
          <table:table-cell/>
          <table:table-cell office:value-type="string" calcext:value-type="string">
            <text:p>TO.10.F</text:p>
          </table:table-cell>
          <table:table-cell table:style-name="ce383"/>
          <table:table-cell table:style-name="ce386" table:formula="of:=IF([.AB171]&lt;&gt;[.AD171];&quot;Change&quot;;&quot;&quot;)">
            <text:p/>
          </table:table-cell>
          <table:table-cell table:style-name="ce389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6" office:value-type="string" calcext:value-type="string">
            <text:p>kV</text:p>
          </table:table-cell>
          <table:table-cell table:style-name="ce247" office:value-type="string" calcext:value-type="string">
            <text:p>mA</text:p>
          </table:table-cell>
          <table:table-cell table:style-name="ce226" office:value-type="string" calcext:value-type="string">
            <text:p>mm Al</text:p>
          </table:table-cell>
          <table:table-cell table:style-name="ce308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42"/>
          <table:table-cell/>
          <table:table-cell office:value-type="string" calcext:value-type="string">
            <text:p>TO.10.G</text:p>
          </table:table-cell>
          <table:table-cell table:style-name="ce383"/>
          <table:table-cell table:style-name="ce386" table:formula="of:=IF([.AB172]&lt;&gt;[.AD172];&quot;Change&quot;;&quot;&quot;)">
            <text:p/>
          </table:table-cell>
          <table:table-cell table:style-name="ce389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7" office:value-type="float" office:value="80" calcext:value-type="float">
            <text:p>80</text:p>
          </table:table-cell>
          <table:table-cell table:style-name="ce248"/>
          <table:table-cell table:style-name="ce272" office:value-type="float" office:value="0" calcext:value-type="float">
            <text:p>0.0</text:p>
          </table:table-cell>
          <table:table-cell table:style-name="ce309"/>
          <table:table-cell/>
          <table:table-cell table:style-name="ce257" office:value-type="string" calcext:value-type="string">
            <text:p>mm Al</text:p>
          </table:table-cell>
          <table:table-cell table:style-name="ce257" office:value-type="string" calcext:value-type="string">
            <text:p>Avg Exp</text:p>
          </table:table-cell>
          <table:table-cell table:style-name="ce257" office:value-type="string" calcext:value-type="string">
            <text:p>DATA(1/2)</text:p>
          </table:table-cell>
          <table:table-cell table:style-name="ce257" office:value-type="string" calcext:value-type="string">
            <text:p>Data Al</text:p>
          </table:table-cell>
          <table:table-cell table:style-name="ce221" office:value-type="string" calcext:value-type="string">
            <text:p>HVL</text:p>
          </table:table-cell>
          <table:table-cell table:style-name="ce242"/>
          <table:table-cell/>
          <table:table-cell office:value-type="string" calcext:value-type="string">
            <text:p>TO.10.H</text:p>
          </table:table-cell>
          <table:table-cell table:style-name="ce383"/>
          <table:table-cell table:style-name="ce386" table:formula="of:=IF([.AB173]&lt;&gt;[.AD173];&quot;Change&quot;;&quot;&quot;)">
            <text:p/>
          </table:table-cell>
          <table:table-cell table:style-name="ce389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49"/>
          <table:table-cell table:style-name="ce273" office:value-type="float" office:value="0" calcext:value-type="float">
            <text:p>0.0</text:p>
          </table:table-cell>
          <table:table-cell table:style-name="ce310"/>
          <table:table-cell/>
          <table:table-cell table:style-name="ce257" table:formula="of:=[.Q173]" office:value-type="float" office:value="0" calcext:value-type="float">
            <text:p>0.00</text:p>
          </table:table-cell>
          <table:table-cell table:style-name="ce257" table:formula="of:=IF(MIN([.R173:.R174])=0;&quot;&quot;;AVERAGE([.R173:.R174]))">
            <text:p/>
          </table:table-cell>
          <table:table-cell table:style-name="ce257" table:formula="of:=IF([.U174]=&quot;&quot;;&quot;&quot;;ABS([.U174]-[.$U$174]/2))">
            <text:p/>
          </table:table-cell>
          <table:table-cell table:style-name="ce25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33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42"/>
          <table:table-cell/>
          <table:table-cell office:value-type="string" calcext:value-type="string">
            <text:p>TO.10.J</text:p>
          </table:table-cell>
          <table:table-cell table:style-name="ce383"/>
          <table:table-cell table:style-name="ce386" table:formula="of:=IF([.AB174]&lt;&gt;[.AD174];&quot;Change&quot;;&quot;&quot;)">
            <text:p/>
          </table:table-cell>
          <table:table-cell table:style-name="ce389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4"/>
          <table:table-cell table:style-name="ce309"/>
          <table:table-cell/>
          <table:table-cell table:style-name="ce257" table:formula="of:=IF([.Q175]=&quot;&quot;;&quot;&quot;;[.Q175])">
            <text:p/>
          </table:table-cell>
          <table:table-cell table:style-name="ce257" table:formula="of:=IF(MIN([.R175:.R176])=0;&quot;&quot;;AVERAGE([.R175:.R176]))">
            <text:p/>
          </table:table-cell>
          <table:table-cell table:style-name="ce257" table:formula="of:=IF([.U175]=&quot;&quot;;&quot;&quot;;ABS([.U175]-[.$U$174]/2))">
            <text:p/>
          </table:table-cell>
          <table:table-cell table:style-name="ce25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42"/>
          <table:table-cell/>
          <table:table-cell office:value-type="string" calcext:value-type="string">
            <text:p>TO.10.K</text:p>
          </table:table-cell>
          <table:table-cell table:style-name="ce383"/>
          <table:table-cell table:style-name="ce386" table:formula="of:=IF([.AB175]&lt;&gt;[.AD175];&quot;Change&quot;;&quot;&quot;)">
            <text:p/>
          </table:table-cell>
          <table:table-cell table:style-name="ce389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3" table:formula="of:=IF([.Q175]=&quot;&quot;;&quot;&quot;;[.Q175])">
            <text:p/>
          </table:table-cell>
          <table:table-cell table:style-name="ce310"/>
          <table:table-cell/>
          <table:table-cell table:style-name="ce257" table:formula="of:=IF([.Q177]=&quot;&quot;;&quot;&quot;;[.Q177])">
            <text:p/>
          </table:table-cell>
          <table:table-cell table:style-name="ce257" table:formula="of:=IF(MIN([.R177:.R178])=0;&quot;&quot;;AVERAGE([.R177:.R178]))">
            <text:p/>
          </table:table-cell>
          <table:table-cell table:style-name="ce257" table:formula="of:=IF([.U176]=&quot;&quot;;&quot;&quot;;ABS([.U176]-[.$U$174]/2))">
            <text:p/>
          </table:table-cell>
          <table:table-cell table:number-columns-repeated="2"/>
          <table:table-cell table:style-name="ce242"/>
          <table:table-cell/>
          <table:table-cell office:value-type="string" calcext:value-type="string">
            <text:p>TO.10.L</text:p>
          </table:table-cell>
          <table:table-cell table:style-name="ce383"/>
          <table:table-cell table:style-name="ce386" table:formula="of:=IF([.AB176]&lt;&gt;[.AD176];&quot;Change&quot;;&quot;&quot;)">
            <text:p/>
          </table:table-cell>
          <table:table-cell table:style-name="ce389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5"/>
          <table:table-cell table:style-name="ce309"/>
          <table:table-cell/>
          <table:table-cell table:style-name="ce257" table:formula="of:=IF([.Q179]=&quot;&quot;;&quot;&quot;;[.Q179])">
            <text:p/>
          </table:table-cell>
          <table:table-cell table:style-name="ce257" table:formula="of:=IF(MIN([.R179:.R180])=0;&quot;&quot;;AVERAGE([.R179:.R180]))">
            <text:p/>
          </table:table-cell>
          <table:table-cell table:style-name="ce25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2"/>
          <table:table-cell/>
          <table:table-cell office:value-type="string" calcext:value-type="string">
            <text:p>TO.10.M</text:p>
          </table:table-cell>
          <table:table-cell table:style-name="ce383"/>
          <table:table-cell table:style-name="ce386" table:formula="of:=IF([.AB177]&lt;&gt;[.AD177];&quot;Change&quot;;&quot;&quot;)">
            <text:p/>
          </table:table-cell>
          <table:table-cell table:style-name="ce389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3" table:formula="of:=IF([.Q177]=&quot;&quot;;&quot;&quot;;[.Q177])">
            <text:p/>
          </table:table-cell>
          <table:table-cell table:style-name="ce310"/>
          <table:table-cell/>
          <table:table-cell table:style-name="ce257" table:formula="of:=IF([.Q181]=&quot;&quot;;&quot;&quot;;[.Q181])">
            <text:p/>
          </table:table-cell>
          <table:table-cell table:style-name="ce257" table:formula="of:=IF(MIN([.R181:.R182])=0;&quot;&quot;;AVERAGE([.R181:.R182]))">
            <text:p/>
          </table:table-cell>
          <table:table-cell table:style-name="ce257" table:formula="of:=IF([.U178]=&quot;&quot;;&quot;&quot;;ABS([.U178]-[.$U$174]/2))">
            <text:p/>
          </table:table-cell>
          <table:table-cell table:style-name="ce25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57" table:formula="of:=IF([.W178]=&quot;&quot;;&quot;&quot;;LN([.W178]))">
            <text:p/>
          </table:table-cell>
          <table:table-cell table:style-name="ce242"/>
          <table:table-cell/>
          <table:table-cell office:value-type="string" calcext:value-type="string">
            <text:p>TO.10.A</text:p>
          </table:table-cell>
          <table:table-cell table:style-name="ce383"/>
          <table:table-cell table:style-name="ce386" table:formula="of:=IF([.AB178]&lt;&gt;[.AD178];&quot;Change&quot;;&quot;&quot;)">
            <text:p/>
          </table:table-cell>
          <table:table-cell table:style-name="ce389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5"/>
          <table:table-cell table:style-name="ce309"/>
          <table:table-cell/>
          <table:table-cell table:style-name="ce257" table:formula="of:=IF([.Q183]=&quot;&quot;;&quot;&quot;;[.Q183])">
            <text:p/>
          </table:table-cell>
          <table:table-cell table:style-name="ce257" table:formula="of:=IF(MIN([.R183:.R184])=0;&quot;&quot;;AVERAGE([.R183:.R184]))">
            <text:p/>
          </table:table-cell>
          <table:table-cell table:style-name="ce257" table:formula="of:=IF([.U179]=&quot;&quot;;&quot;&quot;;ABS([.U179]-[.$U$174]/2))">
            <text:p/>
          </table:table-cell>
          <table:table-cell table:style-name="ce25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57" table:formula="of:=IF([.W179]=&quot;&quot;;&quot;&quot;;LN([.W179]))">
            <text:p/>
          </table:table-cell>
          <table:table-cell table:style-name="ce242"/>
          <table:table-cell/>
          <table:table-cell office:value-type="string" calcext:value-type="string">
            <text:p>TO.10.B</text:p>
          </table:table-cell>
          <table:table-cell table:style-name="ce383"/>
          <table:table-cell table:style-name="ce386" table:formula="of:=IF([.AB179]&lt;&gt;[.AD179];&quot;Change&quot;;&quot;&quot;)">
            <text:p/>
          </table:table-cell>
          <table:table-cell table:style-name="ce389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3" table:formula="of:=IF([.Q179]=&quot;&quot;;&quot;&quot;;[.Q179])">
            <text:p/>
          </table:table-cell>
          <table:table-cell table:style-name="ce310"/>
          <table:table-cell/>
          <table:table-cell table:style-name="ce338" table:formula="of:=HVL" office:value-type="string" office:string-value="TBD" calcext:value-type="string">
            <text:p>TBD</text:p>
          </table:table-cell>
          <table:table-cell table:style-name="ce33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C</text:p>
          </table:table-cell>
          <table:table-cell table:style-name="ce383"/>
          <table:table-cell table:style-name="ce386" table:formula="of:=IF([.AB180]&lt;&gt;[.AD180];&quot;Change&quot;;&quot;&quot;)">
            <text:p/>
          </table:table-cell>
          <table:table-cell table:style-name="ce389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5"/>
          <table:table-cell table:style-name="ce309"/>
          <table:table-cell/>
          <table:table-cell table:style-name="ce339" office:value-type="string" calcext:value-type="string" table:number-columns-spanned="2" table:number-rows-spanned="1">
            <text:p>Acceptable (mm Al)</text:p>
          </table:table-cell>
          <table:covered-table-cell table:style-name="ce257"/>
          <table:table-cell/>
          <table:table-cell table:style-name="ce17" office:value-type="string" calcext:value-type="string">
            <text:p>HVL Acceptable:</text:p>
          </table:table-cell>
          <table:table-cell table:style-name="ce36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42"/>
          <table:table-cell/>
          <table:table-cell office:value-type="string" calcext:value-type="string">
            <text:p>TO.10.D</text:p>
          </table:table-cell>
          <table:table-cell table:style-name="ce383"/>
          <table:table-cell table:style-name="ce386" table:formula="of:=IF([.AB181]&lt;&gt;[.AD181];&quot;Change&quot;;&quot;&quot;)">
            <text:p/>
          </table:table-cell>
          <table:table-cell table:style-name="ce389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3" table:formula="of:=IF([.Q181]=&quot;&quot;;&quot;&quot;;[.Q181])">
            <text:p/>
          </table:table-cell>
          <table:table-cell table:style-name="ce310"/>
          <table:table-cell/>
          <table:table-cell table:style-name="ce257" office:value-type="string" calcext:value-type="string">
            <text:p>Low</text:p>
          </table:table-cell>
          <table:table-cell table:style-name="ce25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E</text:p>
          </table:table-cell>
          <table:table-cell table:style-name="ce383"/>
          <table:table-cell table:style-name="ce386" table:formula="of:=IF([.AB182]&lt;&gt;[.AD182];&quot;Change&quot;;&quot;&quot;)">
            <text:p/>
          </table:table-cell>
          <table:table-cell table:style-name="ce389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5"/>
          <table:table-cell table:style-name="ce309"/>
          <table:table-cell/>
          <table:table-cell table:style-name="ce257" office:value-type="string" calcext:value-type="string">
            <text:p>Desired</text:p>
          </table:table-cell>
          <table:table-cell table:style-name="ce25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9" table:formula="of:=IF([.AB104]=&quot;&quot;;&quot;&quot;;[.AB104])">
            <text:p/>
          </table:table-cell>
          <table:table-cell table:style-name="ce242"/>
          <table:table-cell/>
          <table:table-cell office:value-type="string" calcext:value-type="string">
            <text:p>TO.10.F</text:p>
          </table:table-cell>
          <table:table-cell table:style-name="ce383"/>
          <table:table-cell table:style-name="ce386" table:formula="of:=IF([.AB183]&lt;&gt;[.AD183];&quot;Change&quot;;&quot;&quot;)">
            <text:p/>
          </table:table-cell>
          <table:table-cell table:style-name="ce389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8"/>
          <table:table-cell table:style-name="ce250"/>
          <table:table-cell table:style-name="ce273" table:formula="of:=IF([.Q183]=&quot;&quot;;&quot;&quot;;[.Q183])">
            <text:p/>
          </table:table-cell>
          <table:table-cell table:style-name="ce310"/>
          <table:table-cell/>
          <table:table-cell table:style-name="ce257" office:value-type="string" calcext:value-type="string">
            <text:p>High</text:p>
          </table:table-cell>
          <table:table-cell table:style-name="ce25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42"/>
          <table:table-cell/>
          <table:table-cell office:value-type="string" calcext:value-type="string">
            <text:p>TO.10.G</text:p>
          </table:table-cell>
          <table:table-cell table:style-name="ce383"/>
          <table:table-cell table:style-name="ce386" table:formula="of:=IF([.AB184]&lt;&gt;[.AD184];&quot;Change&quot;;&quot;&quot;)">
            <text:p/>
          </table:table-cell>
          <table:table-cell table:style-name="ce389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number-columns-repeated="9"/>
          <table:table-cell table:style-name="ce242"/>
          <table:table-cell/>
          <table:table-cell office:value-type="string" calcext:value-type="string">
            <text:p>TO.10.H</text:p>
          </table:table-cell>
          <table:table-cell table:style-name="ce383"/>
          <table:table-cell table:style-name="ce386" table:formula="of:=IF([.AB185]&lt;&gt;[.AD185];&quot;Change&quot;;&quot;&quot;)">
            <text:p/>
          </table:table-cell>
          <table:table-cell table:style-name="ce389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4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372"/>
          <table:table-cell/>
          <table:table-cell office:value-type="string" calcext:value-type="string">
            <text:p>TO.10.J</text:p>
          </table:table-cell>
          <table:table-cell table:style-name="ce383"/>
          <table:table-cell table:style-name="ce386" table:formula="of:=IF([.AB186]&lt;&gt;[.AD186];&quot;Change&quot;;&quot;&quot;)">
            <text:p/>
          </table:table-cell>
          <table:table-cell table:style-name="ce389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/>
          <table:table-cell table:number-columns-repeated="9"/>
          <table:table-cell table:style-name="ce242"/>
          <table:table-cell/>
          <table:table-cell office:value-type="string" calcext:value-type="string">
            <text:p>TO.10.K</text:p>
          </table:table-cell>
          <table:table-cell table:style-name="ce383"/>
          <table:table-cell table:style-name="ce386" table:formula="of:=IF([.AB187]&lt;&gt;[.AD187];&quot;Change&quot;;&quot;&quot;)">
            <text:p/>
          </table:table-cell>
          <table:table-cell table:style-name="ce389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L</text:p>
          </table:table-cell>
          <table:table-cell table:style-name="ce383"/>
          <table:table-cell table:style-name="ce386" table:formula="of:=IF([.AB188]&lt;&gt;[.AD188];&quot;Change&quot;;&quot;&quot;)">
            <text:p/>
          </table:table-cell>
          <table:table-cell table:style-name="ce389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M</text:p>
          </table:table-cell>
          <table:table-cell table:style-name="ce383"/>
          <table:table-cell table:style-name="ce386" table:formula="of:=IF([.AB189]&lt;&gt;[.AD189];&quot;Change&quot;;&quot;&quot;)">
            <text:p/>
          </table:table-cell>
          <table:table-cell table:style-name="ce389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9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31" table:formula="of:=IF([.$O$110]=&quot;&quot;;&quot;&quot;;[.$O$110])">
            <text:p/>
          </table:table-cell>
          <table:table-cell table:style-name="ce276" table:number-columns-repeated="3"/>
          <table:table-cell table:style-name="ce231"/>
          <table:table-cell table:style-name="ce348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42"/>
          <table:table-cell/>
          <table:table-cell office:value-type="string" calcext:value-type="string">
            <text:p>TO.10.A</text:p>
          </table:table-cell>
          <table:table-cell table:style-name="ce383"/>
          <table:table-cell table:style-name="ce386" table:formula="of:=IF([.AB190]&lt;&gt;[.AD190];&quot;Change&quot;;&quot;&quot;)">
            <text:p/>
          </table:table-cell>
          <table:table-cell table:style-name="ce389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covered-table-cell table:style-name="ce229"/>
          <table:table-cell table:style-name="ce232" table:formula="of:=IF([.$O$113]=&quot;&quot;;&quot;&quot;;[.$O$113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42"/>
          <table:table-cell/>
          <table:table-cell office:value-type="string" calcext:value-type="string">
            <text:p>TO.10.B</text:p>
          </table:table-cell>
          <table:table-cell table:style-name="ce383"/>
          <table:table-cell table:style-name="ce386" table:formula="of:=IF([.AB191]&lt;&gt;[.AD191];&quot;Change&quot;;&quot;&quot;)">
            <text:p/>
          </table:table-cell>
          <table:table-cell table:style-name="ce389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covered-table-cell table:style-name="ce229"/>
          <table:table-cell table:style-name="ce232" table:formula="of:=IF([.$O$116]=&quot;&quot;;&quot;&quot;;[.$O$116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42"/>
          <table:table-cell/>
          <table:table-cell office:value-type="string" calcext:value-type="string">
            <text:p>TO.10.C</text:p>
          </table:table-cell>
          <table:table-cell table:style-name="ce383"/>
          <table:table-cell table:style-name="ce386" table:formula="of:=IF([.AB192]&lt;&gt;[.AD192];&quot;Change&quot;;&quot;&quot;)">
            <text:p/>
          </table:table-cell>
          <table:table-cell table:style-name="ce389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covered-table-cell table:style-name="ce229"/>
          <table:table-cell table:style-name="ce232" table:formula="of:=IF([.$O$119]=&quot;&quot;;&quot;&quot;;[.$O$119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3]=&quot;&quot;;&quot;&quot;;[.AB113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D</text:p>
          </table:table-cell>
          <table:table-cell table:style-name="ce383"/>
          <table:table-cell table:style-name="ce386" table:formula="of:=IF([.AB193]&lt;&gt;[.AD193];&quot;Change&quot;;&quot;&quot;)">
            <text:p/>
          </table:table-cell>
          <table:table-cell table:style-name="ce389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covered-table-cell table:style-name="ce229"/>
          <table:table-cell table:style-name="ce233" table:formula="of:=IF([.$O$122]=&quot;&quot;;&quot;&quot;;[.$O$122])">
            <text:p/>
          </table:table-cell>
          <table:table-cell table:style-name="ce278" table:number-columns-repeated="3"/>
          <table:table-cell table:style-name="ce233"/>
          <table:table-cell table:style-name="ce334" table:formula="of:=IF([.AB114]=&quot;&quot;;&quot;&quot;;[.AB114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E</text:p>
          </table:table-cell>
          <table:table-cell table:style-name="ce383"/>
          <table:table-cell table:style-name="ce386" table:formula="of:=IF([.AB194]&lt;&gt;[.AD194];&quot;Change&quot;;&quot;&quot;)">
            <text:p/>
          </table:table-cell>
          <table:table-cell table:style-name="ce389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2"/>
          <table:table-cell/>
          <table:table-cell table:style-name="ce229" table:formula="of:=[.$T$107]" table:number-columns-spanned="1" table:number-rows-spanned="5">
            <text:p/>
          </table:table-cell>
          <table:table-cell table:style-name="ce231" table:formula="of:=IF([.$O$110]=&quot;&quot;;&quot;&quot;;[.$O$110])">
            <text:p/>
          </table:table-cell>
          <table:table-cell table:style-name="ce276" table:number-columns-repeated="3"/>
          <table:table-cell table:style-name="ce231"/>
          <table:table-cell table:style-name="ce348" table:formula="of:=IF([.AB115]=&quot;&quot;;&quot;&quot;;[.AB115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F</text:p>
          </table:table-cell>
          <table:table-cell table:style-name="ce383"/>
          <table:table-cell table:style-name="ce386" table:formula="of:=IF([.AB195]&lt;&gt;[.AD195];&quot;Change&quot;;&quot;&quot;)">
            <text:p/>
          </table:table-cell>
          <table:table-cell table:style-name="ce389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3"/>
          <table:table-cell/>
          <table:covered-table-cell table:style-name="ce229"/>
          <table:table-cell table:style-name="ce232" table:formula="of:=IF([.$O$113]=&quot;&quot;;&quot;&quot;;[.$O$113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6]=&quot;&quot;;&quot;&quot;;[.AB116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G</text:p>
          </table:table-cell>
          <table:table-cell table:style-name="ce383"/>
          <table:table-cell table:style-name="ce386" table:formula="of:=IF([.AB196]&lt;&gt;[.AD196];&quot;Change&quot;;&quot;&quot;)">
            <text:p/>
          </table:table-cell>
          <table:table-cell table:style-name="ce389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9"/>
          <table:table-cell table:style-name="ce232" table:formula="of:=IF([.$O$116]=&quot;&quot;;&quot;&quot;;[.$O$116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7]=&quot;&quot;;&quot;&quot;;[.AB117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H</text:p>
          </table:table-cell>
          <table:table-cell table:style-name="ce383"/>
          <table:table-cell table:style-name="ce386" table:formula="of:=IF([.AB197]&lt;&gt;[.AD197];&quot;Change&quot;;&quot;&quot;)">
            <text:p/>
          </table:table-cell>
          <table:table-cell table:style-name="ce389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/>
          <table:covered-table-cell table:style-name="ce229"/>
          <table:table-cell table:style-name="ce232" table:formula="of:=IF([.$O$119]=&quot;&quot;;&quot;&quot;;[.$O$119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8]=&quot;&quot;;&quot;&quot;;[.AB118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J</text:p>
          </table:table-cell>
          <table:table-cell table:style-name="ce383"/>
          <table:table-cell table:style-name="ce386" table:formula="of:=IF([.AB198]&lt;&gt;[.AD198];&quot;Change&quot;;&quot;&quot;)">
            <text:p/>
          </table:table-cell>
          <table:table-cell table:style-name="ce389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0"/>
          <table:table-cell table:style-name="ce233" table:formula="of:=IF([.$O$122]=&quot;&quot;;&quot;&quot;;[.$O$122])">
            <text:p/>
          </table:table-cell>
          <table:table-cell table:style-name="ce278" table:number-columns-repeated="3"/>
          <table:table-cell table:style-name="ce233"/>
          <table:table-cell table:style-name="ce334" table:formula="of:=IF([.AB119]=&quot;&quot;;&quot;&quot;;[.AB119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K</text:p>
          </table:table-cell>
          <table:table-cell table:style-name="ce383"/>
          <table:table-cell table:style-name="ce386" table:formula="of:=IF([.AB199]&lt;&gt;[.AD199];&quot;Change&quot;;&quot;&quot;)">
            <text:p/>
          </table:table-cell>
          <table:table-cell table:style-name="ce389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0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31" table:formula="of:=IF([.$O$110]=&quot;&quot;;&quot;&quot;;[.$O$110])">
            <text:p/>
          </table:table-cell>
          <table:table-cell table:style-name="ce276" table:number-columns-repeated="3"/>
          <table:table-cell table:style-name="ce231"/>
          <table:table-cell table:style-name="ce348" table:formula="of:=IF([.AB120]=&quot;&quot;;&quot;&quot;;[.AB120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L</text:p>
          </table:table-cell>
          <table:table-cell table:style-name="ce383"/>
          <table:table-cell table:style-name="ce386" table:formula="of:=IF([.AB200]&lt;&gt;[.AD200];&quot;Change&quot;;&quot;&quot;)">
            <text:p/>
          </table:table-cell>
          <table:table-cell table:style-name="ce389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1"/>
          <table:table-cell/>
          <table:covered-table-cell table:style-name="ce230"/>
          <table:table-cell table:style-name="ce232" table:formula="of:=IF([.$O$113]=&quot;&quot;;&quot;&quot;;[.$O$113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21]=&quot;&quot;;&quot;&quot;;[.AB121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M</text:p>
          </table:table-cell>
          <table:table-cell table:style-name="ce383"/>
          <table:table-cell table:style-name="ce386" table:formula="of:=IF([.AB201]&lt;&gt;[.AD201];&quot;Change&quot;;&quot;&quot;)">
            <text:p/>
          </table:table-cell>
          <table:table-cell table:style-name="ce389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5"/>
          <table:table-cell/>
          <table:covered-table-cell table:style-name="ce230"/>
          <table:table-cell table:style-name="ce232" table:formula="of:=IF([.$O$116]=&quot;&quot;;&quot;&quot;;[.$O$116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22]=&quot;&quot;;&quot;&quot;;[.AB122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A</text:p>
          </table:table-cell>
          <table:table-cell table:style-name="ce383"/>
          <table:table-cell table:style-name="ce386" table:formula="of:=IF([.AB202]&lt;&gt;[.AD202];&quot;Change&quot;;&quot;&quot;)">
            <text:p/>
          </table:table-cell>
          <table:table-cell table:style-name="ce389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3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3"/>
          <table:table-cell table:style-name="ce162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5"/>
          <table:table-cell/>
          <table:covered-table-cell table:style-name="ce230"/>
          <table:table-cell table:style-name="ce232" table:formula="of:=IF([.$O$119]=&quot;&quot;;&quot;&quot;;[.$O$119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23]=&quot;&quot;;&quot;&quot;;[.AB123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B</text:p>
          </table:table-cell>
          <table:table-cell table:style-name="ce383"/>
          <table:table-cell table:style-name="ce386" table:formula="of:=IF([.AB203]&lt;&gt;[.AD203];&quot;Change&quot;;&quot;&quot;)">
            <text:p/>
          </table:table-cell>
          <table:table-cell table:style-name="ce389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4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4" table:formula="of:=[.S108]" office:value-type="string" office:string-value="mGy/min" calcext:value-type="string">
            <text:p>mGy/min</text:p>
          </table:table-cell>
          <table:table-cell table:style-name="ce74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4" table:formula="of:=[.V108]" office:value-type="string" office:string-value="mGy/min" calcext:value-type="string">
            <text:p>mGy/min</text:p>
          </table:table-cell>
          <table:table-cell table:style-name="ce74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92" table:formula="of:=[.Y108]" office:value-type="string" office:string-value="mGy/min" calcext:value-type="string">
            <text:p>mGy/min</text:p>
          </table:table-cell>
          <table:table-cell/>
          <table:covered-table-cell table:style-name="ce230"/>
          <table:table-cell table:style-name="ce233" table:formula="of:=IF([.$O$122]=&quot;&quot;;&quot;&quot;;[.$O$122])">
            <text:p/>
          </table:table-cell>
          <table:table-cell table:style-name="ce278" table:number-columns-repeated="3"/>
          <table:table-cell table:style-name="ce233"/>
          <table:table-cell table:style-name="ce334" table:formula="of:=IF([.AB124]=&quot;&quot;;&quot;&quot;;[.AB124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C</text:p>
          </table:table-cell>
          <table:table-cell table:style-name="ce383"/>
          <table:table-cell table:style-name="ce386" table:formula="of:=IF([.AB204]&lt;&gt;[.AD204];&quot;Change&quot;;&quot;&quot;)">
            <text:p/>
          </table:table-cell>
          <table:table-cell table:style-name="ce389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5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5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93" table:formula="of:=IF([.Y109]=&quot;&quot;;&quot;&quot;;[.Y109])">
            <text:p/>
          </table:table-cell>
          <table:table-cell/>
          <table:table-cell table:style-name="ce209"/>
          <table:table-cell table:number-columns-repeated="9"/>
          <table:table-cell table:style-name="ce242"/>
          <table:table-cell/>
          <table:table-cell office:value-type="string" calcext:value-type="string">
            <text:p>TO.10.D</text:p>
          </table:table-cell>
          <table:table-cell table:style-name="ce383"/>
          <table:table-cell table:style-name="ce386" table:formula="of:=IF([.AB205]&lt;&gt;[.AD205];&quot;Change&quot;;&quot;&quot;)">
            <text:p/>
          </table:table-cell>
          <table:table-cell table:style-name="ce389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6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6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4" table:formula="of:=IF([.Y110]=&quot;&quot;;&quot;&quot;;[.Y110])">
            <text:p/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70" table:formula="of:=IF([.Q208]&lt;&gt;&quot;&quot;;[.Q208];IF([.AB229]=&quot;&quot;;&quot;&quot;;[.AB229]))">
            <text:p/>
          </table:table-cell>
          <table:table-cell table:style-name="ce77" table:number-columns-repeated="7"/>
          <table:table-cell table:style-name="ce242"/>
          <table:table-cell/>
          <table:table-cell office:value-type="string" calcext:value-type="string">
            <text:p>TO.10.E</text:p>
          </table:table-cell>
          <table:table-cell table:style-name="ce383"/>
          <table:table-cell table:style-name="ce386" table:formula="of:=IF([.AB206]&lt;&gt;[.AD206];&quot;Change&quot;;&quot;&quot;)">
            <text:p/>
          </table:table-cell>
          <table:table-cell table:style-name="ce389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7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7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5" table:formula="of:=IF([.Y111]=&quot;&quot;;&quot;&quot;;[.Y111])">
            <text:p/>
          </table:table-cell>
          <table:table-cell/>
          <table:table-cell table:style-name="ce209"/>
          <table:table-cell/>
          <table:table-cell table:style-name="ce50"/>
          <table:table-cell table:style-name="ce306" table:formula="of:=LEN([.Q206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/>
          <table:table-cell office:value-type="string" calcext:value-type="string">
            <text:p>TO.10.F</text:p>
          </table:table-cell>
          <table:table-cell table:style-name="ce383"/>
          <table:table-cell table:style-name="ce386" table:formula="of:=IF([.AB207]&lt;&gt;[.AD207];&quot;Change&quot;;&quot;&quot;)">
            <text:p/>
          </table:table-cell>
          <table:table-cell table:style-name="ce389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5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5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93" table:formula="of:=IF([.Y112]=&quot;&quot;;&quot;&quot;;[.Y112])">
            <text:p/>
          </table:table-cell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271"/>
          <table:table-cell table:style-name="ce78" table:number-columns-repeated="7"/>
          <table:table-cell table:style-name="ce242"/>
          <table:table-cell/>
          <table:table-cell office:value-type="string" calcext:value-type="string">
            <text:p>TO.10.G</text:p>
          </table:table-cell>
          <table:table-cell table:style-name="ce383"/>
          <table:table-cell table:style-name="ce386" table:formula="of:=IF([.AB208]&lt;&gt;[.AD208];&quot;Change&quot;;&quot;&quot;)">
            <text:p/>
          </table:table-cell>
          <table:table-cell table:style-name="ce389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6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6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4" table:formula="of:=IF([.Y113]=&quot;&quot;;&quot;&quot;;[.Y113])">
            <text:p/>
          </table:table-cell>
          <table:table-cell/>
          <table:table-cell table:style-name="ce210"/>
          <table:table-cell table:style-name="ce235" table:number-columns-repeated="9"/>
          <table:table-cell table:style-name="ce243"/>
          <table:table-cell/>
          <table:table-cell office:value-type="string" calcext:value-type="string">
            <text:p>TO.10.H</text:p>
          </table:table-cell>
          <table:table-cell table:style-name="ce383"/>
          <table:table-cell table:style-name="ce386" table:formula="of:=IF([.AB209]&lt;&gt;[.AD209];&quot;Change&quot;;&quot;&quot;)">
            <text:p/>
          </table:table-cell>
          <table:table-cell table:style-name="ce389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7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7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5" table:formula="of:=IF([.Y114]=&quot;&quot;;&quot;&quot;;[.Y114])">
            <text:p/>
          </table:table-cell>
          <table:table-cell/>
          <table:table-cell table:style-name="ce224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372"/>
          <table:table-cell/>
          <table:table-cell office:value-type="string" calcext:value-type="string">
            <text:p>TO.10.J</text:p>
          </table:table-cell>
          <table:table-cell table:style-name="ce383"/>
          <table:table-cell table:style-name="ce386" table:formula="of:=IF([.AB210]&lt;&gt;[.AD210];&quot;Change&quot;;&quot;&quot;)">
            <text:p/>
          </table:table-cell>
          <table:table-cell table:style-name="ce389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5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5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93" table:formula="of:=IF([.Y115]=&quot;&quot;;&quot;&quot;;[.Y115])">
            <text:p/>
          </table:table-cell>
          <table:table-cell/>
          <table:table-cell table:style-name="ce209"/>
          <table:table-cell table:number-columns-repeated="9"/>
          <table:table-cell table:style-name="ce242"/>
          <table:table-cell/>
          <table:table-cell office:value-type="string" calcext:value-type="string">
            <text:p>TO.10.K</text:p>
          </table:table-cell>
          <table:table-cell table:style-name="ce383"/>
          <table:table-cell table:style-name="ce386" table:formula="of:=IF([.AB211]&lt;&gt;[.AD211];&quot;Change&quot;;&quot;&quot;)">
            <text:p/>
          </table:table-cell>
          <table:table-cell table:style-name="ce389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6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6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4" table:formula="of:=IF([.Y116]=&quot;&quot;;&quot;&quot;;[.Y116])">
            <text:p/>
          </table:table-cell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L</text:p>
          </table:table-cell>
          <table:table-cell table:style-name="ce383"/>
          <table:table-cell table:style-name="ce386" table:formula="of:=IF([.AB212]&lt;&gt;[.AD212];&quot;Change&quot;;&quot;&quot;)">
            <text:p/>
          </table:table-cell>
          <table:table-cell table:style-name="ce389" table:formula="of:=IF([.T276]=&quot;&quot;;&quot;&quot;;[.T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7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7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5" table:formula="of:=IF([.Y117]=&quot;&quot;;&quot;&quot;;[.Y117])">
            <text:p/>
          </table:table-cell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M</text:p>
          </table:table-cell>
          <table:table-cell table:style-name="ce383"/>
          <table:table-cell table:style-name="ce386" table:formula="of:=IF([.AB213]&lt;&gt;[.AD213];&quot;Change&quot;;&quot;&quot;)">
            <text:p/>
          </table:table-cell>
          <table:table-cell table:style-name="ce389" table:formula="of:=IF([.T277]=&quot;&quot;;&quot;&quot;;[.T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5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5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93" table:formula="of:=IF([.Y118]=&quot;&quot;;&quot;&quot;;[.Y118])">
            <text:p/>
          </table:table-cell>
          <table:table-cell/>
          <table:table-cell table:style-name="ce229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31" table:formula="of:=IF([.$O$110]=&quot;&quot;;&quot;&quot;;[.$O$110])">
            <text:p/>
          </table:table-cell>
          <table:table-cell table:style-name="ce276" table:number-columns-repeated="3"/>
          <table:table-cell table:style-name="ce231"/>
          <table:table-cell table:style-name="ce348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42"/>
          <table:table-cell/>
          <table:table-cell office:value-type="string" calcext:value-type="string">
            <text:p>TO.10.A</text:p>
          </table:table-cell>
          <table:table-cell table:style-name="ce383"/>
          <table:table-cell table:style-name="ce386" table:formula="of:=IF([.AB214]&lt;&gt;[.AD214];&quot;Change&quot;;&quot;&quot;)">
            <text:p/>
          </table:table-cell>
          <table:table-cell table:style-name="ce389" table:formula="of:=IF([.U266]=&quot;&quot;;&quot;&quot;;[.U26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6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6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4" table:formula="of:=IF([.Y119]=&quot;&quot;;&quot;&quot;;[.Y119])">
            <text:p/>
          </table:table-cell>
          <table:table-cell/>
          <table:covered-table-cell table:style-name="ce229"/>
          <table:table-cell table:style-name="ce232" table:formula="of:=IF([.$O$113]=&quot;&quot;;&quot;&quot;;[.$O$113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42"/>
          <table:table-cell/>
          <table:table-cell office:value-type="string" calcext:value-type="string">
            <text:p>TO.10.B</text:p>
          </table:table-cell>
          <table:table-cell table:style-name="ce383"/>
          <table:table-cell table:style-name="ce386" table:formula="of:=IF([.AB215]&lt;&gt;[.AD215];&quot;Change&quot;;&quot;&quot;)">
            <text:p/>
          </table:table-cell>
          <table:table-cell table:style-name="ce389" table:formula="of:=IF([.U267]=&quot;&quot;;&quot;&quot;;[.U26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7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7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5" table:formula="of:=IF([.Y120]=&quot;&quot;;&quot;&quot;;[.Y120])">
            <text:p/>
          </table:table-cell>
          <table:table-cell/>
          <table:covered-table-cell table:style-name="ce229"/>
          <table:table-cell table:style-name="ce232" table:formula="of:=IF([.$O$116]=&quot;&quot;;&quot;&quot;;[.$O$116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42"/>
          <table:table-cell/>
          <table:table-cell office:value-type="string" calcext:value-type="string">
            <text:p>TO.10.C</text:p>
          </table:table-cell>
          <table:table-cell table:style-name="ce383"/>
          <table:table-cell table:style-name="ce386" table:formula="of:=IF([.AB216]&lt;&gt;[.AD216];&quot;Change&quot;;&quot;&quot;)">
            <text:p/>
          </table:table-cell>
          <table:table-cell table:style-name="ce389" table:formula="of:=IF([.U268]=&quot;&quot;;&quot;&quot;;[.U26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5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5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93" table:formula="of:=IF([.Y121]=&quot;&quot;;&quot;&quot;;[.Y121])">
            <text:p/>
          </table:table-cell>
          <table:table-cell/>
          <table:covered-table-cell table:style-name="ce229"/>
          <table:table-cell table:style-name="ce232" table:formula="of:=IF([.$O$119]=&quot;&quot;;&quot;&quot;;[.$O$119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29]=&quot;&quot;;&quot;&quot;;[.AB129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D</text:p>
          </table:table-cell>
          <table:table-cell table:style-name="ce383"/>
          <table:table-cell table:style-name="ce386" table:formula="of:=IF([.AB217]&lt;&gt;[.AD217];&quot;Change&quot;;&quot;&quot;)">
            <text:p/>
          </table:table-cell>
          <table:table-cell table:style-name="ce389" table:formula="of:=IF([.U269]=&quot;&quot;;&quot;&quot;;[.U26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6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6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4" table:formula="of:=IF([.Y122]=&quot;&quot;;&quot;&quot;;[.Y122])">
            <text:p/>
          </table:table-cell>
          <table:table-cell/>
          <table:covered-table-cell table:style-name="ce229"/>
          <table:table-cell table:style-name="ce233" table:formula="of:=IF([.$O$122]=&quot;&quot;;&quot;&quot;;[.$O$122])">
            <text:p/>
          </table:table-cell>
          <table:table-cell table:style-name="ce278" table:number-columns-repeated="3"/>
          <table:table-cell table:style-name="ce233"/>
          <table:table-cell table:style-name="ce334" table:formula="of:=IF([.AB130]=&quot;&quot;;&quot;&quot;;[.AB130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E</text:p>
          </table:table-cell>
          <table:table-cell table:style-name="ce383"/>
          <table:table-cell table:style-name="ce386" table:formula="of:=IF([.AB218]&lt;&gt;[.AD218];&quot;Change&quot;;&quot;&quot;)">
            <text:p/>
          </table:table-cell>
          <table:table-cell table:style-name="ce389" table:formula="of:=IF([.U270]=&quot;&quot;;&quot;&quot;;[.U27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7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7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5" table:formula="of:=IF([.Y123]=&quot;&quot;;&quot;&quot;;[.Y123])">
            <text:p/>
          </table:table-cell>
          <table:table-cell/>
          <table:table-cell table:style-name="ce229" table:formula="of:=[.$T$139]" table:number-columns-spanned="1" table:number-rows-spanned="5">
            <text:p/>
          </table:table-cell>
          <table:table-cell table:style-name="ce231" table:formula="of:=IF([.$O$110]=&quot;&quot;;&quot;&quot;;[.$O$110])">
            <text:p/>
          </table:table-cell>
          <table:table-cell table:style-name="ce276" table:number-columns-repeated="3"/>
          <table:table-cell table:style-name="ce231"/>
          <table:table-cell table:style-name="ce348" table:formula="of:=IF([.AB131]=&quot;&quot;;&quot;&quot;;[.AB131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F</text:p>
          </table:table-cell>
          <table:table-cell table:style-name="ce383"/>
          <table:table-cell table:style-name="ce386" table:formula="of:=IF([.AB219]&lt;&gt;[.AD219];&quot;Change&quot;;&quot;&quot;)">
            <text:p/>
          </table:table-cell>
          <table:table-cell table:style-name="ce389" table:formula="of:=IF([.U271]=&quot;&quot;;&quot;&quot;;[.U27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5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28" table:formula="of:=IF([.S124]=&quot;&quot;;&quot;&quot;;[.S124])">
            <text:p/>
          </table:table-cell>
          <table:table-cell table:style-name="ce75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28" table:formula="of:=IF([.V124]=&quot;&quot;;&quot;&quot;;[.V124])">
            <text:p/>
          </table:table-cell>
          <table:table-cell table:style-name="ce176" table:formula="of:=IF([.W124]=&quot;&quot;;&quot;&quot;;[.W124])">
            <text:p/>
          </table:table-cell>
          <table:table-cell table:style-name="ce180" table:formula="of:=IF([.X124]=&quot;&quot;;&quot;&quot;;[.X124])">
            <text:p/>
          </table:table-cell>
          <table:table-cell table:style-name="ce196" table:formula="of:=IF([.Y124]=&quot;&quot;;&quot;&quot;;[.Y124])">
            <text:p/>
          </table:table-cell>
          <table:table-cell/>
          <table:covered-table-cell table:style-name="ce229"/>
          <table:table-cell table:style-name="ce232" table:formula="of:=IF([.$O$113]=&quot;&quot;;&quot;&quot;;[.$O$113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2]=&quot;&quot;;&quot;&quot;;[.AB132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G</text:p>
          </table:table-cell>
          <table:table-cell table:style-name="ce383"/>
          <table:table-cell table:style-name="ce386" table:formula="of:=IF([.AB220]&lt;&gt;[.AD220];&quot;Change&quot;;&quot;&quot;)">
            <text:p/>
          </table:table-cell>
          <table:table-cell table:style-name="ce389" table:formula="of:=IF([.U272]=&quot;&quot;;&quot;&quot;;[.U27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2"/>
          <table:table-cell/>
          <table:covered-table-cell table:style-name="ce229"/>
          <table:table-cell table:style-name="ce232" table:formula="of:=IF([.$O$116]=&quot;&quot;;&quot;&quot;;[.$O$116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3]=&quot;&quot;;&quot;&quot;;[.AB133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H</text:p>
          </table:table-cell>
          <table:table-cell table:style-name="ce383"/>
          <table:table-cell table:style-name="ce386" table:formula="of:=IF([.AB221]&lt;&gt;[.AD221];&quot;Change&quot;;&quot;&quot;)">
            <text:p/>
          </table:table-cell>
          <table:table-cell table:style-name="ce389" table:formula="of:=IF([.U273]=&quot;&quot;;&quot;&quot;;[.U27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29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29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7" table:formula="of:=[.Y126]" office:value-type="string" office:string-value="NA" calcext:value-type="string">
            <text:p>NA</text:p>
          </table:table-cell>
          <table:table-cell/>
          <table:covered-table-cell table:style-name="ce229"/>
          <table:table-cell table:style-name="ce232" table:formula="of:=IF([.$O$119]=&quot;&quot;;&quot;&quot;;[.$O$119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4]=&quot;&quot;;&quot;&quot;;[.AB134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J</text:p>
          </table:table-cell>
          <table:table-cell table:style-name="ce383"/>
          <table:table-cell table:style-name="ce386" table:formula="of:=IF([.AB222]&lt;&gt;[.AD222];&quot;Change&quot;;&quot;&quot;)">
            <text:p/>
          </table:table-cell>
          <table:table-cell table:style-name="ce389" table:formula="of:=IF([.U274]=&quot;&quot;;&quot;&quot;;[.U27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2"/>
          <table:table-cell/>
          <table:covered-table-cell table:style-name="ce230"/>
          <table:table-cell table:style-name="ce233" table:formula="of:=IF([.$O$122]=&quot;&quot;;&quot;&quot;;[.$O$122])">
            <text:p/>
          </table:table-cell>
          <table:table-cell table:style-name="ce278" table:number-columns-repeated="3"/>
          <table:table-cell table:style-name="ce233"/>
          <table:table-cell table:style-name="ce334" table:formula="of:=IF([.AB135]=&quot;&quot;;&quot;&quot;;[.AB135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K</text:p>
          </table:table-cell>
          <table:table-cell table:style-name="ce383"/>
          <table:table-cell table:style-name="ce386" table:formula="of:=IF([.AB223]&lt;&gt;[.AD223];&quot;Change&quot;;&quot;&quot;)">
            <text:p/>
          </table:table-cell>
          <table:table-cell table:style-name="ce389" table:formula="of:=IF([.U275]=&quot;&quot;;&quot;&quot;;[.U27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2"/>
          <table:table-cell/>
          <table:table-cell table:style-name="ce230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31" table:formula="of:=IF([.$O$110]=&quot;&quot;;&quot;&quot;;[.$O$110])">
            <text:p/>
          </table:table-cell>
          <table:table-cell table:style-name="ce276" table:number-columns-repeated="3"/>
          <table:table-cell table:style-name="ce231"/>
          <table:table-cell table:style-name="ce348" table:formula="of:=IF([.AB136]=&quot;&quot;;&quot;&quot;;[.AB136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L</text:p>
          </table:table-cell>
          <table:table-cell table:style-name="ce383"/>
          <table:table-cell table:style-name="ce386" table:formula="of:=IF([.AB224]&lt;&gt;[.AD224];&quot;Change&quot;;&quot;&quot;)">
            <text:p/>
          </table:table-cell>
          <table:table-cell table:style-name="ce389" table:formula="of:=IF([.U276]=&quot;&quot;;&quot;&quot;;[.U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2"/>
          <table:table-cell/>
          <table:covered-table-cell table:style-name="ce230"/>
          <table:table-cell table:style-name="ce232" table:formula="of:=IF([.$O$113]=&quot;&quot;;&quot;&quot;;[.$O$113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7]=&quot;&quot;;&quot;&quot;;[.AB137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TO.10.M</text:p>
          </table:table-cell>
          <table:table-cell table:style-name="ce383"/>
          <table:table-cell table:style-name="ce386" table:formula="of:=IF([.AB225]&lt;&gt;[.AD225];&quot;Change&quot;;&quot;&quot;)">
            <text:p/>
          </table:table-cell>
          <table:table-cell table:style-name="ce389" table:formula="of:=IF([.U277]=&quot;&quot;;&quot;&quot;;[.U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2"/>
          <table:table-cell/>
          <table:covered-table-cell table:style-name="ce230"/>
          <table:table-cell table:style-name="ce232" table:formula="of:=IF([.$O$116]=&quot;&quot;;&quot;&quot;;[.$O$116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8]=&quot;&quot;;&quot;&quot;;[.AB138])">
            <text:p/>
          </table:table-cell>
          <table:table-cell table:number-columns-repeated="3"/>
          <table:table-cell table:style-name="ce242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2"/>
          <table:table-cell/>
          <table:covered-table-cell table:style-name="ce230"/>
          <table:table-cell table:style-name="ce232" table:formula="of:=IF([.$O$119]=&quot;&quot;;&quot;&quot;;[.$O$119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9]=&quot;&quot;;&quot;&quot;;[.AB139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Pt Entr Exp Fluoro:</text:p>
          </table:table-cell>
          <table:table-cell table:style-name="ce381"/>
          <table:table-cell table:style-name="ce386" table:formula="of:=IF([.AB227]&lt;&gt;[.AD227];&quot;Change&quot;;&quot;&quot;)">
            <text:p/>
          </table:table-cell>
          <table:table-cell table:style-name="ce387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2"/>
          <table:table-cell/>
          <table:covered-table-cell table:style-name="ce230"/>
          <table:table-cell table:style-name="ce233" table:formula="of:=IF([.$O$122]=&quot;&quot;;&quot;&quot;;[.$O$122])">
            <text:p/>
          </table:table-cell>
          <table:table-cell table:style-name="ce278" table:number-columns-repeated="3"/>
          <table:table-cell table:style-name="ce233"/>
          <table:table-cell table:style-name="ce334" table:formula="of:=IF([.AB140]=&quot;&quot;;&quot;&quot;;[.AB140])">
            <text:p/>
          </table:table-cell>
          <table:table-cell table:number-columns-repeated="3"/>
          <table:table-cell table:style-name="ce242"/>
          <table:table-cell/>
          <table:table-cell office:value-type="string" calcext:value-type="string">
            <text:p>Pt Entr Exp Dig Acq:</text:p>
          </table:table-cell>
          <table:table-cell table:style-name="ce381"/>
          <table:table-cell table:style-name="ce386" table:formula="of:=IF([.AB228]&lt;&gt;[.AD228];&quot;Change&quot;;&quot;&quot;)">
            <text:p/>
          </table:table-cell>
          <table:table-cell table:style-name="ce387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7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42"/>
          <table:table-cell/>
          <table:table-cell office:value-type="string" calcext:value-type="string">
            <text:p>Receptor Entr Exp Fluoro:</text:p>
          </table:table-cell>
          <table:table-cell table:style-name="ce381"/>
          <table:table-cell table:style-name="ce386" table:formula="of:=IF([.AB229]&lt;&gt;[.AD229];&quot;Change&quot;;&quot;&quot;)">
            <text:p/>
          </table:table-cell>
          <table:table-cell table:style-name="ce38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70" table:formula="of:=IF([.Q232]&lt;&gt;&quot;&quot;;[.Q232];IF([.AB230]=&quot;&quot;;&quot;&quot;;[.AB230]))">
            <text:p/>
          </table:table-cell>
          <table:table-cell table:style-name="ce77" table:number-columns-repeated="7"/>
          <table:table-cell table:style-name="ce242"/>
          <table:table-cell/>
          <table:table-cell office:value-type="string" calcext:value-type="string">
            <text:p>Receptor Entr Exp Dig Acq:</text:p>
          </table:table-cell>
          <table:table-cell table:style-name="ce381"/>
          <table:table-cell table:style-name="ce386" table:formula="of:=IF([.AB230]&lt;&gt;[.AD230];&quot;Change&quot;;&quot;&quot;)">
            <text:p/>
          </table:table-cell>
          <table:table-cell table:style-name="ce38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06" table:formula="of:=LEN([.Q230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/>
          <table:table-cell office:value-type="string" calcext:value-type="string">
            <text:p>Scatter/Transmission:</text:p>
          </table:table-cell>
          <table:table-cell table:style-name="ce381"/>
          <table:table-cell table:style-name="ce386" table:formula="of:=IF([.AB231]&lt;&gt;[.AD231];&quot;Change&quot;;&quot;&quot;)">
            <text:p/>
          </table:table-cell>
          <table:table-cell table:style-name="ce38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271"/>
          <table:table-cell table:style-name="ce78" table:number-columns-repeated="7"/>
          <table:table-cell table:style-name="ce242"/>
          <table:table-cell/>
          <table:table-cell office:value-type="string" calcext:value-type="string">
            <text:p>Leeds Phantom:</text:p>
          </table:table-cell>
          <table:table-cell table:style-name="ce381"/>
          <table:table-cell table:style-name="ce386" table:formula="of:=IF([.AB232]&lt;&gt;[.AD232];&quot;Change&quot;;&quot;&quot;)">
            <text:p/>
          </table:table-cell>
          <table:table-cell table:style-name="ce38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  <table:table-cell/>
          <table:table-cell table:style-name="ce210"/>
          <table:table-cell table:style-name="ce235" table:number-columns-repeated="9"/>
          <table:table-cell table:style-name="ce243"/>
          <table:table-cell/>
          <table:table-cell office:value-type="string" calcext:value-type="string">
            <text:p>TO.10:</text:p>
          </table:table-cell>
          <table:table-cell table:style-name="ce381"/>
          <table:table-cell table:style-name="ce386" table:formula="of:=IF([.AB233]&lt;&gt;[.AD233];&quot;Change&quot;;&quot;&quot;)">
            <text:p/>
          </table:table-cell>
          <table:table-cell table:style-name="ce38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2"/>
          <table:table-cell/>
          <table:table-cell table:style-name="ce224" office:value-type="string" calcext:value-type="string">
            <text:p>Scatter and Transmission</text:p>
          </table:table-cell>
          <table:table-cell table:style-name="ce51" table:number-columns-repeated="9"/>
          <table:table-cell table:style-name="ce372"/>
          <table:table-cell/>
          <table:table-cell office:value-type="string" calcext:value-type="string">
            <text:p>Beam Limitation:</text:p>
          </table:table-cell>
          <table:table-cell table:style-name="ce381"/>
          <table:table-cell table:style-name="ce386" table:formula="of:=IF([.AB234]&lt;&gt;[.AD234];&quot;Change&quot;;&quot;&quot;)">
            <text:p/>
          </table:table-cell>
          <table:table-cell table:style-name="ce38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2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2"/>
          <table:table-cell/>
          <table:table-cell table:style-name="ce36" office:value-type="string" calcext:value-type="string">
            <text:p>Comment Page 1</text:p>
          </table:table-cell>
          <table:table-cell table:style-name="ce381"/>
          <table:table-cell table:style-name="ce386" table:formula="of:=IF([.AB235]&lt;&gt;[.AD235];&quot;Change&quot;;&quot;&quot;)">
            <text:p/>
          </table:table-cell>
          <table:table-cell table:style-name="ce387" table:formula="of:=IF([.Q306]=&quot;&quot;;&quot;&quot;;[.Q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2"/>
          <table:table-cell table:number-columns-repeated="2"/>
          <table:table-cell table:style-name="ce385"/>
          <table:table-cell table:style-name="ce16"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79" table:formula="of:=IF([.Q190]=&quot;&quot;;&quot;&quot;;[.Q190])">
            <text:p/>
          </table:table-cell>
          <table:table-cell table:style-name="ce79" table:formula="of:=IF([.R190]=&quot;&quot;;&quot;&quot;;[.R190])">
            <text:p/>
          </table:table-cell>
          <table:table-cell table:style-name="ce130" table:formula="of:=IF([.S190]=&quot;&quot;;&quot;&quot;;[.S190])">
            <text:p/>
          </table:table-cell>
          <table:table-cell table:style-name="ce148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2"/>
          <table:table-cell/>
          <table:table-cell table:style-name="ce209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9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70" office:value-type="string" calcext:value-type="string">
            <text:p>Acceptable</text:p>
          </table:table-cell>
          <table:table-cell table:style-name="ce242"/>
          <table:table-cell table:number-columns-repeated="2"/>
          <table:table-cell table:style-name="ce381"/>
          <table:table-cell table:style-name="ce386" table:formula="of:=IF([.AB237]&lt;&gt;[.AD237];&quot;Change&quot;;&quot;&quot;)">
            <text:p/>
          </table:table-cell>
          <table:table-cell table:style-name="ce387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0" table:formula="of:=IF([.Q191]=&quot;&quot;;&quot;&quot;;[.Q191])">
            <text:p/>
          </table:table-cell>
          <table:table-cell table:style-name="ce80" table:formula="of:=IF([.R191]=&quot;&quot;;&quot;&quot;;[.R191])">
            <text:p/>
          </table:table-cell>
          <table:table-cell table:style-name="ce131" table:formula="of:=IF([.S191]=&quot;&quot;;&quot;&quot;;[.S191])">
            <text:p/>
          </table:table-cell>
          <table:table-cell table:style-name="ce149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2"/>
          <table:table-cell/>
          <table:table-cell table:style-name="ce209"/>
          <table:table-cell table:style-name="ce16"/>
          <table:table-cell table:style-name="ce279" office:value-type="string" calcext:value-type="string">
            <text:p>Transmission* @ 10cm</text:p>
          </table:table-cell>
          <table:table-cell table:style-name="ce311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1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40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03"/>
          <table:table-cell table:style-name="ce326" table:formula="of:=IF([.AB142]=&quot;&quot;;&quot;&quot;;[.AB142])">
            <text:p/>
          </table:table-cell>
          <table:table-cell/>
          <table:table-cell table:style-name="ce371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2"/>
          <table:table-cell table:number-columns-repeated="2"/>
          <table:table-cell table:style-name="ce385"/>
          <table:table-cell table:style-name="ce16"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0" table:formula="of:=IF([.Q192]=&quot;&quot;;&quot;&quot;;[.Q192])">
            <text:p/>
          </table:table-cell>
          <table:table-cell table:style-name="ce80" table:formula="of:=IF([.R192]=&quot;&quot;;&quot;&quot;;[.R192])">
            <text:p/>
          </table:table-cell>
          <table:table-cell table:style-name="ce131" table:formula="of:=IF([.S192]=&quot;&quot;;&quot;&quot;;[.S192])">
            <text:p/>
          </table:table-cell>
          <table:table-cell table:style-name="ce149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2"/>
          <table:table-cell/>
          <table:table-cell table:style-name="ce209"/>
          <table:table-cell table:style-name="ce251" office:value-type="string" calcext:value-type="string" table:number-columns-spanned="1" table:number-rows-spanned="2">
            <text:p>Scatter – Fluoro</text:p>
          </table:table-cell>
          <table:table-cell table:style-name="ce280" office:value-type="string" calcext:value-type="string">
            <text:p>Eye level</text:p>
          </table:table-cell>
          <table:table-cell table:style-name="ce312" table:formula="of:=IF([.R238]=&quot;&quot;;&quot;&quot;;[.R238])">
            <text:p/>
          </table:table-cell>
          <table:table-cell table:style-name="ce312" table:formula="of:=IF([.S238]=&quot;&quot;;&quot;&quot;;[.S238])">
            <text:p/>
          </table:table-cell>
          <table:table-cell table:style-name="ce341"/>
          <table:table-cell table:style-name="ce301"/>
          <table:table-cell table:style-name="ce354" table:formula="of:=IF([.AB143]=&quot;&quot;;&quot;&quot;;[.AB143])">
            <text:p/>
          </table:table-cell>
          <table:table-cell table:number-columns-repeated="2"/>
          <table:table-cell table:style-name="ce242"/>
          <table:table-cell table:number-columns-repeated="2"/>
          <table:table-cell table:style-name="ce381"/>
          <table:table-cell table:style-name="ce386" table:formula="of:=IF([.AB239]&lt;&gt;[.AD239];&quot;Change&quot;;&quot;&quot;)">
            <text:p/>
          </table:table-cell>
          <table:table-cell table:style-name="ce387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1" table:formula="of:=IF([.Q193]=&quot;&quot;;&quot;&quot;;[.Q193])">
            <text:p/>
          </table:table-cell>
          <table:table-cell table:style-name="ce81" table:formula="of:=IF([.R193]=&quot;&quot;;&quot;&quot;;[.R193])">
            <text:p/>
          </table:table-cell>
          <table:table-cell table:style-name="ce132" table:formula="of:=IF([.S193]=&quot;&quot;;&quot;&quot;;[.S193])">
            <text:p/>
          </table:table-cell>
          <table:table-cell table:style-name="ce150" table:formula="of:=IF([.T193]=&quot;&quot;;&quot;&quot;;[.T193])">
            <text:p/>
          </table:table-cell>
          <table:table-cell table:number-columns-repeated="4"/>
          <table:table-cell table:style-name="ce182"/>
          <table:table-cell/>
          <table:table-cell table:style-name="ce209"/>
          <table:covered-table-cell table:style-name="ce252"/>
          <table:table-cell table:style-name="ce281" office:value-type="string" calcext:value-type="string">
            <text:p>Waist level</text:p>
          </table:table-cell>
          <table:table-cell table:style-name="ce313" table:formula="of:=IF([.R238]=&quot;&quot;;&quot;&quot;;[.R238])">
            <text:p/>
          </table:table-cell>
          <table:table-cell table:style-name="ce313" table:formula="of:=IF([.S238]=&quot;&quot;;&quot;&quot;;[.S238])">
            <text:p/>
          </table:table-cell>
          <table:table-cell table:style-name="ce342"/>
          <table:table-cell table:style-name="ce302"/>
          <table:table-cell table:style-name="ce355" table:formula="of:=IF([.AB144]=&quot;&quot;;&quot;&quot;;[.AB144])">
            <text:p/>
          </table:table-cell>
          <table:table-cell table:number-columns-repeated="2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1" table:formula="of:=IF([.Q194]=&quot;&quot;;&quot;&quot;;[.Q194])">
            <text:p/>
          </table:table-cell>
          <table:table-cell table:style-name="ce81" table:formula="of:=IF([.R194]=&quot;&quot;;&quot;&quot;;[.R194])">
            <text:p/>
          </table:table-cell>
          <table:table-cell table:style-name="ce132" table:formula="of:=IF([.S194]=&quot;&quot;;&quot;&quot;;[.S194])">
            <text:p/>
          </table:table-cell>
          <table:table-cell table:style-name="ce150" table:formula="of:=IF([.T194]=&quot;&quot;;&quot;&quot;;[.T194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251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82" office:value-type="string" calcext:value-type="string">
            <text:p>Eye level</text:p>
          </table:table-cell>
          <table:table-cell table:style-name="ce314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4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3"/>
          <table:table-cell table:style-name="ce300"/>
          <table:table-cell table:style-name="ce356" table:formula="of:=IF([.AB147]=&quot;&quot;;&quot;&quot;;[.AB147])">
            <text:p/>
          </table:table-cell>
          <table:table-cell table:number-columns-repeated="2"/>
          <table:table-cell table:style-name="ce242"/>
          <table:table-cell table:number-columns-repeated="2"/>
          <table:table-cell table:style-name="ce381"/>
          <table:table-cell table:style-name="ce386" table:formula="of:=IF([.AB241]&lt;&gt;[.AD241];&quot;Change&quot;;&quot;&quot;)">
            <text:p/>
          </table:table-cell>
          <table:table-cell table:style-name="ce387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79" table:formula="of:=IF([.Q195]=&quot;&quot;;&quot;&quot;;[.Q195])">
            <text:p/>
          </table:table-cell>
          <table:table-cell table:style-name="ce79" table:formula="of:=IF([.R195]=&quot;&quot;;&quot;&quot;;[.R195])">
            <text:p/>
          </table:table-cell>
          <table:table-cell table:style-name="ce130" table:formula="of:=IF([.S195]=&quot;&quot;;&quot;&quot;;[.S195])">
            <text:p/>
          </table:table-cell>
          <table:table-cell table:style-name="ce148" table:formula="of:=IF([.T195]=&quot;&quot;;&quot;&quot;;[.T195])">
            <text:p/>
          </table:table-cell>
          <table:table-cell table:number-columns-repeated="4"/>
          <table:table-cell table:style-name="ce182"/>
          <table:table-cell/>
          <table:table-cell table:style-name="ce209"/>
          <table:covered-table-cell table:style-name="ce253"/>
          <table:table-cell table:style-name="ce281" office:value-type="string" calcext:value-type="string">
            <text:p>Waist level</text:p>
          </table:table-cell>
          <table:table-cell table:style-name="ce313" table:formula="of:=IF([.R241]=&quot;&quot;;&quot;&quot;;[.R241])">
            <text:p/>
          </table:table-cell>
          <table:table-cell table:style-name="ce313" table:formula="of:=IF([.S241]=&quot;&quot;;&quot;&quot;;[.S241])">
            <text:p/>
          </table:table-cell>
          <table:table-cell table:style-name="ce342"/>
          <table:table-cell table:style-name="ce302"/>
          <table:table-cell table:style-name="ce355" table:formula="of:=IF([.AB147]=&quot;&quot;;&quot;&quot;;[.AB147])">
            <text:p/>
          </table:table-cell>
          <table:table-cell table:number-columns-repeated="2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0" table:formula="of:=IF([.Q196]=&quot;&quot;;&quot;&quot;;[.Q196])">
            <text:p/>
          </table:table-cell>
          <table:table-cell table:style-name="ce80" table:formula="of:=IF([.R196]=&quot;&quot;;&quot;&quot;;[.R196])">
            <text:p/>
          </table:table-cell>
          <table:table-cell table:style-name="ce131" table:formula="of:=IF([.S196]=&quot;&quot;;&quot;&quot;;[.S196])">
            <text:p/>
          </table:table-cell>
          <table:table-cell table:style-name="ce149" table:formula="of:=IF([.T196]=&quot;&quot;;&quot;&quot;;[.T196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42"/>
          <table:table-cell table:number-columns-repeated="2"/>
          <table:table-cell table:style-name="ce381"/>
          <table:table-cell table:style-name="ce386" table:formula="of:=IF([.AB243]&lt;&gt;[.AD243];&quot;Change&quot;;&quot;&quot;)">
            <text:p/>
          </table:table-cell>
          <table:table-cell table:style-name="ce387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0" table:formula="of:=IF([.Q197]=&quot;&quot;;&quot;&quot;;[.Q197])">
            <text:p/>
          </table:table-cell>
          <table:table-cell table:style-name="ce80" table:formula="of:=IF([.R197]=&quot;&quot;;&quot;&quot;;[.R197])">
            <text:p/>
          </table:table-cell>
          <table:table-cell table:style-name="ce131" table:formula="of:=IF([.S197]=&quot;&quot;;&quot;&quot;;[.S197])">
            <text:p/>
          </table:table-cell>
          <table:table-cell table:style-name="ce149" table:formula="of:=IF([.T197]=&quot;&quot;;&quot;&quot;;[.T197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0" table:formula="of:=IF([.Q198]=&quot;&quot;;&quot;&quot;;[.Q198])">
            <text:p/>
          </table:table-cell>
          <table:table-cell table:style-name="ce80" table:formula="of:=IF([.R198]=&quot;&quot;;&quot;&quot;;[.R198])">
            <text:p/>
          </table:table-cell>
          <table:table-cell table:style-name="ce131" table:formula="of:=IF([.S198]=&quot;&quot;;&quot;&quot;;[.S198])">
            <text:p/>
          </table:table-cell>
          <table:table-cell table:style-name="ce149" table:formula="of:=IF([.T198]=&quot;&quot;;&quot;&quot;;[.T198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2"/>
          <table:table-cell table:number-columns-repeated="2"/>
          <table:table-cell table:style-name="ce381"/>
          <table:table-cell table:style-name="ce386" table:formula="of:=IF([.AB245]&lt;&gt;[.AD245];&quot;Change&quot;;&quot;&quot;)">
            <text:p/>
          </table:table-cell>
          <table:table-cell table:style-name="ce387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2" table:formula="of:=IF([.Q199]=&quot;&quot;;&quot;&quot;;[.Q199])">
            <text:p/>
          </table:table-cell>
          <table:table-cell table:style-name="ce82" table:formula="of:=IF([.R199]=&quot;&quot;;&quot;&quot;;[.R199])">
            <text:p/>
          </table:table-cell>
          <table:table-cell table:style-name="ce133" table:formula="of:=IF([.S199]=&quot;&quot;;&quot;&quot;;[.S199])">
            <text:p/>
          </table:table-cell>
          <table:table-cell table:style-name="ce151" table:formula="of:=IF([.T199]=&quot;&quot;;&quot;&quot;;[.T199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number-columns-repeated="9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79" table:formula="of:=IF([.Q200]=&quot;&quot;;&quot;&quot;;[.Q200])">
            <text:p/>
          </table:table-cell>
          <table:table-cell table:style-name="ce79" table:formula="of:=IF([.R200]=&quot;&quot;;&quot;&quot;;[.R200])">
            <text:p/>
          </table:table-cell>
          <table:table-cell table:style-name="ce130" table:formula="of:=IF([.S200]=&quot;&quot;;&quot;&quot;;[.S200])">
            <text:p/>
          </table:table-cell>
          <table:table-cell table:style-name="ce148" table:formula="of:=IF([.T200]=&quot;&quot;;&quot;&quot;;[.T200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70" table:formula="of:=IF([.Q249]&lt;&gt;&quot;&quot;;[.Q249];IF([.AB231]=&quot;&quot;;&quot;&quot;;[.AB231]))">
            <text:p/>
          </table:table-cell>
          <table:table-cell table:style-name="ce77" table:number-columns-repeated="7"/>
          <table:table-cell table:style-name="ce242"/>
          <table:table-cell table:number-columns-repeated="2"/>
          <table:table-cell table:style-name="ce381"/>
          <table:table-cell table:style-name="ce386" table:formula="of:=IF([.AB247]&lt;&gt;[.AD247];&quot;Change&quot;;&quot;&quot;)">
            <text:p/>
          </table:table-cell>
          <table:table-cell table:style-name="ce387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0" table:formula="of:=IF([.Q201]=&quot;&quot;;&quot;&quot;;[.Q201])">
            <text:p/>
          </table:table-cell>
          <table:table-cell table:style-name="ce80" table:formula="of:=IF([.R201]=&quot;&quot;;&quot;&quot;;[.R201])">
            <text:p/>
          </table:table-cell>
          <table:table-cell table:style-name="ce131" table:formula="of:=IF([.S201]=&quot;&quot;;&quot;&quot;;[.S201])">
            <text:p/>
          </table:table-cell>
          <table:table-cell table:style-name="ce149" table:formula="of:=IF([.T201]=&quot;&quot;;&quot;&quot;;[.T201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06" table:formula="of:=LEN([.Q247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0" table:formula="of:=IF([.Q202]=&quot;&quot;;&quot;&quot;;[.Q202])">
            <text:p/>
          </table:table-cell>
          <table:table-cell table:style-name="ce80" table:formula="of:=IF([.R202]=&quot;&quot;;&quot;&quot;;[.R202])">
            <text:p/>
          </table:table-cell>
          <table:table-cell table:style-name="ce131" table:formula="of:=IF([.S202]=&quot;&quot;;&quot;&quot;;[.S202])">
            <text:p/>
          </table:table-cell>
          <table:table-cell table:style-name="ce149" table:formula="of:=IF([.T202]=&quot;&quot;;&quot;&quot;;[.T202])">
            <text:p/>
          </table:table-cell>
          <table:table-cell table:style-name="ce16"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271"/>
          <table:table-cell table:style-name="ce78" table:number-columns-repeated="7"/>
          <table:table-cell table:style-name="ce242"/>
          <table:table-cell table:number-columns-repeated="2"/>
          <table:table-cell table:style-name="ce381"/>
          <table:table-cell table:style-name="ce386" table:formula="of:=IF([.AB249]&lt;&gt;[.AD249];&quot;Change&quot;;&quot;&quot;)">
            <text:p/>
          </table:table-cell>
          <table:table-cell table:style-name="ce387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0" table:formula="of:=IF([.Q203]=&quot;&quot;;&quot;&quot;;[.Q203])">
            <text:p/>
          </table:table-cell>
          <table:table-cell table:style-name="ce80" table:formula="of:=IF([.R203]=&quot;&quot;;&quot;&quot;;[.R203])">
            <text:p/>
          </table:table-cell>
          <table:table-cell table:style-name="ce131" table:formula="of:=IF([.S203]=&quot;&quot;;&quot;&quot;;[.S203])">
            <text:p/>
          </table:table-cell>
          <table:table-cell table:style-name="ce149" table:formula="of:=IF([.T203]=&quot;&quot;;&quot;&quot;;[.T203])">
            <text:p/>
          </table:table-cell>
          <table:table-cell table:style-name="ce16" table:number-columns-repeated="4"/>
          <table:table-cell table:style-name="ce182"/>
          <table:table-cell/>
          <table:table-cell table:style-name="ce210"/>
          <table:table-cell table:style-name="ce235" table:number-columns-repeated="9"/>
          <table:table-cell table:style-name="ce243"/>
          <table:table-cell table:number-columns-repeated="2"/>
          <table:table-cell table:style-name="ce38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2" table:formula="of:=IF([.Q204]=&quot;&quot;;&quot;&quot;;[.Q204])">
            <text:p/>
          </table:table-cell>
          <table:table-cell table:style-name="ce82" table:formula="of:=IF([.R204]=&quot;&quot;;&quot;&quot;;[.R204])">
            <text:p/>
          </table:table-cell>
          <table:table-cell table:style-name="ce133" table:formula="of:=IF([.S204]=&quot;&quot;;&quot;&quot;;[.S204])">
            <text:p/>
          </table:table-cell>
          <table:table-cell table:style-name="ce151" table:formula="of:=IF([.T204]=&quot;&quot;;&quot;&quot;;[.T204])">
            <text:p/>
          </table:table-cell>
          <table:table-cell table:style-name="ce16" table:number-columns-repeated="4"/>
          <table:table-cell table:style-name="ce182"/>
          <table:table-cell/>
          <table:table-cell table:style-name="ce224" office:value-type="string" calcext:value-type="string">
            <text:p>Leeds Phantom</text:p>
          </table:table-cell>
          <table:table-cell table:style-name="ce51" table:number-columns-repeated="9"/>
          <table:table-cell table:style-name="ce372"/>
          <table:table-cell table:number-columns-repeated="2"/>
          <table:table-cell table:style-name="ce381"/>
          <table:table-cell table:style-name="ce386" table:formula="of:=IF([.AB251]&lt;&gt;[.AD251];&quot;Change&quot;;&quot;&quot;)">
            <text:p/>
          </table:table-cell>
          <table:table-cell table:style-name="ce387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7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10" office:value-type="string" calcext:value-type="string">
            <text:p>Receptor Size</text:p>
          </table:table-cell>
          <table:table-cell table:style-name="ce254" office:value-type="string" calcext:value-type="string">
            <text:p>MS1</text:p>
          </table:table-cell>
          <table:table-cell table:style-name="ce283" office:value-type="string" calcext:value-type="string">
            <text:p>MS3</text:p>
          </table:table-cell>
          <table:table-cell table:style-name="ce315" office:value-type="string" calcext:value-type="string">
            <text:p>MS4</text:p>
          </table:table-cell>
          <table:table-cell table:style-name="ce244" office:value-type="string" calcext:value-type="string">
            <text:p>Huttner</text:p>
          </table:table-cell>
          <table:table-cell table:style-name="ce244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63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40" office:value-type="float" office:value="70" calcext:value-type="float">
            <text:p>70</text:p>
          </table:table-cell>
          <table:table-cell table:style-name="ce16"/>
          <table:table-cell table:style-name="ce376"/>
          <table:table-cell table:number-columns-repeated="2"/>
          <table:table-cell table:style-name="ce381"/>
          <table:table-cell table:style-name="ce386" table:formula="of:=IF([.AB253]&lt;&gt;[.AD253];&quot;Change&quot;;&quot;&quot;)">
            <text:p/>
          </table:table-cell>
          <table:table-cell table:style-name="ce387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8" table:number-columns-repeated="7"/>
          <table:table-cell table:style-name="ce199"/>
          <table:table-cell/>
          <table:table-cell table:style-name="ce231" table:formula="of:=IF([.$O$110]=&quot;&quot;;&quot;&quot;;[.$O$110]&amp;&quot; &quot;&amp;flocm_in)">
            <text:p/>
          </table:table-cell>
          <table:table-cell table:style-name="ce227"/>
          <table:table-cell table:style-name="ce248"/>
          <table:table-cell table:style-name="ce309"/>
          <table:table-cell table:style-name="ce329" table:number-columns-repeated="2"/>
          <table:table-cell/>
          <table:table-cell table:style-name="ce339" office:value-type="string" calcext:value-type="string" table:number-columns-spanned="2" table:number-rows-spanned="1">
            <text:p>MS1-4</text:p>
          </table:table-cell>
          <table:covered-table-cell table:style-name="ce257"/>
          <table:table-cell table:style-name="ce49" office:value-type="string" calcext:value-type="string">
            <text:p>Huttner: Enter col.row</text:p>
          </table:table-cell>
          <table:table-cell table:style-name="ce376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4" office:value-type="string" calcext:value-type="string">
            <text:p>Pt Entrance</text:p>
          </table:table-cell>
          <table:table-cell table:style-name="ce51" table:number-columns-repeated="5"/>
          <table:table-cell table:style-name="ce200"/>
          <table:table-cell/>
          <table:table-cell table:style-name="ce232" table:formula="of:=IF([.$O$113]=&quot;&quot;;&quot;&quot;;[.$O$113]&amp;&quot; &quot;&amp;flocm_in)">
            <text:p/>
          </table:table-cell>
          <table:table-cell table:style-name="ce255"/>
          <table:table-cell table:style-name="ce284"/>
          <table:table-cell table:style-name="ce316"/>
          <table:table-cell table:style-name="ce330" table:number-columns-repeated="2"/>
          <table:table-cell/>
          <table:table-cell table:style-name="ce312" office:value-type="float" office:value="1" calcext:value-type="float">
            <text:p>1</text:p>
          </table:table-cell>
          <table:table-cell table:style-name="ce257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376"/>
          <table:table-cell table:number-columns-repeated="2"/>
          <table:table-cell table:style-name="ce381"/>
          <table:table-cell table:style-name="ce386" table:formula="of:=IF([.AB255]&lt;&gt;[.AD255];&quot;Change&quot;;&quot;&quot;)">
            <text:p/>
          </table:table-cell>
          <table:table-cell table:style-name="ce387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3" table:formula="of:=[.R237]" office:value-type="string" office:string-value="kVp" calcext:value-type="string">
            <text:p>kVp</text:p>
          </table:table-cell>
          <table:table-cell table:style-name="ce83" table:formula="of:=[.S237]" office:value-type="string" office:string-value="mA" calcext:value-type="string">
            <text:p>mA</text:p>
          </table:table-cell>
          <table:table-cell table:style-name="ce83" table:formula="of:=[.T237]" office:value-type="string" office:string-value="mGy/min" calcext:value-type="string">
            <text:p>mGy/min</text:p>
          </table:table-cell>
          <table:table-cell table:style-name="ce83" table:formula="of:=[.U237]" office:value-type="string" office:string-value="uGy/hr" calcext:value-type="string">
            <text:p>uGy/hr</text:p>
          </table:table-cell>
          <table:table-cell/>
          <table:table-cell table:style-name="ce165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2"/>
          <table:table-cell/>
          <table:table-cell table:style-name="ce232" table:formula="of:=IF([.$O$116]=&quot;&quot;;&quot;&quot;;[.$O$116]&amp;&quot; &quot;&amp;flocm_in)">
            <text:p/>
          </table:table-cell>
          <table:table-cell table:style-name="ce255"/>
          <table:table-cell table:style-name="ce284"/>
          <table:table-cell table:style-name="ce316"/>
          <table:table-cell table:style-name="ce330" table:number-columns-repeated="2"/>
          <table:table-cell/>
          <table:table-cell table:style-name="ce312" office:value-type="float" office:value="2" calcext:value-type="float">
            <text:p>2</text:p>
          </table:table-cell>
          <table:table-cell table:style-name="ce257" office:value-type="string" calcext:value-type="string">
            <text:p>Visible</text:p>
          </table:table-cell>
          <table:table-cell table:style-name="ce16"/>
          <table:table-cell table:style-name="ce376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4" table:formula="of:=[.R238]">
            <text:p/>
          </table:table-cell>
          <table:table-cell table:style-name="ce84" table:formula="of:=[.S238]">
            <text:p/>
          </table:table-cell>
          <table:table-cell table:style-name="ce84" table:formula="of:=[.T238]">
            <text:p/>
          </table:table-cell>
          <table:table-cell table:style-name="ce152" table:formula="of:=[.U238]" office:value-type="float" office:value="0" calcext:value-type="float">
            <text:p>0</text:p>
          </table:table-cell>
          <table:table-cell/>
          <table:table-cell table:style-name="ce166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2"/>
          <table:table-cell/>
          <table:table-cell table:style-name="ce232" table:formula="of:=IF([.$O$119]=&quot;&quot;;&quot;&quot;;[.$O$119]&amp;&quot; &quot;&amp;flocm_in)">
            <text:p/>
          </table:table-cell>
          <table:table-cell table:style-name="ce255"/>
          <table:table-cell table:style-name="ce284"/>
          <table:table-cell table:style-name="ce316"/>
          <table:table-cell table:style-name="ce330" table:number-columns-repeated="2"/>
          <table:table-cell/>
          <table:table-cell table:style-name="ce312" office:value-type="float" office:value="3" calcext:value-type="float">
            <text:p>3</text:p>
          </table:table-cell>
          <table:table-cell table:style-name="ce257" office:value-type="string" calcext:value-type="string">
            <text:p>Barely visible</text:p>
          </table:table-cell>
          <table:table-cell table:style-name="ce16"/>
          <table:table-cell table:style-name="ce376"/>
          <table:table-cell table:number-columns-repeated="2"/>
          <table:table-cell table:style-name="ce381"/>
          <table:table-cell table:style-name="ce386" table:formula="of:=IF([.AB257]&lt;&gt;[.AD257];&quot;Change&quot;;&quot;&quot;)">
            <text:p/>
          </table:table-cell>
          <table:table-cell table:style-name="ce387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5" table:formula="of:=[.R239]">
            <text:p/>
          </table:table-cell>
          <table:table-cell table:style-name="ce85" table:formula="of:=[.S239]">
            <text:p/>
          </table:table-cell>
          <table:table-cell table:style-name="ce135"/>
          <table:table-cell table:style-name="ce153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2"/>
          <table:table-cell/>
          <table:table-cell table:style-name="ce233" table:formula="of:=IF([.$O$122]=&quot;&quot;;&quot;&quot;;[.$O$122]&amp;&quot; &quot;&amp;flocm_in)">
            <text:p/>
          </table:table-cell>
          <table:table-cell table:style-name="ce256"/>
          <table:table-cell table:style-name="ce285"/>
          <table:table-cell table:style-name="ce310"/>
          <table:table-cell table:style-name="ce331" table:number-columns-repeated="2"/>
          <table:table-cell/>
          <table:table-cell table:style-name="ce312" office:value-type="float" office:value="4" calcext:value-type="float">
            <text:p>4</text:p>
          </table:table-cell>
          <table:table-cell table:style-name="ce257" office:value-type="string" calcext:value-type="string">
            <text:p>Not visible</text:p>
          </table:table-cell>
          <table:table-cell table:style-name="ce16"/>
          <table:table-cell table:style-name="ce376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6" table:formula="of:=[.R240]">
            <text:p/>
          </table:table-cell>
          <table:table-cell table:style-name="ce86" table:formula="of:=[.S240]">
            <text:p/>
          </table:table-cell>
          <table:table-cell table:style-name="ce136"/>
          <table:table-cell table:style-name="ce154" table:formula="of:=[.U240]" office:value-type="float" office:value="0" calcext:value-type="float">
            <text:p>0</text:p>
          </table:table-cell>
          <table:table-cell table:number-columns-repeated="4"/>
          <table:table-cell table:style-name="ce182"/>
          <table:table-cell/>
          <table:table-cell table:style-name="ce209"/>
          <table:table-cell table:number-columns-repeated="2"/>
          <table:table-cell office:value-type="string" calcext:value-type="string">
            <text:p>Acceptable:</text:p>
          </table:table-cell>
          <table:table-cell table:style-name="ce332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4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376"/>
          <table:table-cell table:number-columns-repeated="2"/>
          <table:table-cell table:style-name="ce381"/>
          <table:table-cell table:style-name="ce386" table:formula="of:=IF([.AB259]&lt;&gt;[.AD259];&quot;Change&quot;;&quot;&quot;)">
            <text:p/>
          </table:table-cell>
          <table:table-cell table:style-name="ce387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7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70" table:formula="of:=IF([.Q262]&lt;&gt;&quot;&quot;;[.Q262];IF([.AB232]=&quot;&quot;;&quot;&quot;;[.AB232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06" table:formula="of:=LEN([.Q260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2"/>
          <table:table-cell table:style-name="ce381"/>
          <table:table-cell table:style-name="ce386" table:formula="of:=IF([.AB261]&lt;&gt;[.AD261];&quot;Change&quot;;&quot;&quot;)">
            <text:p/>
          </table:table-cell>
          <table:table-cell table:style-name="ce387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271"/>
          <table:table-cell table:style-name="ce78" table:number-columns-repeated="7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number-columns-repeated="9"/>
          <table:table-cell table:style-name="ce242"/>
          <table:table-cell table:number-columns-repeated="2"/>
          <table:table-cell table:style-name="ce381"/>
          <table:table-cell table:style-name="ce386" table:formula="of:=IF([.AB263]&lt;&gt;[.AD263];&quot;Change&quot;;&quot;&quot;)">
            <text:p/>
          </table:table-cell>
          <table:table-cell table:style-name="ce387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/>
          <table:table-cell table:style-name="ce219" office:value-type="string" calcext:value-type="string">
            <text:p>TO.10</text:p>
          </table:table-cell>
          <table:table-cell table:style-name="ce16"/>
          <table:table-cell table:style-name="ce286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8"/>
          <table:table-cell table:style-name="ce257" office:value-type="string" calcext:value-type="string">
            <text:p>Row</text:p>
          </table:table-cell>
          <table:table-cell table:style-name="ce287" table:formula="of:=IF([.$O$110]=&quot;&quot;;&quot;&quot;;[.$O$110]&amp;&quot; &quot;&amp;flocm_in)">
            <text:p/>
          </table:table-cell>
          <table:table-cell table:style-name="ce287" table:formula="of:=IF([.$O$113]=&quot;&quot;;&quot;&quot;;[.$O$113]&amp;&quot; &quot;&amp;flocm_in)">
            <text:p/>
          </table:table-cell>
          <table:table-cell table:style-name="ce287" table:formula="of:=IF([.$O$116]=&quot;&quot;;&quot;&quot;;[.$O$116]&amp;&quot; &quot;&amp;flocm_in)">
            <text:p/>
          </table:table-cell>
          <table:table-cell table:style-name="ce287" table:formula="of:=IF([.$O$119]=&quot;&quot;;&quot;&quot;;[.$O$119]&amp;&quot; &quot;&amp;flocm_in)">
            <text:p/>
          </table:table-cell>
          <table:table-cell table:style-name="ce287" table:formula="of:=IF([.$O$122]=&quot;&quot;;&quot;&quot;;[.$O$122]&amp;&quot; &quot;&amp;flocm_in)">
            <text:p/>
          </table:table-cell>
          <table:table-cell table:number-columns-repeated="3"/>
          <table:table-cell table:style-name="ce242"/>
          <table:table-cell table:number-columns-repeated="2"/>
          <table:table-cell table:style-name="ce381"/>
          <table:table-cell table:style-name="ce386" table:formula="of:=IF([.AB265]&lt;&gt;[.AD265];&quot;Change&quot;;&quot;&quot;)">
            <text:p/>
          </table:table-cell>
          <table:table-cell table:style-name="ce387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8"/>
          <table:table-cell table:style-name="ce257" office:value-type="string" calcext:value-type="string">
            <text:p>A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1"/>
          <table:table-cell/>
          <table:table-cell table:style-name="ce228"/>
          <table:table-cell table:style-name="ce257" office:value-type="string" calcext:value-type="string">
            <text:p>B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1"/>
          <table:table-cell table:style-name="ce386" table:formula="of:=IF([.AB267]&lt;&gt;[.AD267];&quot;Change&quot;;&quot;&quot;)">
            <text:p/>
          </table:table-cell>
          <table:table-cell table:style-name="ce387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5"/>
          <table:table-cell/>
          <table:table-cell table:style-name="ce228"/>
          <table:table-cell table:style-name="ce257" office:value-type="string" calcext:value-type="string">
            <text:p>C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3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3"/>
          <table:table-cell table:style-name="ce162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5"/>
          <table:table-cell/>
          <table:table-cell table:style-name="ce228"/>
          <table:table-cell table:style-name="ce257" office:value-type="string" calcext:value-type="string">
            <text:p>D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1"/>
          <table:table-cell table:style-name="ce386" table:formula="of:=IF([.AB269]&lt;&gt;[.AD269];&quot;Change&quot;;&quot;&quot;)">
            <text:p/>
          </table:table-cell>
          <table:table-cell table:style-name="ce387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4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4" table:formula="of:=[.S140]" office:value-type="string" office:string-value="mGy/min" calcext:value-type="string">
            <text:p>mGy/min</text:p>
          </table:table-cell>
          <table:table-cell table:style-name="ce74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4" table:formula="of:=[.V140]" office:value-type="string" office:string-value="mGy/min" calcext:value-type="string">
            <text:p>mGy/min</text:p>
          </table:table-cell>
          <table:table-cell table:style-name="ce74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92" table:formula="of:=[.Y140]" office:value-type="string" office:string-value="mGy/min" calcext:value-type="string">
            <text:p>mGy/min</text:p>
          </table:table-cell>
          <table:table-cell/>
          <table:table-cell table:style-name="ce228"/>
          <table:table-cell table:style-name="ce257" office:value-type="string" calcext:value-type="string">
            <text:p>E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5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5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93" table:formula="of:=IF([.Y141]=&quot;&quot;;&quot;&quot;;[.Y141])">
            <text:p/>
          </table:table-cell>
          <table:table-cell/>
          <table:table-cell table:style-name="ce228"/>
          <table:table-cell table:style-name="ce257" office:value-type="string" calcext:value-type="string">
            <text:p>F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1"/>
          <table:table-cell table:style-name="ce386" table:formula="of:=IF([.AB271]&lt;&gt;[.AD271];&quot;Change&quot;;&quot;&quot;)">
            <text:p/>
          </table:table-cell>
          <table:table-cell table:style-name="ce387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6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6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4" table:formula="of:=IF([.Y142]=&quot;&quot;;&quot;&quot;;[.Y142])">
            <text:p/>
          </table:table-cell>
          <table:table-cell/>
          <table:table-cell table:style-name="ce228"/>
          <table:table-cell table:style-name="ce257" office:value-type="string" calcext:value-type="string">
            <text:p>G</text:p>
          </table:table-cell>
          <table:table-cell table:style-name="ce284" table:number-columns-repeated="5"/>
          <table:table-cell table:number-columns-repeated="3"/>
          <table:table-cell table:style-name="ce242"/>
          <table:table-cell/>
          <table:table-cell table:style-name="ce36" office:value-type="string" calcext:value-type="string">
            <text:p>Comment Page 2</text:p>
          </table:table-cell>
          <table:table-cell table:style-name="ce381"/>
          <table:table-cell table:style-name="ce386" table:formula="of:=IF([.AB272]&lt;&gt;[.AD272];&quot;Change&quot;;&quot;&quot;)">
            <text:p/>
          </table:table-cell>
          <table:table-cell table:style-name="ce387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7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7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5" table:formula="of:=IF([.Y143]=&quot;&quot;;&quot;&quot;;[.Y143])">
            <text:p/>
          </table:table-cell>
          <table:table-cell/>
          <table:table-cell table:style-name="ce228"/>
          <table:table-cell table:style-name="ce257" office:value-type="string" calcext:value-type="string">
            <text:p>H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5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5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93" table:formula="of:=IF([.Y144]=&quot;&quot;;&quot;&quot;;[.Y144])">
            <text:p/>
          </table:table-cell>
          <table:table-cell/>
          <table:table-cell table:style-name="ce228"/>
          <table:table-cell table:style-name="ce257" office:value-type="string" calcext:value-type="string">
            <text:p>J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1"/>
          <table:table-cell table:style-name="ce386" table:formula="of:=IF([.AB274]&lt;&gt;[.AD274];&quot;Change&quot;;&quot;&quot;)">
            <text:p/>
          </table:table-cell>
          <table:table-cell table:style-name="ce387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6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6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4" table:formula="of:=IF([.Y145]=&quot;&quot;;&quot;&quot;;[.Y145])">
            <text:p/>
          </table:table-cell>
          <table:table-cell/>
          <table:table-cell table:style-name="ce228"/>
          <table:table-cell table:style-name="ce257" office:value-type="string" calcext:value-type="string">
            <text:p>K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7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7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5" table:formula="of:=IF([.Y146]=&quot;&quot;;&quot;&quot;;[.Y146])">
            <text:p/>
          </table:table-cell>
          <table:table-cell/>
          <table:table-cell table:style-name="ce228"/>
          <table:table-cell table:style-name="ce257" office:value-type="string" calcext:value-type="string">
            <text:p>L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1"/>
          <table:table-cell table:style-name="ce386" table:formula="of:=IF([.AB276]&lt;&gt;[.AD276];&quot;Change&quot;;&quot;&quot;)">
            <text:p/>
          </table:table-cell>
          <table:table-cell table:style-name="ce387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5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5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93" table:formula="of:=IF([.Y147]=&quot;&quot;;&quot;&quot;;[.Y147])">
            <text:p/>
          </table:table-cell>
          <table:table-cell/>
          <table:table-cell table:style-name="ce228"/>
          <table:table-cell table:style-name="ce257" office:value-type="string" calcext:value-type="string">
            <text:p>M</text:p>
          </table:table-cell>
          <table:table-cell table:style-name="ce284" table:number-columns-repeated="5"/>
          <table:table-cell table:number-columns-repeated="3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6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6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4" table:formula="of:=IF([.Y148]=&quot;&quot;;&quot;&quot;;[.Y148])">
            <text:p/>
          </table:table-cell>
          <table:table-cell/>
          <table:table-cell table:style-name="ce209"/>
          <table:table-cell table:number-columns-repeated="9"/>
          <table:table-cell table:style-name="ce242"/>
          <table:table-cell table:number-columns-repeated="2"/>
          <table:table-cell table:style-name="ce381"/>
          <table:table-cell table:style-name="ce386" table:formula="of:=IF([.AB278]&lt;&gt;[.AD278];&quot;Change&quot;;&quot;&quot;)">
            <text:p/>
          </table:table-cell>
          <table:table-cell table:style-name="ce387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7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7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5" table:formula="of:=IF([.Y149]=&quot;&quot;;&quot;&quot;;[.Y149])">
            <text:p/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70" table:formula="of:=IF([.Q281]&lt;&gt;&quot;&quot;;[.Q281];IF([.AB233]=&quot;&quot;;&quot;&quot;;[.AB233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5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5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93" table:formula="of:=IF([.Y150]=&quot;&quot;;&quot;&quot;;[.Y150])">
            <text:p/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06" table:formula="of:=LEN([.Q279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2"/>
          <table:table-cell table:style-name="ce381"/>
          <table:table-cell table:style-name="ce386" table:formula="of:=IF([.AB280]&lt;&gt;[.AD280];&quot;Change&quot;;&quot;&quot;)">
            <text:p/>
          </table:table-cell>
          <table:table-cell table:style-name="ce387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6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6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4" table:formula="of:=IF([.Y151]=&quot;&quot;;&quot;&quot;;[.Y151])">
            <text:p/>
          </table:table-cell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271"/>
          <table:table-cell table:style-name="ce78" table:number-columns-repeated="7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7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7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5" table:formula="of:=IF([.Y152]=&quot;&quot;;&quot;&quot;;[.Y152])">
            <text:p/>
          </table:table-cell>
          <table:table-cell/>
          <table:table-cell table:style-name="ce210"/>
          <table:table-cell table:style-name="ce235" table:number-columns-repeated="9"/>
          <table:table-cell table:style-name="ce243"/>
          <table:table-cell table:number-columns-repeated="2"/>
          <table:table-cell table:style-name="ce381"/>
          <table:table-cell table:style-name="ce386" table:formula="of:=IF([.AB282]&lt;&gt;[.AD282];&quot;Change&quot;;&quot;&quot;)">
            <text:p/>
          </table:table-cell>
          <table:table-cell table:style-name="ce387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5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5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93" table:formula="of:=IF([.Y153]=&quot;&quot;;&quot;&quot;;[.Y153])">
            <text:p/>
          </table:table-cell>
          <table:table-cell/>
          <table:table-cell table:style-name="ce224" office:value-type="string" calcext:value-type="string">
            <text:p>Field Size</text:p>
          </table:table-cell>
          <table:table-cell table:style-name="ce51"/>
          <table:table-cell table:style-name="ce288" table:formula="of:=IF([.$O$110]=&quot;&quot;;&quot;&quot;;[.$O$110])">
            <text:p/>
          </table:table-cell>
          <table:table-cell table:style-name="ce288" table:formula="of:=IF([.$O$113]=&quot;&quot;;&quot;&quot;;[.$O$113])">
            <text:p/>
          </table:table-cell>
          <table:table-cell table:style-name="ce288" table:formula="of:=IF([.$O$116]=&quot;&quot;;&quot;&quot;;[.$O$116])">
            <text:p/>
          </table:table-cell>
          <table:table-cell table:style-name="ce288" table:formula="of:=IF([.$O$119]=&quot;&quot;;&quot;&quot;;[.$O$119])">
            <text:p/>
          </table:table-cell>
          <table:table-cell table:style-name="ce288" table:formula="of:=IF([.$O$122]=&quot;&quot;;&quot;&quot;;[.$O$122])">
            <text:p/>
          </table:table-cell>
          <table:table-cell table:style-name="ce51"/>
          <table:table-cell table:style-name="ce262" table:formula="of:=IF([.X283]&lt;&gt;&quot;&quot;;[.X283];IF([.AB160]=&quot;&quot;;&quot;&quot;;[.AB160]))">
            <text:p/>
          </table:table-cell>
          <table:table-cell table:style-name="ce299"/>
          <table:table-cell table:style-name="ce37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6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6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4" table:formula="of:=IF([.Y154]=&quot;&quot;;&quot;&quot;;[.Y154])">
            <text:p/>
          </table:table-cell>
          <table:table-cell/>
          <table:table-cell table:style-name="ce209"/>
          <table:table-cell table:style-name="ce17" office:value-type="string" calcext:value-type="string">
            <text:p>Horizontal</text:p>
          </table:table-cell>
          <table:table-cell table:style-name="ce289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42"/>
          <table:table-cell table:number-columns-repeated="2"/>
          <table:table-cell table:style-name="ce381"/>
          <table:table-cell table:style-name="ce386" table:formula="of:=IF([.AB284]&lt;&gt;[.AD284];&quot;Change&quot;;&quot;&quot;)">
            <text:p/>
          </table:table-cell>
          <table:table-cell table:style-name="ce387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7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7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5" table:formula="of:=IF([.Y155]=&quot;&quot;;&quot;&quot;;[.Y155])">
            <text:p/>
          </table:table-cell>
          <table:table-cell/>
          <table:table-cell table:style-name="ce209"/>
          <table:table-cell table:style-name="ce17" office:value-type="string" calcext:value-type="string">
            <text:p>Vertical</text:p>
          </table:table-cell>
          <table:table-cell table:style-name="ce289" table:number-columns-repeated="5"/>
          <table:table-cell table:style-name="ce17"/>
          <table:table-cell table:style-name="ce48"/>
          <table:table-cell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5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28" table:formula="of:=IF([.S156]=&quot;&quot;;&quot;&quot;;[.S156])">
            <text:p/>
          </table:table-cell>
          <table:table-cell table:style-name="ce75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28" table:formula="of:=IF([.V156]=&quot;&quot;;&quot;&quot;;[.V156])">
            <text:p/>
          </table:table-cell>
          <table:table-cell table:style-name="ce75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201" table:formula="of:=IF([.Y156]=&quot;&quot;;&quot;&quot;;[.Y156])">
            <text:p/>
          </table:table-cell>
          <table:table-cell/>
          <table:table-cell table:style-name="ce209"/>
          <table:table-cell table:style-name="ce17" office:value-type="string" calcext:value-type="string">
            <text:p>Diagonal</text:p>
          </table:table-cell>
          <table:table-cell table:style-name="ce290" table:formula="of:=IF(OR([.Q284]=&quot;&quot;;[.Q285]=&quot;&quot;);&quot;&quot;;SQRT([.Q284]^2+[.Q285]^2))">
            <text:p/>
          </table:table-cell>
          <table:table-cell table:style-name="ce290" table:formula="of:=IF(OR([.R284]=&quot;&quot;;[.R285]=&quot;&quot;);&quot;&quot;;SQRT([.R284]^2+[.R285]^2))">
            <text:p/>
          </table:table-cell>
          <table:table-cell table:style-name="ce290" table:formula="of:=IF(OR([.S284]=&quot;&quot;;[.S285]=&quot;&quot;);&quot;&quot;;SQRT([.S284]^2+[.S285]^2))">
            <text:p/>
          </table:table-cell>
          <table:table-cell table:style-name="ce290" table:formula="of:=IF(OR([.T284]=&quot;&quot;;[.T285]=&quot;&quot;);&quot;&quot;;SQRT([.T284]^2+[.T285]^2))">
            <text:p/>
          </table:table-cell>
          <table:table-cell table:style-name="ce290" table:formula="of:=IF(OR([.U284]=&quot;&quot;;[.U285]=&quot;&quot;);&quot;&quot;;SQRT([.U284]^2+[.U285]^2))">
            <text:p/>
          </table:table-cell>
          <table:table-cell/>
          <table:table-cell table:style-name="ce48"/>
          <table:table-cell/>
          <table:table-cell table:style-name="ce242"/>
          <table:table-cell table:number-columns-repeated="2"/>
          <table:table-cell table:style-name="ce381"/>
          <table:table-cell table:style-name="ce386" table:formula="of:=IF([.AB286]&lt;&gt;[.AD286];&quot;Change&quot;;&quot;&quot;)">
            <text:p/>
          </table:table-cell>
          <table:table-cell table:style-name="ce387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2"/>
          <table:table-cell/>
          <table:table-cell table:style-name="ce209"/>
          <table:table-cell table:style-name="ce17" office:value-type="string" calcext:value-type="string">
            <text:p>Acceptable</text:p>
          </table:table-cell>
          <table:table-cell table:style-name="ce291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91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91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91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91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7" table:number-columns-repeated="8"/>
          <table:table-cell table:style-name="ce198"/>
          <table:table-cell/>
          <table:table-cell table:style-name="ce209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2"/>
          <table:table-cell table:number-columns-repeated="2"/>
          <table:table-cell table:style-name="ce381"/>
          <table:table-cell table:style-name="ce386" table:formula="of:=IF([.AB288]&lt;&gt;[.AD288];&quot;Change&quot;;&quot;&quot;)">
            <text:p/>
          </table:table-cell>
          <table:table-cell table:style-name="ce387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19" office:value-type="string" calcext:value-type="string">
            <text:p>Useful Beam Limitation</text:p>
          </table:table-cell>
          <table:table-cell table:number-columns-repeated="9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16" table:formula="of:=IF([.P290]&lt;&gt;&quot;&quot;;[.P290];IF([.AB161]=&quot;&quot;;&quot;&quot;;[.AB161]))">
            <text:p/>
          </table:table-cell>
          <table:table-cell table:style-name="ce240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42"/>
          <table:table-cell table:number-columns-repeated="2"/>
          <table:table-cell table:style-name="ce381"/>
          <table:table-cell table:style-name="ce386" table:formula="of:=IF([.AB290]&lt;&gt;[.AD290];&quot;Change&quot;;&quot;&quot;)">
            <text:p/>
          </table:table-cell>
          <table:table-cell table:style-name="ce387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2"/>
          <table:table-cell/>
          <table:table-cell table:style-name="ce209"/>
          <table:table-cell table:number-columns-repeated="9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2"/>
          <table:table-cell/>
          <table:table-cell table:style-name="ce209"/>
          <table:table-cell table:style-name="ce244" office:value-type="string" calcext:value-type="string">
            <text:p>Measured</text:p>
          </table:table-cell>
          <table:table-cell table:style-name="ce244" office:value-type="string" calcext:value-type="string">
            <text:p>Difference</text:p>
          </table:table-cell>
          <table:table-cell table:style-name="ce244" office:value-type="string" calcext:value-type="string">
            <text:p>Sum</text:p>
          </table:table-cell>
          <table:table-cell table:style-name="ce244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2" office:value-type="string" calcext:value-type="string">
            <text:p>R</text:p>
          </table:table-cell>
          <table:table-cell table:number-columns-repeated="2"/>
          <table:table-cell table:style-name="ce381"/>
          <table:table-cell table:style-name="ce386" table:formula="of:=IF([.AB292]&lt;&gt;[.AD292];&quot;Change&quot;;&quot;&quot;)">
            <text:p/>
          </table:table-cell>
          <table:table-cell table:style-name="ce387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6"/>
          <table:table-cell table:number-columns-repeated="7"/>
          <table:table-cell table:style-name="ce182"/>
          <table:table-cell/>
          <table:table-cell table:style-name="ce209" office:value-type="string" calcext:value-type="string">
            <text:p>Top</text:p>
          </table:table-cell>
          <table:table-cell table:style-name="ce258" table:formula="of:=IF(OR([.V293]=&quot;&quot;;[.V294]=&quot;&quot;;[.V297]=&quot;&quot;);&quot;&quot;;([.V293]-[.V294])*[.V297])">
            <text:p/>
          </table:table-cell>
          <table:table-cell table:style-name="ce292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4" table:formula="of:=IF(OR([.Q293]=&quot;&quot;;[.Q295]=&quot;&quot;);&quot;&quot;;[.Q293]+[.Q295])" table:number-columns-spanned="1" table:number-rows-spanned="4">
            <text:p/>
          </table:table-cell>
          <table:table-cell table:style-name="ce333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4" table:number-columns-repeated="3"/>
          <table:table-cell table:style-name="ce316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/>
          <table:table-cell table:number-columns-repeated="7"/>
          <table:table-cell table:style-name="ce182"/>
          <table:table-cell/>
          <table:table-cell table:style-name="ce209" office:value-type="string" calcext:value-type="string">
            <text:p>Bottom</text:p>
          </table:table-cell>
          <table:table-cell table:style-name="ce258" table:formula="of:=IF(OR([.W293]=&quot;&quot;;[.W294]=&quot;&quot;;[.V297]=&quot;&quot;);&quot;&quot;;([.W293]-[.W294])*[.V297])">
            <text:p/>
          </table:table-cell>
          <table:covered-table-cell table:number-columns-repeated="2" table:style-name="ce293"/>
          <table:table-cell table:style-name="ce333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4" table:number-columns-repeated="3"/>
          <table:table-cell table:style-name="ce316"/>
          <table:table-cell table:number-columns-repeated="2"/>
          <table:table-cell table:style-name="ce381"/>
          <table:table-cell table:style-name="ce386" table:formula="of:=IF([.AB294]&lt;&gt;[.AD294];&quot;Change&quot;;&quot;&quot;)">
            <text:p/>
          </table:table-cell>
          <table:table-cell table:style-name="ce387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2"/>
          <table:table-cell/>
          <table:table-cell table:style-name="ce209" office:value-type="string" calcext:value-type="string">
            <text:p>Left</text:p>
          </table:table-cell>
          <table:table-cell table:style-name="ce258" table:formula="of:=IF(OR([.X293]=&quot;&quot;;[.X294]=&quot;&quot;;[.V297]=&quot;&quot;);&quot;&quot;;([.X293]-[.X294])*[.V297])">
            <text:p/>
          </table:table-cell>
          <table:table-cell table:style-name="ce294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93"/>
          <table:table-cell table:style-name="ce333" table:formula="of:=IF([.AB164]=&quot;&quot;;&quot;&quot;;[.AB164])">
            <text:p/>
          </table:table-cell>
          <table:table-cell table:style-name="ce221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7" table:formula="of:=[.O290]">
            <text:p/>
          </table:table-cell>
          <table:table-cell table:style-name="ce362" table:number-columns-repeated="2"/>
          <table:table-cell table:style-name="ce377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  <table:table-cell/>
          <table:table-cell table:style-name="ce209" office:value-type="string" calcext:value-type="string">
            <text:p>Right</text:p>
          </table:table-cell>
          <table:table-cell table:style-name="ce259" table:formula="of:=IF(OR([.Y293]=&quot;&quot;;[.Y294]=&quot;&quot;;[.V297]=&quot;&quot;);&quot;&quot;;([.Y293]-[.Y294])*[.V297])">
            <text:p/>
          </table:table-cell>
          <table:covered-table-cell table:number-columns-repeated="2" table:style-name="ce295"/>
          <table:table-cell table:style-name="ce334" table:formula="of:=IF([.AB165]=&quot;&quot;;&quot;&quot;;[.AB165])">
            <text:p/>
          </table:table-cell>
          <table:table-cell table:style-name="ce345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4"/>
          <table:table-cell table:style-name="ce1" table:number-columns-repeated="2"/>
          <table:table-cell table:style-name="ce377"/>
          <table:table-cell table:number-columns-repeated="2"/>
          <table:table-cell table:style-name="ce381"/>
          <table:table-cell table:style-name="ce386" table:formula="of:=IF([.AB296]&lt;&gt;[.AD296];&quot;Change&quot;;&quot;&quot;)">
            <text:p/>
          </table:table-cell>
          <table:table-cell table:style-name="ce387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2"/>
          <table:table-cell/>
          <table:table-cell table:style-name="ce234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357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377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2"/>
          <table:table-cell/>
          <table:table-cell table:style-name="ce228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42"/>
          <table:table-cell table:number-columns-repeated="2"/>
          <table:table-cell table:style-name="ce381"/>
          <table:table-cell table:style-name="ce386" table:formula="of:=IF([.AB298]&lt;&gt;[.AD298];&quot;Change&quot;;&quot;&quot;)">
            <text:p/>
          </table:table-cell>
          <table:table-cell table:style-name="ce387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70" table:formula="of:=IF([.Q301]&lt;&gt;&quot;&quot;;[.Q301];IF([.AB234]=&quot;&quot;;&quot;&quot;;[.AB234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42"/>
          <table:table-cell table:number-columns-repeated="2"/>
          <table:table-cell table:style-name="ce385"/>
          <table:table-cell/>
          <table:table-cell table:style-name="ce385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79" table:formula="of:=IF([.Q214]=&quot;&quot;;&quot;&quot;;[.Q214])">
            <text:p/>
          </table:table-cell>
          <table:table-cell table:style-name="ce79" table:formula="of:=IF([.R214]=&quot;&quot;;&quot;&quot;;[.R214])">
            <text:p/>
          </table:table-cell>
          <table:table-cell table:style-name="ce130" table:formula="of:=IF([.S214]=&quot;&quot;;&quot;&quot;;[.S214])">
            <text:p/>
          </table:table-cell>
          <table:table-cell table:style-name="ce79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06" table:formula="of:=LEN([.Q299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2"/>
          <table:table-cell table:style-name="ce381"/>
          <table:table-cell table:style-name="ce386" table:formula="of:=IF([.AB300]&lt;&gt;[.AD300];&quot;Change&quot;;&quot;&quot;)">
            <text:p/>
          </table:table-cell>
          <table:table-cell table:style-name="ce387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0" table:formula="of:=IF([.Q215]=&quot;&quot;;&quot;&quot;;[.Q215])">
            <text:p/>
          </table:table-cell>
          <table:table-cell table:style-name="ce80" table:formula="of:=IF([.R215]=&quot;&quot;;&quot;&quot;;[.R215])">
            <text:p/>
          </table:table-cell>
          <table:table-cell table:style-name="ce131" table:formula="of:=IF([.S215]=&quot;&quot;;&quot;&quot;;[.S215])">
            <text:p/>
          </table:table-cell>
          <table:table-cell table:style-name="ce80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271"/>
          <table:table-cell table:style-name="ce78" table:number-columns-repeated="7"/>
          <table:table-cell table:style-name="ce242"/>
          <table:table-cell table:number-columns-repeated="2"/>
          <table:table-cell table:style-name="ce38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0" table:formula="of:=IF([.Q216]=&quot;&quot;;&quot;&quot;;[.Q216])">
            <text:p/>
          </table:table-cell>
          <table:table-cell table:style-name="ce80" table:formula="of:=IF([.R216]=&quot;&quot;;&quot;&quot;;[.R216])">
            <text:p/>
          </table:table-cell>
          <table:table-cell table:style-name="ce131" table:formula="of:=IF([.S216]=&quot;&quot;;&quot;&quot;;[.S216])">
            <text:p/>
          </table:table-cell>
          <table:table-cell table:style-name="ce80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2"/>
          <table:table-cell/>
          <table:table-cell table:style-name="ce210"/>
          <table:table-cell table:style-name="ce235" table:number-columns-repeated="9"/>
          <table:table-cell table:style-name="ce243"/>
          <table:table-cell table:number-columns-repeated="2"/>
          <table:table-cell table:style-name="ce381"/>
          <table:table-cell table:style-name="ce386" table:formula="of:=IF([.AB302]&lt;&gt;[.AD302];&quot;Change&quot;;&quot;&quot;)">
            <text:p/>
          </table:table-cell>
          <table:table-cell table:style-name="ce387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1" table:formula="of:=IF([.Q217]=&quot;&quot;;&quot;&quot;;[.Q217])">
            <text:p/>
          </table:table-cell>
          <table:table-cell table:style-name="ce81" table:formula="of:=IF([.R217]=&quot;&quot;;&quot;&quot;;[.R217])">
            <text:p/>
          </table:table-cell>
          <table:table-cell table:style-name="ce132" table:formula="of:=IF([.S217]=&quot;&quot;;&quot;&quot;;[.S217])">
            <text:p/>
          </table:table-cell>
          <table:table-cell table:style-name="ce81" table:formula="of:=IF([.T217]=&quot;&quot;;&quot;&quot;;[.T217])">
            <text:p/>
          </table:table-cell>
          <table:table-cell table:number-columns-repeated="4"/>
          <table:table-cell table:style-name="ce182"/>
          <table:table-cell table:number-columns-repeated="14"/>
          <table:table-cell table:style-name="ce38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1" table:formula="of:=IF([.Q218]=&quot;&quot;;&quot;&quot;;[.Q218])">
            <text:p/>
          </table:table-cell>
          <table:table-cell table:style-name="ce81" table:formula="of:=IF([.R218]=&quot;&quot;;&quot;&quot;;[.R218])">
            <text:p/>
          </table:table-cell>
          <table:table-cell table:style-name="ce132" table:formula="of:=IF([.S218]=&quot;&quot;;&quot;&quot;;[.S218])">
            <text:p/>
          </table:table-cell>
          <table:table-cell table:style-name="ce81" table:formula="of:=IF([.T218]=&quot;&quot;;&quot;&quot;;[.T218])">
            <text:p/>
          </table:table-cell>
          <table:table-cell table:number-columns-repeated="4"/>
          <table:table-cell table:style-name="ce182"/>
          <table:table-cell table:number-columns-repeated="6"/>
          <table:table-cell table:style-name="ce146" office:value-type="string" calcext:value-type="string">
            <text:p>Comments Page 1</text:p>
          </table:table-cell>
          <table:table-cell table:number-columns-repeated="7"/>
          <table:table-cell table:style-name="ce381"/>
          <table:table-cell table:style-name="ce386" table:formula="of:=IF([.AB304]&lt;&gt;[.AD304];&quot;Change&quot;;&quot;&quot;)">
            <text:p/>
          </table:table-cell>
          <table:table-cell table:style-name="ce387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79" table:formula="of:=IF([.Q219]=&quot;&quot;;&quot;&quot;;[.Q219])">
            <text:p/>
          </table:table-cell>
          <table:table-cell table:style-name="ce79" table:formula="of:=IF([.R219]=&quot;&quot;;&quot;&quot;;[.R219])">
            <text:p/>
          </table:table-cell>
          <table:table-cell table:style-name="ce130" table:formula="of:=IF([.S219]=&quot;&quot;;&quot;&quot;;[.S219])">
            <text:p/>
          </table:table-cell>
          <table:table-cell table:style-name="ce79" table:formula="of:=IF([.T219]=&quot;&quot;;&quot;&quot;;[.T219])">
            <text:p/>
          </table:table-cell>
          <table:table-cell table:number-columns-repeated="4"/>
          <table:table-cell table:style-name="ce182"/>
          <table:table-cell/>
          <table:table-cell table:style-name="ce211"/>
          <table:table-cell table:style-name="ce51" table:number-columns-repeated="3"/>
          <table:table-cell table:style-name="ce321" office:value-type="string" calcext:value-type="string">
            <text:p>Previous Year Comments</text:p>
          </table:table-cell>
          <table:table-cell table:style-name="ce51" table:number-columns-repeated="5"/>
          <table:table-cell table:style-name="ce372"/>
          <table:table-cell table:number-columns-repeated="2"/>
          <table:table-cell table:style-name="ce38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0" table:formula="of:=IF([.Q220]=&quot;&quot;;&quot;&quot;;[.Q220])">
            <text:p/>
          </table:table-cell>
          <table:table-cell table:style-name="ce80" table:formula="of:=IF([.R220]=&quot;&quot;;&quot;&quot;;[.R220])">
            <text:p/>
          </table:table-cell>
          <table:table-cell table:style-name="ce131" table:formula="of:=IF([.S220]=&quot;&quot;;&quot;&quot;;[.S220])">
            <text:p/>
          </table:table-cell>
          <table:table-cell table:style-name="ce80" table:formula="of:=IF([.T220]=&quot;&quot;;&quot;&quot;;[.T220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96"/>
          <table:table-cell table:style-name="ce317"/>
          <table:table-cell table:style-name="ce335" table:formula="of:=IF([.AB235]=&quot;&quot;;&quot;&quot;;[.AB23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2"/>
          <table:table-cell table:style-name="ce381"/>
          <table:table-cell table:style-name="ce386" table:formula="of:=IF([.AB306]&lt;&gt;[.AD306];&quot;Change&quot;;&quot;&quot;)">
            <text:p/>
          </table:table-cell>
          <table:table-cell table:style-name="ce387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0" table:formula="of:=IF([.Q221]=&quot;&quot;;&quot;&quot;;[.Q221])">
            <text:p/>
          </table:table-cell>
          <table:table-cell table:style-name="ce80" table:formula="of:=IF([.R221]=&quot;&quot;;&quot;&quot;;[.R221])">
            <text:p/>
          </table:table-cell>
          <table:table-cell table:style-name="ce131" table:formula="of:=IF([.S221]=&quot;&quot;;&quot;&quot;;[.S221])">
            <text:p/>
          </table:table-cell>
          <table:table-cell table:style-name="ce80" table:formula="of:=IF([.T221]=&quot;&quot;;&quot;&quot;;[.T221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06])" office:value-type="float" office:value="0" calcext:value-type="float">
            <text:p>0</text:p>
          </table:table-cell>
          <table:table-cell table:style-name="ce78" table:number-columns-repeated="2"/>
          <table:table-cell table:style-name="ce35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8" table:number-columns-repeated="3"/>
          <table:table-cell table:style-name="ce242"/>
          <table:table-cell table:number-columns-repeated="2"/>
          <table:table-cell table:style-name="ce38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0" table:formula="of:=IF([.Q222]=&quot;&quot;;&quot;&quot;;[.Q222])">
            <text:p/>
          </table:table-cell>
          <table:table-cell table:style-name="ce80" table:formula="of:=IF([.R222]=&quot;&quot;;&quot;&quot;;[.R222])">
            <text:p/>
          </table:table-cell>
          <table:table-cell table:style-name="ce131" table:formula="of:=IF([.S222]=&quot;&quot;;&quot;&quot;;[.S222])">
            <text:p/>
          </table:table-cell>
          <table:table-cell table:style-name="ce80" table:formula="of:=IF([.T222]=&quot;&quot;;&quot;&quot;;[.T222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37]=&quot;&quot;;&quot;&quot;;[.AB23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2"/>
          <table:table-cell table:style-name="ce381"/>
          <table:table-cell table:style-name="ce386" table:formula="of:=IF([.AB308]&lt;&gt;[.AD308];&quot;Change&quot;;&quot;&quot;)">
            <text:p/>
          </table:table-cell>
          <table:table-cell table:style-name="ce387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2" table:formula="of:=IF([.Q223]=&quot;&quot;;&quot;&quot;;[.Q223])">
            <text:p/>
          </table:table-cell>
          <table:table-cell table:style-name="ce82" table:formula="of:=IF([.R223]=&quot;&quot;;&quot;&quot;;[.R223])">
            <text:p/>
          </table:table-cell>
          <table:table-cell table:style-name="ce133" table:formula="of:=IF([.S223]=&quot;&quot;;&quot;&quot;;[.S223])">
            <text:p/>
          </table:table-cell>
          <table:table-cell table:style-name="ce82" table:formula="of:=IF([.T223]=&quot;&quot;;&quot;&quot;;[.T223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08])" office:value-type="float" office:value="0" calcext:value-type="float">
            <text:p>0</text:p>
          </table:table-cell>
          <table:table-cell table:style-name="ce78" table:number-columns-repeated="2"/>
          <table:table-cell table:style-name="ce35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8" table:number-columns-repeated="3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79" table:formula="of:=IF([.Q224]=&quot;&quot;;&quot;&quot;;[.Q224])">
            <text:p/>
          </table:table-cell>
          <table:table-cell table:style-name="ce79" table:formula="of:=IF([.R224]=&quot;&quot;;&quot;&quot;;[.R224])">
            <text:p/>
          </table:table-cell>
          <table:table-cell table:style-name="ce130" table:formula="of:=IF([.S224]=&quot;&quot;;&quot;&quot;;[.S224])">
            <text:p/>
          </table:table-cell>
          <table:table-cell table:style-name="ce79" table:formula="of:=IF([.T224]=&quot;&quot;;&quot;&quot;;[.T224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39]=&quot;&quot;;&quot;&quot;;[.AB23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0" table:formula="of:=IF([.Q225]=&quot;&quot;;&quot;&quot;;[.Q225])">
            <text:p/>
          </table:table-cell>
          <table:table-cell table:style-name="ce80" table:formula="of:=IF([.R225]=&quot;&quot;;&quot;&quot;;[.R225])">
            <text:p/>
          </table:table-cell>
          <table:table-cell table:style-name="ce131" table:formula="of:=IF([.S225]=&quot;&quot;;&quot;&quot;;[.S225])">
            <text:p/>
          </table:table-cell>
          <table:table-cell table:style-name="ce80" table:formula="of:=IF([.T225]=&quot;&quot;;&quot;&quot;;[.T225])">
            <text:p/>
          </table:table-cell>
          <table:table-cell table:number-columns-repeated="4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10])" office:value-type="float" office:value="0" calcext:value-type="float">
            <text:p>0</text:p>
          </table:table-cell>
          <table:table-cell table:style-name="ce78" table:number-columns-repeated="2"/>
          <table:table-cell table:style-name="ce35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8" table:number-columns-repeated="3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0" table:formula="of:=IF([.Q226]=&quot;&quot;;&quot;&quot;;[.Q226])">
            <text:p/>
          </table:table-cell>
          <table:table-cell table:style-name="ce80" table:formula="of:=IF([.R226]=&quot;&quot;;&quot;&quot;;[.R226])">
            <text:p/>
          </table:table-cell>
          <table:table-cell table:style-name="ce131" table:formula="of:=IF([.S226]=&quot;&quot;;&quot;&quot;;[.S226])">
            <text:p/>
          </table:table-cell>
          <table:table-cell table:style-name="ce80" table:formula="of:=IF([.T226]=&quot;&quot;;&quot;&quot;;[.T226])">
            <text:p/>
          </table:table-cell>
          <table:table-cell table:style-name="ce16"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41]=&quot;&quot;;&quot;&quot;;[.AB24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0" table:formula="of:=IF([.Q227]=&quot;&quot;;&quot;&quot;;[.Q227])">
            <text:p/>
          </table:table-cell>
          <table:table-cell table:style-name="ce80" table:formula="of:=IF([.R227]=&quot;&quot;;&quot;&quot;;[.R227])">
            <text:p/>
          </table:table-cell>
          <table:table-cell table:style-name="ce131" table:formula="of:=IF([.S227]=&quot;&quot;;&quot;&quot;;[.S227])">
            <text:p/>
          </table:table-cell>
          <table:table-cell table:style-name="ce80" table:formula="of:=IF([.T227]=&quot;&quot;;&quot;&quot;;[.T227])">
            <text:p/>
          </table:table-cell>
          <table:table-cell table:style-name="ce16" table:number-columns-repeated="4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12])" office:value-type="float" office:value="0" calcext:value-type="float">
            <text:p>0</text:p>
          </table:table-cell>
          <table:table-cell table:style-name="ce78" table:number-columns-repeated="2"/>
          <table:table-cell table:style-name="ce35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8" table:number-columns-repeated="3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2" table:formula="of:=IF([.Q228]=&quot;&quot;;&quot;&quot;;[.Q228])">
            <text:p/>
          </table:table-cell>
          <table:table-cell table:style-name="ce82" table:formula="of:=IF([.R228]=&quot;&quot;;&quot;&quot;;[.R228])">
            <text:p/>
          </table:table-cell>
          <table:table-cell table:style-name="ce133" table:formula="of:=IF([.S228]=&quot;&quot;;&quot;&quot;;[.S228])">
            <text:p/>
          </table:table-cell>
          <table:table-cell table:style-name="ce82" table:formula="of:=IF([.T228]=&quot;&quot;;&quot;&quot;;[.T228])">
            <text:p/>
          </table:table-cell>
          <table:table-cell table:style-name="ce16"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43]=&quot;&quot;;&quot;&quot;;[.AB24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7" table:number-columns-repeated="8"/>
          <table:table-cell table:style-name="ce198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14])" office:value-type="float" office:value="0" calcext:value-type="float">
            <text:p>0</text:p>
          </table:table-cell>
          <table:table-cell table:style-name="ce78" table:number-columns-repeated="2"/>
          <table:table-cell table:style-name="ce35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8" table:number-columns-repeated="3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45]=&quot;&quot;;&quot;&quot;;[.AB24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16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47]=&quot;&quot;;&quot;&quot;;[.AB24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18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49]=&quot;&quot;;&quot;&quot;;[.AB24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20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8" table:formula="of:=[.R241]">
            <text:p/>
          </table:table-cell>
          <table:table-cell table:style-name="ce88" table:formula="of:=[.S241]">
            <text:p/>
          </table:table-cell>
          <table:table-cell table:style-name="ce137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51]=&quot;&quot;;&quot;&quot;;[.AB25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89" table:formula="of:=[.R242]">
            <text:p/>
          </table:table-cell>
          <table:table-cell table:style-name="ce89" table:formula="of:=[.S242]">
            <text:p/>
          </table:table-cell>
          <table:table-cell table:style-name="ce138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22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53]=&quot;&quot;;&quot;&quot;;[.AB25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24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7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55]=&quot;&quot;;&quot;&quot;;[.AB25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26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.E262]">
            <text:p/>
          </table:table-cell>
          <table:table-cell table:style-name="ce115" table:number-columns-repeated="7"/>
          <table:table-cell table:style-name="ce20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57]=&quot;&quot;;&quot;&quot;;[.AB25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28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59]=&quot;&quot;;&quot;&quot;;[.AB25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30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7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61]=&quot;&quot;;&quot;&quot;;[.AB26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5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5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1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32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53]" office:value-type="string" office:string-value="Receptor Size" calcext:value-type="string">
            <text:p>Receptor Size</text:p>
          </table:table-cell>
          <table:table-cell table:style-name="ce62" table:formula="of:=[.P253]" office:value-type="string" office:string-value="MS1" calcext:value-type="string">
            <text:p>MS1</text:p>
          </table:table-cell>
          <table:table-cell table:style-name="ce93" table:formula="of:=[.Q253]" office:value-type="string" office:string-value="MS3" calcext:value-type="string">
            <text:p>MS3</text:p>
          </table:table-cell>
          <table:table-cell table:style-name="ce139" table:formula="of:=[.R253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4" office:value-type="string" calcext:value-type="string">
            <text:p>Acceptable</text:p>
          </table:table-cell>
          <table:table-cell table:style-name="ce62" table:formula="of:=[.T253]" office:value-type="string" office:string-value="N3" calcext:value-type="string">
            <text:p>N3</text:p>
          </table:table-cell>
          <table:table-cell table:style-name="ce124" office:value-type="string" calcext:value-type="string">
            <text:p>Acceptable</text:p>
          </table:table-cell>
          <table:table-cell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63]=&quot;&quot;;&quot;&quot;;[.AB26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54]">
            <text:p/>
          </table:table-cell>
          <table:table-cell table:style-name="ce91" table:formula="of:=IF([.P254]=&quot;&quot;;&quot;&quot;;VLOOKUP([.P254];LeedsMS;2))">
            <text:p/>
          </table:table-cell>
          <table:table-cell table:style-name="ce116" table:formula="of:=IF([.Q254]=&quot;&quot;;&quot;&quot;;VLOOKUP([.Q254];LeedsMS;2))">
            <text:p/>
          </table:table-cell>
          <table:table-cell table:style-name="ce140" table:formula="of:=IF([.R254]=&quot;&quot;;&quot;&quot;;VLOOKUP([.R254];LeedsMS;2))">
            <text:p/>
          </table:table-cell>
          <table:table-cell table:style-name="ce67" table:formula="of:=IF([.S254]=&quot;&quot;;&quot;&quot;;VLOOKUP([.S254];Huttner;2))">
            <text:p/>
          </table:table-cell>
          <table:table-cell table:style-name="ce160" table:formula="of:=IF([.H335]=&quot;&quot;;&quot;&quot;;IF([.H335]&lt;1;&quot;NO&quot;;&quot;YES&quot;))">
            <text:p/>
          </table:table-cell>
          <table:table-cell table:style-name="ce163" table:formula="of:=IF([.T254]=&quot;&quot;;&quot;&quot;;VLOOKUP([.T254];LeedsN3;2))">
            <text:p/>
          </table:table-cell>
          <table:table-cell table:style-name="ce160" table:formula="of:=IF([.J335]=&quot;&quot;;&quot;&quot;;IF([.J335]&lt;=0.04;&quot;YES&quot;;&quot;NO&quot;))">
            <text:p/>
          </table:table-cell>
          <table:table-cell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34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55]">
            <text:p/>
          </table:table-cell>
          <table:table-cell table:style-name="ce91" table:formula="of:=IF([.P255]=&quot;&quot;;&quot;&quot;;VLOOKUP([.P255];LeedsMS;2))">
            <text:p/>
          </table:table-cell>
          <table:table-cell table:style-name="ce116" table:formula="of:=IF([.Q255]=&quot;&quot;;&quot;&quot;;VLOOKUP([.Q255];LeedsMS;2))">
            <text:p/>
          </table:table-cell>
          <table:table-cell table:style-name="ce140" table:formula="of:=IF([.R255]=&quot;&quot;;&quot;&quot;;VLOOKUP([.R255];LeedsMS;2))">
            <text:p/>
          </table:table-cell>
          <table:table-cell table:style-name="ce67" table:formula="of:=IF([.S255]=&quot;&quot;;&quot;&quot;;VLOOKUP([.S255];Huttner;2))">
            <text:p/>
          </table:table-cell>
          <table:table-cell table:style-name="ce160" table:formula="of:=IF([.H336]=&quot;&quot;;&quot;&quot;;IF([.H336]&lt;1.25;&quot;NO&quot;;&quot;YES&quot;))">
            <text:p/>
          </table:table-cell>
          <table:table-cell table:style-name="ce163" table:formula="of:=IF([.T255]=&quot;&quot;;&quot;&quot;;VLOOKUP([.T255];LeedsN3;2))">
            <text:p/>
          </table:table-cell>
          <table:table-cell table:style-name="ce160" table:formula="of:=IF([.J336]=&quot;&quot;;&quot;&quot;;IF([.J336]&lt;=0.04;&quot;YES&quot;;&quot;NO&quot;))">
            <text:p/>
          </table:table-cell>
          <table:table-cell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65]=&quot;&quot;;&quot;&quot;;[.AB26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56]">
            <text:p/>
          </table:table-cell>
          <table:table-cell table:style-name="ce91" table:formula="of:=IF([.P256]=&quot;&quot;;&quot;&quot;;VLOOKUP([.P256];LeedsMS;2))">
            <text:p/>
          </table:table-cell>
          <table:table-cell table:style-name="ce116" table:formula="of:=IF([.Q256]=&quot;&quot;;&quot;&quot;;VLOOKUP([.Q256];LeedsMS;2))">
            <text:p/>
          </table:table-cell>
          <table:table-cell table:style-name="ce140" table:formula="of:=IF([.R256]=&quot;&quot;;&quot;&quot;;VLOOKUP([.R256];LeedsMS;2))">
            <text:p/>
          </table:table-cell>
          <table:table-cell table:style-name="ce67" table:formula="of:=IF([.S256]=&quot;&quot;;&quot;&quot;;VLOOKUP([.S256];Huttner;2))">
            <text:p/>
          </table:table-cell>
          <table:table-cell table:style-name="ce160" table:formula="of:=IF([.H337]=&quot;&quot;;&quot;&quot;;IF([.H337]&lt;1.4;&quot;NO&quot;;&quot;YES&quot;))">
            <text:p/>
          </table:table-cell>
          <table:table-cell table:style-name="ce163" table:formula="of:=IF([.T256]=&quot;&quot;;&quot;&quot;;VLOOKUP([.T256];LeedsN3;2))">
            <text:p/>
          </table:table-cell>
          <table:table-cell table:style-name="ce160" table:formula="of:=IF([.J337]=&quot;&quot;;&quot;&quot;;IF([.J337]&lt;=0.04;&quot;YES&quot;;&quot;NO&quot;))">
            <text:p/>
          </table:table-cell>
          <table:table-cell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36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57]">
            <text:p/>
          </table:table-cell>
          <table:table-cell table:style-name="ce91" table:formula="of:=IF([.P257]=&quot;&quot;;&quot;&quot;;VLOOKUP([.P257];LeedsMS;2))">
            <text:p/>
          </table:table-cell>
          <table:table-cell table:style-name="ce116" table:formula="of:=IF([.Q257]=&quot;&quot;;&quot;&quot;;VLOOKUP([.Q257];LeedsMS;2))">
            <text:p/>
          </table:table-cell>
          <table:table-cell table:style-name="ce140" table:formula="of:=IF([.R257]=&quot;&quot;;&quot;&quot;;VLOOKUP([.R257];LeedsMS;2))">
            <text:p/>
          </table:table-cell>
          <table:table-cell table:style-name="ce67" table:formula="of:=IF([.S257]=&quot;&quot;;&quot;&quot;;VLOOKUP([.S257];Huttner;2))">
            <text:p/>
          </table:table-cell>
          <table:table-cell table:style-name="ce160" table:formula="of:=IF([.H338]=&quot;&quot;;&quot;&quot;;IF([.H338]&lt;2;&quot;NO&quot;;&quot;YES&quot;))">
            <text:p/>
          </table:table-cell>
          <table:table-cell table:style-name="ce163" table:formula="of:=IF([.T257]=&quot;&quot;;&quot;&quot;;VLOOKUP([.T257];LeedsN3;2))">
            <text:p/>
          </table:table-cell>
          <table:table-cell table:style-name="ce160" table:formula="of:=IF([.J338]=&quot;&quot;;&quot;&quot;;IF([.J338]&lt;=0.04;&quot;YES&quot;;&quot;NO&quot;))">
            <text:p/>
          </table:table-cell>
          <table:table-cell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67]=&quot;&quot;;&quot;&quot;;[.AB26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58]">
            <text:p/>
          </table:table-cell>
          <table:table-cell table:style-name="ce92" table:formula="of:=IF([.P258]=&quot;&quot;;&quot;&quot;;VLOOKUP([.P258];LeedsMS;2))">
            <text:p/>
          </table:table-cell>
          <table:table-cell table:style-name="ce117" table:formula="of:=IF([.Q258]=&quot;&quot;;&quot;&quot;;VLOOKUP([.Q258];LeedsMS;2))">
            <text:p/>
          </table:table-cell>
          <table:table-cell table:style-name="ce141" table:formula="of:=IF([.R258]=&quot;&quot;;&quot;&quot;;VLOOKUP([.R258];LeedsMS;2))">
            <text:p/>
          </table:table-cell>
          <table:table-cell table:style-name="ce33" table:formula="of:=IF([.S258]=&quot;&quot;;&quot;&quot;;VLOOKUP([.S258];Huttner;2))">
            <text:p/>
          </table:table-cell>
          <table:table-cell table:style-name="ce161" table:formula="of:=IF([.H339]=&quot;&quot;;&quot;&quot;;IF([.H339]&lt;1;&quot;NO&quot;;&quot;YES&quot;))">
            <text:p/>
          </table:table-cell>
          <table:table-cell table:style-name="ce164" table:formula="of:=IF([.T258]=&quot;&quot;;&quot;&quot;;VLOOKUP([.T258];LeedsN3;2))">
            <text:p/>
          </table:table-cell>
          <table:table-cell table:style-name="ce161" table:formula="of:=IF([.J339]=&quot;&quot;;&quot;&quot;;IF([.J339]&lt;=0.04;&quot;YES&quot;;&quot;NO&quot;))">
            <text:p/>
          </table:table-cell>
          <table:table-cell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38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69]=&quot;&quot;;&quot;&quot;;[.AB26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40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60]" office:value-type="string" office:string-value="Comments:" calcext:value-type="string">
            <text:p>Comments:</text:p>
          </table:table-cell>
          <table:table-cell table:style-name="ce44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77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71]=&quot;&quot;;&quot;&quot;;[.AB27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78"/>
          <table:table-cell table:style-name="ce318" table:formula="of:=LEN([.Q342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60])&lt;=265;&quot;&quot;;RIGHT([.Q260];LEN([.Q260])-SEARCH(&quot; &quot;;[.Q260];255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10"/>
          <table:table-cell table:style-name="ce235" table:number-columns-repeated="9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2"/>
          <table:table-cell table:number-columns-repeated="6"/>
          <table:table-cell table:style-name="ce146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3"/>
          <table:table-cell table:style-name="ce162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5"/>
          <table:table-cell/>
          <table:table-cell table:style-name="ce211"/>
          <table:table-cell table:style-name="ce51" table:number-columns-repeated="3"/>
          <table:table-cell table:style-name="ce321" office:value-type="string" calcext:value-type="string">
            <text:p>Previous Year Comments</text:p>
          </table:table-cell>
          <table:table-cell table:style-name="ce51" table:number-columns-repeated="5"/>
          <table:table-cell table:style-name="ce372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139" table:formula="of:=[.U265]">
            <text:p/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204" table:formula="of:=[.U265]">
            <text:p/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296"/>
          <table:table-cell table:style-name="ce317"/>
          <table:table-cell table:style-name="ce335" table:formula="of:=IF([.AB272]=&quot;&quot;;&quot;&quot;;[.AB27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266]=&quot;&quot;;&quot;&quot;;HLOOKUP([.Q266];TO10Values;MATCH([.$P266];TO10Group;0)))">
            <text:p/>
          </table:table-cell>
          <table:table-cell table:style-name="ce94" table:formula="of:=IF([.R266]=&quot;&quot;;&quot;&quot;;HLOOKUP([.R266];TO10Values;MATCH([.$P266];TO10Group;0)))">
            <text:p/>
          </table:table-cell>
          <table:table-cell table:style-name="ce94" table:formula="of:=IF([.S266]=&quot;&quot;;&quot;&quot;;HLOOKUP([.S266];TO10Values;MATCH([.$P266];TO10Group;0)))">
            <text:p/>
          </table:table-cell>
          <table:table-cell table:style-name="ce94" table:formula="of:=IF([.T266]=&quot;&quot;;&quot;&quot;;HLOOKUP([.T266];TO10Values;MATCH([.$P266];TO10Group;0)))">
            <text:p/>
          </table:table-cell>
          <table:table-cell table:style-name="ce156" table:formula="of:=IF([.U266]=&quot;&quot;;&quot;&quot;;HLOOKUP([.U266];TO10Values;MATCH([.$P266];TO10Group;0)))">
            <text:p/>
          </table:table-cell>
          <table:table-cell table:style-name="ce163" table:formula="of:=IF([.D349]=&quot;&quot;;&quot;&quot;;IF(ISNA([.D349]);NA();1/([.D349]*[Tables.$C47])))">
            <text:p/>
          </table:table-cell>
          <table:table-cell table:style-name="ce171" table:formula="of:=IF([.E349]=&quot;&quot;;&quot;&quot;;IF(ISNA([.E349]);NA();1/([.E349]*[Tables.$C47])))">
            <text:p/>
          </table:table-cell>
          <table:table-cell table:style-name="ce171" table:formula="of:=IF([.F349]=&quot;&quot;;&quot;&quot;;IF(ISNA([.F349]);NA();1/([.F349]*[Tables.$C47])))">
            <text:p/>
          </table:table-cell>
          <table:table-cell table:style-name="ce171" table:formula="of:=IF([.G349]=&quot;&quot;;&quot;&quot;;IF(ISNA([.G349]);NA();1/([.G349]*[Tables.$C47])))">
            <text:p/>
          </table:table-cell>
          <table:table-cell table:style-name="ce205" table:formula="of:=IF([.H349]=&quot;&quot;;&quot;&quot;;IF(ISNA([.H349]);NA();1/([.H349]*[Tables.$C47])))">
            <text:p/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48])" office:value-type="float" office:value="0" calcext:value-type="float">
            <text:p>0</text:p>
          </table:table-cell>
          <table:table-cell table:style-name="ce78" table:number-columns-repeated="2"/>
          <table:table-cell table:style-name="ce350"/>
          <table:table-cell table:style-name="ce78" table:number-columns-repeated="3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267]=&quot;&quot;;&quot;&quot;;HLOOKUP([.Q267];TO10Values;MATCH([.$P267];TO10Group;0)))">
            <text:p/>
          </table:table-cell>
          <table:table-cell table:style-name="ce94" table:formula="of:=IF([.R267]=&quot;&quot;;&quot;&quot;;HLOOKUP([.R267];TO10Values;MATCH([.$P267];TO10Group;0)))">
            <text:p/>
          </table:table-cell>
          <table:table-cell table:style-name="ce94" table:formula="of:=IF([.S267]=&quot;&quot;;&quot;&quot;;HLOOKUP([.S267];TO10Values;MATCH([.$P267];TO10Group;0)))">
            <text:p/>
          </table:table-cell>
          <table:table-cell table:style-name="ce94" table:formula="of:=IF([.T267]=&quot;&quot;;&quot;&quot;;HLOOKUP([.T267];TO10Values;MATCH([.$P267];TO10Group;0)))">
            <text:p/>
          </table:table-cell>
          <table:table-cell table:style-name="ce156" table:formula="of:=IF([.U267]=&quot;&quot;;&quot;&quot;;HLOOKUP([.U267];TO10Values;MATCH([.$P267];TO10Group;0)))">
            <text:p/>
          </table:table-cell>
          <table:table-cell table:style-name="ce163" table:formula="of:=IF([.D350]=&quot;&quot;;&quot;&quot;;IF(ISNA([.D350]);NA();1/([.D350]*[Tables.$C48])))">
            <text:p/>
          </table:table-cell>
          <table:table-cell table:style-name="ce171" table:formula="of:=IF([.E350]=&quot;&quot;;&quot;&quot;;IF(ISNA([.E350]);NA();1/([.E350]*[Tables.$C48])))">
            <text:p/>
          </table:table-cell>
          <table:table-cell table:style-name="ce171" table:formula="of:=IF([.F350]=&quot;&quot;;&quot;&quot;;IF(ISNA([.F350]);NA();1/([.F350]*[Tables.$C48])))">
            <text:p/>
          </table:table-cell>
          <table:table-cell table:style-name="ce171" table:formula="of:=IF([.G350]=&quot;&quot;;&quot;&quot;;IF(ISNA([.G350]);NA();1/([.G350]*[Tables.$C48])))">
            <text:p/>
          </table:table-cell>
          <table:table-cell table:style-name="ce205" table:formula="of:=IF([.H350]=&quot;&quot;;&quot;&quot;;IF(ISNA([.H350]);NA();1/([.H350]*[Tables.$C4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74]=&quot;&quot;;&quot;&quot;;[.AB27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268]=&quot;&quot;;&quot;&quot;;HLOOKUP([.Q268];TO10Values;MATCH([.$P268];TO10Group;0)))">
            <text:p/>
          </table:table-cell>
          <table:table-cell table:style-name="ce94" table:formula="of:=IF([.R268]=&quot;&quot;;&quot;&quot;;HLOOKUP([.R268];TO10Values;MATCH([.$P268];TO10Group;0)))">
            <text:p/>
          </table:table-cell>
          <table:table-cell table:style-name="ce94" table:formula="of:=IF([.S268]=&quot;&quot;;&quot;&quot;;HLOOKUP([.S268];TO10Values;MATCH([.$P268];TO10Group;0)))">
            <text:p/>
          </table:table-cell>
          <table:table-cell table:style-name="ce94" table:formula="of:=IF([.T268]=&quot;&quot;;&quot;&quot;;HLOOKUP([.T268];TO10Values;MATCH([.$P268];TO10Group;0)))">
            <text:p/>
          </table:table-cell>
          <table:table-cell table:style-name="ce156" table:formula="of:=IF([.U268]=&quot;&quot;;&quot;&quot;;HLOOKUP([.U268];TO10Values;MATCH([.$P268];TO10Group;0)))">
            <text:p/>
          </table:table-cell>
          <table:table-cell table:style-name="ce163" table:formula="of:=IF([.D351]=&quot;&quot;;&quot;&quot;;IF(ISNA([.D351]);NA();1/([.D351]*[Tables.$C49])))">
            <text:p/>
          </table:table-cell>
          <table:table-cell table:style-name="ce171" table:formula="of:=IF([.E351]=&quot;&quot;;&quot;&quot;;IF(ISNA([.E351]);NA();1/([.E351]*[Tables.$C49])))">
            <text:p/>
          </table:table-cell>
          <table:table-cell table:style-name="ce171" table:formula="of:=IF([.F351]=&quot;&quot;;&quot;&quot;;IF(ISNA([.F351]);NA();1/([.F351]*[Tables.$C49])))">
            <text:p/>
          </table:table-cell>
          <table:table-cell table:style-name="ce171" table:formula="of:=IF([.G351]=&quot;&quot;;&quot;&quot;;IF(ISNA([.G351]);NA();1/([.G351]*[Tables.$C49])))">
            <text:p/>
          </table:table-cell>
          <table:table-cell table:style-name="ce205" table:formula="of:=IF([.H351]=&quot;&quot;;&quot;&quot;;IF(ISNA([.H351]);NA();1/([.H351]*[Tables.$C49])))">
            <text:p/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50])" office:value-type="float" office:value="0" calcext:value-type="float">
            <text:p>0</text:p>
          </table:table-cell>
          <table:table-cell table:style-name="ce78" table:number-columns-repeated="2"/>
          <table:table-cell table:style-name="ce350"/>
          <table:table-cell table:style-name="ce78" table:number-columns-repeated="3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269]=&quot;&quot;;&quot;&quot;;HLOOKUP([.Q269];TO10Values;MATCH([.$P269];TO10Group;0)))">
            <text:p/>
          </table:table-cell>
          <table:table-cell table:style-name="ce94" table:formula="of:=IF([.R269]=&quot;&quot;;&quot;&quot;;HLOOKUP([.R269];TO10Values;MATCH([.$P269];TO10Group;0)))">
            <text:p/>
          </table:table-cell>
          <table:table-cell table:style-name="ce94" table:formula="of:=IF([.S269]=&quot;&quot;;&quot;&quot;;HLOOKUP([.S269];TO10Values;MATCH([.$P269];TO10Group;0)))">
            <text:p/>
          </table:table-cell>
          <table:table-cell table:style-name="ce94" table:formula="of:=IF([.T269]=&quot;&quot;;&quot;&quot;;HLOOKUP([.T269];TO10Values;MATCH([.$P269];TO10Group;0)))">
            <text:p/>
          </table:table-cell>
          <table:table-cell table:style-name="ce156" table:formula="of:=IF([.U269]=&quot;&quot;;&quot;&quot;;HLOOKUP([.U269];TO10Values;MATCH([.$P269];TO10Group;0)))">
            <text:p/>
          </table:table-cell>
          <table:table-cell table:style-name="ce163" table:formula="of:=IF([.D352]=&quot;&quot;;&quot;&quot;;IF(ISNA([.D352]);NA();1/([.D352]*[Tables.$C50])))">
            <text:p/>
          </table:table-cell>
          <table:table-cell table:style-name="ce171" table:formula="of:=IF([.E352]=&quot;&quot;;&quot;&quot;;IF(ISNA([.E352]);NA();1/([.E352]*[Tables.$C50])))">
            <text:p/>
          </table:table-cell>
          <table:table-cell table:style-name="ce171" table:formula="of:=IF([.F352]=&quot;&quot;;&quot;&quot;;IF(ISNA([.F352]);NA();1/([.F352]*[Tables.$C50])))">
            <text:p/>
          </table:table-cell>
          <table:table-cell table:style-name="ce171" table:formula="of:=IF([.G352]=&quot;&quot;;&quot;&quot;;IF(ISNA([.G352]);NA();1/([.G352]*[Tables.$C50])))">
            <text:p/>
          </table:table-cell>
          <table:table-cell table:style-name="ce205" table:formula="of:=IF([.H352]=&quot;&quot;;&quot;&quot;;IF(ISNA([.H352]);NA();1/([.H352]*[Tables.$C50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76]=&quot;&quot;;&quot;&quot;;[.AB27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270]=&quot;&quot;;&quot;&quot;;HLOOKUP([.Q270];TO10Values;MATCH([.$P270];TO10Group;0)))">
            <text:p/>
          </table:table-cell>
          <table:table-cell table:style-name="ce94" table:formula="of:=IF([.R270]=&quot;&quot;;&quot;&quot;;HLOOKUP([.R270];TO10Values;MATCH([.$P270];TO10Group;0)))">
            <text:p/>
          </table:table-cell>
          <table:table-cell table:style-name="ce94" table:formula="of:=IF([.S270]=&quot;&quot;;&quot;&quot;;HLOOKUP([.S270];TO10Values;MATCH([.$P270];TO10Group;0)))">
            <text:p/>
          </table:table-cell>
          <table:table-cell table:style-name="ce94" table:formula="of:=IF([.T270]=&quot;&quot;;&quot;&quot;;HLOOKUP([.T270];TO10Values;MATCH([.$P270];TO10Group;0)))">
            <text:p/>
          </table:table-cell>
          <table:table-cell table:style-name="ce156" table:formula="of:=IF([.U270]=&quot;&quot;;&quot;&quot;;HLOOKUP([.U270];TO10Values;MATCH([.$P270];TO10Group;0)))">
            <text:p/>
          </table:table-cell>
          <table:table-cell table:style-name="ce163" table:formula="of:=IF([.D353]=&quot;&quot;;&quot;&quot;;IF(ISNA([.D353]);NA();1/([.D353]*[Tables.$C51])))">
            <text:p/>
          </table:table-cell>
          <table:table-cell table:style-name="ce171" table:formula="of:=IF([.E353]=&quot;&quot;;&quot;&quot;;IF(ISNA([.E353]);NA();1/([.E353]*[Tables.$C51])))">
            <text:p/>
          </table:table-cell>
          <table:table-cell table:style-name="ce171" table:formula="of:=IF([.F353]=&quot;&quot;;&quot;&quot;;IF(ISNA([.F353]);NA();1/([.F353]*[Tables.$C51])))">
            <text:p/>
          </table:table-cell>
          <table:table-cell table:style-name="ce171" table:formula="of:=IF([.G353]=&quot;&quot;;&quot;&quot;;IF(ISNA([.G353]);NA();1/([.G353]*[Tables.$C51])))">
            <text:p/>
          </table:table-cell>
          <table:table-cell table:style-name="ce205" table:formula="of:=IF([.H353]=&quot;&quot;;&quot;&quot;;IF(ISNA([.H353]);NA();1/([.H353]*[Tables.$C51])))">
            <text:p/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52])" office:value-type="float" office:value="0" calcext:value-type="float">
            <text:p>0</text:p>
          </table:table-cell>
          <table:table-cell table:style-name="ce78" table:number-columns-repeated="2"/>
          <table:table-cell table:style-name="ce350"/>
          <table:table-cell table:style-name="ce78" table:number-columns-repeated="3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271]=&quot;&quot;;&quot;&quot;;HLOOKUP([.Q271];TO10Values;MATCH([.$P271];TO10Group;0)))">
            <text:p/>
          </table:table-cell>
          <table:table-cell table:style-name="ce94" table:formula="of:=IF([.R271]=&quot;&quot;;&quot;&quot;;HLOOKUP([.R271];TO10Values;MATCH([.$P271];TO10Group;0)))">
            <text:p/>
          </table:table-cell>
          <table:table-cell table:style-name="ce94" table:formula="of:=IF([.S271]=&quot;&quot;;&quot;&quot;;HLOOKUP([.S271];TO10Values;MATCH([.$P271];TO10Group;0)))">
            <text:p/>
          </table:table-cell>
          <table:table-cell table:style-name="ce94" table:formula="of:=IF([.T271]=&quot;&quot;;&quot;&quot;;HLOOKUP([.T271];TO10Values;MATCH([.$P271];TO10Group;0)))">
            <text:p/>
          </table:table-cell>
          <table:table-cell table:style-name="ce156" table:formula="of:=IF([.U271]=&quot;&quot;;&quot;&quot;;HLOOKUP([.U271];TO10Values;MATCH([.$P271];TO10Group;0)))">
            <text:p/>
          </table:table-cell>
          <table:table-cell table:style-name="ce163" table:formula="of:=IF([.D354]=&quot;&quot;;&quot;&quot;;IF(ISNA([.D354]);NA();1/([.D354]*[Tables.$C52])))">
            <text:p/>
          </table:table-cell>
          <table:table-cell table:style-name="ce171" table:formula="of:=IF([.E354]=&quot;&quot;;&quot;&quot;;IF(ISNA([.E354]);NA();1/([.E354]*[Tables.$C52])))">
            <text:p/>
          </table:table-cell>
          <table:table-cell table:style-name="ce171" table:formula="of:=IF([.F354]=&quot;&quot;;&quot;&quot;;IF(ISNA([.F354]);NA();1/([.F354]*[Tables.$C52])))">
            <text:p/>
          </table:table-cell>
          <table:table-cell table:style-name="ce171" table:formula="of:=IF([.G354]=&quot;&quot;;&quot;&quot;;IF(ISNA([.G354]);NA();1/([.G354]*[Tables.$C52])))">
            <text:p/>
          </table:table-cell>
          <table:table-cell table:style-name="ce205" table:formula="of:=IF([.H354]=&quot;&quot;;&quot;&quot;;IF(ISNA([.H354]);NA();1/([.H354]*[Tables.$C52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78]=&quot;&quot;;&quot;&quot;;[.AB27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272]=&quot;&quot;;&quot;&quot;;HLOOKUP([.Q272];TO10Values;MATCH([.$P272];TO10Group;0)))">
            <text:p/>
          </table:table-cell>
          <table:table-cell table:style-name="ce94" table:formula="of:=IF([.R272]=&quot;&quot;;&quot;&quot;;HLOOKUP([.R272];TO10Values;MATCH([.$P272];TO10Group;0)))">
            <text:p/>
          </table:table-cell>
          <table:table-cell table:style-name="ce94" table:formula="of:=IF([.S272]=&quot;&quot;;&quot;&quot;;HLOOKUP([.S272];TO10Values;MATCH([.$P272];TO10Group;0)))">
            <text:p/>
          </table:table-cell>
          <table:table-cell table:style-name="ce94" table:formula="of:=IF([.T272]=&quot;&quot;;&quot;&quot;;HLOOKUP([.T272];TO10Values;MATCH([.$P272];TO10Group;0)))">
            <text:p/>
          </table:table-cell>
          <table:table-cell table:style-name="ce156" table:formula="of:=IF([.U272]=&quot;&quot;;&quot;&quot;;HLOOKUP([.U272];TO10Values;MATCH([.$P272];TO10Group;0)))">
            <text:p/>
          </table:table-cell>
          <table:table-cell table:style-name="ce163" table:formula="of:=IF([.D355]=&quot;&quot;;&quot;&quot;;IF(ISNA([.D355]);NA();1/([.D355]*[Tables.$C53])))">
            <text:p/>
          </table:table-cell>
          <table:table-cell table:style-name="ce171" table:formula="of:=IF([.E355]=&quot;&quot;;&quot;&quot;;IF(ISNA([.E355]);NA();1/([.E355]*[Tables.$C53])))">
            <text:p/>
          </table:table-cell>
          <table:table-cell table:style-name="ce171" table:formula="of:=IF([.F355]=&quot;&quot;;&quot;&quot;;IF(ISNA([.F355]);NA();1/([.F355]*[Tables.$C53])))">
            <text:p/>
          </table:table-cell>
          <table:table-cell table:style-name="ce171" table:formula="of:=IF([.G355]=&quot;&quot;;&quot;&quot;;IF(ISNA([.G355]);NA();1/([.G355]*[Tables.$C53])))">
            <text:p/>
          </table:table-cell>
          <table:table-cell table:style-name="ce205" table:formula="of:=IF([.H355]=&quot;&quot;;&quot;&quot;;IF(ISNA([.H355]);NA();1/([.H355]*[Tables.$C53])))">
            <text:p/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54])" office:value-type="float" office:value="0" calcext:value-type="float">
            <text:p>0</text:p>
          </table:table-cell>
          <table:table-cell table:style-name="ce78" table:number-columns-repeated="2"/>
          <table:table-cell table:style-name="ce350"/>
          <table:table-cell table:style-name="ce78" table:number-columns-repeated="3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273]=&quot;&quot;;&quot;&quot;;HLOOKUP([.Q273];TO10Values;MATCH([.$P273];TO10Group;0)))">
            <text:p/>
          </table:table-cell>
          <table:table-cell table:style-name="ce94" table:formula="of:=IF([.R273]=&quot;&quot;;&quot;&quot;;HLOOKUP([.R273];TO10Values;MATCH([.$P273];TO10Group;0)))">
            <text:p/>
          </table:table-cell>
          <table:table-cell table:style-name="ce94" table:formula="of:=IF([.S273]=&quot;&quot;;&quot;&quot;;HLOOKUP([.S273];TO10Values;MATCH([.$P273];TO10Group;0)))">
            <text:p/>
          </table:table-cell>
          <table:table-cell table:style-name="ce94" table:formula="of:=IF([.T273]=&quot;&quot;;&quot;&quot;;HLOOKUP([.T273];TO10Values;MATCH([.$P273];TO10Group;0)))">
            <text:p/>
          </table:table-cell>
          <table:table-cell table:style-name="ce156" table:formula="of:=IF([.U273]=&quot;&quot;;&quot;&quot;;HLOOKUP([.U273];TO10Values;MATCH([.$P273];TO10Group;0)))">
            <text:p/>
          </table:table-cell>
          <table:table-cell table:style-name="ce163" table:formula="of:=IF([.D356]=&quot;&quot;;&quot;&quot;;IF(ISNA([.D356]);NA();1/([.D356]*[Tables.$C54])))">
            <text:p/>
          </table:table-cell>
          <table:table-cell table:style-name="ce171" table:formula="of:=IF([.E356]=&quot;&quot;;&quot;&quot;;IF(ISNA([.E356]);NA();1/([.E356]*[Tables.$C54])))">
            <text:p/>
          </table:table-cell>
          <table:table-cell table:style-name="ce171" table:formula="of:=IF([.F356]=&quot;&quot;;&quot;&quot;;IF(ISNA([.F356]);NA();1/([.F356]*[Tables.$C54])))">
            <text:p/>
          </table:table-cell>
          <table:table-cell table:style-name="ce171" table:formula="of:=IF([.G356]=&quot;&quot;;&quot;&quot;;IF(ISNA([.G356]);NA();1/([.G356]*[Tables.$C54])))">
            <text:p/>
          </table:table-cell>
          <table:table-cell table:style-name="ce205" table:formula="of:=IF([.H356]=&quot;&quot;;&quot;&quot;;IF(ISNA([.H356]);NA();1/([.H356]*[Tables.$C54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80]=&quot;&quot;;&quot;&quot;;[.AB28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274]=&quot;&quot;;&quot;&quot;;HLOOKUP([.Q274];TO10Values;MATCH([.$P274];TO10Group;0)))">
            <text:p/>
          </table:table-cell>
          <table:table-cell table:style-name="ce94" table:formula="of:=IF([.R274]=&quot;&quot;;&quot;&quot;;HLOOKUP([.R274];TO10Values;MATCH([.$P274];TO10Group;0)))">
            <text:p/>
          </table:table-cell>
          <table:table-cell table:style-name="ce94" table:formula="of:=IF([.S274]=&quot;&quot;;&quot;&quot;;HLOOKUP([.S274];TO10Values;MATCH([.$P274];TO10Group;0)))">
            <text:p/>
          </table:table-cell>
          <table:table-cell table:style-name="ce94" table:formula="of:=IF([.T274]=&quot;&quot;;&quot;&quot;;HLOOKUP([.T274];TO10Values;MATCH([.$P274];TO10Group;0)))">
            <text:p/>
          </table:table-cell>
          <table:table-cell table:style-name="ce156" table:formula="of:=IF([.U274]=&quot;&quot;;&quot;&quot;;HLOOKUP([.U274];TO10Values;MATCH([.$P274];TO10Group;0)))">
            <text:p/>
          </table:table-cell>
          <table:table-cell table:style-name="ce163" table:formula="of:=IF([.D357]=&quot;&quot;;&quot;&quot;;IF(ISNA([.D357]);NA();1/([.D357]*[Tables.$C55])))">
            <text:p/>
          </table:table-cell>
          <table:table-cell table:style-name="ce171" table:formula="of:=IF([.E357]=&quot;&quot;;&quot;&quot;;IF(ISNA([.E357]);NA();1/([.E357]*[Tables.$C55])))">
            <text:p/>
          </table:table-cell>
          <table:table-cell table:style-name="ce171" table:formula="of:=IF([.F357]=&quot;&quot;;&quot;&quot;;IF(ISNA([.F357]);NA();1/([.F357]*[Tables.$C55])))">
            <text:p/>
          </table:table-cell>
          <table:table-cell table:style-name="ce171" table:formula="of:=IF([.G357]=&quot;&quot;;&quot;&quot;;IF(ISNA([.G357]);NA();1/([.G357]*[Tables.$C55])))">
            <text:p/>
          </table:table-cell>
          <table:table-cell table:style-name="ce205" table:formula="of:=IF([.H357]=&quot;&quot;;&quot;&quot;;IF(ISNA([.H357]);NA();1/([.H357]*[Tables.$C55])))">
            <text:p/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56])" office:value-type="float" office:value="0" calcext:value-type="float">
            <text:p>0</text:p>
          </table:table-cell>
          <table:table-cell table:style-name="ce78" table:number-columns-repeated="2"/>
          <table:table-cell table:style-name="ce350"/>
          <table:table-cell table:style-name="ce78" table:number-columns-repeated="3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275]=&quot;&quot;;&quot;&quot;;HLOOKUP([.Q275];TO10Values;MATCH([.$P275];TO10Group;0)))">
            <text:p/>
          </table:table-cell>
          <table:table-cell table:style-name="ce94" table:formula="of:=IF([.R275]=&quot;&quot;;&quot;&quot;;HLOOKUP([.R275];TO10Values;MATCH([.$P275];TO10Group;0)))">
            <text:p/>
          </table:table-cell>
          <table:table-cell table:style-name="ce94" table:formula="of:=IF([.S275]=&quot;&quot;;&quot;&quot;;HLOOKUP([.S275];TO10Values;MATCH([.$P275];TO10Group;0)))">
            <text:p/>
          </table:table-cell>
          <table:table-cell table:style-name="ce94" table:formula="of:=IF([.T275]=&quot;&quot;;&quot;&quot;;HLOOKUP([.T275];TO10Values;MATCH([.$P275];TO10Group;0)))">
            <text:p/>
          </table:table-cell>
          <table:table-cell table:style-name="ce156" table:formula="of:=IF([.U275]=&quot;&quot;;&quot;&quot;;HLOOKUP([.U275];TO10Values;MATCH([.$P275];TO10Group;0)))">
            <text:p/>
          </table:table-cell>
          <table:table-cell table:style-name="ce163" table:formula="of:=IF([.D358]=&quot;&quot;;&quot;&quot;;IF(ISNA([.D358]);NA();1/([.D358]*[Tables.$C56])))">
            <text:p/>
          </table:table-cell>
          <table:table-cell table:style-name="ce171" table:formula="of:=IF([.E358]=&quot;&quot;;&quot;&quot;;IF(ISNA([.E358]);NA();1/([.E358]*[Tables.$C56])))">
            <text:p/>
          </table:table-cell>
          <table:table-cell table:style-name="ce171" table:formula="of:=IF([.F358]=&quot;&quot;;&quot;&quot;;IF(ISNA([.F358]);NA();1/([.F358]*[Tables.$C56])))">
            <text:p/>
          </table:table-cell>
          <table:table-cell table:style-name="ce171" table:formula="of:=IF([.G358]=&quot;&quot;;&quot;&quot;;IF(ISNA([.G358]);NA();1/([.G358]*[Tables.$C56])))">
            <text:p/>
          </table:table-cell>
          <table:table-cell table:style-name="ce205" table:formula="of:=IF([.H358]=&quot;&quot;;&quot;&quot;;IF(ISNA([.H358]);NA();1/([.H358]*[Tables.$C56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82]=&quot;&quot;;&quot;&quot;;[.AB28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276]=&quot;&quot;;&quot;&quot;;HLOOKUP([.Q276];TO10Values;MATCH([.$P276];TO10Group;0)))">
            <text:p/>
          </table:table-cell>
          <table:table-cell table:style-name="ce94" table:formula="of:=IF([.R276]=&quot;&quot;;&quot;&quot;;HLOOKUP([.R276];TO10Values;MATCH([.$P276];TO10Group;0)))">
            <text:p/>
          </table:table-cell>
          <table:table-cell table:style-name="ce94" table:formula="of:=IF([.S276]=&quot;&quot;;&quot;&quot;;HLOOKUP([.S276];TO10Values;MATCH([.$P276];TO10Group;0)))">
            <text:p/>
          </table:table-cell>
          <table:table-cell table:style-name="ce94" table:formula="of:=IF([.T276]=&quot;&quot;;&quot;&quot;;HLOOKUP([.T276];TO10Values;MATCH([.$P276];TO10Group;0)))">
            <text:p/>
          </table:table-cell>
          <table:table-cell table:style-name="ce156" table:formula="of:=IF([.U276]=&quot;&quot;;&quot;&quot;;HLOOKUP([.U276];TO10Values;MATCH([.$P276];TO10Group;0)))">
            <text:p/>
          </table:table-cell>
          <table:table-cell table:style-name="ce163" table:formula="of:=IF([.D359]=&quot;&quot;;&quot;&quot;;IF(ISNA([.D359]);NA();1/([.D359]*[Tables.$C57])))">
            <text:p/>
          </table:table-cell>
          <table:table-cell table:style-name="ce171" table:formula="of:=IF([.E359]=&quot;&quot;;&quot;&quot;;IF(ISNA([.E359]);NA();1/([.E359]*[Tables.$C57])))">
            <text:p/>
          </table:table-cell>
          <table:table-cell table:style-name="ce171" table:formula="of:=IF([.F359]=&quot;&quot;;&quot;&quot;;IF(ISNA([.F359]);NA();1/([.F359]*[Tables.$C57])))">
            <text:p/>
          </table:table-cell>
          <table:table-cell table:style-name="ce171" table:formula="of:=IF([.G359]=&quot;&quot;;&quot;&quot;;IF(ISNA([.G359]);NA();1/([.G359]*[Tables.$C57])))">
            <text:p/>
          </table:table-cell>
          <table:table-cell table:style-name="ce205" table:formula="of:=IF([.H359]=&quot;&quot;;&quot;&quot;;IF(ISNA([.H359]);NA();1/([.H359]*[Tables.$C57])))">
            <text:p/>
          </table:table-cell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58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277]=&quot;&quot;;&quot;&quot;;HLOOKUP([.Q277];TO10Values;MATCH([.$P277];TO10Group;0)))">
            <text:p/>
          </table:table-cell>
          <table:table-cell table:style-name="ce95" table:formula="of:=IF([.R277]=&quot;&quot;;&quot;&quot;;HLOOKUP([.R277];TO10Values;MATCH([.$P277];TO10Group;0)))">
            <text:p/>
          </table:table-cell>
          <table:table-cell table:style-name="ce95" table:formula="of:=IF([.S277]=&quot;&quot;;&quot;&quot;;HLOOKUP([.S277];TO10Values;MATCH([.$P277];TO10Group;0)))">
            <text:p/>
          </table:table-cell>
          <table:table-cell table:style-name="ce95" table:formula="of:=IF([.T277]=&quot;&quot;;&quot;&quot;;HLOOKUP([.T277];TO10Values;MATCH([.$P277];TO10Group;0)))">
            <text:p/>
          </table:table-cell>
          <table:table-cell table:style-name="ce157" table:formula="of:=IF([.U277]=&quot;&quot;;&quot;&quot;;HLOOKUP([.U277];TO10Values;MATCH([.$P277];TO10Group;0)))">
            <text:p/>
          </table:table-cell>
          <table:table-cell table:style-name="ce164" table:formula="of:=IF([.D360]=&quot;&quot;;&quot;&quot;;IF(ISNA([.D360]);NA();1/([.D360]*[Tables.$C58])))">
            <text:p/>
          </table:table-cell>
          <table:table-cell table:style-name="ce172" table:formula="of:=IF([.E360]=&quot;&quot;;&quot;&quot;;IF(ISNA([.E360]);NA();1/([.E360]*[Tables.$C58])))">
            <text:p/>
          </table:table-cell>
          <table:table-cell table:style-name="ce172" table:formula="of:=IF([.F360]=&quot;&quot;;&quot;&quot;;IF(ISNA([.F360]);NA();1/([.F360]*[Tables.$C58])))">
            <text:p/>
          </table:table-cell>
          <table:table-cell table:style-name="ce172" table:formula="of:=IF([.G360]=&quot;&quot;;&quot;&quot;;IF(ISNA([.G360]);NA();1/([.G360]*[Tables.$C58])))">
            <text:p/>
          </table:table-cell>
          <table:table-cell table:style-name="ce206" table:formula="of:=IF([.H360]=&quot;&quot;;&quot;&quot;;IF(ISNA([.H360]);NA();1/([.H360]*[Tables.$C5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84]=&quot;&quot;;&quot;&quot;;[.AB28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279]" office:value-type="string" office:string-value="Comments:" calcext:value-type="string">
            <text:p>Comments:</text:p>
          </table:table-cell>
          <table:table-cell table:style-name="ce44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77" table:number-columns-repeated="8"/>
          <table:table-cell table:style-name="ce198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60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86]=&quot;&quot;;&quot;&quot;;[.AB28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279])&lt;=265;&quot;&quot;;RIGHT([.Q279];LEN([.Q279])-SEARCH(&quot; &quot;;[.Q279];255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62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88]=&quot;&quot;;&quot;&quot;;[.AB28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64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6" table:formula="of:=IF([.Q283]=&quot;&quot;;&quot;&quot;;[.Q283]&amp;&quot; &quot;&amp;flocm_in)">
            <text:p/>
          </table:table-cell>
          <table:table-cell table:style-name="ce96" table:formula="of:=IF([.R283]=&quot;&quot;;&quot;&quot;;[.R283]&amp;&quot; &quot;&amp;flocm_in)">
            <text:p/>
          </table:table-cell>
          <table:table-cell table:style-name="ce96" table:formula="of:=IF([.S283]=&quot;&quot;;&quot;&quot;;[.S283]&amp;&quot; &quot;&amp;flocm_in)">
            <text:p/>
          </table:table-cell>
          <table:table-cell table:style-name="ce96" table:formula="of:=IF([.T283]=&quot;&quot;;&quot;&quot;;[.T283]&amp;&quot; &quot;&amp;flocm_in)">
            <text:p/>
          </table:table-cell>
          <table:table-cell table:style-name="ce96" table:formula="of:=IF([.U283]=&quot;&quot;;&quot;&quot;;[.U283]&amp;&quot; &quot;&amp;flocm_in)">
            <text:p/>
          </table:table-cell>
          <table:table-cell table:number-columns-repeated="3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90]=&quot;&quot;;&quot;&quot;;[.AB29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284]" office:value-type="string" office:string-value="Horizontal" calcext:value-type="string">
            <text:p>Horizontal</text:p>
          </table:table-cell>
          <table:table-cell table:style-name="ce97" table:formula="of:=IF([.Q284]=&quot;&quot;;&quot;&quot;;[.Q284])">
            <text:p/>
          </table:table-cell>
          <table:table-cell table:style-name="ce97" table:formula="of:=IF([.R284]=&quot;&quot;;&quot;&quot;;[.R284])">
            <text:p/>
          </table:table-cell>
          <table:table-cell table:style-name="ce97" table:formula="of:=IF([.S284]=&quot;&quot;;&quot;&quot;;[.S284])">
            <text:p/>
          </table:table-cell>
          <table:table-cell table:style-name="ce97" table:formula="of:=IF([.T284]=&quot;&quot;;&quot;&quot;;[.T284])">
            <text:p/>
          </table:table-cell>
          <table:table-cell table:style-name="ce97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66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285]" office:value-type="string" office:string-value="Vertical" calcext:value-type="string">
            <text:p>Vertical</text:p>
          </table:table-cell>
          <table:table-cell table:style-name="ce97" table:formula="of:=IF([.Q285]=&quot;&quot;;&quot;&quot;;[.Q285])">
            <text:p/>
          </table:table-cell>
          <table:table-cell table:style-name="ce97" table:formula="of:=IF([.R285]=&quot;&quot;;&quot;&quot;;[.R285])">
            <text:p/>
          </table:table-cell>
          <table:table-cell table:style-name="ce97" table:formula="of:=IF([.S285]=&quot;&quot;;&quot;&quot;;[.S285])">
            <text:p/>
          </table:table-cell>
          <table:table-cell table:style-name="ce97" table:formula="of:=IF([.T285]=&quot;&quot;;&quot;&quot;;[.T285])">
            <text:p/>
          </table:table-cell>
          <table:table-cell table:style-name="ce97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92]=&quot;&quot;;&quot;&quot;;[.AB29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286]" office:value-type="string" office:string-value="Diagonal" calcext:value-type="string">
            <text:p>Diagonal</text:p>
          </table:table-cell>
          <table:table-cell table:style-name="ce97" table:formula="of:=IF([.Q286]=&quot;&quot;;&quot;&quot;;[.Q286])">
            <text:p/>
          </table:table-cell>
          <table:table-cell table:style-name="ce97" table:formula="of:=IF([.R286]=&quot;&quot;;&quot;&quot;;[.R286])">
            <text:p/>
          </table:table-cell>
          <table:table-cell table:style-name="ce97" table:formula="of:=IF([.S286]=&quot;&quot;;&quot;&quot;;[.S286])">
            <text:p/>
          </table:table-cell>
          <table:table-cell table:style-name="ce97" table:formula="of:=IF([.T286]=&quot;&quot;;&quot;&quot;;[.T286])">
            <text:p/>
          </table:table-cell>
          <table:table-cell table:style-name="ce97" table:formula="of:=IF([.U286]=&quot;&quot;;&quot;&quot;;[.U286])">
            <text:p/>
          </table:table-cell>
          <table:table-cell table:number-columns-repeated="3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68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287]" office:value-type="string" office:string-value="Acceptable" calcext:value-type="string">
            <text:p>Acceptable</text:p>
          </table:table-cell>
          <table:table-cell table:style-name="ce39" table:formula="of:=IF([.Q287]=&quot;&quot;;&quot;&quot;;[.Q287])" office:value-type="string" office:string-value="NA" calcext:value-type="string">
            <text:p>NA</text:p>
          </table:table-cell>
          <table:table-cell table:style-name="ce39" table:formula="of:=IF([.R287]=&quot;&quot;;&quot;&quot;;[.R287])" office:value-type="string" office:string-value="NA" calcext:value-type="string">
            <text:p>NA</text:p>
          </table:table-cell>
          <table:table-cell table:style-name="ce39" table:formula="of:=IF([.S287]=&quot;&quot;;&quot;&quot;;[.S287])" office:value-type="string" office:string-value="NA" calcext:value-type="string">
            <text:p>NA</text:p>
          </table:table-cell>
          <table:table-cell table:style-name="ce39" table:formula="of:=IF([.T287]=&quot;&quot;;&quot;&quot;;[.T287])" office:value-type="string" office:string-value="NA" calcext:value-type="string">
            <text:p>NA</text:p>
          </table:table-cell>
          <table:table-cell table:style-name="ce39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94]=&quot;&quot;;&quot;&quot;;[.AB29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288]" office:value-type="string" office:string-value="Criteria: " calcext:value-type="string">
            <text:p>Criteria: </text:p>
          </table:table-cell>
          <table:table-cell table:style-name="ce49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70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96]=&quot;&quot;;&quot;&quot;;[.AB29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72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290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298]=&quot;&quot;;&quot;&quot;;[.AB29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292]" office:value-type="string" office:string-value="Measured" calcext:value-type="string">
            <text:p>Measured</text:p>
          </table:table-cell>
          <table:table-cell table:style-name="ce27" table:formula="of:=[.Q292]" office:value-type="string" office:string-value="Difference" calcext:value-type="string">
            <text:p>Difference</text:p>
          </table:table-cell>
          <table:table-cell table:style-name="ce27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74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293]" office:value-type="string" office:string-value="Top" calcext:value-type="string">
            <text:p>Top</text:p>
          </table:table-cell>
          <table:table-cell table:style-name="ce52" table:formula="of:=[.P293]">
            <text:p/>
          </table:table-cell>
          <table:table-cell table:style-name="ce118" table:formula="of:=[.Q293]" table:number-columns-spanned="1" table:number-rows-spanned="2">
            <text:p/>
          </table:table-cell>
          <table:table-cell table:style-name="ce142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300]=&quot;&quot;;&quot;&quot;;[.AB30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294]" office:value-type="string" office:string-value="Bottom" calcext:value-type="string">
            <text:p>Bottom</text:p>
          </table:table-cell>
          <table:table-cell table:style-name="ce53" table:formula="of:=[.P294]">
            <text:p/>
          </table:table-cell>
          <table:covered-table-cell table:style-name="ce119"/>
          <table:covered-table-cell table:style-name="ce143"/>
          <table:table-cell table:style-name="Default"/>
          <table:table-cell table:style-name="ce165" table:formula="of:=[.T295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76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295]" office:value-type="string" office:string-value="Left" calcext:value-type="string">
            <text:p>Left</text:p>
          </table:table-cell>
          <table:table-cell table:style-name="ce53" table:formula="of:=[.P295]">
            <text:p/>
          </table:table-cell>
          <table:table-cell table:style-name="ce120" table:formula="of:=[.Q295]" table:number-columns-spanned="1" table:number-rows-spanned="2">
            <text:p/>
          </table:table-cell>
          <table:covered-table-cell table:style-name="ce143"/>
          <table:table-cell/>
          <table:table-cell table:style-name="ce166" table:formula="of:=[.T296]">
            <text:p/>
          </table:table-cell>
          <table:table-cell table:number-columns-repeated="3"/>
          <table:table-cell table:style-name="ce182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302]=&quot;&quot;;&quot;&quot;;[.AB30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296]" office:value-type="string" office:string-value="Right" calcext:value-type="string">
            <text:p>Right</text:p>
          </table:table-cell>
          <table:table-cell table:style-name="ce55" table:formula="of:=[.P296]">
            <text:p/>
          </table:table-cell>
          <table:covered-table-cell table:style-name="ce121"/>
          <table:covered-table-cell table:style-name="ce144"/>
          <table:table-cell table:number-columns-repeated="5"/>
          <table:table-cell table:style-name="ce182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78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297]" office:value-type="string" office:string-value="Criteria:" calcext:value-type="string">
            <text:p>Criteria:</text:p>
          </table:table-cell>
          <table:table-cell table:style-name="ce98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7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304]=&quot;&quot;;&quot;&quot;;[.AB30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7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80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299]" office:value-type="string" office:string-value="Comments:" calcext:value-type="string">
            <text:p>Comments:</text:p>
          </table:table-cell>
          <table:table-cell table:style-name="ce44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77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306]=&quot;&quot;;&quot;&quot;;[.AB30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50"/>
          <table:table-cell table:style-name="ce318" table:formula="of:=LEN([.Q382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299])&lt;=265;&quot;&quot;;RIGHT([.Q299];LEN([.Q299])-SEARCH(&quot; &quot;;[.Q299];255)))">
            <text:p/>
          </table:table-cell>
          <table:table-cell table:style-name="ce78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296"/>
          <table:table-cell table:style-name="ce317"/>
          <table:table-cell table:style-name="ce335" table:formula="of:=IF([.AB308]=&quot;&quot;;&quot;&quot;;[.AB30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7"/>
          <table:table-cell/>
          <table:table-cell table:style-name="ce209"/>
          <table:table-cell table:style-name="ce246" office:value-type="string" calcext:value-type="string">
            <text:p>Do not exceed 390 chars</text:p>
          </table:table-cell>
          <table:table-cell table:style-name="ce78"/>
          <table:table-cell table:style-name="ce318" table:formula="of:=LEN([.Q384])" office:value-type="float" office:value="0" calcext:value-type="float">
            <text:p>0</text:p>
          </table:table-cell>
          <table:table-cell table:style-name="ce78" table:number-columns-repeated="6"/>
          <table:table-cell table:style-name="ce24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2"/>
          <table:table-cell/>
          <table:table-cell table:style-name="ce210"/>
          <table:table-cell table:style-name="ce235" table:number-columns-repeated="9"/>
          <table:table-cell table:style-name="ce24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2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2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8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1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06])&lt;=265;&quot;&quot;;RIGHT([.Q306];LEN([.Q306])-SEARCH(&quot; &quot;;[.Q306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08])&lt;=265;&quot;&quot;;RIGHT([.Q308];LEN([.Q308])-SEARCH(&quot; &quot;;[.Q308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10])&lt;=265;&quot;&quot;;RIGHT([.Q310];LEN([.Q310])-SEARCH(&quot; &quot;;[.Q310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12])&lt;=265;&quot;&quot;;RIGHT([.Q312];LEN([.Q312])-SEARCH(&quot; &quot;;[.Q312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14])&lt;=265;&quot;&quot;;RIGHT([.Q314];LEN([.Q314])-SEARCH(&quot; &quot;;[.Q314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16])&lt;=265;&quot;&quot;;RIGHT([.Q316];LEN([.Q316])-SEARCH(&quot; &quot;;[.Q316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18])&lt;=265;&quot;&quot;;RIGHT([.Q318];LEN([.Q318])-SEARCH(&quot; &quot;;[.Q318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20])&lt;=265;&quot;&quot;;RIGHT([.Q320];LEN([.Q320])-SEARCH(&quot; &quot;;[.Q320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22])&lt;=265;&quot;&quot;;RIGHT([.Q322];LEN([.Q322])-SEARCH(&quot; &quot;;[.Q322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24])&lt;=265;&quot;&quot;;RIGHT([.Q324];LEN([.Q324])-SEARCH(&quot; &quot;;[.Q324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26])&lt;=265;&quot;&quot;;RIGHT([.Q326];LEN([.Q326])-SEARCH(&quot; &quot;;[.Q326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28])&lt;=265;&quot;&quot;;RIGHT([.Q328];LEN([.Q328])-SEARCH(&quot; &quot;;[.Q328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30])&lt;=265;&quot;&quot;;RIGHT([.Q330];LEN([.Q330])-SEARCH(&quot; &quot;;[.Q330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32])&lt;=265;&quot;&quot;;RIGHT([.Q332];LEN([.Q332])-SEARCH(&quot; &quot;;[.Q332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34])&lt;=265;&quot;&quot;;RIGHT([.Q334];LEN([.Q334])-SEARCH(&quot; &quot;;[.Q334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36])&lt;=265;&quot;&quot;;RIGHT([.Q336];LEN([.Q336])-SEARCH(&quot; &quot;;[.Q336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38])&lt;=265;&quot;&quot;;RIGHT([.Q338];LEN([.Q338])-SEARCH(&quot; &quot;;[.Q338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40])&lt;=265;&quot;&quot;;RIGHT([.Q340];LEN([.Q340])-SEARCH(&quot; &quot;;[.Q340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8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1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80])&lt;=265;&quot;&quot;;RIGHT([.Q380];LEN([.Q380])-SEARCH(&quot; &quot;;[.Q380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82])&lt;=265;&quot;&quot;;RIGHT([.Q382];LEN([.Q382])-SEARCH(&quot; &quot;;[.Q382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9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0" table:number-columns-repeated="8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1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1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8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59"/>
          <table:table-cell table:style-name="ce11" table:number-columns-repeated="4"/>
          <table:table-cell table:style-name="ce181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8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7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3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3" table:formula="of:=[Fluoro.J203]" office:value-type="float" office:value="0" calcext:value-type="float">
            <text:p>0.00</text:p>
          </table:covered-table-cell>
          <table:table-cell table:style-name="ce162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5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4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5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1" table:formula="of:=[Fluoro.F205]">
            <text:p/>
          </table:table-cell>
          <table:table-cell table:style-name="ce125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1" table:formula="of:=[Fluoro.I205]">
            <text:p/>
          </table:table-cell>
          <table:table-cell table:style-name="ce125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1" table:formula="of:=[Fluoro.L205]">
            <text:p/>
          </table:table-cell>
          <table:table-cell table:style-name="ce193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6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6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4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2" table:formula="of:=[Fluoro.F207]">
            <text:p/>
          </table:table-cell>
          <table:table-cell table:style-name="ce127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2" table:formula="of:=[Fluoro.I207]">
            <text:p/>
          </table:table-cell>
          <table:table-cell table:style-name="ce127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2" table:formula="of:=[Fluoro.L207]">
            <text:p/>
          </table:table-cell>
          <table:table-cell table:style-name="ce195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1" table:formula="of:=[Fluoro.F208]">
            <text:p/>
          </table:table-cell>
          <table:table-cell table:style-name="ce125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1" table:formula="of:=[Fluoro.I208]">
            <text:p/>
          </table:table-cell>
          <table:table-cell table:style-name="ce125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1" table:formula="of:=[Fluoro.L208]">
            <text:p/>
          </table:table-cell>
          <table:table-cell table:style-name="ce193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6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6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4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2" table:formula="of:=[Fluoro.F210]">
            <text:p/>
          </table:table-cell>
          <table:table-cell table:style-name="ce127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2" table:formula="of:=[Fluoro.I210]">
            <text:p/>
          </table:table-cell>
          <table:table-cell table:style-name="ce127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2" table:formula="of:=[Fluoro.L210]">
            <text:p/>
          </table:table-cell>
          <table:table-cell table:style-name="ce195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1" table:formula="of:=[Fluoro.F211]">
            <text:p/>
          </table:table-cell>
          <table:table-cell table:style-name="ce125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1" table:formula="of:=[Fluoro.I211]">
            <text:p/>
          </table:table-cell>
          <table:table-cell table:style-name="ce125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1" table:formula="of:=[Fluoro.L211]">
            <text:p/>
          </table:table-cell>
          <table:table-cell table:style-name="ce193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6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6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4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2" table:formula="of:=[Fluoro.F213]">
            <text:p/>
          </table:table-cell>
          <table:table-cell table:style-name="ce127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2" table:formula="of:=[Fluoro.I213]">
            <text:p/>
          </table:table-cell>
          <table:table-cell table:style-name="ce127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2" table:formula="of:=[Fluoro.L213]">
            <text:p/>
          </table:table-cell>
          <table:table-cell table:style-name="ce195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1" table:formula="of:=[Fluoro.F214]">
            <text:p/>
          </table:table-cell>
          <table:table-cell table:style-name="ce125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1" table:formula="of:=[Fluoro.I214]">
            <text:p/>
          </table:table-cell>
          <table:table-cell table:style-name="ce125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1" table:formula="of:=[Fluoro.L214]">
            <text:p/>
          </table:table-cell>
          <table:table-cell table:style-name="ce193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6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6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4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2" table:formula="of:=[Fluoro.F216]">
            <text:p/>
          </table:table-cell>
          <table:table-cell table:style-name="ce127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2" table:formula="of:=[Fluoro.I216]">
            <text:p/>
          </table:table-cell>
          <table:table-cell table:style-name="ce127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2" table:formula="of:=[Fluoro.L216]">
            <text:p/>
          </table:table-cell>
          <table:table-cell table:style-name="ce195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1" table:formula="of:=[Fluoro.F217]">
            <text:p/>
          </table:table-cell>
          <table:table-cell table:style-name="ce125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1" table:formula="of:=[Fluoro.I217]">
            <text:p/>
          </table:table-cell>
          <table:table-cell table:style-name="ce125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1" table:formula="of:=[Fluoro.L217]">
            <text:p/>
          </table:table-cell>
          <table:table-cell table:style-name="ce193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6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6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4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2" table:formula="of:=[Fluoro.F219]">
            <text:p/>
          </table:table-cell>
          <table:table-cell table:style-name="ce127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2" table:formula="of:=[Fluoro.I219]">
            <text:p/>
          </table:table-cell>
          <table:table-cell table:style-name="ce127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2" table:formula="of:=[Fluoro.L219]">
            <text:p/>
          </table:table-cell>
          <table:table-cell table:style-name="ce195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5" table:formula="of:=[Fluoro.E220]">
            <text:p/>
          </table:table-cell>
          <table:table-cell table:style-name="ce113" table:formula="of:=[Fluoro.F220]">
            <text:p/>
          </table:table-cell>
          <table:table-cell table:style-name="ce128" table:formula="of:=IF([Fluoro.G220]=&quot;&quot;;&quot;&quot;;[Fluoro.G220]*0.1145)">
            <text:p/>
          </table:table-cell>
          <table:table-cell table:style-name="ce75" table:formula="of:=[Fluoro.H220]">
            <text:p/>
          </table:table-cell>
          <table:table-cell table:style-name="ce113" table:formula="of:=[Fluoro.I220]">
            <text:p/>
          </table:table-cell>
          <table:table-cell table:style-name="ce128" table:formula="of:=IF([Fluoro.J220]=&quot;&quot;;&quot;&quot;;[Fluoro.J220]*0.1145)">
            <text:p/>
          </table:table-cell>
          <table:table-cell table:style-name="ce176" table:formula="of:=[Fluoro.K220]">
            <text:p/>
          </table:table-cell>
          <table:table-cell table:style-name="ce180" table:formula="of:=[Fluoro.L220]">
            <text:p/>
          </table:table-cell>
          <table:table-cell table:style-name="ce196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29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29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7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6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7" table:number-columns-repeated="7"/>
          <table:table-cell table:style-name="ce1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79" table:formula="of:=[Fluoro.E237]">
            <text:p/>
          </table:table-cell>
          <table:table-cell table:style-name="ce79" table:formula="of:=[Fluoro.F237]">
            <text:p/>
          </table:table-cell>
          <table:table-cell table:style-name="ce148" table:formula="of:=IF([Fluoro.G237]=&quot;&quot;;&quot;&quot;;[Fluoro.G237]*0.1145)">
            <text:p/>
          </table:table-cell>
          <table:table-cell table:style-name="ce148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0" table:formula="of:=[Fluoro.E238]">
            <text:p/>
          </table:table-cell>
          <table:table-cell table:style-name="ce80" table:formula="of:=[Fluoro.F238]">
            <text:p/>
          </table:table-cell>
          <table:table-cell table:style-name="ce149" table:formula="of:=IF([Fluoro.G238]=&quot;&quot;;&quot;&quot;;[Fluoro.G238]*0.1145)">
            <text:p/>
          </table:table-cell>
          <table:table-cell table:style-name="ce149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0" table:formula="of:=[Fluoro.E239]">
            <text:p/>
          </table:table-cell>
          <table:table-cell table:style-name="ce80" table:formula="of:=[Fluoro.F239]">
            <text:p/>
          </table:table-cell>
          <table:table-cell table:style-name="ce149" table:formula="of:=IF([Fluoro.G239]=&quot;&quot;;&quot;&quot;;[Fluoro.G239]*0.1145)">
            <text:p/>
          </table:table-cell>
          <table:table-cell table:style-name="ce149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1" table:formula="of:=[Fluoro.E240]">
            <text:p/>
          </table:table-cell>
          <table:table-cell table:style-name="ce81" table:formula="of:=[Fluoro.F240]">
            <text:p/>
          </table:table-cell>
          <table:table-cell table:style-name="ce150" table:formula="of:=IF([Fluoro.G240]=&quot;&quot;;&quot;&quot;;[Fluoro.G240]*0.1145)">
            <text:p/>
          </table:table-cell>
          <table:table-cell table:style-name="ce150" table:formula="of:=[Fluoro.H240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1" table:formula="of:=[Fluoro.E241]">
            <text:p/>
          </table:table-cell>
          <table:table-cell table:style-name="ce81" table:formula="of:=[Fluoro.F241]">
            <text:p/>
          </table:table-cell>
          <table:table-cell table:style-name="ce150" table:formula="of:=IF([Fluoro.G241]=&quot;&quot;;&quot;&quot;;[Fluoro.G241]*0.1145)">
            <text:p/>
          </table:table-cell>
          <table:table-cell table:style-name="ce150" table:formula="of:=[Fluoro.H241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79" table:formula="of:=[Fluoro.E242]">
            <text:p/>
          </table:table-cell>
          <table:table-cell table:style-name="ce79" table:formula="of:=[Fluoro.F242]">
            <text:p/>
          </table:table-cell>
          <table:table-cell table:style-name="ce148" table:formula="of:=IF([Fluoro.G242]=&quot;&quot;;&quot;&quot;;[Fluoro.G242]*0.1145)">
            <text:p/>
          </table:table-cell>
          <table:table-cell table:style-name="ce148" table:formula="of:=[Fluoro.H242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0" table:formula="of:=[Fluoro.E243]">
            <text:p/>
          </table:table-cell>
          <table:table-cell table:style-name="ce80" table:formula="of:=[Fluoro.F243]">
            <text:p/>
          </table:table-cell>
          <table:table-cell table:style-name="ce149" table:formula="of:=IF([Fluoro.G243]=&quot;&quot;;&quot;&quot;;[Fluoro.G243]*0.1145)">
            <text:p/>
          </table:table-cell>
          <table:table-cell table:style-name="ce149" table:formula="of:=[Fluoro.H243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0" table:formula="of:=[Fluoro.E244]">
            <text:p/>
          </table:table-cell>
          <table:table-cell table:style-name="ce80" table:formula="of:=[Fluoro.F244]">
            <text:p/>
          </table:table-cell>
          <table:table-cell table:style-name="ce149" table:formula="of:=IF([Fluoro.G244]=&quot;&quot;;&quot;&quot;;[Fluoro.G244]*0.1145)">
            <text:p/>
          </table:table-cell>
          <table:table-cell table:style-name="ce149" table:formula="of:=[Fluoro.H244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0" table:formula="of:=[Fluoro.E245]">
            <text:p/>
          </table:table-cell>
          <table:table-cell table:style-name="ce80" table:formula="of:=[Fluoro.F245]">
            <text:p/>
          </table:table-cell>
          <table:table-cell table:style-name="ce149" table:formula="of:=IF([Fluoro.G245]=&quot;&quot;;&quot;&quot;;[Fluoro.G245]*0.1145)">
            <text:p/>
          </table:table-cell>
          <table:table-cell table:style-name="ce149" table:formula="of:=[Fluoro.H245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2" table:formula="of:=[Fluoro.E246]">
            <text:p/>
          </table:table-cell>
          <table:table-cell table:style-name="ce82" table:formula="of:=[Fluoro.F246]">
            <text:p/>
          </table:table-cell>
          <table:table-cell table:style-name="ce151" table:formula="of:=IF([Fluoro.G246]=&quot;&quot;;&quot;&quot;;[Fluoro.G246]*0.1145)">
            <text:p/>
          </table:table-cell>
          <table:table-cell table:style-name="ce151" table:formula="of:=[Fluoro.H246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79" table:formula="of:=[Fluoro.E247]">
            <text:p/>
          </table:table-cell>
          <table:table-cell table:style-name="ce79" table:formula="of:=[Fluoro.F247]">
            <text:p/>
          </table:table-cell>
          <table:table-cell table:style-name="ce148" table:formula="of:=IF([Fluoro.G247]=&quot;&quot;;&quot;&quot;;[Fluoro.G247]*0.1145)">
            <text:p/>
          </table:table-cell>
          <table:table-cell table:style-name="ce148" table:formula="of:=[Fluoro.H247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0" table:formula="of:=[Fluoro.E248]">
            <text:p/>
          </table:table-cell>
          <table:table-cell table:style-name="ce80" table:formula="of:=[Fluoro.F248]">
            <text:p/>
          </table:table-cell>
          <table:table-cell table:style-name="ce149" table:formula="of:=IF([Fluoro.G248]=&quot;&quot;;&quot;&quot;;[Fluoro.G248]*0.1145)">
            <text:p/>
          </table:table-cell>
          <table:table-cell table:style-name="ce149" table:formula="of:=[Fluoro.H248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0" table:formula="of:=[Fluoro.E249]">
            <text:p/>
          </table:table-cell>
          <table:table-cell table:style-name="ce80" table:formula="of:=[Fluoro.F249]">
            <text:p/>
          </table:table-cell>
          <table:table-cell table:style-name="ce149" table:formula="of:=IF([Fluoro.G249]=&quot;&quot;;&quot;&quot;;[Fluoro.G249]*0.1145)">
            <text:p/>
          </table:table-cell>
          <table:table-cell table:style-name="ce149" table:formula="of:=[Fluoro.H249]">
            <text:p/>
          </table:table-cell>
          <table:table-cell table:style-name="ce16" table:number-columns-repeated="4"/>
          <table:table-cell table:style-name="ce18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0" table:formula="of:=[Fluoro.E250]">
            <text:p/>
          </table:table-cell>
          <table:table-cell table:style-name="ce80" table:formula="of:=[Fluoro.F250]">
            <text:p/>
          </table:table-cell>
          <table:table-cell table:style-name="ce149" table:formula="of:=IF([Fluoro.G250]=&quot;&quot;;&quot;&quot;;[Fluoro.G250]*0.1145)">
            <text:p/>
          </table:table-cell>
          <table:table-cell table:style-name="ce149" table:formula="of:=[Fluoro.H250]">
            <text:p/>
          </table:table-cell>
          <table:table-cell table:style-name="ce16" table:number-columns-repeated="4"/>
          <table:table-cell table:style-name="ce18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2" table:formula="of:=[Fluoro.E251]">
            <text:p/>
          </table:table-cell>
          <table:table-cell table:style-name="ce82" table:formula="of:=[Fluoro.F251]">
            <text:p/>
          </table:table-cell>
          <table:table-cell table:style-name="ce151" table:formula="of:=IF([Fluoro.G251]=&quot;&quot;;&quot;&quot;;[Fluoro.G251]*0.1145)">
            <text:p/>
          </table:table-cell>
          <table:table-cell table:style-name="ce151" table:formula="of:=[Fluoro.H251]">
            <text:p/>
          </table:table-cell>
          <table:table-cell table:style-name="ce16" table:number-columns-repeated="4"/>
          <table:table-cell table:style-name="ce18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7" table:number-columns-repeated="7"/>
          <table:table-cell table:style-name="ce1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4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3" table:formula="of:=[Fluoro.E256]" office:value-type="string" office:string-value="kVp" calcext:value-type="string">
            <text:p>kVp</text:p>
          </table:table-cell>
          <table:table-cell table:style-name="ce83" table:formula="of:=[Fluoro.F256]" office:value-type="string" office:string-value="mA" calcext:value-type="string">
            <text:p>mA</text:p>
          </table:table-cell>
          <table:table-cell table:style-name="ce83" table:formula="of:=[Fluoro.G256]" office:value-type="string" office:string-value="mGy/min" calcext:value-type="string">
            <text:p>mGy/min</text:p>
          </table:table-cell>
          <table:table-cell table:style-name="ce83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5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392" table:formula="of:=[Fluoro.E257]">
            <text:p/>
          </table:table-cell>
          <table:table-cell table:style-name="ce392" table:formula="of:=[Fluoro.F257]">
            <text:p/>
          </table:table-cell>
          <table:table-cell table:style-name="ce392" table:formula="of:=[Fluoro.G257]">
            <text:p/>
          </table:table-cell>
          <table:table-cell table:style-name="ce399" table:formula="of:=[Fluoro.H257]" office:value-type="float" office:value="0" calcext:value-type="float">
            <text:p>0.00</text:p>
          </table:table-cell>
          <table:table-cell table:style-name="ce2"/>
          <table:table-cell table:style-name="ce166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393" table:formula="of:=[Fluoro.E258]">
            <text:p/>
          </table:table-cell>
          <table:table-cell table:style-name="ce393" table:formula="of:=[Fluoro.F258]">
            <text:p/>
          </table:table-cell>
          <table:table-cell table:style-name="ce135"/>
          <table:table-cell table:style-name="ce400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394" table:formula="of:=[Fluoro.E259]">
            <text:p/>
          </table:table-cell>
          <table:table-cell table:style-name="ce394" table:formula="of:=[Fluoro.F259]">
            <text:p/>
          </table:table-cell>
          <table:table-cell table:style-name="ce136"/>
          <table:table-cell table:style-name="ce401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7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[Fluoro.E262]">
            <text:p/>
          </table:table-cell>
          <table:table-cell table:style-name="ce12" table:number-columns-repeated="7"/>
          <table:table-cell table:style-name="ce18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8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7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3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3" table:formula="of:=[Fluoro.J269]" office:value-type="float" office:value="0" calcext:value-type="float">
            <text:p>0.00</text:p>
          </table:covered-table-cell>
          <table:table-cell table:style-name="ce162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5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4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5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1" table:formula="of:=[Fluoro.F271]">
            <text:p/>
          </table:table-cell>
          <table:table-cell table:style-name="ce125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1" table:formula="of:=[Fluoro.I271]">
            <text:p/>
          </table:table-cell>
          <table:table-cell table:style-name="ce125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1" table:formula="of:=[Fluoro.L271]">
            <text:p/>
          </table:table-cell>
          <table:table-cell table:style-name="ce193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6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6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4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2" table:formula="of:=[Fluoro.F273]">
            <text:p/>
          </table:table-cell>
          <table:table-cell table:style-name="ce127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2" table:formula="of:=[Fluoro.I273]">
            <text:p/>
          </table:table-cell>
          <table:table-cell table:style-name="ce127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2" table:formula="of:=[Fluoro.L273]">
            <text:p/>
          </table:table-cell>
          <table:table-cell table:style-name="ce195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1" table:formula="of:=[Fluoro.F274]">
            <text:p/>
          </table:table-cell>
          <table:table-cell table:style-name="ce125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1" table:formula="of:=[Fluoro.I274]">
            <text:p/>
          </table:table-cell>
          <table:table-cell table:style-name="ce125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1" table:formula="of:=[Fluoro.L274]">
            <text:p/>
          </table:table-cell>
          <table:table-cell table:style-name="ce193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6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6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4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2" table:formula="of:=[Fluoro.F276]">
            <text:p/>
          </table:table-cell>
          <table:table-cell table:style-name="ce127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2" table:formula="of:=[Fluoro.I276]">
            <text:p/>
          </table:table-cell>
          <table:table-cell table:style-name="ce127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2" table:formula="of:=[Fluoro.L276]">
            <text:p/>
          </table:table-cell>
          <table:table-cell table:style-name="ce195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1" table:formula="of:=[Fluoro.F277]">
            <text:p/>
          </table:table-cell>
          <table:table-cell table:style-name="ce125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1" table:formula="of:=[Fluoro.I277]">
            <text:p/>
          </table:table-cell>
          <table:table-cell table:style-name="ce125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1" table:formula="of:=[Fluoro.L277]">
            <text:p/>
          </table:table-cell>
          <table:table-cell table:style-name="ce193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6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6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4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2" table:formula="of:=[Fluoro.F279]">
            <text:p/>
          </table:table-cell>
          <table:table-cell table:style-name="ce127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2" table:formula="of:=[Fluoro.I279]">
            <text:p/>
          </table:table-cell>
          <table:table-cell table:style-name="ce127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2" table:formula="of:=[Fluoro.L279]">
            <text:p/>
          </table:table-cell>
          <table:table-cell table:style-name="ce195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1" table:formula="of:=[Fluoro.F280]">
            <text:p/>
          </table:table-cell>
          <table:table-cell table:style-name="ce125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1" table:formula="of:=[Fluoro.I280]">
            <text:p/>
          </table:table-cell>
          <table:table-cell table:style-name="ce125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1" table:formula="of:=[Fluoro.L280]">
            <text:p/>
          </table:table-cell>
          <table:table-cell table:style-name="ce193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6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6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4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2" table:formula="of:=[Fluoro.F282]">
            <text:p/>
          </table:table-cell>
          <table:table-cell table:style-name="ce127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2" table:formula="of:=[Fluoro.I282]">
            <text:p/>
          </table:table-cell>
          <table:table-cell table:style-name="ce127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2" table:formula="of:=[Fluoro.L282]">
            <text:p/>
          </table:table-cell>
          <table:table-cell table:style-name="ce195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1" table:formula="of:=[Fluoro.F283]">
            <text:p/>
          </table:table-cell>
          <table:table-cell table:style-name="ce125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1" table:formula="of:=[Fluoro.I283]">
            <text:p/>
          </table:table-cell>
          <table:table-cell table:style-name="ce125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1" table:formula="of:=[Fluoro.L283]">
            <text:p/>
          </table:table-cell>
          <table:table-cell table:style-name="ce193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6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6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4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2" table:formula="of:=[Fluoro.F285]">
            <text:p/>
          </table:table-cell>
          <table:table-cell table:style-name="ce127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2" table:formula="of:=[Fluoro.I285]">
            <text:p/>
          </table:table-cell>
          <table:table-cell table:style-name="ce127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2" table:formula="of:=[Fluoro.L285]">
            <text:p/>
          </table:table-cell>
          <table:table-cell table:style-name="ce195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5" table:formula="of:=[Fluoro.E286]">
            <text:p/>
          </table:table-cell>
          <table:table-cell table:style-name="ce113" table:formula="of:=[Fluoro.F286]">
            <text:p/>
          </table:table-cell>
          <table:table-cell table:style-name="ce128" table:formula="of:=IF([Fluoro.G286]=&quot;&quot;;&quot;&quot;;[Fluoro.G286]*0.1145)">
            <text:p/>
          </table:table-cell>
          <table:table-cell table:style-name="ce75" table:formula="of:=[Fluoro.H286]">
            <text:p/>
          </table:table-cell>
          <table:table-cell table:style-name="ce113" table:formula="of:=[Fluoro.I286]">
            <text:p/>
          </table:table-cell>
          <table:table-cell table:style-name="ce128" table:formula="of:=IF([Fluoro.J286]=&quot;&quot;;&quot;&quot;;[Fluoro.J286]*0.1145)">
            <text:p/>
          </table:table-cell>
          <table:table-cell table:style-name="ce75" table:formula="of:=[Fluoro.K286]">
            <text:p/>
          </table:table-cell>
          <table:table-cell table:style-name="ce113" table:formula="of:=[Fluoro.L286]">
            <text:p/>
          </table:table-cell>
          <table:table-cell table:style-name="ce201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7" table:number-columns-repeated="7"/>
          <table:table-cell table:style-name="ce1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6"/>
          <table:table-cell table:style-name="ce2" table:number-columns-repeated="7"/>
          <table:table-cell table:style-name="ce18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/>
          <table:table-cell table:style-name="ce2" table:number-columns-repeated="7"/>
          <table:table-cell table:style-name="ce18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79" table:formula="of:=[Fluoro.E300]">
            <text:p/>
          </table:table-cell>
          <table:table-cell table:style-name="ce79" table:formula="of:=[Fluoro.F300]">
            <text:p/>
          </table:table-cell>
          <table:table-cell table:style-name="ce148" table:formula="of:=IF([Fluoro.G300]=&quot;&quot;;&quot;&quot;;[Fluoro.G300]*0.1145)">
            <text:p/>
          </table:table-cell>
          <table:table-cell table:style-name="ce79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0" table:formula="of:=[Fluoro.E301]">
            <text:p/>
          </table:table-cell>
          <table:table-cell table:style-name="ce80" table:formula="of:=[Fluoro.F301]">
            <text:p/>
          </table:table-cell>
          <table:table-cell table:style-name="ce149" table:formula="of:=IF([Fluoro.G301]=&quot;&quot;;&quot;&quot;;[Fluoro.G301]*0.1145)">
            <text:p/>
          </table:table-cell>
          <table:table-cell table:style-name="ce80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0" table:formula="of:=[Fluoro.E302]">
            <text:p/>
          </table:table-cell>
          <table:table-cell table:style-name="ce80" table:formula="of:=[Fluoro.F302]">
            <text:p/>
          </table:table-cell>
          <table:table-cell table:style-name="ce149" table:formula="of:=IF([Fluoro.G302]=&quot;&quot;;&quot;&quot;;[Fluoro.G302]*0.1145)">
            <text:p/>
          </table:table-cell>
          <table:table-cell table:style-name="ce80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1" table:formula="of:=[Fluoro.E303]">
            <text:p/>
          </table:table-cell>
          <table:table-cell table:style-name="ce81" table:formula="of:=[Fluoro.F303]">
            <text:p/>
          </table:table-cell>
          <table:table-cell table:style-name="ce150" table:formula="of:=IF([Fluoro.G303]=&quot;&quot;;&quot;&quot;;[Fluoro.G303]*0.1145)">
            <text:p/>
          </table:table-cell>
          <table:table-cell table:style-name="ce81" table:formula="of:=[Fluoro.H303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1" table:formula="of:=[Fluoro.E304]">
            <text:p/>
          </table:table-cell>
          <table:table-cell table:style-name="ce81" table:formula="of:=[Fluoro.F304]">
            <text:p/>
          </table:table-cell>
          <table:table-cell table:style-name="ce150" table:formula="of:=IF([Fluoro.G304]=&quot;&quot;;&quot;&quot;;[Fluoro.G304]*0.1145)">
            <text:p/>
          </table:table-cell>
          <table:table-cell table:style-name="ce81" table:formula="of:=[Fluoro.H304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79" table:formula="of:=[Fluoro.E305]">
            <text:p/>
          </table:table-cell>
          <table:table-cell table:style-name="ce79" table:formula="of:=[Fluoro.F305]">
            <text:p/>
          </table:table-cell>
          <table:table-cell table:style-name="ce148" table:formula="of:=IF([Fluoro.G305]=&quot;&quot;;&quot;&quot;;[Fluoro.G305]*0.1145)">
            <text:p/>
          </table:table-cell>
          <table:table-cell table:style-name="ce79" table:formula="of:=[Fluoro.H305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0" table:formula="of:=[Fluoro.E306]">
            <text:p/>
          </table:table-cell>
          <table:table-cell table:style-name="ce80" table:formula="of:=[Fluoro.F306]">
            <text:p/>
          </table:table-cell>
          <table:table-cell table:style-name="ce149" table:formula="of:=IF([Fluoro.G306]=&quot;&quot;;&quot;&quot;;[Fluoro.G306]*0.1145)">
            <text:p/>
          </table:table-cell>
          <table:table-cell table:style-name="ce80" table:formula="of:=[Fluoro.H306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0" table:formula="of:=[Fluoro.E307]">
            <text:p/>
          </table:table-cell>
          <table:table-cell table:style-name="ce80" table:formula="of:=[Fluoro.F307]">
            <text:p/>
          </table:table-cell>
          <table:table-cell table:style-name="ce149" table:formula="of:=IF([Fluoro.G307]=&quot;&quot;;&quot;&quot;;[Fluoro.G307]*0.1145)">
            <text:p/>
          </table:table-cell>
          <table:table-cell table:style-name="ce80" table:formula="of:=[Fluoro.H307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0" table:formula="of:=[Fluoro.E308]">
            <text:p/>
          </table:table-cell>
          <table:table-cell table:style-name="ce80" table:formula="of:=[Fluoro.F308]">
            <text:p/>
          </table:table-cell>
          <table:table-cell table:style-name="ce149" table:formula="of:=IF([Fluoro.G308]=&quot;&quot;;&quot;&quot;;[Fluoro.G308]*0.1145)">
            <text:p/>
          </table:table-cell>
          <table:table-cell table:style-name="ce80" table:formula="of:=[Fluoro.H308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2" table:formula="of:=[Fluoro.E309]">
            <text:p/>
          </table:table-cell>
          <table:table-cell table:style-name="ce82" table:formula="of:=[Fluoro.F309]">
            <text:p/>
          </table:table-cell>
          <table:table-cell table:style-name="ce151" table:formula="of:=IF([Fluoro.G309]=&quot;&quot;;&quot;&quot;;[Fluoro.G309]*0.1145)">
            <text:p/>
          </table:table-cell>
          <table:table-cell table:style-name="ce82" table:formula="of:=[Fluoro.H309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79" table:formula="of:=[Fluoro.E310]">
            <text:p/>
          </table:table-cell>
          <table:table-cell table:style-name="ce79" table:formula="of:=[Fluoro.F310]">
            <text:p/>
          </table:table-cell>
          <table:table-cell table:style-name="ce148" table:formula="of:=IF([Fluoro.G310]=&quot;&quot;;&quot;&quot;;[Fluoro.G310]*0.1145)">
            <text:p/>
          </table:table-cell>
          <table:table-cell table:style-name="ce79" table:formula="of:=[Fluoro.H310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0" table:formula="of:=[Fluoro.E311]">
            <text:p/>
          </table:table-cell>
          <table:table-cell table:style-name="ce80" table:formula="of:=[Fluoro.F311]">
            <text:p/>
          </table:table-cell>
          <table:table-cell table:style-name="ce149" table:formula="of:=IF([Fluoro.G311]=&quot;&quot;;&quot;&quot;;[Fluoro.G311]*0.1145)">
            <text:p/>
          </table:table-cell>
          <table:table-cell table:style-name="ce80" table:formula="of:=[Fluoro.H311]">
            <text:p/>
          </table:table-cell>
          <table:table-cell table:style-name="ce2" table:number-columns-repeated="4"/>
          <table:table-cell table:style-name="ce18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0" table:formula="of:=[Fluoro.E312]">
            <text:p/>
          </table:table-cell>
          <table:table-cell table:style-name="ce80" table:formula="of:=[Fluoro.F312]">
            <text:p/>
          </table:table-cell>
          <table:table-cell table:style-name="ce149" table:formula="of:=IF([Fluoro.G312]=&quot;&quot;;&quot;&quot;;[Fluoro.G312]*0.1145)">
            <text:p/>
          </table:table-cell>
          <table:table-cell table:style-name="ce80" table:formula="of:=[Fluoro.H312]">
            <text:p/>
          </table:table-cell>
          <table:table-cell table:style-name="ce16" table:number-columns-repeated="4"/>
          <table:table-cell table:style-name="ce18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0" table:formula="of:=[Fluoro.E313]">
            <text:p/>
          </table:table-cell>
          <table:table-cell table:style-name="ce80" table:formula="of:=[Fluoro.F313]">
            <text:p/>
          </table:table-cell>
          <table:table-cell table:style-name="ce149" table:formula="of:=IF([Fluoro.G313]=&quot;&quot;;&quot;&quot;;[Fluoro.G313]*0.1145)">
            <text:p/>
          </table:table-cell>
          <table:table-cell table:style-name="ce80" table:formula="of:=[Fluoro.H313]">
            <text:p/>
          </table:table-cell>
          <table:table-cell table:style-name="ce16" table:number-columns-repeated="4"/>
          <table:table-cell table:style-name="ce18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2" table:formula="of:=[Fluoro.E314]">
            <text:p/>
          </table:table-cell>
          <table:table-cell table:style-name="ce82" table:formula="of:=[Fluoro.F314]">
            <text:p/>
          </table:table-cell>
          <table:table-cell table:style-name="ce151" table:formula="of:=IF([Fluoro.G314]=&quot;&quot;;&quot;&quot;;[Fluoro.G314]*0.1145)">
            <text:p/>
          </table:table-cell>
          <table:table-cell table:style-name="ce82" table:formula="of:=[Fluoro.H314]">
            <text:p/>
          </table:table-cell>
          <table:table-cell table:style-name="ce16" table:number-columns-repeated="4"/>
          <table:table-cell table:style-name="ce18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7" table:number-columns-repeated="7"/>
          <table:table-cell table:style-name="ce1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395" table:formula="of:=[Fluoro.E322]">
            <text:p/>
          </table:table-cell>
          <table:table-cell table:style-name="ce395" table:formula="of:=[Fluoro.F322]">
            <text:p/>
          </table:table-cell>
          <table:table-cell table:style-name="ce397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396" table:formula="of:=[Fluoro.E323]">
            <text:p/>
          </table:table-cell>
          <table:table-cell table:style-name="ce396" table:formula="of:=[Fluoro.F323]">
            <text:p/>
          </table:table-cell>
          <table:table-cell table:style-name="ce398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7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8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$Fluoro.E328]">
            <text:p/>
          </table:table-cell>
          <table:table-cell table:style-name="ce115" table:number-columns-repeated="7"/>
          <table:table-cell table:style-name="ce20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7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04"/>
        <table:table-row table:style-name="ro4">
          <table:table-cell table:style-name="ce402" office:value-type="string" calcext:value-type="string" table:number-columns-spanned="2" table:number-rows-spanned="1">
            <text:p>Leeds MS</text:p>
          </table:table-cell>
          <table:covered-table-cell table:style-name="ce405"/>
          <table:table-cell table:number-columns-repeated="11"/>
          <table:table-cell table:style-name="ce2"/>
          <table:table-cell table:style-name="ce410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410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1" calcext:value-type="float">
            <text:p>1</text:p>
          </table:table-cell>
          <table:table-cell table:style-name="ce405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35" office:value-type="string" calcext:value-type="string">
            <text:p>kV</text:p>
          </table:table-cell>
          <table:table-cell table:style-name="ce235" office:value-type="string" calcext:value-type="string">
            <text:p>Fluoro</text:p>
          </table:table-cell>
          <table:table-cell table:style-name="ce243" office:value-type="string" calcext:value-type="string">
            <text:p>High Level</text:p>
          </table:table-cell>
          <table:table-cell table:style-name="ce235" office:value-type="string" calcext:value-type="string">
            <text:p>kV</text:p>
          </table:table-cell>
          <table:table-cell table:style-name="ce235" office:value-type="string" calcext:value-type="string">
            <text:p>Fluoro</text:p>
          </table:table-cell>
          <table:table-cell table:style-name="ce235" office:value-type="string" calcext:value-type="string">
            <text:p>High Level</text:p>
          </table:table-cell>
          <table:table-cell/>
          <table:table-cell table:style-name="ce2"/>
          <table:table-cell table:style-name="ce235" office:value-type="string" calcext:value-type="string">
            <text:p>kV</text:p>
          </table:table-cell>
          <table:table-cell table:style-name="ce235" office:value-type="string" calcext:value-type="string">
            <text:p>Fluoro</text:p>
          </table:table-cell>
          <table:table-cell table:style-name="ce243" office:value-type="string" calcext:value-type="string">
            <text:p>High Level</text:p>
          </table:table-cell>
          <table:table-cell table:style-name="ce235" office:value-type="string" calcext:value-type="string">
            <text:p>kV</text:p>
          </table:table-cell>
          <table:table-cell table:style-name="ce235" office:value-type="string" calcext:value-type="string">
            <text:p>Fluoro</text:p>
          </table:table-cell>
          <table:table-cell table:style-name="ce235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2" calcext:value-type="float">
            <text:p>2</text:p>
          </table:table-cell>
          <table:table-cell table:style-name="ce405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3" calcext:value-type="float">
            <text:p>3</text:p>
          </table:table-cell>
          <table:table-cell table:style-name="ce405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4" calcext:value-type="float">
            <text:p>4</text:p>
          </table:table-cell>
          <table:table-cell table:style-name="ce405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string" calcext:value-type="string" table:number-columns-spanned="2" table:number-rows-spanned="1">
            <text:p>Huttner Grating</text:p>
          </table:table-cell>
          <table:covered-table-cell table:style-name="ce405"/>
          <table:table-cell/>
          <table:table-cell table:style-name="ce405" office:value-type="string" calcext:value-type="string">
            <text:p>Leeds N3</text:p>
          </table:table-cell>
          <table:table-cell table:style-name="ce405"/>
          <table:table-cell table:style-name="ce408" office:value-type="float" office:value="65" calcext:value-type="float">
            <text:p>65.00</text:p>
          </table:table-cell>
          <table:table-cell table:style-name="ce408" office:value-type="float" office:value="70" calcext:value-type="float">
            <text:p>70.00</text:p>
          </table:table-cell>
          <table:table-cell table:style-name="ce408" office:value-type="float" office:value="75" calcext:value-type="float">
            <text:p>75.00</text:p>
          </table:table-cell>
          <table:table-cell table:style-name="ce408" office:value-type="float" office:value="80" calcext:value-type="float">
            <text:p>80.00</text:p>
          </table:table-cell>
          <table:table-cell table:style-name="ce408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1.1" calcext:value-type="float">
            <text:p>1.1</text:p>
          </table:table-cell>
          <table:table-cell table:style-name="ce412" office:value-type="float" office:value="0.5" calcext:value-type="float">
            <text:p>0.50</text:p>
          </table:table-cell>
          <table:table-cell/>
          <table:table-cell table:style-name="ce403" office:value-type="float" office:value="1" calcext:value-type="float">
            <text:p>1</text:p>
          </table:table-cell>
          <table:table-cell table:style-name="ce417" table:formula="of:=HLOOKUP([$Fluoro.$V$253];[.$F$7:.$I$26];[.D8]+1)" office:value-type="float" office:value="0.167" calcext:value-type="float">
            <text:p>0.1670</text:p>
          </table:table-cell>
          <table:table-cell table:style-name="ce417" office:value-type="float" office:value="0.188" calcext:value-type="float">
            <text:p>0.1880</text:p>
          </table:table-cell>
          <table:table-cell table:style-name="ce417" office:value-type="float" office:value="0.167" calcext:value-type="float">
            <text:p>0.1670</text:p>
          </table:table-cell>
          <table:table-cell table:style-name="ce417" office:value-type="float" office:value="0.149" calcext:value-type="float">
            <text:p>0.1490</text:p>
          </table:table-cell>
          <table:table-cell table:style-name="ce417" office:value-type="float" office:value="0.135" calcext:value-type="float">
            <text:p>0.1350</text:p>
          </table:table-cell>
          <table:table-cell table:style-name="ce417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1.2" calcext:value-type="float">
            <text:p>1.2</text:p>
          </table:table-cell>
          <table:table-cell table:style-name="ce412" office:value-type="float" office:value="0.56" calcext:value-type="float">
            <text:p>0.56</text:p>
          </table:table-cell>
          <table:table-cell/>
          <table:table-cell table:style-name="ce403" office:value-type="float" office:value="2" calcext:value-type="float">
            <text:p>2</text:p>
          </table:table-cell>
          <table:table-cell table:style-name="ce417" table:formula="of:=HLOOKUP([$Fluoro.$V$253];[.$F$7:.$I$26];[.D9]+1)" office:value-type="float" office:value="0.148" calcext:value-type="float">
            <text:p>0.1480</text:p>
          </table:table-cell>
          <table:table-cell table:style-name="ce417" office:value-type="float" office:value="0.167" calcext:value-type="float">
            <text:p>0.1670</text:p>
          </table:table-cell>
          <table:table-cell table:style-name="ce417" office:value-type="float" office:value="0.148" calcext:value-type="float">
            <text:p>0.1480</text:p>
          </table:table-cell>
          <table:table-cell table:style-name="ce417" office:value-type="float" office:value="0.132" calcext:value-type="float">
            <text:p>0.1320</text:p>
          </table:table-cell>
          <table:table-cell table:style-name="ce417" office:value-type="float" office:value="0.12" calcext:value-type="float">
            <text:p>0.1200</text:p>
          </table:table-cell>
          <table:table-cell table:style-name="ce417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1.3" calcext:value-type="float">
            <text:p>1.3</text:p>
          </table:table-cell>
          <table:table-cell table:style-name="ce412" office:value-type="float" office:value="0.63" calcext:value-type="float">
            <text:p>0.63</text:p>
          </table:table-cell>
          <table:table-cell/>
          <table:table-cell table:style-name="ce403" office:value-type="float" office:value="3" calcext:value-type="float">
            <text:p>3</text:p>
          </table:table-cell>
          <table:table-cell table:style-name="ce417" table:formula="of:=HLOOKUP([$Fluoro.$V$253];[.$F$7:.$I$26];[.D10]+1)" office:value-type="float" office:value="0.128" calcext:value-type="float">
            <text:p>0.1280</text:p>
          </table:table-cell>
          <table:table-cell table:style-name="ce417" office:value-type="float" office:value="0.145" calcext:value-type="float">
            <text:p>0.1450</text:p>
          </table:table-cell>
          <table:table-cell table:style-name="ce417" office:value-type="float" office:value="0.128" calcext:value-type="float">
            <text:p>0.1280</text:p>
          </table:table-cell>
          <table:table-cell table:style-name="ce417" office:value-type="float" office:value="0.114" calcext:value-type="float">
            <text:p>0.1140</text:p>
          </table:table-cell>
          <table:table-cell table:style-name="ce417" office:value-type="float" office:value="0.104" calcext:value-type="float">
            <text:p>0.1040</text:p>
          </table:table-cell>
          <table:table-cell table:style-name="ce417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2.1" calcext:value-type="float">
            <text:p>2.1</text:p>
          </table:table-cell>
          <table:table-cell table:style-name="ce412" office:value-type="float" office:value="0.71" calcext:value-type="float">
            <text:p>0.71</text:p>
          </table:table-cell>
          <table:table-cell/>
          <table:table-cell table:style-name="ce403" office:value-type="float" office:value="4" calcext:value-type="float">
            <text:p>4</text:p>
          </table:table-cell>
          <table:table-cell table:style-name="ce417" table:formula="of:=HLOOKUP([$Fluoro.$V$253];[.$F$7:.$I$26];[.D11]+1)" office:value-type="float" office:value="0.109" calcext:value-type="float">
            <text:p>0.1090</text:p>
          </table:table-cell>
          <table:table-cell table:style-name="ce417" office:value-type="float" office:value="0.124" calcext:value-type="float">
            <text:p>0.1240</text:p>
          </table:table-cell>
          <table:table-cell table:style-name="ce417" office:value-type="float" office:value="0.109" calcext:value-type="float">
            <text:p>0.1090</text:p>
          </table:table-cell>
          <table:table-cell table:style-name="ce417" office:value-type="float" office:value="0.097" calcext:value-type="float">
            <text:p>0.0970</text:p>
          </table:table-cell>
          <table:table-cell table:style-name="ce417" office:value-type="float" office:value="0.088" calcext:value-type="float">
            <text:p>0.0880</text:p>
          </table:table-cell>
          <table:table-cell table:style-name="ce417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2.2" calcext:value-type="float">
            <text:p>2.2</text:p>
          </table:table-cell>
          <table:table-cell table:style-name="ce412" office:value-type="float" office:value="0.8" calcext:value-type="float">
            <text:p>0.80</text:p>
          </table:table-cell>
          <table:table-cell/>
          <table:table-cell table:style-name="ce403" office:value-type="float" office:value="5" calcext:value-type="float">
            <text:p>5</text:p>
          </table:table-cell>
          <table:table-cell table:style-name="ce417" table:formula="of:=HLOOKUP([$Fluoro.$V$253];[.$F$7:.$I$26];[.D12]+1)" office:value-type="float" office:value="0.0876" calcext:value-type="float">
            <text:p>0.0876</text:p>
          </table:table-cell>
          <table:table-cell table:style-name="ce417" office:value-type="float" office:value="0.0993" calcext:value-type="float">
            <text:p>0.0993</text:p>
          </table:table-cell>
          <table:table-cell table:style-name="ce417" office:value-type="float" office:value="0.0876" calcext:value-type="float">
            <text:p>0.0876</text:p>
          </table:table-cell>
          <table:table-cell table:style-name="ce417" office:value-type="float" office:value="0.078" calcext:value-type="float">
            <text:p>0.0780</text:p>
          </table:table-cell>
          <table:table-cell table:style-name="ce417" office:value-type="float" office:value="0.0705" calcext:value-type="float">
            <text:p>0.0705</text:p>
          </table:table-cell>
          <table:table-cell table:style-name="ce417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2.3" calcext:value-type="float">
            <text:p>2.3</text:p>
          </table:table-cell>
          <table:table-cell table:style-name="ce412" office:value-type="float" office:value="0.9" calcext:value-type="float">
            <text:p>0.90</text:p>
          </table:table-cell>
          <table:table-cell/>
          <table:table-cell table:style-name="ce403" office:value-type="float" office:value="6" calcext:value-type="float">
            <text:p>6</text:p>
          </table:table-cell>
          <table:table-cell table:style-name="ce417" table:formula="of:=HLOOKUP([$Fluoro.$V$253];[.$F$7:.$I$26];[.D13]+1)" office:value-type="float" office:value="0.0749" calcext:value-type="float">
            <text:p>0.0749</text:p>
          </table:table-cell>
          <table:table-cell table:style-name="ce417" office:value-type="float" office:value="0.0847" calcext:value-type="float">
            <text:p>0.0847</text:p>
          </table:table-cell>
          <table:table-cell table:style-name="ce417" office:value-type="float" office:value="0.0749" calcext:value-type="float">
            <text:p>0.0749</text:p>
          </table:table-cell>
          <table:table-cell table:style-name="ce417" office:value-type="float" office:value="0.067" calcext:value-type="float">
            <text:p>0.0670</text:p>
          </table:table-cell>
          <table:table-cell table:style-name="ce417" office:value-type="float" office:value="0.0609" calcext:value-type="float">
            <text:p>0.0609</text:p>
          </table:table-cell>
          <table:table-cell table:style-name="ce417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3.1" calcext:value-type="float">
            <text:p>3.1</text:p>
          </table:table-cell>
          <table:table-cell table:style-name="ce412" office:value-type="float" office:value="1" calcext:value-type="float">
            <text:p>1.00</text:p>
          </table:table-cell>
          <table:table-cell/>
          <table:table-cell table:style-name="ce403" office:value-type="float" office:value="7" calcext:value-type="float">
            <text:p>7</text:p>
          </table:table-cell>
          <table:table-cell table:style-name="ce417" table:formula="of:=HLOOKUP([$Fluoro.$V$253];[.$F$7:.$I$26];[.D14]+1)" office:value-type="float" office:value="0.0674" calcext:value-type="float">
            <text:p>0.0674</text:p>
          </table:table-cell>
          <table:table-cell table:style-name="ce417" office:value-type="float" office:value="0.0766" calcext:value-type="float">
            <text:p>0.0766</text:p>
          </table:table-cell>
          <table:table-cell table:style-name="ce417" office:value-type="float" office:value="0.0674" calcext:value-type="float">
            <text:p>0.0674</text:p>
          </table:table-cell>
          <table:table-cell table:style-name="ce417" office:value-type="float" office:value="0.0599" calcext:value-type="float">
            <text:p>0.0599</text:p>
          </table:table-cell>
          <table:table-cell table:style-name="ce417" office:value-type="float" office:value="0.0542" calcext:value-type="float">
            <text:p>0.0542</text:p>
          </table:table-cell>
          <table:table-cell table:style-name="ce417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3.2" calcext:value-type="float">
            <text:p>3.2</text:p>
          </table:table-cell>
          <table:table-cell table:style-name="ce412" office:value-type="float" office:value="1.12" calcext:value-type="float">
            <text:p>1.12</text:p>
          </table:table-cell>
          <table:table-cell/>
          <table:table-cell table:style-name="ce403" office:value-type="float" office:value="8" calcext:value-type="float">
            <text:p>8</text:p>
          </table:table-cell>
          <table:table-cell table:style-name="ce417" table:formula="of:=HLOOKUP([$Fluoro.$V$253];[.$F$7:.$I$26];[.D15]+1)" office:value-type="float" office:value="0.0525" calcext:value-type="float">
            <text:p>0.0525</text:p>
          </table:table-cell>
          <table:table-cell table:style-name="ce417" office:value-type="float" office:value="0.0593" calcext:value-type="float">
            <text:p>0.0593</text:p>
          </table:table-cell>
          <table:table-cell table:style-name="ce417" office:value-type="float" office:value="0.0525" calcext:value-type="float">
            <text:p>0.0525</text:p>
          </table:table-cell>
          <table:table-cell table:style-name="ce417" office:value-type="float" office:value="0.047" calcext:value-type="float">
            <text:p>0.0470</text:p>
          </table:table-cell>
          <table:table-cell table:style-name="ce417" office:value-type="float" office:value="0.0427" calcext:value-type="float">
            <text:p>0.0427</text:p>
          </table:table-cell>
          <table:table-cell table:style-name="ce417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3.3" calcext:value-type="float">
            <text:p>3.3</text:p>
          </table:table-cell>
          <table:table-cell table:style-name="ce412" office:value-type="float" office:value="1.25" calcext:value-type="float">
            <text:p>1.25</text:p>
          </table:table-cell>
          <table:table-cell/>
          <table:table-cell table:style-name="ce403" office:value-type="float" office:value="9" calcext:value-type="float">
            <text:p>9</text:p>
          </table:table-cell>
          <table:table-cell table:style-name="ce417" table:formula="of:=HLOOKUP([$Fluoro.$V$253];[.$F$7:.$I$26];[.D16]+1)" office:value-type="float" office:value="0.045" calcext:value-type="float">
            <text:p>0.0450</text:p>
          </table:table-cell>
          <table:table-cell table:style-name="ce417" office:value-type="float" office:value="0.0512" calcext:value-type="float">
            <text:p>0.0512</text:p>
          </table:table-cell>
          <table:table-cell table:style-name="ce417" office:value-type="float" office:value="0.045" calcext:value-type="float">
            <text:p>0.0450</text:p>
          </table:table-cell>
          <table:table-cell table:style-name="ce417" office:value-type="float" office:value="0.0399" calcext:value-type="float">
            <text:p>0.0399</text:p>
          </table:table-cell>
          <table:table-cell table:style-name="ce417" office:value-type="float" office:value="0.036" calcext:value-type="float">
            <text:p>0.0360</text:p>
          </table:table-cell>
          <table:table-cell table:style-name="ce417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4.1" calcext:value-type="float">
            <text:p>4.1</text:p>
          </table:table-cell>
          <table:table-cell table:style-name="ce412" office:value-type="float" office:value="1.4" calcext:value-type="float">
            <text:p>1.40</text:p>
          </table:table-cell>
          <table:table-cell/>
          <table:table-cell table:style-name="ce403" office:value-type="float" office:value="10" calcext:value-type="float">
            <text:p>10</text:p>
          </table:table-cell>
          <table:table-cell table:style-name="ce417" table:formula="of:=HLOOKUP([$Fluoro.$V$253];[.$F$7:.$I$26];[.D17]+1)" office:value-type="float" office:value="0.0371" calcext:value-type="float">
            <text:p>0.0371</text:p>
          </table:table-cell>
          <table:table-cell table:style-name="ce417" office:value-type="float" office:value="0.04" calcext:value-type="float">
            <text:p>0.0400</text:p>
          </table:table-cell>
          <table:table-cell table:style-name="ce417" office:value-type="float" office:value="0.0371" calcext:value-type="float">
            <text:p>0.0371</text:p>
          </table:table-cell>
          <table:table-cell table:style-name="ce417" office:value-type="float" office:value="0.0347" calcext:value-type="float">
            <text:p>0.0347</text:p>
          </table:table-cell>
          <table:table-cell table:style-name="ce417" office:value-type="float" office:value="0.0329" calcext:value-type="float">
            <text:p>0.0329</text:p>
          </table:table-cell>
          <table:table-cell table:style-name="ce417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4.2" calcext:value-type="float">
            <text:p>4.2</text:p>
          </table:table-cell>
          <table:table-cell table:style-name="ce412" office:value-type="float" office:value="1.6" calcext:value-type="float">
            <text:p>1.60</text:p>
          </table:table-cell>
          <table:table-cell/>
          <table:table-cell table:style-name="ce403" office:value-type="float" office:value="11" calcext:value-type="float">
            <text:p>11</text:p>
          </table:table-cell>
          <table:table-cell table:style-name="ce417" table:formula="of:=HLOOKUP([$Fluoro.$V$253];[.$F$7:.$I$26];[.D18]+1)" office:value-type="float" office:value="0.0322" calcext:value-type="float">
            <text:p>0.0322</text:p>
          </table:table-cell>
          <table:table-cell table:style-name="ce417" office:value-type="float" office:value="0.0347" calcext:value-type="float">
            <text:p>0.0347</text:p>
          </table:table-cell>
          <table:table-cell table:style-name="ce417" office:value-type="float" office:value="0.0322" calcext:value-type="float">
            <text:p>0.0322</text:p>
          </table:table-cell>
          <table:table-cell table:style-name="ce417" office:value-type="float" office:value="0.0301" calcext:value-type="float">
            <text:p>0.0301</text:p>
          </table:table-cell>
          <table:table-cell table:style-name="ce417" office:value-type="float" office:value="0.0285" calcext:value-type="float">
            <text:p>0.0285</text:p>
          </table:table-cell>
          <table:table-cell table:style-name="ce417" office:value-type="float" office:value="0.033" calcext:value-type="float">
            <text:p>0.0330</text:p>
          </table:table-cell>
          <table:table-cell table:number-columns-repeated="3"/>
          <table:table-cell table:style-name="ce420" office:value-type="string" calcext:value-type="string">
            <text:p>Max</text:p>
          </table:table-cell>
          <table:table-cell table:style-name="ce78" table:formula="of:=IF([Fluoro.Q124]=&quot;&quot;;NA();[Fluoro.Q124])" office:value-type="string" office:string-value="" calcext:value-type="error">
            <text:p>#N/A</text:p>
          </table:table-cell>
          <table:table-cell table:style-name="ce78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2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0" office:value-type="string" calcext:value-type="string">
            <text:p>Max</text:p>
          </table:table-cell>
          <table:table-cell table:style-name="ce78" table:formula="of:=IF([Fluoro.Q156]=&quot;&quot;;NA();[Fluoro.Q156])" office:value-type="string" office:string-value="" calcext:value-type="error">
            <text:p>#N/A</text:p>
          </table:table-cell>
          <table:table-cell table:style-name="ce78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2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4.3" calcext:value-type="float">
            <text:p>4.3</text:p>
          </table:table-cell>
          <table:table-cell table:style-name="ce412" office:value-type="float" office:value="1.8" calcext:value-type="float">
            <text:p>1.80</text:p>
          </table:table-cell>
          <table:table-cell/>
          <table:table-cell table:style-name="ce403" office:value-type="float" office:value="12" calcext:value-type="float">
            <text:p>12</text:p>
          </table:table-cell>
          <table:table-cell table:style-name="ce417" table:formula="of:=HLOOKUP([$Fluoro.$V$253];[.$F$7:.$I$26];[.D19]+1)" office:value-type="float" office:value="0.0246" calcext:value-type="float">
            <text:p>0.0246</text:p>
          </table:table-cell>
          <table:table-cell table:style-name="ce417" office:value-type="float" office:value="0.0269" calcext:value-type="float">
            <text:p>0.0269</text:p>
          </table:table-cell>
          <table:table-cell table:style-name="ce417" office:value-type="float" office:value="0.0246" calcext:value-type="float">
            <text:p>0.0246</text:p>
          </table:table-cell>
          <table:table-cell table:style-name="ce417" office:value-type="float" office:value="0.0233" calcext:value-type="float">
            <text:p>0.0233</text:p>
          </table:table-cell>
          <table:table-cell table:style-name="ce417" office:value-type="float" office:value="0.022" calcext:value-type="float">
            <text:p>0.0220</text:p>
          </table:table-cell>
          <table:table-cell table:style-name="ce417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5.1" calcext:value-type="float">
            <text:p>5.1</text:p>
          </table:table-cell>
          <table:table-cell table:style-name="ce412" office:value-type="float" office:value="2" calcext:value-type="float">
            <text:p>2.00</text:p>
          </table:table-cell>
          <table:table-cell/>
          <table:table-cell table:style-name="ce403" office:value-type="float" office:value="13" calcext:value-type="float">
            <text:p>13</text:p>
          </table:table-cell>
          <table:table-cell table:style-name="ce417" table:formula="of:=HLOOKUP([$Fluoro.$V$253];[.$F$7:.$I$26];[.D20]+1)" office:value-type="float" office:value="0.0215" calcext:value-type="float">
            <text:p>0.0215</text:p>
          </table:table-cell>
          <table:table-cell table:style-name="ce417" office:value-type="float" office:value="0.0232" calcext:value-type="float">
            <text:p>0.0232</text:p>
          </table:table-cell>
          <table:table-cell table:style-name="ce417" office:value-type="float" office:value="0.0215" calcext:value-type="float">
            <text:p>0.0215</text:p>
          </table:table-cell>
          <table:table-cell table:style-name="ce417" office:value-type="float" office:value="0.0201" calcext:value-type="float">
            <text:p>0.0201</text:p>
          </table:table-cell>
          <table:table-cell table:style-name="ce417" office:value-type="float" office:value="0.019" calcext:value-type="float">
            <text:p>0.0190</text:p>
          </table:table-cell>
          <table:table-cell table:style-name="ce417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5.2" calcext:value-type="float">
            <text:p>5.2</text:p>
          </table:table-cell>
          <table:table-cell table:style-name="ce412" office:value-type="float" office:value="2.24" calcext:value-type="float">
            <text:p>2.24</text:p>
          </table:table-cell>
          <table:table-cell/>
          <table:table-cell table:style-name="ce403" office:value-type="float" office:value="14" calcext:value-type="float">
            <text:p>14</text:p>
          </table:table-cell>
          <table:table-cell table:style-name="ce417" table:formula="of:=HLOOKUP([$Fluoro.$V$253];[.$F$7:.$I$26];[.D21]+1)" office:value-type="float" office:value="0.0172" calcext:value-type="float">
            <text:p>0.0172</text:p>
          </table:table-cell>
          <table:table-cell table:style-name="ce417" office:value-type="float" office:value="0.0186" calcext:value-type="float">
            <text:p>0.0186</text:p>
          </table:table-cell>
          <table:table-cell table:style-name="ce417" office:value-type="float" office:value="0.0172" calcext:value-type="float">
            <text:p>0.0172</text:p>
          </table:table-cell>
          <table:table-cell table:style-name="ce417" office:value-type="float" office:value="0.0161" calcext:value-type="float">
            <text:p>0.0161</text:p>
          </table:table-cell>
          <table:table-cell table:style-name="ce417" office:value-type="float" office:value="0.0153" calcext:value-type="float">
            <text:p>0.0153</text:p>
          </table:table-cell>
          <table:table-cell table:style-name="ce417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5.3" calcext:value-type="float">
            <text:p>5.3</text:p>
          </table:table-cell>
          <table:table-cell table:style-name="ce412" office:value-type="float" office:value="2.5" calcext:value-type="float">
            <text:p>2.50</text:p>
          </table:table-cell>
          <table:table-cell/>
          <table:table-cell table:style-name="ce403" office:value-type="float" office:value="15" calcext:value-type="float">
            <text:p>15</text:p>
          </table:table-cell>
          <table:table-cell table:style-name="ce417" table:formula="of:=HLOOKUP([$Fluoro.$V$253];[.$F$7:.$I$26];[.D22]+1)" office:value-type="float" office:value="0.0155" calcext:value-type="float">
            <text:p>0.0155</text:p>
          </table:table-cell>
          <table:table-cell table:style-name="ce417" office:value-type="float" office:value="0.0168" calcext:value-type="float">
            <text:p>0.0168</text:p>
          </table:table-cell>
          <table:table-cell table:style-name="ce417" office:value-type="float" office:value="0.0155" calcext:value-type="float">
            <text:p>0.0155</text:p>
          </table:table-cell>
          <table:table-cell table:style-name="ce417" office:value-type="float" office:value="0.0145" calcext:value-type="float">
            <text:p>0.0145</text:p>
          </table:table-cell>
          <table:table-cell table:style-name="ce417" office:value-type="float" office:value="0.0138" calcext:value-type="float">
            <text:p>0.0138</text:p>
          </table:table-cell>
          <table:table-cell table:style-name="ce417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6.1" calcext:value-type="float">
            <text:p>6.1</text:p>
          </table:table-cell>
          <table:table-cell table:style-name="ce412" office:value-type="float" office:value="2.8" calcext:value-type="float">
            <text:p>2.80</text:p>
          </table:table-cell>
          <table:table-cell/>
          <table:table-cell table:style-name="ce403" office:value-type="float" office:value="16" calcext:value-type="float">
            <text:p>16</text:p>
          </table:table-cell>
          <table:table-cell table:style-name="ce417" table:formula="of:=HLOOKUP([$Fluoro.$V$253];[.$F$7:.$I$26];[.D23]+1)" office:value-type="float" office:value="0.013" calcext:value-type="float">
            <text:p>0.0130</text:p>
          </table:table-cell>
          <table:table-cell table:style-name="ce417" office:value-type="float" office:value="0.014" calcext:value-type="float">
            <text:p>0.0140</text:p>
          </table:table-cell>
          <table:table-cell table:style-name="ce417" office:value-type="float" office:value="0.013" calcext:value-type="float">
            <text:p>0.0130</text:p>
          </table:table-cell>
          <table:table-cell table:style-name="ce417" office:value-type="float" office:value="0.0122" calcext:value-type="float">
            <text:p>0.0122</text:p>
          </table:table-cell>
          <table:table-cell table:style-name="ce417" office:value-type="float" office:value="0.0115" calcext:value-type="float">
            <text:p>0.0115</text:p>
          </table:table-cell>
          <table:table-cell table:style-name="ce417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6.2" calcext:value-type="float">
            <text:p>6.2</text:p>
          </table:table-cell>
          <table:table-cell table:style-name="ce412" office:value-type="float" office:value="3.15" calcext:value-type="float">
            <text:p>3.15</text:p>
          </table:table-cell>
          <table:table-cell/>
          <table:table-cell table:style-name="ce403" office:value-type="float" office:value="17" calcext:value-type="float">
            <text:p>17</text:p>
          </table:table-cell>
          <table:table-cell table:style-name="ce417" table:formula="of:=HLOOKUP([$Fluoro.$V$253];[.$F$7:.$I$26];[.D24]+1)" office:value-type="float" office:value="0.011" calcext:value-type="float">
            <text:p>0.0110</text:p>
          </table:table-cell>
          <table:table-cell table:style-name="ce417" office:value-type="float" office:value="0.0119" calcext:value-type="float">
            <text:p>0.0119</text:p>
          </table:table-cell>
          <table:table-cell table:style-name="ce417" office:value-type="float" office:value="0.011" calcext:value-type="float">
            <text:p>0.0110</text:p>
          </table:table-cell>
          <table:table-cell table:style-name="ce417" office:value-type="float" office:value="0.0103" calcext:value-type="float">
            <text:p>0.0103</text:p>
          </table:table-cell>
          <table:table-cell table:style-name="ce417" office:value-type="float" office:value="0.0097" calcext:value-type="float">
            <text:p>0.0097</text:p>
          </table:table-cell>
          <table:table-cell table:style-name="ce417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6.3" calcext:value-type="float">
            <text:p>6.3</text:p>
          </table:table-cell>
          <table:table-cell table:style-name="ce412" office:value-type="float" office:value="3.55" calcext:value-type="float">
            <text:p>3.55</text:p>
          </table:table-cell>
          <table:table-cell/>
          <table:table-cell table:style-name="ce403" office:value-type="float" office:value="18" calcext:value-type="float">
            <text:p>18</text:p>
          </table:table-cell>
          <table:table-cell table:style-name="ce417" table:formula="of:=HLOOKUP([$Fluoro.$V$253];[.$F$7:.$I$26];[.D25]+1)" office:value-type="float" office:value="0.0086" calcext:value-type="float">
            <text:p>0.0086</text:p>
          </table:table-cell>
          <table:table-cell table:style-name="ce417" office:value-type="float" office:value="0.0093" calcext:value-type="float">
            <text:p>0.0093</text:p>
          </table:table-cell>
          <table:table-cell table:style-name="ce417" office:value-type="float" office:value="0.0086" calcext:value-type="float">
            <text:p>0.0086</text:p>
          </table:table-cell>
          <table:table-cell table:style-name="ce417" office:value-type="float" office:value="0.0081" calcext:value-type="float">
            <text:p>0.0081</text:p>
          </table:table-cell>
          <table:table-cell table:style-name="ce417" office:value-type="float" office:value="0.0077" calcext:value-type="float">
            <text:p>0.0077</text:p>
          </table:table-cell>
          <table:table-cell table:style-name="ce417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7.1" calcext:value-type="float">
            <text:p>7.1</text:p>
          </table:table-cell>
          <table:table-cell table:style-name="ce412" office:value-type="float" office:value="4" calcext:value-type="float">
            <text:p>4.00</text:p>
          </table:table-cell>
          <table:table-cell/>
          <table:table-cell table:style-name="ce403" office:value-type="float" office:value="19" calcext:value-type="float">
            <text:p>19</text:p>
          </table:table-cell>
          <table:table-cell table:style-name="ce417" table:formula="of:=HLOOKUP([$Fluoro.$V$253];[.$F$7:.$I$26];[.D26]+1)" office:value-type="float" office:value="0.0066" calcext:value-type="float">
            <text:p>0.0066</text:p>
          </table:table-cell>
          <table:table-cell table:style-name="ce417" office:value-type="float" office:value="0.0071" calcext:value-type="float">
            <text:p>0.0071</text:p>
          </table:table-cell>
          <table:table-cell table:style-name="ce417" office:value-type="float" office:value="0.0066" calcext:value-type="float">
            <text:p>0.0066</text:p>
          </table:table-cell>
          <table:table-cell table:style-name="ce417" office:value-type="float" office:value="0.0062" calcext:value-type="float">
            <text:p>0.0062</text:p>
          </table:table-cell>
          <table:table-cell table:style-name="ce417" office:value-type="float" office:value="0.0059" calcext:value-type="float">
            <text:p>0.0059</text:p>
          </table:table-cell>
          <table:table-cell table:style-name="ce417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7.2" calcext:value-type="float">
            <text:p>7.2</text:p>
          </table:table-cell>
          <table:table-cell table:style-name="ce412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float" office:value="7.3" calcext:value-type="float">
            <text:p>7.3</text:p>
          </table:table-cell>
          <table:table-cell table:style-name="ce412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5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8" office:value-type="float" office:value="65" calcext:value-type="float">
            <text:p>65.00</text:p>
          </table:table-cell>
          <table:table-cell table:style-name="ce408" office:value-type="float" office:value="70" calcext:value-type="float">
            <text:p>70.00</text:p>
          </table:table-cell>
          <table:table-cell table:style-name="ce408" office:value-type="float" office:value="75" calcext:value-type="float">
            <text:p>75.00</text:p>
          </table:table-cell>
          <table:table-cell table:style-name="ce408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012" calcext:value-type="float">
            <text:p>0.0120</text:p>
          </table:table-cell>
          <table:table-cell table:style-name="ce406" office:value-type="float" office:value="0.0119" calcext:value-type="float">
            <text:p>0.0119</text:p>
          </table:table-cell>
          <table:table-cell table:style-name="ce406" office:value-type="float" office:value="0.011" calcext:value-type="float">
            <text:p>0.0110</text:p>
          </table:table-cell>
          <table:table-cell table:style-name="ce406" office:value-type="float" office:value="0.0103" calcext:value-type="float">
            <text:p>0.0103</text:p>
          </table:table-cell>
          <table:table-cell table:style-name="ce406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016" calcext:value-type="float">
            <text:p>0.0160</text:p>
          </table:table-cell>
          <table:table-cell table:style-name="ce406" office:value-type="float" office:value="0.0168" calcext:value-type="float">
            <text:p>0.0168</text:p>
          </table:table-cell>
          <table:table-cell table:style-name="ce406" office:value-type="float" office:value="0.0155" calcext:value-type="float">
            <text:p>0.0155</text:p>
          </table:table-cell>
          <table:table-cell table:style-name="ce406" office:value-type="float" office:value="0.0145" calcext:value-type="float">
            <text:p>0.0145</text:p>
          </table:table-cell>
          <table:table-cell table:style-name="ce406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023" calcext:value-type="float">
            <text:p>0.0230</text:p>
          </table:table-cell>
          <table:table-cell table:style-name="ce406" office:value-type="float" office:value="0.0232" calcext:value-type="float">
            <text:p>0.0232</text:p>
          </table:table-cell>
          <table:table-cell table:style-name="ce406" office:value-type="float" office:value="0.0215" calcext:value-type="float">
            <text:p>0.0215</text:p>
          </table:table-cell>
          <table:table-cell table:style-name="ce406" office:value-type="float" office:value="0.0201" calcext:value-type="float">
            <text:p>0.0201</text:p>
          </table:table-cell>
          <table:table-cell table:style-name="ce406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032" calcext:value-type="float">
            <text:p>0.0320</text:p>
          </table:table-cell>
          <table:table-cell table:style-name="ce406" office:value-type="float" office:value="0.0347" calcext:value-type="float">
            <text:p>0.0347</text:p>
          </table:table-cell>
          <table:table-cell table:style-name="ce406" office:value-type="float" office:value="0.0322" calcext:value-type="float">
            <text:p>0.0322</text:p>
          </table:table-cell>
          <table:table-cell table:style-name="ce406" office:value-type="float" office:value="0.0301" calcext:value-type="float">
            <text:p>0.0301</text:p>
          </table:table-cell>
          <table:table-cell table:style-name="ce406" office:value-type="float" office:value="0.0285" calcext:value-type="float">
            <text:p>0.0285</text:p>
          </table:table-cell>
          <table:table-cell table:number-columns-repeated="8"/>
          <table:table-cell table:style-name="ce420" office:value-type="string" calcext:value-type="string">
            <text:p>Max</text:p>
          </table:table-cell>
          <table:table-cell table:style-name="ce78" table:formula="of:=IF([Fluoro.T124]=&quot;&quot;;NA();[Fluoro.T124])" office:value-type="string" office:string-value="" calcext:value-type="error">
            <text:p>#N/A</text:p>
          </table:table-cell>
          <table:table-cell table:style-name="ce78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2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0" office:value-type="string" calcext:value-type="string">
            <text:p>Max</text:p>
          </table:table-cell>
          <table:table-cell table:style-name="ce78" table:formula="of:=IF([Fluoro.T156]=&quot;&quot;;NA();[Fluoro.T156])" office:value-type="string" office:string-value="" calcext:value-type="error">
            <text:p>#N/A</text:p>
          </table:table-cell>
          <table:table-cell table:style-name="ce78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2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045" calcext:value-type="float">
            <text:p>0.0450</text:p>
          </table:table-cell>
          <table:table-cell table:style-name="ce406" office:value-type="float" office:value="0.0512" calcext:value-type="float">
            <text:p>0.0512</text:p>
          </table:table-cell>
          <table:table-cell table:style-name="ce406" office:value-type="float" office:value="0.045" calcext:value-type="float">
            <text:p>0.0450</text:p>
          </table:table-cell>
          <table:table-cell table:style-name="ce406" office:value-type="float" office:value="0.0399" calcext:value-type="float">
            <text:p>0.0399</text:p>
          </table:table-cell>
          <table:table-cell table:style-name="ce406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2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2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066" calcext:value-type="float">
            <text:p>0.0660</text:p>
          </table:table-cell>
          <table:table-cell table:style-name="ce406" office:value-type="float" office:value="0.0766" calcext:value-type="float">
            <text:p>0.0766</text:p>
          </table:table-cell>
          <table:table-cell table:style-name="ce406" office:value-type="float" office:value="0.0674" calcext:value-type="float">
            <text:p>0.0674</text:p>
          </table:table-cell>
          <table:table-cell table:style-name="ce406" office:value-type="float" office:value="0.0599" calcext:value-type="float">
            <text:p>0.0599</text:p>
          </table:table-cell>
          <table:table-cell table:style-name="ce406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2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2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086" calcext:value-type="float">
            <text:p>0.0860</text:p>
          </table:table-cell>
          <table:table-cell table:style-name="ce406" office:value-type="float" office:value="0.0993" calcext:value-type="float">
            <text:p>0.0993</text:p>
          </table:table-cell>
          <table:table-cell table:style-name="ce406" office:value-type="float" office:value="0.0876" calcext:value-type="float">
            <text:p>0.0876</text:p>
          </table:table-cell>
          <table:table-cell table:style-name="ce406" office:value-type="float" office:value="0.078" calcext:value-type="float">
            <text:p>0.0780</text:p>
          </table:table-cell>
          <table:table-cell table:style-name="ce406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2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2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123" calcext:value-type="float">
            <text:p>0.1230</text:p>
          </table:table-cell>
          <table:table-cell table:style-name="ce406" office:value-type="float" office:value="0.145" calcext:value-type="float">
            <text:p>0.1450</text:p>
          </table:table-cell>
          <table:table-cell table:style-name="ce406" office:value-type="float" office:value="0.128" calcext:value-type="float">
            <text:p>0.1280</text:p>
          </table:table-cell>
          <table:table-cell table:style-name="ce406" office:value-type="float" office:value="0.114" calcext:value-type="float">
            <text:p>0.1140</text:p>
          </table:table-cell>
          <table:table-cell table:style-name="ce406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2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2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16" calcext:value-type="float">
            <text:p>0.1600</text:p>
          </table:table-cell>
          <table:table-cell table:style-name="ce406" office:value-type="float" office:value="0.188" calcext:value-type="float">
            <text:p>0.1880</text:p>
          </table:table-cell>
          <table:table-cell table:style-name="ce406" office:value-type="float" office:value="0.167" calcext:value-type="float">
            <text:p>0.1670</text:p>
          </table:table-cell>
          <table:table-cell table:style-name="ce406" office:value-type="float" office:value="0.149" calcext:value-type="float">
            <text:p>0.1490</text:p>
          </table:table-cell>
          <table:table-cell table:style-name="ce406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2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2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23" calcext:value-type="float">
            <text:p>0.2300</text:p>
          </table:table-cell>
          <table:table-cell table:style-name="ce406" office:value-type="float" office:value="0.267" calcext:value-type="float">
            <text:p>0.2670</text:p>
          </table:table-cell>
          <table:table-cell table:style-name="ce406" office:value-type="float" office:value="0.238" calcext:value-type="float">
            <text:p>0.2380</text:p>
          </table:table-cell>
          <table:table-cell table:style-name="ce406" office:value-type="float" office:value="0.214" calcext:value-type="float">
            <text:p>0.2140</text:p>
          </table:table-cell>
          <table:table-cell table:style-name="ce406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2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2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35" calcext:value-type="float">
            <text:p>0.3500</text:p>
          </table:table-cell>
          <table:table-cell table:style-name="ce406" office:value-type="float" office:value="0.399" calcext:value-type="float">
            <text:p>0.3990</text:p>
          </table:table-cell>
          <table:table-cell table:style-name="ce406" office:value-type="float" office:value="0.36" calcext:value-type="float">
            <text:p>0.3600</text:p>
          </table:table-cell>
          <table:table-cell table:style-name="ce406" office:value-type="float" office:value="0.327" calcext:value-type="float">
            <text:p>0.3270</text:p>
          </table:table-cell>
          <table:table-cell table:style-name="ce406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2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2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5" calcext:value-type="float">
            <text:p>0.5000</text:p>
          </table:table-cell>
          <table:table-cell table:style-name="ce406" office:value-type="float" office:value="0.618" calcext:value-type="float">
            <text:p>0.6180</text:p>
          </table:table-cell>
          <table:table-cell table:style-name="ce406" office:value-type="float" office:value="0.573" calcext:value-type="float">
            <text:p>0.5730</text:p>
          </table:table-cell>
          <table:table-cell table:style-name="ce406" office:value-type="float" office:value="0.533" calcext:value-type="float">
            <text:p>0.5330</text:p>
          </table:table-cell>
          <table:table-cell table:style-name="ce406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2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2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66" calcext:value-type="float">
            <text:p>0.6600</text:p>
          </table:table-cell>
          <table:table-cell table:style-name="ce406" office:value-type="float" office:value="0.769" calcext:value-type="float">
            <text:p>0.7690</text:p>
          </table:table-cell>
          <table:table-cell table:style-name="ce406" office:value-type="float" office:value="0.726" calcext:value-type="float">
            <text:p>0.7260</text:p>
          </table:table-cell>
          <table:table-cell table:style-name="ce406" office:value-type="float" office:value="0.686" calcext:value-type="float">
            <text:p>0.6860</text:p>
          </table:table-cell>
          <table:table-cell table:style-name="ce406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2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2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6" office:value-type="float" office:value="0.93" calcext:value-type="float">
            <text:p>0.9300</text:p>
          </table:table-cell>
          <table:table-cell table:style-name="ce406" office:value-type="float" office:value="0.969" calcext:value-type="float">
            <text:p>0.9690</text:p>
          </table:table-cell>
          <table:table-cell table:style-name="ce406" office:value-type="float" office:value="0.954" calcext:value-type="float">
            <text:p>0.9540</text:p>
          </table:table-cell>
          <table:table-cell table:style-name="ce406" office:value-type="float" office:value="0.936" calcext:value-type="float">
            <text:p>0.9360</text:p>
          </table:table-cell>
          <table:table-cell table:style-name="ce406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2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2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2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2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7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13" office:value-type="string" calcext:value-type="string">
            <text:p>Diameter (mm)</text:p>
          </table:table-cell>
          <table:table-cell table:style-name="ce405" office:value-type="string" calcext:value-type="string">
            <text:p>sqrt(Area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float" office:value="2" calcext:value-type="float">
            <text:p>2</text:p>
          </table:table-cell>
          <table:table-cell table:style-name="ce403" office:value-type="float" office:value="3" calcext:value-type="float">
            <text:p>3</text:p>
          </table:table-cell>
          <table:table-cell table:style-name="ce403" office:value-type="float" office:value="4" calcext:value-type="float">
            <text:p>4</text:p>
          </table:table-cell>
          <table:table-cell table:style-name="ce403" office:value-type="float" office:value="5" calcext:value-type="float">
            <text:p>5</text:p>
          </table:table-cell>
          <table:table-cell table:style-name="ce403" office:value-type="float" office:value="6" calcext:value-type="float">
            <text:p>6</text:p>
          </table:table-cell>
          <table:table-cell table:style-name="ce403" office:value-type="float" office:value="7" calcext:value-type="float">
            <text:p>7</text:p>
          </table:table-cell>
          <table:table-cell table:style-name="ce403" office:value-type="float" office:value="8" calcext:value-type="float">
            <text:p>8</text:p>
          </table:table-cell>
          <table:table-cell table:style-name="ce403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2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2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8" office:value-type="string" calcext:value-type="string">
            <text:p>A</text:p>
          </table:table-cell>
          <table:table-cell table:style-name="ce413" office:value-type="float" office:value="11.1" calcext:value-type="float">
            <text:p>11.10</text:p>
          </table:table-cell>
          <table:table-cell table:style-name="ce415" table:formula="of:=SQRT(PI()*([.B47]/2)^2)" office:value-type="float" office:value="9.83711887252561" calcext:value-type="float">
            <text:p>9.837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style-name="ce409" office:value-type="float" office:value="0.045" calcext:value-type="float">
            <text:p>0.045</text:p>
          </table:table-cell>
          <table:table-cell table:style-name="ce409" office:value-type="float" office:value="0.032" calcext:value-type="float">
            <text:p>0.032</text:p>
          </table:table-cell>
          <table:table-cell table:style-name="ce409" office:value-type="float" office:value="0.023" calcext:value-type="float">
            <text:p>0.023</text:p>
          </table:table-cell>
          <table:table-cell table:style-name="ce409" office:value-type="float" office:value="0.016" calcext:value-type="float">
            <text:p>0.016</text:p>
          </table:table-cell>
          <table:table-cell table:style-name="ce40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2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2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8" office:value-type="string" calcext:value-type="string">
            <text:p>B</text:p>
          </table:table-cell>
          <table:table-cell table:style-name="ce413" office:value-type="float" office:value="7.9" calcext:value-type="float">
            <text:p>7.90</text:p>
          </table:table-cell>
          <table:table-cell table:style-name="ce415" table:formula="of:=SQRT(PI()*([.B48]/2)^2)" office:value-type="float" office:value="7.00119271107679" calcext:value-type="float">
            <text:p>7.001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style-name="ce409" office:value-type="float" office:value="0.045" calcext:value-type="float">
            <text:p>0.045</text:p>
          </table:table-cell>
          <table:table-cell table:style-name="ce409" office:value-type="float" office:value="0.032" calcext:value-type="float">
            <text:p>0.032</text:p>
          </table:table-cell>
          <table:table-cell table:style-name="ce409" office:value-type="float" office:value="0.023" calcext:value-type="float">
            <text:p>0.023</text:p>
          </table:table-cell>
          <table:table-cell table:style-name="ce409" office:value-type="float" office:value="0.016" calcext:value-type="float">
            <text:p>0.016</text:p>
          </table:table-cell>
          <table:table-cell table:style-name="ce40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2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2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8" office:value-type="string" calcext:value-type="string">
            <text:p>C</text:p>
          </table:table-cell>
          <table:table-cell table:style-name="ce413" office:value-type="float" office:value="5.6" calcext:value-type="float">
            <text:p>5.60</text:p>
          </table:table-cell>
          <table:table-cell table:style-name="ce415" table:formula="of:=SQRT(PI()*([.B49]/2)^2)" office:value-type="float" office:value="4.96287078253544" calcext:value-type="float">
            <text:p>4.963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style-name="ce409" office:value-type="float" office:value="0.045" calcext:value-type="float">
            <text:p>0.045</text:p>
          </table:table-cell>
          <table:table-cell table:style-name="ce409" office:value-type="float" office:value="0.032" calcext:value-type="float">
            <text:p>0.032</text:p>
          </table:table-cell>
          <table:table-cell table:style-name="ce409" office:value-type="float" office:value="0.023" calcext:value-type="float">
            <text:p>0.023</text:p>
          </table:table-cell>
          <table:table-cell table:style-name="ce409" office:value-type="float" office:value="0.016" calcext:value-type="float">
            <text:p>0.016</text:p>
          </table:table-cell>
          <table:table-cell table:style-name="ce40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2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2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8" office:value-type="string" calcext:value-type="string">
            <text:p>D</text:p>
          </table:table-cell>
          <table:table-cell table:style-name="ce413" office:value-type="float" office:value="4" calcext:value-type="float">
            <text:p>4.00</text:p>
          </table:table-cell>
          <table:table-cell table:style-name="ce415" table:formula="of:=SQRT(PI()*([.B50]/2)^2)" office:value-type="float" office:value="3.54490770181103" calcext:value-type="float">
            <text:p>3.545</text:p>
          </table:table-cell>
          <table:table-cell table:style-name="ce409" office:value-type="float" office:value="0.23" calcext:value-type="float">
            <text:p>0.230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style-name="ce409" office:value-type="float" office:value="0.045" calcext:value-type="float">
            <text:p>0.045</text:p>
          </table:table-cell>
          <table:table-cell table:style-name="ce409" office:value-type="float" office:value="0.032" calcext:value-type="float">
            <text:p>0.032</text:p>
          </table:table-cell>
          <table:table-cell table:style-name="ce409" office:value-type="float" office:value="0.023" calcext:value-type="float">
            <text:p>0.023</text:p>
          </table:table-cell>
          <table:table-cell table:style-name="ce409" office:value-type="float" office:value="0.016" calcext:value-type="float">
            <text:p>0.016</text:p>
          </table:table-cell>
          <table:table-cell/>
          <table:table-cell table:style-name="ce420" office:value-type="string" calcext:value-type="string">
            <text:p>Max</text:p>
          </table:table-cell>
          <table:table-cell table:style-name="ce78" table:formula="of:=IF([Fluoro.W124]=&quot;&quot;;NA();[Fluoro.W124])" office:value-type="string" office:string-value="" calcext:value-type="error">
            <text:p>#N/A</text:p>
          </table:table-cell>
          <table:table-cell table:style-name="ce78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2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20" office:value-type="string" calcext:value-type="string">
            <text:p>Max</text:p>
          </table:table-cell>
          <table:table-cell table:style-name="ce78" table:formula="of:=IF([Fluoro.W156]=&quot;&quot;;NA();[Fluoro.W156])" office:value-type="string" office:string-value="" calcext:value-type="error">
            <text:p>#N/A</text:p>
          </table:table-cell>
          <table:table-cell table:style-name="ce78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2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8" office:value-type="string" calcext:value-type="string">
            <text:p>E</text:p>
          </table:table-cell>
          <table:table-cell table:style-name="ce413" office:value-type="float" office:value="2.8" calcext:value-type="float">
            <text:p>2.80</text:p>
          </table:table-cell>
          <table:table-cell table:style-name="ce415" table:formula="of:=SQRT(PI()*([.B51]/2)^2)" office:value-type="float" office:value="2.48143539126772" calcext:value-type="float">
            <text:p>2.481</text:p>
          </table:table-cell>
          <table:table-cell table:style-name="ce409" office:value-type="float" office:value="0.23" calcext:value-type="float">
            <text:p>0.230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style-name="ce409" office:value-type="float" office:value="0.045" calcext:value-type="float">
            <text:p>0.045</text:p>
          </table:table-cell>
          <table:table-cell table:style-name="ce409" office:value-type="float" office:value="0.032" calcext:value-type="float">
            <text:p>0.032</text:p>
          </table:table-cell>
          <table:table-cell table:style-name="ce409" office:value-type="float" office:value="0.023" calcext:value-type="float">
            <text:p>0.023</text:p>
          </table:table-cell>
          <table:table-cell table:style-name="ce40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8" office:value-type="string" calcext:value-type="string">
            <text:p>F</text:p>
          </table:table-cell>
          <table:table-cell table:style-name="ce413" office:value-type="float" office:value="2" calcext:value-type="float">
            <text:p>2.00</text:p>
          </table:table-cell>
          <table:table-cell table:style-name="ce415" table:formula="of:=SQRT(PI()*([.B52]/2)^2)" office:value-type="float" office:value="1.77245385090552" calcext:value-type="float">
            <text:p>1.772</text:p>
          </table:table-cell>
          <table:table-cell table:style-name="ce409" office:value-type="float" office:value="0.23" calcext:value-type="float">
            <text:p>0.230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style-name="ce409" office:value-type="float" office:value="0.045" calcext:value-type="float">
            <text:p>0.045</text:p>
          </table:table-cell>
          <table:table-cell table:style-name="ce409" office:value-type="float" office:value="0.032" calcext:value-type="float">
            <text:p>0.032</text:p>
          </table:table-cell>
          <table:table-cell table:style-name="ce409" office:value-type="float" office:value="0.023" calcext:value-type="float">
            <text:p>0.023</text:p>
          </table:table-cell>
          <table:table-cell table:style-name="ce40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8" office:value-type="string" calcext:value-type="string">
            <text:p>G</text:p>
          </table:table-cell>
          <table:table-cell table:style-name="ce413" office:value-type="float" office:value="1.4" calcext:value-type="float">
            <text:p>1.40</text:p>
          </table:table-cell>
          <table:table-cell table:style-name="ce415" table:formula="of:=SQRT(PI()*([.B53]/2)^2)" office:value-type="float" office:value="1.24071769563386" calcext:value-type="float">
            <text:p>1.241</text:p>
          </table:table-cell>
          <table:table-cell table:style-name="ce409" office:value-type="float" office:value="0.5" calcext:value-type="float">
            <text:p>0.500</text:p>
          </table:table-cell>
          <table:table-cell table:style-name="ce409" office:value-type="float" office:value="0.35" calcext:value-type="float">
            <text:p>0.350</text:p>
          </table:table-cell>
          <table:table-cell table:style-name="ce409" office:value-type="float" office:value="0.23" calcext:value-type="float">
            <text:p>0.230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style-name="ce409" office:value-type="float" office:value="0.045" calcext:value-type="float">
            <text:p>0.045</text:p>
          </table:table-cell>
          <table:table-cell table:style-name="ce40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8" office:value-type="string" calcext:value-type="string">
            <text:p>H</text:p>
          </table:table-cell>
          <table:table-cell table:style-name="ce413" office:value-type="float" office:value="1" calcext:value-type="float">
            <text:p>1.00</text:p>
          </table:table-cell>
          <table:table-cell table:style-name="ce415" table:formula="of:=SQRT(PI()*([.B54]/2)^2)" office:value-type="float" office:value="0.886226925452758" calcext:value-type="float">
            <text:p>0.886</text:p>
          </table:table-cell>
          <table:table-cell table:style-name="ce409" office:value-type="float" office:value="0.5" calcext:value-type="float">
            <text:p>0.500</text:p>
          </table:table-cell>
          <table:table-cell table:style-name="ce409" office:value-type="float" office:value="0.35" calcext:value-type="float">
            <text:p>0.350</text:p>
          </table:table-cell>
          <table:table-cell table:style-name="ce409" office:value-type="float" office:value="0.23" calcext:value-type="float">
            <text:p>0.230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style-name="ce409" office:value-type="float" office:value="0.045" calcext:value-type="float">
            <text:p>0.045</text:p>
          </table:table-cell>
          <table:table-cell table:style-name="ce40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8" office:value-type="string" calcext:value-type="string">
            <text:p>J</text:p>
          </table:table-cell>
          <table:table-cell table:style-name="ce413" office:value-type="float" office:value="0.7" calcext:value-type="float">
            <text:p>0.70</text:p>
          </table:table-cell>
          <table:table-cell table:style-name="ce415" table:formula="of:=SQRT(PI()*([.B55]/2)^2)" office:value-type="float" office:value="0.620358847816931" calcext:value-type="float">
            <text:p>0.620</text:p>
          </table:table-cell>
          <table:table-cell table:style-name="ce409" office:value-type="float" office:value="0.5" calcext:value-type="float">
            <text:p>0.500</text:p>
          </table:table-cell>
          <table:table-cell table:style-name="ce409" office:value-type="float" office:value="0.35" calcext:value-type="float">
            <text:p>0.350</text:p>
          </table:table-cell>
          <table:table-cell table:style-name="ce409" office:value-type="float" office:value="0.23" calcext:value-type="float">
            <text:p>0.230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style-name="ce409" office:value-type="float" office:value="0.045" calcext:value-type="float">
            <text:p>0.045</text:p>
          </table:table-cell>
          <table:table-cell table:style-name="ce40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8" office:value-type="string" calcext:value-type="string">
            <text:p>K</text:p>
          </table:table-cell>
          <table:table-cell table:style-name="ce413" office:value-type="float" office:value="0.5" calcext:value-type="float">
            <text:p>0.50</text:p>
          </table:table-cell>
          <table:table-cell table:style-name="ce415" table:formula="of:=SQRT(PI()*([.B56]/2)^2)" office:value-type="float" office:value="0.443113462726379" calcext:value-type="float">
            <text:p>0.443</text:p>
          </table:table-cell>
          <table:table-cell table:style-name="ce409" office:value-type="float" office:value="0.93" calcext:value-type="float">
            <text:p>0.930</text:p>
          </table:table-cell>
          <table:table-cell table:style-name="ce409" office:value-type="float" office:value="0.66" calcext:value-type="float">
            <text:p>0.660</text:p>
          </table:table-cell>
          <table:table-cell table:style-name="ce409" office:value-type="float" office:value="0.5" calcext:value-type="float">
            <text:p>0.500</text:p>
          </table:table-cell>
          <table:table-cell table:style-name="ce409" office:value-type="float" office:value="0.35" calcext:value-type="float">
            <text:p>0.350</text:p>
          </table:table-cell>
          <table:table-cell table:style-name="ce409" office:value-type="float" office:value="0.23" calcext:value-type="float">
            <text:p>0.230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8" office:value-type="string" calcext:value-type="string">
            <text:p>L</text:p>
          </table:table-cell>
          <table:table-cell table:style-name="ce413" office:value-type="float" office:value="0.35" calcext:value-type="float">
            <text:p>0.35</text:p>
          </table:table-cell>
          <table:table-cell table:style-name="ce415" table:formula="of:=SQRT(PI()*([.B57]/2)^2)" office:value-type="float" office:value="0.310179423908465" calcext:value-type="float">
            <text:p>0.310</text:p>
          </table:table-cell>
          <table:table-cell table:style-name="ce409" office:value-type="float" office:value="0.93" calcext:value-type="float">
            <text:p>0.930</text:p>
          </table:table-cell>
          <table:table-cell table:style-name="ce409" office:value-type="float" office:value="0.66" calcext:value-type="float">
            <text:p>0.660</text:p>
          </table:table-cell>
          <table:table-cell table:style-name="ce409" office:value-type="float" office:value="0.5" calcext:value-type="float">
            <text:p>0.500</text:p>
          </table:table-cell>
          <table:table-cell table:style-name="ce409" office:value-type="float" office:value="0.35" calcext:value-type="float">
            <text:p>0.350</text:p>
          </table:table-cell>
          <table:table-cell table:style-name="ce409" office:value-type="float" office:value="0.23" calcext:value-type="float">
            <text:p>0.230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8" office:value-type="string" calcext:value-type="string">
            <text:p>M</text:p>
          </table:table-cell>
          <table:table-cell table:style-name="ce413" office:value-type="float" office:value="0.25" calcext:value-type="float">
            <text:p>0.25</text:p>
          </table:table-cell>
          <table:table-cell table:style-name="ce415" table:formula="of:=SQRT(PI()*([.B58]/2)^2)" office:value-type="float" office:value="0.221556731363189" calcext:value-type="float">
            <text:p>0.222</text:p>
          </table:table-cell>
          <table:table-cell table:style-name="ce409" office:value-type="float" office:value="0.93" calcext:value-type="float">
            <text:p>0.930</text:p>
          </table:table-cell>
          <table:table-cell table:style-name="ce409" office:value-type="float" office:value="0.66" calcext:value-type="float">
            <text:p>0.660</text:p>
          </table:table-cell>
          <table:table-cell table:style-name="ce409" office:value-type="float" office:value="0.5" calcext:value-type="float">
            <text:p>0.500</text:p>
          </table:table-cell>
          <table:table-cell table:style-name="ce409" office:value-type="float" office:value="0.35" calcext:value-type="float">
            <text:p>0.350</text:p>
          </table:table-cell>
          <table:table-cell table:style-name="ce409" office:value-type="float" office:value="0.23" calcext:value-type="float">
            <text:p>0.230</text:p>
          </table:table-cell>
          <table:table-cell table:style-name="ce409" office:value-type="float" office:value="0.16" calcext:value-type="float">
            <text:p>0.160</text:p>
          </table:table-cell>
          <table:table-cell table:style-name="ce409" office:value-type="float" office:value="0.123" calcext:value-type="float">
            <text:p>0.123</text:p>
          </table:table-cell>
          <table:table-cell table:style-name="ce409" office:value-type="float" office:value="0.086" calcext:value-type="float">
            <text:p>0.086</text:p>
          </table:table-cell>
          <table:table-cell table:style-name="ce40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09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float" office:value="1.5" calcext:value-type="float">
            <text:p>1.5</text:p>
          </table:table-cell>
          <table:table-cell table:style-name="ce403" office:value-type="float" office:value="2" calcext:value-type="float">
            <text:p>2</text:p>
          </table:table-cell>
          <table:table-cell table:style-name="ce403" office:value-type="float" office:value="2.5" calcext:value-type="float">
            <text:p>2.5</text:p>
          </table:table-cell>
          <table:table-cell table:style-name="ce403" office:value-type="float" office:value="3" calcext:value-type="float">
            <text:p>3</text:p>
          </table:table-cell>
          <table:table-cell table:style-name="ce403" office:value-type="float" office:value="3.5" calcext:value-type="float">
            <text:p>3.5</text:p>
          </table:table-cell>
          <table:table-cell table:style-name="ce403" office:value-type="float" office:value="4" calcext:value-type="float">
            <text:p>4</text:p>
          </table:table-cell>
          <table:table-cell table:style-name="ce403" office:value-type="float" office:value="4.5" calcext:value-type="float">
            <text:p>4.5</text:p>
          </table:table-cell>
          <table:table-cell table:style-name="ce403" office:value-type="float" office:value="5" calcext:value-type="float">
            <text:p>5</text:p>
          </table:table-cell>
          <table:table-cell table:style-name="ce403" office:value-type="float" office:value="5.5" calcext:value-type="float">
            <text:p>5.5</text:p>
          </table:table-cell>
          <table:table-cell table:style-name="ce403" office:value-type="float" office:value="6" calcext:value-type="float">
            <text:p>6</text:p>
          </table:table-cell>
          <table:table-cell table:style-name="ce403" office:value-type="float" office:value="6.5" calcext:value-type="float">
            <text:p>6.5</text:p>
          </table:table-cell>
          <table:table-cell table:style-name="ce403" office:value-type="float" office:value="7" calcext:value-type="float">
            <text:p>7</text:p>
          </table:table-cell>
          <table:table-cell table:style-name="ce403" office:value-type="float" office:value="7.5" calcext:value-type="float">
            <text:p>7.5</text:p>
          </table:table-cell>
          <table:table-cell table:style-name="ce403" office:value-type="float" office:value="8" calcext:value-type="float">
            <text:p>8</text:p>
          </table:table-cell>
          <table:table-cell table:style-name="ce403" office:value-type="float" office:value="8.5" calcext:value-type="float">
            <text:p>8.5</text:p>
          </table:table-cell>
          <table:table-cell table:style-name="ce403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A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9" table:formula="of:=([.C61]+[.E61])/2" office:value-type="float" office:value="0.1475" calcext:value-type="float">
            <text:p>0.148</text:p>
          </table:table-cell>
          <table:table-cell table:style-name="ce409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9" table:formula="of:=([.E61]+[.G61])/2" office:value-type="float" office:value="0.1078" calcext:value-type="float">
            <text:p>0.108</text:p>
          </table:table-cell>
          <table:table-cell table:style-name="ce409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9" table:formula="of:=([.G61]+[.I61])/2" office:value-type="float" office:value="0.0775" calcext:value-type="float">
            <text:p>0.078</text:p>
          </table:table-cell>
          <table:table-cell table:style-name="ce409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9" table:formula="of:=([.I61]+[.K61])/2" office:value-type="float" office:value="0.0562" calcext:value-type="float">
            <text:p>0.056</text:p>
          </table:table-cell>
          <table:table-cell table:style-name="ce409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9" table:formula="of:=([.K61]+[.M61])/2" office:value-type="float" office:value="0.0386" calcext:value-type="float">
            <text:p>0.039</text:p>
          </table:table-cell>
          <table:table-cell table:style-name="ce409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9" table:formula="of:=([.M61]+[.O61])/2" office:value-type="float" office:value="0.02685" calcext:value-type="float">
            <text:p>0.027</text:p>
          </table:table-cell>
          <table:table-cell table:style-name="ce409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9" table:formula="of:=([.O61]+[.Q61])/2" office:value-type="float" office:value="0.0185" calcext:value-type="float">
            <text:p>0.019</text:p>
          </table:table-cell>
          <table:table-cell table:style-name="ce409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9" table:formula="of:=([.Q61]+[.S61])/2" office:value-type="float" office:value="0.01325" calcext:value-type="float">
            <text:p>0.013</text:p>
          </table:table-cell>
          <table:table-cell table:style-name="ce409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B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9" table:formula="of:=([.C62]+[.E62])/2" office:value-type="float" office:value="0.1475" calcext:value-type="float">
            <text:p>0.148</text:p>
          </table:table-cell>
          <table:table-cell table:style-name="ce409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9" table:formula="of:=([.E62]+[.G62])/2" office:value-type="float" office:value="0.1078" calcext:value-type="float">
            <text:p>0.108</text:p>
          </table:table-cell>
          <table:table-cell table:style-name="ce409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9" table:formula="of:=([.G62]+[.I62])/2" office:value-type="float" office:value="0.0775" calcext:value-type="float">
            <text:p>0.078</text:p>
          </table:table-cell>
          <table:table-cell table:style-name="ce409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9" table:formula="of:=([.I62]+[.K62])/2" office:value-type="float" office:value="0.0562" calcext:value-type="float">
            <text:p>0.056</text:p>
          </table:table-cell>
          <table:table-cell table:style-name="ce409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9" table:formula="of:=([.K62]+[.M62])/2" office:value-type="float" office:value="0.0386" calcext:value-type="float">
            <text:p>0.039</text:p>
          </table:table-cell>
          <table:table-cell table:style-name="ce409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9" table:formula="of:=([.M62]+[.O62])/2" office:value-type="float" office:value="0.02685" calcext:value-type="float">
            <text:p>0.027</text:p>
          </table:table-cell>
          <table:table-cell table:style-name="ce409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9" table:formula="of:=([.O62]+[.Q62])/2" office:value-type="float" office:value="0.0185" calcext:value-type="float">
            <text:p>0.019</text:p>
          </table:table-cell>
          <table:table-cell table:style-name="ce409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9" table:formula="of:=([.Q62]+[.S62])/2" office:value-type="float" office:value="0.01325" calcext:value-type="float">
            <text:p>0.013</text:p>
          </table:table-cell>
          <table:table-cell table:style-name="ce409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C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9" table:formula="of:=([.C63]+[.E63])/2" office:value-type="float" office:value="0.1475" calcext:value-type="float">
            <text:p>0.148</text:p>
          </table:table-cell>
          <table:table-cell table:style-name="ce409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9" table:formula="of:=([.E63]+[.G63])/2" office:value-type="float" office:value="0.1078" calcext:value-type="float">
            <text:p>0.108</text:p>
          </table:table-cell>
          <table:table-cell table:style-name="ce409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9" table:formula="of:=([.G63]+[.I63])/2" office:value-type="float" office:value="0.0775" calcext:value-type="float">
            <text:p>0.078</text:p>
          </table:table-cell>
          <table:table-cell table:style-name="ce409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9" table:formula="of:=([.I63]+[.K63])/2" office:value-type="float" office:value="0.0562" calcext:value-type="float">
            <text:p>0.056</text:p>
          </table:table-cell>
          <table:table-cell table:style-name="ce409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9" table:formula="of:=([.K63]+[.M63])/2" office:value-type="float" office:value="0.0386" calcext:value-type="float">
            <text:p>0.039</text:p>
          </table:table-cell>
          <table:table-cell table:style-name="ce409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9" table:formula="of:=([.M63]+[.O63])/2" office:value-type="float" office:value="0.02685" calcext:value-type="float">
            <text:p>0.027</text:p>
          </table:table-cell>
          <table:table-cell table:style-name="ce409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9" table:formula="of:=([.O63]+[.Q63])/2" office:value-type="float" office:value="0.0185" calcext:value-type="float">
            <text:p>0.019</text:p>
          </table:table-cell>
          <table:table-cell table:style-name="ce409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9" table:formula="of:=([.Q63]+[.S63])/2" office:value-type="float" office:value="0.01325" calcext:value-type="float">
            <text:p>0.013</text:p>
          </table:table-cell>
          <table:table-cell table:style-name="ce409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D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9" table:formula="of:=([.C64]+[.E64])/2" office:value-type="float" office:value="0.2025" calcext:value-type="float">
            <text:p>0.203</text:p>
          </table:table-cell>
          <table:table-cell table:style-name="ce409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9" table:formula="of:=([.E64]+[.G64])/2" office:value-type="float" office:value="0.1475" calcext:value-type="float">
            <text:p>0.148</text:p>
          </table:table-cell>
          <table:table-cell table:style-name="ce409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9" table:formula="of:=([.G64]+[.I64])/2" office:value-type="float" office:value="0.1078" calcext:value-type="float">
            <text:p>0.108</text:p>
          </table:table-cell>
          <table:table-cell table:style-name="ce409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9" table:formula="of:=([.I64]+[.K64])/2" office:value-type="float" office:value="0.0775" calcext:value-type="float">
            <text:p>0.078</text:p>
          </table:table-cell>
          <table:table-cell table:style-name="ce409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9" table:formula="of:=([.K64]+[.M64])/2" office:value-type="float" office:value="0.0562" calcext:value-type="float">
            <text:p>0.056</text:p>
          </table:table-cell>
          <table:table-cell table:style-name="ce409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9" table:formula="of:=([.M64]+[.O64])/2" office:value-type="float" office:value="0.0386" calcext:value-type="float">
            <text:p>0.039</text:p>
          </table:table-cell>
          <table:table-cell table:style-name="ce409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9" table:formula="of:=([.O64]+[.Q64])/2" office:value-type="float" office:value="0.02685" calcext:value-type="float">
            <text:p>0.027</text:p>
          </table:table-cell>
          <table:table-cell table:style-name="ce409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9" table:formula="of:=([.Q64]+[.S64])/2" office:value-type="float" office:value="0.0185" calcext:value-type="float">
            <text:p>0.019</text:p>
          </table:table-cell>
          <table:table-cell table:style-name="ce409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E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9" table:formula="of:=([.C65]+[.E65])/2" office:value-type="float" office:value="0.2025" calcext:value-type="float">
            <text:p>0.203</text:p>
          </table:table-cell>
          <table:table-cell table:style-name="ce409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9" table:formula="of:=([.E65]+[.G65])/2" office:value-type="float" office:value="0.1475" calcext:value-type="float">
            <text:p>0.148</text:p>
          </table:table-cell>
          <table:table-cell table:style-name="ce409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9" table:formula="of:=([.G65]+[.I65])/2" office:value-type="float" office:value="0.1078" calcext:value-type="float">
            <text:p>0.108</text:p>
          </table:table-cell>
          <table:table-cell table:style-name="ce409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9" table:formula="of:=([.I65]+[.K65])/2" office:value-type="float" office:value="0.0775" calcext:value-type="float">
            <text:p>0.078</text:p>
          </table:table-cell>
          <table:table-cell table:style-name="ce409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9" table:formula="of:=([.K65]+[.M65])/2" office:value-type="float" office:value="0.0562" calcext:value-type="float">
            <text:p>0.056</text:p>
          </table:table-cell>
          <table:table-cell table:style-name="ce409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9" table:formula="of:=([.M65]+[.O65])/2" office:value-type="float" office:value="0.0386" calcext:value-type="float">
            <text:p>0.039</text:p>
          </table:table-cell>
          <table:table-cell table:style-name="ce409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9" table:formula="of:=([.O65]+[.Q65])/2" office:value-type="float" office:value="0.02685" calcext:value-type="float">
            <text:p>0.027</text:p>
          </table:table-cell>
          <table:table-cell table:style-name="ce409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9" table:formula="of:=([.Q65]+[.S65])/2" office:value-type="float" office:value="0.0185" calcext:value-type="float">
            <text:p>0.019</text:p>
          </table:table-cell>
          <table:table-cell table:style-name="ce409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F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9" table:formula="of:=([.C66]+[.E66])/2" office:value-type="float" office:value="0.2025" calcext:value-type="float">
            <text:p>0.203</text:p>
          </table:table-cell>
          <table:table-cell table:style-name="ce409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9" table:formula="of:=([.E66]+[.G66])/2" office:value-type="float" office:value="0.1475" calcext:value-type="float">
            <text:p>0.148</text:p>
          </table:table-cell>
          <table:table-cell table:style-name="ce409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9" table:formula="of:=([.G66]+[.I66])/2" office:value-type="float" office:value="0.1078" calcext:value-type="float">
            <text:p>0.108</text:p>
          </table:table-cell>
          <table:table-cell table:style-name="ce409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9" table:formula="of:=([.I66]+[.K66])/2" office:value-type="float" office:value="0.0775" calcext:value-type="float">
            <text:p>0.078</text:p>
          </table:table-cell>
          <table:table-cell table:style-name="ce409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9" table:formula="of:=([.K66]+[.M66])/2" office:value-type="float" office:value="0.0562" calcext:value-type="float">
            <text:p>0.056</text:p>
          </table:table-cell>
          <table:table-cell table:style-name="ce409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9" table:formula="of:=([.M66]+[.O66])/2" office:value-type="float" office:value="0.0386" calcext:value-type="float">
            <text:p>0.039</text:p>
          </table:table-cell>
          <table:table-cell table:style-name="ce409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9" table:formula="of:=([.O66]+[.Q66])/2" office:value-type="float" office:value="0.02685" calcext:value-type="float">
            <text:p>0.027</text:p>
          </table:table-cell>
          <table:table-cell table:style-name="ce409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9" table:formula="of:=([.Q66]+[.S66])/2" office:value-type="float" office:value="0.0185" calcext:value-type="float">
            <text:p>0.019</text:p>
          </table:table-cell>
          <table:table-cell table:style-name="ce409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G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9" table:formula="of:=([.C67]+[.E67])/2" office:value-type="float" office:value="0.4665" calcext:value-type="float">
            <text:p>0.467</text:p>
          </table:table-cell>
          <table:table-cell table:style-name="ce409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9" table:formula="of:=([.E67]+[.G67])/2" office:value-type="float" office:value="0.299" calcext:value-type="float">
            <text:p>0.299</text:p>
          </table:table-cell>
          <table:table-cell table:style-name="ce409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9" table:formula="of:=([.G67]+[.I67])/2" office:value-type="float" office:value="0.2025" calcext:value-type="float">
            <text:p>0.203</text:p>
          </table:table-cell>
          <table:table-cell table:style-name="ce409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9" table:formula="of:=([.I67]+[.K67])/2" office:value-type="float" office:value="0.1475" calcext:value-type="float">
            <text:p>0.148</text:p>
          </table:table-cell>
          <table:table-cell table:style-name="ce409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9" table:formula="of:=([.K67]+[.M67])/2" office:value-type="float" office:value="0.1078" calcext:value-type="float">
            <text:p>0.108</text:p>
          </table:table-cell>
          <table:table-cell table:style-name="ce409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9" table:formula="of:=([.M67]+[.O67])/2" office:value-type="float" office:value="0.0775" calcext:value-type="float">
            <text:p>0.078</text:p>
          </table:table-cell>
          <table:table-cell table:style-name="ce409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9" table:formula="of:=([.O67]+[.Q67])/2" office:value-type="float" office:value="0.0562" calcext:value-type="float">
            <text:p>0.056</text:p>
          </table:table-cell>
          <table:table-cell table:style-name="ce409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9" table:formula="of:=([.Q67]+[.S67])/2" office:value-type="float" office:value="0.0386" calcext:value-type="float">
            <text:p>0.039</text:p>
          </table:table-cell>
          <table:table-cell table:style-name="ce409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H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9" table:formula="of:=([.C68]+[.E68])/2" office:value-type="float" office:value="0.4665" calcext:value-type="float">
            <text:p>0.467</text:p>
          </table:table-cell>
          <table:table-cell table:style-name="ce409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9" table:formula="of:=([.E68]+[.G68])/2" office:value-type="float" office:value="0.299" calcext:value-type="float">
            <text:p>0.299</text:p>
          </table:table-cell>
          <table:table-cell table:style-name="ce409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9" table:formula="of:=([.G68]+[.I68])/2" office:value-type="float" office:value="0.2025" calcext:value-type="float">
            <text:p>0.203</text:p>
          </table:table-cell>
          <table:table-cell table:style-name="ce409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9" table:formula="of:=([.I68]+[.K68])/2" office:value-type="float" office:value="0.1475" calcext:value-type="float">
            <text:p>0.148</text:p>
          </table:table-cell>
          <table:table-cell table:style-name="ce409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9" table:formula="of:=([.K68]+[.M68])/2" office:value-type="float" office:value="0.1078" calcext:value-type="float">
            <text:p>0.108</text:p>
          </table:table-cell>
          <table:table-cell table:style-name="ce409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9" table:formula="of:=([.M68]+[.O68])/2" office:value-type="float" office:value="0.0775" calcext:value-type="float">
            <text:p>0.078</text:p>
          </table:table-cell>
          <table:table-cell table:style-name="ce409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9" table:formula="of:=([.O68]+[.Q68])/2" office:value-type="float" office:value="0.0562" calcext:value-type="float">
            <text:p>0.056</text:p>
          </table:table-cell>
          <table:table-cell table:style-name="ce409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9" table:formula="of:=([.Q68]+[.S68])/2" office:value-type="float" office:value="0.0386" calcext:value-type="float">
            <text:p>0.039</text:p>
          </table:table-cell>
          <table:table-cell table:style-name="ce409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J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9" table:formula="of:=([.C69]+[.E69])/2" office:value-type="float" office:value="0.4665" calcext:value-type="float">
            <text:p>0.467</text:p>
          </table:table-cell>
          <table:table-cell table:style-name="ce409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9" table:formula="of:=([.E69]+[.G69])/2" office:value-type="float" office:value="0.299" calcext:value-type="float">
            <text:p>0.299</text:p>
          </table:table-cell>
          <table:table-cell table:style-name="ce409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9" table:formula="of:=([.G69]+[.I69])/2" office:value-type="float" office:value="0.2025" calcext:value-type="float">
            <text:p>0.203</text:p>
          </table:table-cell>
          <table:table-cell table:style-name="ce409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9" table:formula="of:=([.I69]+[.K69])/2" office:value-type="float" office:value="0.1475" calcext:value-type="float">
            <text:p>0.148</text:p>
          </table:table-cell>
          <table:table-cell table:style-name="ce409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9" table:formula="of:=([.K69]+[.M69])/2" office:value-type="float" office:value="0.1078" calcext:value-type="float">
            <text:p>0.108</text:p>
          </table:table-cell>
          <table:table-cell table:style-name="ce409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9" table:formula="of:=([.M69]+[.O69])/2" office:value-type="float" office:value="0.0775" calcext:value-type="float">
            <text:p>0.078</text:p>
          </table:table-cell>
          <table:table-cell table:style-name="ce409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9" table:formula="of:=([.O69]+[.Q69])/2" office:value-type="float" office:value="0.0562" calcext:value-type="float">
            <text:p>0.056</text:p>
          </table:table-cell>
          <table:table-cell table:style-name="ce409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9" table:formula="of:=([.Q69]+[.S69])/2" office:value-type="float" office:value="0.0386" calcext:value-type="float">
            <text:p>0.039</text:p>
          </table:table-cell>
          <table:table-cell table:style-name="ce409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K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9" table:formula="of:=([.C70]+[.E70])/2" office:value-type="float" office:value="0.84" calcext:value-type="float">
            <text:p>0.840</text:p>
          </table:table-cell>
          <table:table-cell table:style-name="ce409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9" table:formula="of:=([.E70]+[.G70])/2" office:value-type="float" office:value="0.6495" calcext:value-type="float">
            <text:p>0.650</text:p>
          </table:table-cell>
          <table:table-cell table:style-name="ce409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9" table:formula="of:=([.G70]+[.I70])/2" office:value-type="float" office:value="0.4665" calcext:value-type="float">
            <text:p>0.467</text:p>
          </table:table-cell>
          <table:table-cell table:style-name="ce409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9" table:formula="of:=([.I70]+[.K70])/2" office:value-type="float" office:value="0.299" calcext:value-type="float">
            <text:p>0.299</text:p>
          </table:table-cell>
          <table:table-cell table:style-name="ce409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9" table:formula="of:=([.K70]+[.M70])/2" office:value-type="float" office:value="0.2025" calcext:value-type="float">
            <text:p>0.203</text:p>
          </table:table-cell>
          <table:table-cell table:style-name="ce409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9" table:formula="of:=([.M70]+[.O70])/2" office:value-type="float" office:value="0.1475" calcext:value-type="float">
            <text:p>0.148</text:p>
          </table:table-cell>
          <table:table-cell table:style-name="ce409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9" table:formula="of:=([.O70]+[.Q70])/2" office:value-type="float" office:value="0.1078" calcext:value-type="float">
            <text:p>0.108</text:p>
          </table:table-cell>
          <table:table-cell table:style-name="ce409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9" table:formula="of:=([.Q70]+[.S70])/2" office:value-type="float" office:value="0.0775" calcext:value-type="float">
            <text:p>0.078</text:p>
          </table:table-cell>
          <table:table-cell table:style-name="ce409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L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9" table:formula="of:=([.C71]+[.E71])/2" office:value-type="float" office:value="0.84" calcext:value-type="float">
            <text:p>0.840</text:p>
          </table:table-cell>
          <table:table-cell table:style-name="ce409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9" table:formula="of:=([.E71]+[.G71])/2" office:value-type="float" office:value="0.6495" calcext:value-type="float">
            <text:p>0.650</text:p>
          </table:table-cell>
          <table:table-cell table:style-name="ce409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9" table:formula="of:=([.G71]+[.I71])/2" office:value-type="float" office:value="0.4665" calcext:value-type="float">
            <text:p>0.467</text:p>
          </table:table-cell>
          <table:table-cell table:style-name="ce409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9" table:formula="of:=([.I71]+[.K71])/2" office:value-type="float" office:value="0.299" calcext:value-type="float">
            <text:p>0.299</text:p>
          </table:table-cell>
          <table:table-cell table:style-name="ce409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9" table:formula="of:=([.K71]+[.M71])/2" office:value-type="float" office:value="0.2025" calcext:value-type="float">
            <text:p>0.203</text:p>
          </table:table-cell>
          <table:table-cell table:style-name="ce409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9" table:formula="of:=([.M71]+[.O71])/2" office:value-type="float" office:value="0.1475" calcext:value-type="float">
            <text:p>0.148</text:p>
          </table:table-cell>
          <table:table-cell table:style-name="ce409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9" table:formula="of:=([.O71]+[.Q71])/2" office:value-type="float" office:value="0.1078" calcext:value-type="float">
            <text:p>0.108</text:p>
          </table:table-cell>
          <table:table-cell table:style-name="ce409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9" table:formula="of:=([.Q71]+[.S71])/2" office:value-type="float" office:value="0.0775" calcext:value-type="float">
            <text:p>0.078</text:p>
          </table:table-cell>
          <table:table-cell table:style-name="ce409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09" office:value-type="string" calcext:value-type="string">
            <text:p>M</text:p>
          </table:table-cell>
          <table:table-cell table:style-name="ce409" table:formula="of:=NA()" office:value-type="string" office:string-value="" calcext:value-type="error">
            <text:p>#N/A</text:p>
          </table:table-cell>
          <table:table-cell table:style-name="ce409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9" table:formula="of:=([.C72]+[.E72])/2" office:value-type="float" office:value="0.84" calcext:value-type="float">
            <text:p>0.840</text:p>
          </table:table-cell>
          <table:table-cell table:style-name="ce409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9" table:formula="of:=([.E72]+[.G72])/2" office:value-type="float" office:value="0.6495" calcext:value-type="float">
            <text:p>0.650</text:p>
          </table:table-cell>
          <table:table-cell table:style-name="ce409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9" table:formula="of:=([.G72]+[.I72])/2" office:value-type="float" office:value="0.4665" calcext:value-type="float">
            <text:p>0.467</text:p>
          </table:table-cell>
          <table:table-cell table:style-name="ce409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9" table:formula="of:=([.I72]+[.K72])/2" office:value-type="float" office:value="0.299" calcext:value-type="float">
            <text:p>0.299</text:p>
          </table:table-cell>
          <table:table-cell table:style-name="ce409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9" table:formula="of:=([.K72]+[.M72])/2" office:value-type="float" office:value="0.2025" calcext:value-type="float">
            <text:p>0.203</text:p>
          </table:table-cell>
          <table:table-cell table:style-name="ce409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9" table:formula="of:=([.M72]+[.O72])/2" office:value-type="float" office:value="0.1475" calcext:value-type="float">
            <text:p>0.148</text:p>
          </table:table-cell>
          <table:table-cell table:style-name="ce409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9" table:formula="of:=([.O72]+[.Q72])/2" office:value-type="float" office:value="0.1078" calcext:value-type="float">
            <text:p>0.108</text:p>
          </table:table-cell>
          <table:table-cell table:style-name="ce409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9" table:formula="of:=([.Q72]+[.S72])/2" office:value-type="float" office:value="0.0775" calcext:value-type="float">
            <text:p>0.078</text:p>
          </table:table-cell>
          <table:table-cell table:style-name="ce409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410" office:value-type="string" calcext:value-type="string">
            <text:p>DHEC</text:p>
          </table:table-cell>
          <table:table-cell table:style-name="ce410"/>
          <table:table-cell/>
          <table:table-cell table:style-name="ce418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8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410"/>
          <table:table-cell table:style-name="ce410" office:value-type="string" calcext:value-type="string">
            <text:p>Min HVL</text:p>
          </table:table-cell>
          <table:table-cell table:style-name="ce410"/>
          <table:table-cell/>
          <table:table-cell office:value-type="string" calcext:value-type="string">
            <text:p>HVL</text:p>
          </table:table-cell>
          <table:table-cell table:style-name="ce410" office:value-type="string" calcext:value-type="string">
            <text:p>Min HVL</text:p>
          </table:table-cell>
          <table:table-cell table:style-name="ce410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410" office:value-type="string" calcext:value-type="string">
            <text:p>kVp</text:p>
          </table:table-cell>
          <table:table-cell table:style-name="ce410" office:value-type="string" calcext:value-type="string">
            <text:p>(mm Al)</text:p>
          </table:table-cell>
          <table:table-cell table:style-name="ce410"/>
          <table:table-cell table:style-name="ce410" office:value-type="string" calcext:value-type="string">
            <text:p>kVp</text:p>
          </table:table-cell>
          <table:table-cell table:number-columns-repeated="3" table:style-name="ce410" office:value-type="string" calcext:value-type="string">
            <text:p>(mm Al)</text:p>
          </table:table-cell>
          <table:table-cell/>
          <table:table-cell table:style-name="ce419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0" office:value-type="float" office:value="30" calcext:value-type="float">
            <text:p>30.00</text:p>
          </table:table-cell>
          <table:table-cell table:style-name="ce414" office:value-type="float" office:value="0.3" calcext:value-type="float">
            <text:p>0.3</text:p>
          </table:table-cell>
          <table:table-cell table:style-name="ce410"/>
          <table:table-cell table:style-name="ce416" office:value-type="float" office:value="60" calcext:value-type="float">
            <text:p>60</text:p>
          </table:table-cell>
          <table:table-cell table:style-name="ce414" office:value-type="float" office:value="2.2" calcext:value-type="float">
            <text:p>2.2</text:p>
          </table:table-cell>
          <table:table-cell table:style-name="ce414" table:formula="of:=TRUNC(TREND([.$E$78:.$E$85];[.$D$78:.$D$85];0.9*[.D78]);1)" office:value-type="float" office:value="1.8" calcext:value-type="float">
            <text:p>1.8</text:p>
          </table:table-cell>
          <table:table-cell table:style-name="ce414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9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0" office:value-type="float" office:value="40" calcext:value-type="float">
            <text:p>40.00</text:p>
          </table:table-cell>
          <table:table-cell table:style-name="ce414" office:value-type="float" office:value="0.4" calcext:value-type="float">
            <text:p>0.4</text:p>
          </table:table-cell>
          <table:table-cell table:style-name="ce410"/>
          <table:table-cell table:style-name="ce416" office:value-type="float" office:value="70" calcext:value-type="float">
            <text:p>70</text:p>
          </table:table-cell>
          <table:table-cell table:style-name="ce414" office:value-type="float" office:value="2.6" calcext:value-type="float">
            <text:p>2.6</text:p>
          </table:table-cell>
          <table:table-cell table:style-name="ce414" table:formula="of:=TRUNC(TREND([.$E$78:.$E$85];[.$D$78:.$D$85];0.9*[.D79]);1)" office:value-type="float" office:value="2.2" calcext:value-type="float">
            <text:p>2.2</text:p>
          </table:table-cell>
          <table:table-cell table:style-name="ce414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9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0" office:value-type="float" office:value="50" calcext:value-type="float">
            <text:p>50.00</text:p>
          </table:table-cell>
          <table:table-cell table:style-name="ce414" office:value-type="float" office:value="0.5" calcext:value-type="float">
            <text:p>0.5</text:p>
          </table:table-cell>
          <table:table-cell table:style-name="ce410"/>
          <table:table-cell table:style-name="ce416" office:value-type="float" office:value="80" calcext:value-type="float">
            <text:p>80</text:p>
          </table:table-cell>
          <table:table-cell table:style-name="ce414" office:value-type="float" office:value="3" calcext:value-type="float">
            <text:p>3.0</text:p>
          </table:table-cell>
          <table:table-cell table:style-name="ce414" table:formula="of:=TRUNC(TREND([.$E$78:.$E$85];[.$D$78:.$D$85];0.9*[.D80]);1)" office:value-type="float" office:value="2.6" calcext:value-type="float">
            <text:p>2.6</text:p>
          </table:table-cell>
          <table:table-cell table:style-name="ce414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9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0" office:value-type="float" office:value="51" calcext:value-type="float">
            <text:p>51.00</text:p>
          </table:table-cell>
          <table:table-cell table:style-name="ce414" office:value-type="float" office:value="1.2" calcext:value-type="float">
            <text:p>1.2</text:p>
          </table:table-cell>
          <table:table-cell table:style-name="ce410"/>
          <table:table-cell table:style-name="ce416" office:value-type="float" office:value="90" calcext:value-type="float">
            <text:p>90</text:p>
          </table:table-cell>
          <table:table-cell table:style-name="ce414" office:value-type="float" office:value="3.5" calcext:value-type="float">
            <text:p>3.5</text:p>
          </table:table-cell>
          <table:table-cell table:style-name="ce414" table:formula="of:=TRUNC(TREND([.$E$78:.$E$85];[.$D$78:.$D$85];0.9*[.D81]);1)" office:value-type="float" office:value="3.1" calcext:value-type="float">
            <text:p>3.1</text:p>
          </table:table-cell>
          <table:table-cell table:style-name="ce414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9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0" office:value-type="float" office:value="60" calcext:value-type="float">
            <text:p>60.00</text:p>
          </table:table-cell>
          <table:table-cell table:style-name="ce414" office:value-type="float" office:value="1.3" calcext:value-type="float">
            <text:p>1.3</text:p>
          </table:table-cell>
          <table:table-cell table:style-name="ce410"/>
          <table:table-cell table:style-name="ce416" office:value-type="float" office:value="100" calcext:value-type="float">
            <text:p>100</text:p>
          </table:table-cell>
          <table:table-cell table:style-name="ce414" office:value-type="float" office:value="3.9" calcext:value-type="float">
            <text:p>3.9</text:p>
          </table:table-cell>
          <table:table-cell table:style-name="ce414" table:formula="of:=TRUNC(TREND([.$E$78:.$E$85];[.$D$78:.$D$85];0.9*[.D82]);1)" office:value-type="float" office:value="3.5" calcext:value-type="float">
            <text:p>3.5</text:p>
          </table:table-cell>
          <table:table-cell table:style-name="ce414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9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10" office:value-type="float" office:value="70" calcext:value-type="float">
            <text:p>70.00</text:p>
          </table:table-cell>
          <table:table-cell table:style-name="ce414" office:value-type="float" office:value="1.5" calcext:value-type="float">
            <text:p>1.5</text:p>
          </table:table-cell>
          <table:table-cell table:style-name="ce410"/>
          <table:table-cell table:style-name="ce416" office:value-type="float" office:value="110" calcext:value-type="float">
            <text:p>110</text:p>
          </table:table-cell>
          <table:table-cell table:style-name="ce414" office:value-type="float" office:value="4.3" calcext:value-type="float">
            <text:p>4.3</text:p>
          </table:table-cell>
          <table:table-cell table:style-name="ce414" table:formula="of:=TRUNC(TREND([.$E$78:.$E$85];[.$D$78:.$D$85];0.9*[.D83]);1)" office:value-type="float" office:value="3.9" calcext:value-type="float">
            <text:p>3.9</text:p>
          </table:table-cell>
          <table:table-cell table:style-name="ce414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410" office:value-type="float" office:value="71" calcext:value-type="float">
            <text:p>71.00</text:p>
          </table:table-cell>
          <table:table-cell table:style-name="ce414" office:value-type="float" office:value="2.1" calcext:value-type="float">
            <text:p>2.1</text:p>
          </table:table-cell>
          <table:table-cell table:style-name="ce410"/>
          <table:table-cell table:style-name="ce416" office:value-type="float" office:value="120" calcext:value-type="float">
            <text:p>120</text:p>
          </table:table-cell>
          <table:table-cell table:style-name="ce414" office:value-type="float" office:value="5.7" calcext:value-type="float">
            <text:p>5.7</text:p>
          </table:table-cell>
          <table:table-cell table:style-name="ce414" table:formula="of:=TRUNC(TREND([.$E$78:.$E$85];[.$D$78:.$D$85];0.9*[.D84]);1)" office:value-type="float" office:value="4.4" calcext:value-type="float">
            <text:p>4.4</text:p>
          </table:table-cell>
          <table:table-cell table:style-name="ce414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410" office:value-type="float" office:value="80" calcext:value-type="float">
            <text:p>80.00</text:p>
          </table:table-cell>
          <table:table-cell table:style-name="ce414" office:value-type="float" office:value="2.3" calcext:value-type="float">
            <text:p>2.3</text:p>
          </table:table-cell>
          <table:table-cell table:style-name="ce410"/>
          <table:table-cell table:style-name="ce416" office:value-type="float" office:value="130" calcext:value-type="float">
            <text:p>130</text:p>
          </table:table-cell>
          <table:table-cell table:style-name="ce414" office:value-type="float" office:value="5.2" calcext:value-type="float">
            <text:p>5.2</text:p>
          </table:table-cell>
          <table:table-cell table:style-name="ce414" table:formula="of:=TRUNC(TREND([.$E$78:.$E$85];[.$D$78:.$D$85];0.9*[.D85]);1)" office:value-type="float" office:value="4.8" calcext:value-type="float">
            <text:p>4.8</text:p>
          </table:table-cell>
          <table:table-cell table:style-name="ce414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410" office:value-type="float" office:value="90" calcext:value-type="float">
            <text:p>90.00</text:p>
          </table:table-cell>
          <table:table-cell table:style-name="ce414" office:value-type="float" office:value="2.5" calcext:value-type="float">
            <text:p>2.5</text:p>
          </table:table-cell>
          <table:table-cell table:style-name="ce410"/>
          <table:table-cell table:number-columns-repeated="1021"/>
        </table:table-row>
        <table:table-row table:style-name="ro4">
          <table:table-cell table:style-name="ce410" office:value-type="float" office:value="100" calcext:value-type="float">
            <text:p>100.00</text:p>
          </table:table-cell>
          <table:table-cell table:style-name="ce414" office:value-type="float" office:value="2.7" calcext:value-type="float">
            <text:p>2.7</text:p>
          </table:table-cell>
          <table:table-cell table:style-name="ce410"/>
          <table:table-cell table:number-columns-repeated="1021"/>
        </table:table-row>
        <table:table-row table:style-name="ro4">
          <table:table-cell table:style-name="ce410" office:value-type="float" office:value="110" calcext:value-type="float">
            <text:p>110.00</text:p>
          </table:table-cell>
          <table:table-cell table:style-name="ce414" office:value-type="float" office:value="3" calcext:value-type="float">
            <text:p>3.0</text:p>
          </table:table-cell>
          <table:table-cell table:style-name="ce410"/>
          <table:table-cell table:number-columns-repeated="1021"/>
        </table:table-row>
        <table:table-row table:style-name="ro4">
          <table:table-cell table:style-name="ce410" office:value-type="float" office:value="120" calcext:value-type="float">
            <text:p>120.00</text:p>
          </table:table-cell>
          <table:table-cell table:style-name="ce414" office:value-type="float" office:value="3.2" calcext:value-type="float">
            <text:p>3.2</text:p>
          </table:table-cell>
          <table:table-cell table:style-name="ce410"/>
          <table:table-cell table:number-columns-repeated="1021"/>
        </table:table-row>
        <table:table-row table:style-name="ro4">
          <table:table-cell table:style-name="ce410" office:value-type="float" office:value="130" calcext:value-type="float">
            <text:p>130.00</text:p>
          </table:table-cell>
          <table:table-cell table:style-name="ce414" office:value-type="float" office:value="3.5" calcext:value-type="float">
            <text:p>3.5</text:p>
          </table:table-cell>
          <table:table-cell table:style-name="ce410"/>
          <table:table-cell table:number-columns-repeated="1021"/>
        </table:table-row>
        <table:table-row table:style-name="ro4">
          <table:table-cell table:style-name="ce410" office:value-type="float" office:value="140" calcext:value-type="float">
            <text:p>140.00</text:p>
          </table:table-cell>
          <table:table-cell table:style-name="ce414" office:value-type="float" office:value="3.8" calcext:value-type="float">
            <text:p>3.8</text:p>
          </table:table-cell>
          <table:table-cell table:style-name="ce410"/>
          <table:table-cell table:number-columns-repeated="1021"/>
        </table:table-row>
        <table:table-row table:style-name="ro4">
          <table:table-cell table:style-name="ce410" office:value-type="float" office:value="150" calcext:value-type="float">
            <text:p>150.00</text:p>
          </table:table-cell>
          <table:table-cell table:style-name="ce414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11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411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421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 table:number-rows-repeated="35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25"/>
        <table:table-column table:style-name="co2" table:default-cell-style-name="ce436"/>
        <table:table-column table:style-name="co2" table:default-cell-style-name="ce441"/>
        <table:table-column table:style-name="co2" table:default-cell-style-name="ce445"/>
        <table:table-column table:style-name="co2" table:default-cell-style-name="ce436"/>
        <table:table-column table:style-name="co2" table:default-cell-style-name="ce441"/>
        <table:table-column table:style-name="co2" table:default-cell-style-name="ce445"/>
        <table:table-column table:style-name="co2" table:default-cell-style-name="ce436"/>
        <table:table-column table:style-name="co2" table:default-cell-style-name="ce441"/>
        <table:table-column table:style-name="co2" table:default-cell-style-name="ce445"/>
        <table:table-row table:style-name="ro5">
          <table:table-cell table:style-name="ce423" office:value-type="string" calcext:value-type="string">
            <text:p>Patient Entrance Exposure Rate (Fluoroscopy)*</text:p>
          </table:table-cell>
          <table:table-cell table:style-name="ce404" table:number-columns-repeated="9"/>
          <table:table-cell table:style-name="ce430"/>
        </table:table-row>
        <table:table-row table:style-name="ro5">
          <table:table-cell table:style-name="ce424" office:value-type="string" calcext:value-type="string">
            <text:p>Image</text:p>
          </table:table-cell>
          <table:table-cell table:style-name="ce43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5" table:formula="of:=[Fluoro.Q106]">
            <text:p/>
          </table:table-cell>
          <table:table-cell table:style-name="ce440"/>
          <table:table-cell table:style-name="ce430"/>
          <table:table-cell table:style-name="ce435" table:formula="of:=[Fluoro.T106]">
            <text:p/>
          </table:table-cell>
          <table:table-cell table:style-name="ce440"/>
          <table:table-cell table:style-name="ce430"/>
          <table:table-cell table:style-name="ce435" table:formula="of:=[Fluoro.W106]">
            <text:p/>
          </table:table-cell>
          <table:table-cell table:style-name="ce440"/>
          <table:table-cell table:style-name="ce430"/>
        </table:table-row>
        <table:table-row table:style-name="ro5">
          <table:table-cell table:style-name="ce424" office:value-type="string" calcext:value-type="string">
            <text:p>Mode</text:p>
          </table:table-cell>
          <table:table-cell table:style-name="ce430" office:value-type="string" calcext:value-type="string">
            <text:p>Attenuator</text:p>
          </table:table-cell>
          <table:table-cell table:style-name="ce404" table:number-columns-repeated="2"/>
          <table:table-cell table:style-name="ce430"/>
          <table:table-cell table:style-name="ce404" table:number-columns-repeated="2"/>
          <table:table-cell table:style-name="ce430"/>
          <table:table-cell table:style-name="ce404" table:number-columns-repeated="2"/>
          <table:table-cell table:style-name="ce430"/>
        </table:table-row>
        <table:table-row table:style-name="ro5">
          <table:table-cell table:style-name="ce42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31" office:value-type="string" calcext:value-type="string">
            <text:p>(cm)</text:p>
          </table:table-cell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mA</text:p>
          </table:table-cell>
          <table:table-cell table:style-name="ce430" office:value-type="string" calcext:value-type="string">
            <text:p>uGy/pls</text:p>
          </table:table-cell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mA</text:p>
          </table:table-cell>
          <table:table-cell table:style-name="ce430" office:value-type="string" calcext:value-type="string">
            <text:p>uGy/pls</text:p>
          </table:table-cell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mA</text:p>
          </table:table-cell>
          <table:table-cell table:style-name="ce43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10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13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16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19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22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string" calcext:value-type="string">
            <text:p>max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29" office:value-type="string" calcext:value-type="string">
            <text:p>Patient Entrance Exposure Rate (Digital Acquisition)*</text:p>
          </table:table-cell>
          <table:table-cell table:style-name="ce434" table:number-columns-repeated="9"/>
          <table:table-cell table:style-name="ce449"/>
        </table:table-row>
        <table:table-row table:style-name="ro5">
          <table:table-cell table:style-name="ce424" office:value-type="string" calcext:value-type="string">
            <text:p>Image</text:p>
          </table:table-cell>
          <table:table-cell table:style-name="ce43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5" table:formula="of:=[Fluoro.Q138]">
            <text:p/>
          </table:table-cell>
          <table:table-cell table:style-name="ce440"/>
          <table:table-cell table:style-name="ce430"/>
          <table:table-cell table:style-name="ce435" table:formula="of:=[Fluoro.T138]">
            <text:p/>
          </table:table-cell>
          <table:table-cell table:style-name="ce440"/>
          <table:table-cell table:style-name="ce430"/>
          <table:table-cell table:style-name="ce435" table:formula="of:=[Fluoro.W138]">
            <text:p/>
          </table:table-cell>
          <table:table-cell table:style-name="ce440"/>
          <table:table-cell table:style-name="ce430"/>
        </table:table-row>
        <table:table-row table:style-name="ro5">
          <table:table-cell table:style-name="ce424" office:value-type="string" calcext:value-type="string">
            <text:p>Mode</text:p>
          </table:table-cell>
          <table:table-cell table:style-name="ce430" office:value-type="string" calcext:value-type="string">
            <text:p>Attenuator</text:p>
          </table:table-cell>
          <table:table-cell table:style-name="ce404" table:number-columns-repeated="2"/>
          <table:table-cell table:style-name="ce430"/>
          <table:table-cell table:style-name="ce404" table:number-columns-repeated="2"/>
          <table:table-cell table:style-name="ce430"/>
          <table:table-cell table:style-name="ce404" table:number-columns-repeated="2"/>
          <table:table-cell table:style-name="ce430"/>
        </table:table-row>
        <table:table-row table:style-name="ro5">
          <table:table-cell table:style-name="ce42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31" office:value-type="string" calcext:value-type="string">
            <text:p>(cm)</text:p>
          </table:table-cell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mA</text:p>
          </table:table-cell>
          <table:table-cell table:style-name="ce430" office:value-type="string" calcext:value-type="string">
            <text:p>uGy/pls</text:p>
          </table:table-cell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mA</text:p>
          </table:table-cell>
          <table:table-cell table:style-name="ce430" office:value-type="string" calcext:value-type="string">
            <text:p>uGy/pls</text:p>
          </table:table-cell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mA</text:p>
          </table:table-cell>
          <table:table-cell table:style-name="ce43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42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45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48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51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6" table:formula="of:=[Fluoro.O154]">
            <text:p/>
          </table:table-cell>
          <table:table-cell table:style-name="ce424" office:value-type="float" office:value="20" calcext:value-type="float">
            <text:p>20.00</text:p>
          </table:table-cell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  <table:table-cell table:style-name="ce437"/>
          <table:table-cell table:style-name="ce442"/>
          <table:table-cell table:style-name="ce446"/>
        </table:table-row>
        <table:table-row table:style-name="ro5">
          <table:table-cell table:style-name="ce427"/>
          <table:table-cell table:style-name="ce432" office:value-type="float" office:value="30" calcext:value-type="float">
            <text:p>30.00</text:p>
          </table:table-cell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  <table:table-cell table:style-name="ce438"/>
          <table:table-cell table:style-name="ce443"/>
          <table:table-cell table:style-name="ce447"/>
        </table:table-row>
        <table:table-row table:style-name="ro5">
          <table:table-cell table:style-name="ce428"/>
          <table:table-cell table:style-name="ce433" office:value-type="string" calcext:value-type="string">
            <text:p>max</text:p>
          </table:table-cell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  <table:table-cell table:style-name="ce439"/>
          <table:table-cell table:style-name="ce444"/>
          <table:table-cell table:style-name="ce44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09:18:08.2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4-10T09:18:29.068000000</dc:date>
    <dc:creator>Eugene Mah</dc:creator>
    <meta:editing-duration>P1DT17H38S</meta:editing-duration>
    <meta:editing-cycles>317</meta:editing-cycles>
    <meta:generator>LibreOffice/4.4.0.3$Windows_x86 LibreOffice_project/de093506bcdc5fafd9023ee680b8c60e3e0645d7</meta:generator>
    <meta:document-statistic meta:table-count="4" meta:cell-count="588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